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438in" fo:margin-left="-0.0167in" table:align="left"/>
    </style:style>
    <style:style style:name="Table1.A" style:family="table-column">
      <style:table-column-properties style:column-width="1.2917in"/>
    </style:style>
    <style:style style:name="Table1.B" style:family="table-column">
      <style:table-column-properties style:column-width="5.6521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125in"/>
    </style:style>
    <style:style style:name="Table11.B" style:family="table-column">
      <style:table-column-properties style:column-width="5.614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7188in"/>
    </style:style>
    <style:style style:name="Table12.B" style:family="table-column">
      <style:table-column-properties style:column-width="5.2083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 style:family="table">
      <style:table-properties style:width="6.9375in" fo:margin-left="0in" table:align="left"/>
    </style:style>
    <style:style style:name="Table2.A" style:family="table-column">
      <style:table-column-properties style:column-width="6.9375in"/>
    </style:style>
    <style:style style:name="Table2.A1" style:family="table-cell">
      <style:table-cell-properties style:vertical-align="middle" fo:padding="0.0194in" fo:border="none"/>
    </style:style>
    <style:style style:name="Table3" style:family="table">
      <style:table-properties style:width="6.9375in" fo:margin-left="0in" table:align="left"/>
    </style:style>
    <style:style style:name="Table3.A" style:family="table-column">
      <style:table-column-properties style:column-width="2.875in"/>
    </style:style>
    <style:style style:name="Table3.B" style:family="table-column">
      <style:table-column-properties style:column-width="4.0625in"/>
    </style:style>
    <style:style style:name="Table3.A1" style:family="table-cell">
      <style:table-cell-properties style:vertical-align="middle" fo:padding="0.0194in" fo:border="none"/>
    </style:style>
    <style:style style:name="Table4" style:family="table">
      <style:table-properties style:width="6.9271in" fo:margin-left="0in" table:align="left"/>
    </style:style>
    <style:style style:name="Table4.A" style:family="table-column">
      <style:table-column-properties style:column-width="2.875in"/>
    </style:style>
    <style:style style:name="Table4.B" style:family="table-column">
      <style:table-column-properties style:column-width="4.0521in"/>
    </style:style>
    <style:style style:name="Table4.A1" style:family="table-cell">
      <style:table-cell-properties style:vertical-align="middle" fo:padding="0.0194in" fo:border="none"/>
    </style:style>
    <style:style style:name="Table5" style:family="table">
      <style:table-properties style:width="6.9375in" fo:margin-left="0in" table:align="left"/>
    </style:style>
    <style:style style:name="Table5.A" style:family="table-column">
      <style:table-column-properties style:column-width="2.875in"/>
    </style:style>
    <style:style style:name="Table5.B" style:family="table-column">
      <style:table-column-properties style:column-width="4.0625in"/>
    </style:style>
    <style:style style:name="Table5.A1" style:family="table-cell">
      <style:table-cell-properties style:vertical-align="middle" fo:padding="0.0194in" fo:border="none"/>
    </style:style>
    <style:style style:name="Table6" style:family="table">
      <style:table-properties style:width="6.9375in" fo:margin-left="0in" table:align="left"/>
    </style:style>
    <style:style style:name="Table6.A" style:family="table-column">
      <style:table-column-properties style:column-width="2.875in"/>
    </style:style>
    <style:style style:name="Table6.B" style:family="table-column">
      <style:table-column-properties style:column-width="4.0625in"/>
    </style:style>
    <style:style style:name="Table6.A1" style:family="table-cell">
      <style:table-cell-properties style:vertical-align="middle" fo:padding="0.0194in" fo:border="none"/>
    </style:style>
    <style:style style:name="Table7" style:family="table">
      <style:table-properties style:width="6.9271in" fo:margin-left="0in" table:align="left"/>
    </style:style>
    <style:style style:name="Table7.A" style:family="table-column">
      <style:table-column-properties style:column-width="2.875in"/>
    </style:style>
    <style:style style:name="Table7.B" style:family="table-column">
      <style:table-column-properties style:column-width="4.0521in"/>
    </style:style>
    <style:style style:name="Table7.A1" style:family="table-cell">
      <style:table-cell-properties style:vertical-align="middle" fo:padding="0.0194in" fo:border="none"/>
    </style:style>
    <style:style style:name="Table8" style:family="table">
      <style:table-properties style:width="6.9375in" fo:margin-left="0in" table:align="left"/>
    </style:style>
    <style:style style:name="Table8.A" style:family="table-column">
      <style:table-column-properties style:column-width="2.875in"/>
    </style:style>
    <style:style style:name="Table8.B" style:family="table-column">
      <style:table-column-properties style:column-width="4.0625in"/>
    </style:style>
    <style:style style:name="Table8.A1" style:family="table-cell">
      <style:table-cell-properties style:vertical-align="middle" fo:padding="0.0194in" fo:border="none"/>
    </style:style>
    <style:style style:name="Table9" style:family="table">
      <style:table-properties style:width="6.9375in" fo:margin-left="0in" table:align="left"/>
    </style:style>
    <style:style style:name="Table9.A" style:family="table-column">
      <style:table-column-properties style:column-width="2.875in"/>
    </style:style>
    <style:style style:name="Table9.B" style:family="table-column">
      <style:table-column-properties style:column-width="4.0625in"/>
    </style:style>
    <style:style style:name="Table9.A1" style:family="table-cell">
      <style:table-cell-properties style:vertical-align="middle" fo:padding="0.0194in" fo:border="none"/>
    </style:style>
    <style:style style:name="P1" style:family="paragraph" style:parent-style-name="Footer">
      <style:text-properties style:font-name="Arial" fo:font-size="10pt" fo:font-weight="bold" officeooo:paragraph-rsid="006497b9" style:font-size-asian="10pt" style:font-weight-asian="bold" style:font-size-complex="10pt" style:font-weight-complex="bold"/>
    </style:style>
    <style:style style:name="P2" style:family="paragraph" style:parent-style-name="Standard">
      <style:text-properties officeooo:rsid="000f2e5c" officeooo:paragraph-rsid="005018c1"/>
    </style:style>
    <style:style style:name="P3" style:family="paragraph" style:parent-style-name="Standard">
      <style:paragraph-properties fo:text-align="start" style:justify-single-word="false"/>
      <style:text-properties officeooo:rsid="00127061" officeooo:paragraph-rsid="001563ab"/>
    </style:style>
    <style:style style:name="P4" style:family="paragraph" style:parent-style-name="Standard">
      <style:paragraph-properties fo:text-align="start" style:justify-single-word="false"/>
      <style:text-properties officeooo:rsid="00127061" officeooo:paragraph-rsid="00127061"/>
    </style:style>
    <style:style style:name="P5" style:family="paragraph" style:parent-style-name="Standard">
      <style:paragraph-properties fo:text-align="start" style:justify-single-word="false"/>
      <style:text-properties officeooo:rsid="00127061" officeooo:paragraph-rsid="006e4a05"/>
    </style:style>
    <style:style style:name="P6" style:family="paragraph" style:parent-style-name="Standard">
      <style:paragraph-properties fo:text-align="start" style:justify-single-word="false"/>
      <style:text-properties officeooo:rsid="00127061" officeooo:paragraph-rsid="0074a6a0"/>
    </style:style>
    <style:style style:name="P7" style:family="paragraph" style:parent-style-name="Standard">
      <style:paragraph-properties fo:text-align="start" style:justify-single-word="false"/>
      <style:text-properties officeooo:rsid="00127061" officeooo:paragraph-rsid="00816695"/>
    </style:style>
    <style:style style:name="P8" style:family="paragraph" style:parent-style-name="Standard">
      <style:paragraph-properties fo:text-align="start" style:justify-single-word="false"/>
      <style:text-properties officeooo:rsid="00127061" officeooo:paragraph-rsid="0015b7e2"/>
    </style:style>
    <style:style style:name="P9" style:family="paragraph" style:parent-style-name="Standard">
      <style:paragraph-properties fo:text-align="start" style:justify-single-word="false"/>
      <style:text-properties officeooo:rsid="00167b8c" officeooo:paragraph-rsid="00167b8c"/>
    </style:style>
    <style:style style:name="P10" style:family="paragraph" style:parent-style-name="Standard">
      <style:paragraph-properties fo:text-align="start" style:justify-single-word="false"/>
      <style:text-properties officeooo:rsid="00167b8c" officeooo:paragraph-rsid="001563ab"/>
    </style:style>
    <style:style style:name="P11" style:family="paragraph" style:parent-style-name="Standard">
      <style:paragraph-properties fo:text-align="start" style:justify-single-word="false"/>
      <style:text-properties officeooo:rsid="001b765f" officeooo:paragraph-rsid="001b765f"/>
    </style:style>
    <style:style style:name="P12" style:family="paragraph" style:parent-style-name="Standard">
      <style:paragraph-properties fo:text-align="start" style:justify-single-word="false"/>
      <style:text-properties officeooo:rsid="002ffa2b" officeooo:paragraph-rsid="002ffa2b"/>
    </style:style>
    <style:style style:name="P13" style:family="paragraph" style:parent-style-name="Standard">
      <style:paragraph-properties fo:text-align="start" style:justify-single-word="false"/>
      <style:text-properties officeooo:rsid="003dec67" officeooo:paragraph-rsid="003dec67"/>
    </style:style>
    <style:style style:name="P14" style:family="paragraph" style:parent-style-name="Standard">
      <style:paragraph-properties fo:text-align="start" style:justify-single-word="false"/>
      <style:text-properties officeooo:rsid="003e47d7" officeooo:paragraph-rsid="003dec67"/>
    </style:style>
    <style:style style:name="P15" style:family="paragraph" style:parent-style-name="Standard">
      <style:paragraph-properties fo:text-align="start" style:justify-single-word="false"/>
      <style:text-properties officeooo:rsid="003e47d7" officeooo:paragraph-rsid="003e47d7"/>
    </style:style>
    <style:style style:name="P16" style:family="paragraph" style:parent-style-name="Standard">
      <style:paragraph-properties fo:text-align="start" style:justify-single-word="false"/>
      <style:text-properties officeooo:rsid="00442805" officeooo:paragraph-rsid="00f27116"/>
    </style:style>
    <style:style style:name="P17" style:family="paragraph" style:parent-style-name="Standard">
      <style:paragraph-properties fo:text-align="start" style:justify-single-word="false"/>
      <style:text-properties officeooo:rsid="00442805" officeooo:paragraph-rsid="00f42e1f"/>
    </style:style>
    <style:style style:name="P18" style:family="paragraph" style:parent-style-name="Standard">
      <style:paragraph-properties fo:text-align="start" style:justify-single-word="false"/>
      <style:text-properties officeooo:rsid="00442805" officeooo:paragraph-rsid="00f6c66e"/>
    </style:style>
    <style:style style:name="P19" style:family="paragraph" style:parent-style-name="Standard">
      <style:paragraph-properties fo:text-align="start" style:justify-single-word="false"/>
      <style:text-properties officeooo:rsid="00442805" officeooo:paragraph-rsid="00f6db98"/>
    </style:style>
    <style:style style:name="P20" style:family="paragraph" style:parent-style-name="Standard">
      <style:paragraph-properties fo:text-align="start" style:justify-single-word="false"/>
      <style:text-properties officeooo:rsid="0061c9a7" officeooo:paragraph-rsid="0061c9a7"/>
    </style:style>
    <style:style style:name="P21" style:family="paragraph" style:parent-style-name="Standard">
      <style:paragraph-properties fo:text-align="start" style:justify-single-word="false"/>
      <style:text-properties officeooo:rsid="005851b1" officeooo:paragraph-rsid="005db5df"/>
    </style:style>
    <style:style style:name="P22" style:family="paragraph" style:parent-style-name="Standard">
      <style:text-properties fo:font-weight="normal" officeooo:rsid="005a9560" officeooo:paragraph-rsid="005a9560" style:font-weight-asian="normal" style:font-weight-complex="normal"/>
    </style:style>
    <style:style style:name="P23" style:family="paragraph" style:parent-style-name="Standard">
      <style:paragraph-properties fo:text-align="start" style:justify-single-word="false"/>
      <style:text-properties fo:font-weight="normal" officeooo:rsid="0096f996" officeooo:paragraph-rsid="0096f996" style:font-weight-asian="normal" style:font-weight-complex="normal"/>
    </style:style>
    <style:style style:name="P24" style:family="paragraph" style:parent-style-name="Standard">
      <style:paragraph-properties fo:text-align="start" style:justify-single-word="false"/>
      <style:text-properties fo:font-weight="normal" officeooo:rsid="0142f88d" officeooo:paragraph-rsid="0142f88d" style:font-weight-asian="normal" style:font-weight-complex="normal"/>
    </style:style>
    <style:style style:name="P25" style:family="paragraph" style:parent-style-name="Standard">
      <style:text-properties fo:font-weight="normal" officeooo:rsid="011bdd23" officeooo:paragraph-rsid="0153d203" style:font-weight-asian="normal" style:font-weight-complex="normal"/>
    </style:style>
    <style:style style:name="P26" style:family="paragraph" style:parent-style-name="Standard">
      <style:text-properties fo:font-weight="normal" officeooo:rsid="018206da" officeooo:paragraph-rsid="018206da" style:font-weight-asian="normal" style:font-weight-complex="normal"/>
    </style:style>
    <style:style style:name="P27" style:family="paragraph" style:parent-style-name="Standard">
      <style:text-properties fo:font-weight="normal" officeooo:rsid="0198138f" officeooo:paragraph-rsid="018ff6c6" style:font-weight-asian="normal" style:font-weight-complex="normal"/>
    </style:style>
    <style:style style:name="P28" style:family="paragraph" style:parent-style-name="Standard">
      <style:text-properties fo:font-weight="normal" officeooo:rsid="018ff6c6" officeooo:paragraph-rsid="018ff6c6" style:font-weight-asian="normal" style:font-weight-complex="normal"/>
    </style:style>
    <style:style style:name="P29" style:family="paragraph" style:parent-style-name="Standard">
      <style:text-properties fo:font-weight="normal" officeooo:rsid="01a2e45c" officeooo:paragraph-rsid="01a2e45c" style:font-weight-asian="normal" style:font-weight-complex="normal"/>
    </style:style>
    <style:style style:name="P30" style:family="paragraph" style:parent-style-name="Standard">
      <style:text-properties fo:font-weight="normal" officeooo:rsid="006ce941" officeooo:paragraph-rsid="01bbffa3" style:font-weight-asian="normal" style:font-weight-complex="normal"/>
    </style:style>
    <style:style style:name="P31" style:family="paragraph" style:parent-style-name="Standard">
      <style:paragraph-properties fo:text-align="start" style:justify-single-word="false"/>
      <style:text-properties fo:font-weight="normal" officeooo:rsid="01c83eda" officeooo:paragraph-rsid="01c680af" style:font-weight-asian="normal" style:font-weight-complex="normal"/>
    </style:style>
    <style:style style:name="P32" style:family="paragraph" style:parent-style-name="Standard">
      <style:text-properties fo:font-weight="normal" officeooo:rsid="01d4838c" officeooo:paragraph-rsid="01df674e" style:font-weight-asian="normal" style:font-weight-complex="normal"/>
    </style:style>
    <style:style style:name="P33" style:family="paragraph" style:parent-style-name="Standard">
      <style:text-properties fo:font-weight="normal" officeooo:rsid="0215329b" officeooo:paragraph-rsid="02164f32" style:font-weight-asian="normal" style:font-weight-complex="normal"/>
    </style:style>
    <style:style style:name="P34" style:family="paragraph" style:parent-style-name="Standard">
      <style:text-properties officeooo:rsid="0045a3aa" officeooo:paragraph-rsid="0045a3aa"/>
    </style:style>
    <style:style style:name="P35" style:family="paragraph" style:parent-style-name="Standard">
      <style:text-properties officeooo:rsid="00517d71" officeooo:paragraph-rsid="00517d71"/>
    </style:style>
    <style:style style:name="P36" style:family="paragraph" style:parent-style-name="Standard">
      <style:paragraph-properties fo:text-align="start" style:justify-single-word="false"/>
      <style:text-properties officeooo:rsid="0058ec59" officeooo:paragraph-rsid="0058ec59"/>
    </style:style>
    <style:style style:name="P37" style:family="paragraph" style:parent-style-name="Standard">
      <style:text-properties officeooo:rsid="003666a3" officeooo:paragraph-rsid="00690e5a"/>
    </style:style>
    <style:style style:name="P38" style:family="paragraph" style:parent-style-name="Standard">
      <style:text-properties officeooo:paragraph-rsid="00690e5a"/>
    </style:style>
    <style:style style:name="P39" style:family="paragraph" style:parent-style-name="Standard">
      <style:paragraph-properties fo:text-align="start" style:justify-single-word="false"/>
      <style:text-properties officeooo:paragraph-rsid="00167b8c"/>
    </style:style>
    <style:style style:name="P40" style:family="paragraph" style:parent-style-name="Standard">
      <style:paragraph-properties fo:text-align="start" style:justify-single-word="false"/>
      <style:text-properties officeooo:paragraph-rsid="01c56051"/>
    </style:style>
    <style:style style:name="P41" style:family="paragraph" style:parent-style-name="Standard">
      <style:paragraph-properties fo:text-align="start" style:justify-single-word="false"/>
      <style:text-properties officeooo:rsid="007f9e75" officeooo:paragraph-rsid="007cfc8c"/>
    </style:style>
    <style:style style:name="P42" style:family="paragraph" style:parent-style-name="Standard">
      <style:paragraph-properties fo:text-align="start" style:justify-single-word="false"/>
      <style:text-properties officeooo:rsid="007f9e75" officeooo:paragraph-rsid="008176eb"/>
    </style:style>
    <style:style style:name="P43" style:family="paragraph" style:parent-style-name="Standard">
      <style:paragraph-properties fo:text-align="start" style:justify-single-word="false"/>
      <style:text-properties officeooo:rsid="008327a5" officeooo:paragraph-rsid="008327a5"/>
    </style:style>
    <style:style style:name="P44" style:family="paragraph" style:parent-style-name="Standard">
      <style:paragraph-properties fo:text-align="start" style:justify-single-word="false"/>
      <style:text-properties officeooo:rsid="0084eb64" officeooo:paragraph-rsid="00900efc"/>
    </style:style>
    <style:style style:name="P45" style:family="paragraph" style:parent-style-name="Standard">
      <style:text-properties officeooo:rsid="00871142" officeooo:paragraph-rsid="008c6acd"/>
    </style:style>
    <style:style style:name="P46" style:family="paragraph" style:parent-style-name="Standard">
      <style:paragraph-properties fo:text-align="start" style:justify-single-word="false"/>
      <style:text-properties officeooo:rsid="006e4a05" officeooo:paragraph-rsid="007f9e75"/>
    </style:style>
    <style:style style:name="P47" style:family="paragraph" style:parent-style-name="Standard">
      <style:paragraph-properties fo:text-align="start" style:justify-single-word="false"/>
      <style:text-properties officeooo:rsid="0015b7e2" officeooo:paragraph-rsid="0096f996"/>
    </style:style>
    <style:style style:name="P48" style:family="paragraph" style:parent-style-name="Standard">
      <style:paragraph-properties fo:text-align="start" style:justify-single-word="false"/>
      <style:text-properties officeooo:rsid="0015b7e2" officeooo:paragraph-rsid="0015b7e2"/>
    </style:style>
    <style:style style:name="P49" style:family="paragraph" style:parent-style-name="Standard">
      <style:paragraph-properties fo:text-align="start" style:justify-single-word="false"/>
      <style:text-properties officeooo:rsid="0015b7e2" officeooo:paragraph-rsid="00995d45"/>
    </style:style>
    <style:style style:name="P50" style:family="paragraph" style:parent-style-name="Standard">
      <style:paragraph-properties fo:text-align="start" style:justify-single-word="false"/>
      <style:text-properties officeooo:rsid="0015b7e2" officeooo:paragraph-rsid="00aec18c"/>
    </style:style>
    <style:style style:name="P51" style:family="paragraph" style:parent-style-name="Standard">
      <style:paragraph-properties fo:text-align="start" style:justify-single-word="false"/>
      <style:text-properties fo:font-weight="bold" officeooo:rsid="0015b7e2" officeooo:paragraph-rsid="00995d45" style:font-weight-asian="bold" style:font-weight-complex="bold"/>
    </style:style>
    <style:style style:name="P52" style:family="paragraph" style:parent-style-name="Standard">
      <style:text-properties fo:font-weight="bold" officeooo:rsid="0191ddf7" officeooo:paragraph-rsid="019055f1" style:font-weight-asian="bold" style:font-weight-complex="bold"/>
    </style:style>
    <style:style style:name="P53" style:family="paragraph" style:parent-style-name="Standard">
      <style:text-properties fo:font-weight="bold" officeooo:rsid="01dc3ed0" officeooo:paragraph-rsid="01dc3ed0" style:font-weight-asian="bold" style:font-weight-complex="bold"/>
    </style:style>
    <style:style style:name="P54" style:family="paragraph" style:parent-style-name="Standard">
      <style:text-properties fo:font-weight="bold" officeooo:rsid="020a40d6" officeooo:paragraph-rsid="020a40d6" style:font-weight-asian="bold" style:font-weight-complex="bold"/>
    </style:style>
    <style:style style:name="P55" style:family="paragraph" style:parent-style-name="Standard">
      <style:paragraph-properties fo:text-align="start" style:justify-single-word="false"/>
      <style:text-properties officeooo:rsid="00a79f24" officeooo:paragraph-rsid="00aec18c"/>
    </style:style>
    <style:style style:name="P56" style:family="paragraph" style:parent-style-name="Standard">
      <style:paragraph-properties fo:text-align="start" style:justify-single-word="false"/>
      <style:text-properties officeooo:rsid="00abc546" officeooo:paragraph-rsid="00aec18c"/>
    </style:style>
    <style:style style:name="P57" style:family="paragraph" style:parent-style-name="Standard">
      <style:paragraph-properties fo:text-align="start" style:justify-single-word="false"/>
      <style:text-properties officeooo:rsid="0031d157" officeooo:paragraph-rsid="00aec18c"/>
    </style:style>
    <style:style style:name="P58" style:family="paragraph" style:parent-style-name="Standard">
      <style:paragraph-properties fo:text-align="start" style:justify-single-word="false"/>
      <style:text-properties officeooo:rsid="00af33db" officeooo:paragraph-rsid="00b00d73"/>
    </style:style>
    <style:style style:name="P59" style:family="paragraph" style:parent-style-name="Standard">
      <style:paragraph-properties fo:text-align="start" style:justify-single-word="false"/>
      <style:text-properties officeooo:rsid="00af33db" officeooo:paragraph-rsid="00caba33"/>
    </style:style>
    <style:style style:name="P60" style:family="paragraph" style:parent-style-name="Standard">
      <style:paragraph-properties fo:text-align="start" style:justify-single-word="false"/>
      <style:text-properties officeooo:rsid="00af33db" officeooo:paragraph-rsid="00cdc492"/>
    </style:style>
    <style:style style:name="P61" style:family="paragraph" style:parent-style-name="Standard">
      <style:paragraph-properties fo:text-align="start" style:justify-single-word="false"/>
      <style:text-properties officeooo:rsid="00af33db" officeooo:paragraph-rsid="00cf8c1b"/>
    </style:style>
    <style:style style:name="P62" style:family="paragraph" style:parent-style-name="Standard">
      <style:paragraph-properties fo:text-align="start" style:justify-single-word="false"/>
      <style:text-properties officeooo:rsid="00af33db" officeooo:paragraph-rsid="01c07918"/>
    </style:style>
    <style:style style:name="P63" style:family="paragraph" style:parent-style-name="Standard">
      <style:paragraph-properties fo:text-align="start" style:justify-single-word="false"/>
      <style:text-properties officeooo:rsid="00b3f78f" officeooo:paragraph-rsid="00b3f78f"/>
    </style:style>
    <style:style style:name="P64" style:family="paragraph" style:parent-style-name="Standard">
      <style:paragraph-properties fo:text-align="start" style:justify-single-word="false"/>
      <style:text-properties officeooo:rsid="00b68052" officeooo:paragraph-rsid="00b68052"/>
    </style:style>
    <style:style style:name="P65" style:family="paragraph" style:parent-style-name="Standard">
      <style:paragraph-properties fo:text-align="start" style:justify-single-word="false"/>
      <style:text-properties officeooo:rsid="00b68052" officeooo:paragraph-rsid="00b78ddd"/>
    </style:style>
    <style:style style:name="P66" style:family="paragraph" style:parent-style-name="Standard">
      <style:paragraph-properties fo:text-align="start" style:justify-single-word="false"/>
      <style:text-properties officeooo:rsid="00b68052" officeooo:paragraph-rsid="00cf2182"/>
    </style:style>
    <style:style style:name="P67" style:family="paragraph" style:parent-style-name="Standard">
      <style:paragraph-properties fo:text-align="start" style:justify-single-word="false"/>
      <style:text-properties officeooo:rsid="00b7ce0a" officeooo:paragraph-rsid="00bd546e"/>
    </style:style>
    <style:style style:name="P68" style:family="paragraph" style:parent-style-name="Standard">
      <style:paragraph-properties fo:text-align="start" style:justify-single-word="false"/>
      <style:text-properties officeooo:rsid="00b7ce0a" officeooo:paragraph-rsid="00bed379"/>
    </style:style>
    <style:style style:name="P69" style:family="paragraph" style:parent-style-name="Standard">
      <style:text-properties officeooo:rsid="00ac883c" officeooo:paragraph-rsid="00ae27c9"/>
    </style:style>
    <style:style style:name="P70" style:family="paragraph" style:parent-style-name="Standard">
      <style:paragraph-properties fo:text-align="start" style:justify-single-word="false"/>
      <style:text-properties officeooo:rsid="00b32019" officeooo:paragraph-rsid="00cdc492"/>
    </style:style>
    <style:style style:name="P71" style:family="paragraph" style:parent-style-name="Standard">
      <style:paragraph-properties fo:text-align="start" style:justify-single-word="false"/>
      <style:text-properties officeooo:rsid="00b32019" officeooo:paragraph-rsid="00f90ee2"/>
    </style:style>
    <style:style style:name="P72" style:family="paragraph" style:parent-style-name="Standard">
      <style:paragraph-properties fo:text-align="start" style:justify-single-word="false"/>
      <style:text-properties officeooo:rsid="00287eee" officeooo:paragraph-rsid="00287eee"/>
    </style:style>
    <style:style style:name="P73" style:family="paragraph" style:parent-style-name="Standard">
      <style:paragraph-properties fo:text-align="start" style:justify-single-word="false"/>
      <style:text-properties officeooo:rsid="00d8165c" officeooo:paragraph-rsid="00d8165c"/>
    </style:style>
    <style:style style:name="P74" style:family="paragraph" style:parent-style-name="Standard">
      <style:paragraph-properties fo:text-align="start" style:justify-single-word="false"/>
      <style:text-properties officeooo:rsid="00dc329e" officeooo:paragraph-rsid="00dc329e"/>
    </style:style>
    <style:style style:name="P75" style:family="paragraph" style:parent-style-name="Standard">
      <style:paragraph-properties fo:text-align="start" style:justify-single-word="false"/>
      <style:text-properties officeooo:rsid="00dcd537" officeooo:paragraph-rsid="00dcd537"/>
    </style:style>
    <style:style style:name="P76" style:family="paragraph" style:parent-style-name="Standard">
      <style:paragraph-properties fo:text-align="start" style:justify-single-word="false"/>
      <style:text-properties officeooo:rsid="00de70f3" officeooo:paragraph-rsid="00de70f3"/>
    </style:style>
    <style:style style:name="P77" style:family="paragraph" style:parent-style-name="Standard">
      <style:paragraph-properties fo:text-align="start" style:justify-single-word="false"/>
      <style:text-properties officeooo:rsid="00e017f3" officeooo:paragraph-rsid="00e017f3"/>
    </style:style>
    <style:style style:name="P78" style:family="paragraph" style:parent-style-name="Standard">
      <style:paragraph-properties fo:text-align="start" style:justify-single-word="false"/>
      <style:text-properties officeooo:rsid="00e0dd3d" officeooo:paragraph-rsid="00e0dd3d"/>
    </style:style>
    <style:style style:name="P79" style:family="paragraph" style:parent-style-name="Standard">
      <style:paragraph-properties fo:text-align="start" style:justify-single-word="false"/>
      <style:text-properties officeooo:rsid="003c36cd" officeooo:paragraph-rsid="003c36cd"/>
    </style:style>
    <style:style style:name="P80" style:family="paragraph" style:parent-style-name="Standard">
      <style:paragraph-properties fo:text-align="start" style:justify-single-word="false"/>
      <style:text-properties officeooo:rsid="00ec3a56" officeooo:paragraph-rsid="00ec3a56"/>
    </style:style>
    <style:style style:name="P81" style:family="paragraph" style:parent-style-name="Standard">
      <style:paragraph-properties fo:text-align="start" style:justify-single-word="false"/>
      <style:text-properties officeooo:rsid="00edd1c1" officeooo:paragraph-rsid="00edd1c1"/>
    </style:style>
    <style:style style:name="P82" style:family="paragraph" style:parent-style-name="Standard">
      <style:paragraph-properties fo:text-align="start" style:justify-single-word="false"/>
      <style:text-properties officeooo:rsid="00ede3ab" officeooo:paragraph-rsid="00ede3ab"/>
    </style:style>
    <style:style style:name="P83" style:family="paragraph" style:parent-style-name="Standard">
      <style:paragraph-properties fo:text-align="start" style:justify-single-word="false"/>
      <style:text-properties officeooo:rsid="00ede3ab" officeooo:paragraph-rsid="00ef5b00"/>
    </style:style>
    <style:style style:name="P84" style:family="paragraph" style:parent-style-name="Standard">
      <style:paragraph-properties fo:text-align="start" style:justify-single-word="false"/>
      <style:text-properties officeooo:rsid="00d17e46" officeooo:paragraph-rsid="00b36961"/>
    </style:style>
    <style:style style:name="P85" style:family="paragraph" style:parent-style-name="Standard">
      <style:paragraph-properties fo:text-align="start" style:justify-single-word="false"/>
      <style:text-properties officeooo:rsid="00f6db98" officeooo:paragraph-rsid="00fbe191"/>
    </style:style>
    <style:style style:name="P86" style:family="paragraph" style:parent-style-name="Standard">
      <style:paragraph-properties fo:text-align="start" style:justify-single-word="false"/>
      <style:text-properties officeooo:rsid="00f6db98" officeooo:paragraph-rsid="00fcb9c5"/>
    </style:style>
    <style:style style:name="P87" style:family="paragraph" style:parent-style-name="Standard">
      <style:paragraph-properties fo:text-align="start" style:justify-single-word="false"/>
      <style:text-properties officeooo:rsid="00fa2f8e" officeooo:paragraph-rsid="00fa2f8e"/>
    </style:style>
    <style:style style:name="P88" style:family="paragraph" style:parent-style-name="Standard">
      <style:text-properties officeooo:rsid="0110f953" officeooo:paragraph-rsid="0110f953"/>
    </style:style>
    <style:style style:name="P89" style:family="paragraph" style:parent-style-name="Standard">
      <style:text-properties officeooo:rsid="0112b82f" officeooo:paragraph-rsid="0112b82f"/>
    </style:style>
    <style:style style:name="P90" style:family="paragraph" style:parent-style-name="Standard">
      <style:paragraph-properties fo:text-align="start" style:justify-single-word="false"/>
      <style:text-properties officeooo:rsid="0112b82f" officeooo:paragraph-rsid="013556ab"/>
    </style:style>
    <style:style style:name="P91" style:family="paragraph" style:parent-style-name="Standard">
      <style:text-properties officeooo:rsid="0112b82f" officeooo:paragraph-rsid="0153d203"/>
    </style:style>
    <style:style style:name="P92" style:family="paragraph" style:parent-style-name="Standard">
      <style:text-properties officeooo:rsid="0114a02c" officeooo:paragraph-rsid="0115db9b"/>
    </style:style>
    <style:style style:name="P93" style:family="paragraph" style:parent-style-name="Standard">
      <style:text-properties officeooo:rsid="0115db9b" officeooo:paragraph-rsid="0115db9b"/>
    </style:style>
    <style:style style:name="P94" style:family="paragraph" style:parent-style-name="Standard">
      <style:text-properties officeooo:rsid="0115db9b" officeooo:paragraph-rsid="011bdd23"/>
    </style:style>
    <style:style style:name="P95" style:family="paragraph" style:parent-style-name="Standard">
      <style:text-properties officeooo:rsid="0115ed58" officeooo:paragraph-rsid="01169f26"/>
    </style:style>
    <style:style style:name="P96" style:family="paragraph" style:parent-style-name="Standard">
      <style:text-properties officeooo:rsid="0115ed58" officeooo:paragraph-rsid="012ce6cd"/>
    </style:style>
    <style:style style:name="P97" style:family="paragraph" style:parent-style-name="Standard">
      <style:paragraph-properties fo:text-align="start" style:justify-single-word="false"/>
      <style:text-properties officeooo:rsid="005c9127" officeooo:paragraph-rsid="014cee9f"/>
    </style:style>
    <style:style style:name="P98" style:family="paragraph" style:parent-style-name="Standard">
      <style:text-properties officeooo:rsid="013a9983" officeooo:paragraph-rsid="013a9983"/>
    </style:style>
    <style:style style:name="P99" style:family="paragraph" style:parent-style-name="Standard">
      <style:text-properties officeooo:rsid="013a9983" officeooo:paragraph-rsid="013c4f00"/>
    </style:style>
    <style:style style:name="P100" style:family="paragraph" style:parent-style-name="Standard">
      <style:text-properties officeooo:rsid="0141cfc0" officeooo:paragraph-rsid="0141cfc0"/>
    </style:style>
    <style:style style:name="P101" style:family="paragraph" style:parent-style-name="Standard">
      <style:text-properties officeooo:rsid="01522152" officeooo:paragraph-rsid="01522152"/>
    </style:style>
    <style:style style:name="P102" style:family="paragraph" style:parent-style-name="Standard">
      <style:paragraph-properties fo:text-align="start" style:justify-single-word="false"/>
      <style:text-properties officeooo:rsid="016c9ec3" officeooo:paragraph-rsid="016c9ec3"/>
    </style:style>
    <style:style style:name="P103" style:family="paragraph" style:parent-style-name="Standard">
      <style:text-properties officeooo:rsid="0174ddab" officeooo:paragraph-rsid="017513b3"/>
    </style:style>
    <style:style style:name="P104" style:family="paragraph" style:parent-style-name="Standard">
      <style:text-properties officeooo:rsid="017830cd" officeooo:paragraph-rsid="017830cd"/>
    </style:style>
    <style:style style:name="P105" style:family="paragraph" style:parent-style-name="Standard">
      <style:text-properties officeooo:rsid="012ce6cd" officeooo:paragraph-rsid="012ce6cd"/>
    </style:style>
    <style:style style:name="P106" style:family="paragraph" style:parent-style-name="Standard">
      <style:text-properties officeooo:rsid="018133e5" officeooo:paragraph-rsid="01852d05"/>
    </style:style>
    <style:style style:name="P107" style:family="paragraph" style:parent-style-name="Standard">
      <style:paragraph-properties fo:text-align="start" style:justify-single-word="false"/>
      <style:text-properties officeooo:rsid="0029e939" officeooo:paragraph-rsid="0189ec03"/>
    </style:style>
    <style:style style:name="P108" style:family="paragraph" style:parent-style-name="Standard">
      <style:text-properties officeooo:rsid="0049735f" officeooo:paragraph-rsid="0049735f"/>
    </style:style>
    <style:style style:name="P109" style:family="paragraph" style:parent-style-name="Standard">
      <style:text-properties officeooo:rsid="0049735f" officeooo:paragraph-rsid="018133e5"/>
    </style:style>
    <style:style style:name="P110" style:family="paragraph" style:parent-style-name="Standard">
      <style:text-properties officeooo:rsid="0049735f" officeooo:paragraph-rsid="018ff6c6"/>
    </style:style>
    <style:style style:name="P111" style:family="paragraph" style:parent-style-name="Standard">
      <style:text-properties officeooo:rsid="0049735f" officeooo:paragraph-rsid="0193903e"/>
    </style:style>
    <style:style style:name="P112" style:family="paragraph" style:parent-style-name="Standard">
      <style:text-properties officeooo:rsid="0049735f" officeooo:paragraph-rsid="01957614"/>
    </style:style>
    <style:style style:name="P113" style:family="paragraph" style:parent-style-name="Standard">
      <style:text-properties officeooo:rsid="0049735f" officeooo:paragraph-rsid="0195a046"/>
    </style:style>
    <style:style style:name="P114" style:family="paragraph" style:parent-style-name="Standard">
      <style:text-properties officeooo:rsid="004e4cc1" officeooo:paragraph-rsid="018ff6c6"/>
    </style:style>
    <style:style style:name="P115" style:family="paragraph" style:parent-style-name="Standard">
      <style:text-properties officeooo:rsid="004e4cc1" officeooo:paragraph-rsid="019055f1"/>
    </style:style>
    <style:style style:name="P116" style:family="paragraph" style:parent-style-name="Standard">
      <style:text-properties officeooo:rsid="018206da" officeooo:paragraph-rsid="018206da"/>
    </style:style>
    <style:style style:name="P117" style:family="paragraph" style:parent-style-name="Standard">
      <style:text-properties officeooo:rsid="0182b39f" officeooo:paragraph-rsid="0182b39f"/>
    </style:style>
    <style:style style:name="P118" style:family="paragraph" style:parent-style-name="Standard">
      <style:text-properties officeooo:rsid="01839595" officeooo:paragraph-rsid="01839595"/>
    </style:style>
    <style:style style:name="P119" style:family="paragraph" style:parent-style-name="Standard">
      <style:text-properties officeooo:rsid="01852d05" officeooo:paragraph-rsid="01852d05"/>
    </style:style>
    <style:style style:name="P120" style:family="paragraph" style:parent-style-name="Standard">
      <style:paragraph-properties fo:text-align="start" style:justify-single-word="false"/>
      <style:text-properties officeooo:rsid="01867424" officeooo:paragraph-rsid="01867424"/>
    </style:style>
    <style:style style:name="P121" style:family="paragraph" style:parent-style-name="Standard">
      <style:paragraph-properties fo:text-align="start" style:justify-single-word="false"/>
      <style:text-properties officeooo:rsid="0188730e" officeooo:paragraph-rsid="0188730e"/>
    </style:style>
    <style:style style:name="P122" style:family="paragraph" style:parent-style-name="Standard">
      <style:paragraph-properties fo:text-align="start" style:justify-single-word="false"/>
      <style:text-properties officeooo:rsid="018aef00" officeooo:paragraph-rsid="018aef00"/>
    </style:style>
    <style:style style:name="P123" style:family="paragraph" style:parent-style-name="Standard">
      <style:paragraph-properties fo:text-align="start" style:justify-single-word="false"/>
      <style:text-properties officeooo:rsid="018bde4f" officeooo:paragraph-rsid="018bde4f"/>
    </style:style>
    <style:style style:name="P124" style:family="paragraph" style:parent-style-name="Standard">
      <style:paragraph-properties fo:text-align="start" style:justify-single-word="false"/>
      <style:text-properties officeooo:rsid="018c2fb1" officeooo:paragraph-rsid="018c2fb1"/>
    </style:style>
    <style:style style:name="P125" style:family="paragraph" style:parent-style-name="Standard">
      <style:text-properties officeooo:paragraph-rsid="0195a046"/>
    </style:style>
    <style:style style:name="P126" style:family="paragraph" style:parent-style-name="Standard">
      <style:text-properties officeooo:rsid="019a5f0c" officeooo:paragraph-rsid="019a5f0c"/>
    </style:style>
    <style:style style:name="P127" style:family="paragraph" style:parent-style-name="Standard">
      <style:text-properties officeooo:rsid="019cd887" officeooo:paragraph-rsid="019cd887"/>
    </style:style>
    <style:style style:name="P128" style:family="paragraph" style:parent-style-name="Standard">
      <style:text-properties officeooo:rsid="019cd887" officeooo:paragraph-rsid="019fd9f0"/>
    </style:style>
    <style:style style:name="P129" style:family="paragraph" style:parent-style-name="Standard">
      <style:text-properties officeooo:rsid="019e5f59" officeooo:paragraph-rsid="019e5f59"/>
    </style:style>
    <style:style style:name="P130" style:family="paragraph" style:parent-style-name="Standard">
      <style:text-properties officeooo:rsid="019fd9f0" officeooo:paragraph-rsid="019fd9f0"/>
    </style:style>
    <style:style style:name="P131" style:family="paragraph" style:parent-style-name="Standard">
      <style:text-properties officeooo:rsid="01a13ed2" officeooo:paragraph-rsid="01a13ed2"/>
    </style:style>
    <style:style style:name="P132" style:family="paragraph" style:parent-style-name="Standard">
      <style:text-properties officeooo:rsid="01a2c4c3" officeooo:paragraph-rsid="01a2e45c"/>
    </style:style>
    <style:style style:name="P133" style:family="paragraph" style:parent-style-name="Standard">
      <style:text-properties officeooo:rsid="01a2e45c" officeooo:paragraph-rsid="01a44c83"/>
    </style:style>
    <style:style style:name="P134" style:family="paragraph" style:parent-style-name="Standard">
      <style:text-properties officeooo:rsid="01a7765e" officeooo:paragraph-rsid="00517d71"/>
    </style:style>
    <style:style style:name="P135" style:family="paragraph" style:parent-style-name="Standard">
      <style:paragraph-properties fo:text-align="start" style:justify-single-word="false"/>
      <style:text-properties officeooo:rsid="0189ec03" officeooo:paragraph-rsid="0189ec03"/>
    </style:style>
    <style:style style:name="P136" style:family="paragraph" style:parent-style-name="Standard">
      <style:text-properties officeooo:rsid="0056f39f" officeooo:paragraph-rsid="0056f39f"/>
    </style:style>
    <style:style style:name="P137" style:family="paragraph" style:parent-style-name="Standard">
      <style:text-properties officeooo:rsid="01acc82b" officeooo:paragraph-rsid="01acc82b"/>
    </style:style>
    <style:style style:name="P138" style:family="paragraph" style:parent-style-name="Standard">
      <style:text-properties officeooo:rsid="01acc82b" officeooo:paragraph-rsid="01c467ab"/>
    </style:style>
    <style:style style:name="P139" style:family="paragraph" style:parent-style-name="Standard">
      <style:text-properties officeooo:rsid="00c45b0d" officeooo:paragraph-rsid="01ab8951"/>
    </style:style>
    <style:style style:name="P140" style:family="paragraph" style:parent-style-name="Standard">
      <style:text-properties officeooo:rsid="01b257cc" officeooo:paragraph-rsid="01b257cc"/>
    </style:style>
    <style:style style:name="P141" style:family="paragraph" style:parent-style-name="Standard">
      <style:text-properties officeooo:rsid="0050e84c" officeooo:paragraph-rsid="0050e84c"/>
    </style:style>
    <style:style style:name="P142" style:family="paragraph" style:parent-style-name="Standard">
      <style:paragraph-properties fo:text-align="start" style:justify-single-word="false"/>
      <style:text-properties officeooo:rsid="0044f679" officeooo:paragraph-rsid="01bbffa3"/>
    </style:style>
    <style:style style:name="P143" style:family="paragraph" style:parent-style-name="Standard">
      <style:text-properties officeooo:rsid="01bc69f5" officeooo:paragraph-rsid="01bc69f5"/>
    </style:style>
    <style:style style:name="P144" style:family="paragraph" style:parent-style-name="Standard">
      <style:text-properties officeooo:rsid="01bd7834" officeooo:paragraph-rsid="01bd7834"/>
    </style:style>
    <style:style style:name="P145" style:family="paragraph" style:parent-style-name="Standard">
      <style:paragraph-properties fo:text-align="start" style:justify-single-word="false"/>
      <style:text-properties officeooo:rsid="01c23463" officeooo:paragraph-rsid="01c680af"/>
    </style:style>
    <style:style style:name="P146" style:family="paragraph" style:parent-style-name="Standard">
      <style:paragraph-properties fo:text-align="start" style:justify-single-word="false"/>
      <style:text-properties officeooo:rsid="01c98e87" officeooo:paragraph-rsid="01c98e87"/>
    </style:style>
    <style:style style:name="P147" style:family="paragraph" style:parent-style-name="Standard">
      <style:text-properties officeooo:rsid="01caa51b" officeooo:paragraph-rsid="01cb974f"/>
    </style:style>
    <style:style style:name="P148" style:family="paragraph" style:parent-style-name="Standard">
      <style:text-properties officeooo:rsid="01caa51b" officeooo:paragraph-rsid="01e431a1"/>
    </style:style>
    <style:style style:name="P149" style:family="paragraph" style:parent-style-name="Standard">
      <style:text-properties officeooo:rsid="01cec08d" officeooo:paragraph-rsid="01cec08d"/>
    </style:style>
    <style:style style:name="P150" style:family="paragraph" style:parent-style-name="Standard">
      <style:text-properties officeooo:rsid="01d4838c" officeooo:paragraph-rsid="01df674e"/>
    </style:style>
    <style:style style:name="P151" style:family="paragraph" style:parent-style-name="Standard">
      <style:text-properties officeooo:rsid="01d4838c" officeooo:paragraph-rsid="01e0bc35"/>
    </style:style>
    <style:style style:name="P152" style:family="paragraph" style:parent-style-name="Standard">
      <style:text-properties officeooo:rsid="01d4838c" officeooo:paragraph-rsid="01e1a61b"/>
    </style:style>
    <style:style style:name="P153" style:family="paragraph" style:parent-style-name="Standard">
      <style:text-properties officeooo:rsid="01d6f991" officeooo:paragraph-rsid="01e431a1"/>
    </style:style>
    <style:style style:name="P154" style:family="paragraph" style:parent-style-name="Standard">
      <style:text-properties officeooo:rsid="01d9a5c1" officeooo:paragraph-rsid="01dc0568"/>
    </style:style>
    <style:style style:name="P155" style:family="paragraph" style:parent-style-name="Standard">
      <style:text-properties officeooo:rsid="01d9a5c1" officeooo:paragraph-rsid="01dc3ed0"/>
    </style:style>
    <style:style style:name="P156" style:family="paragraph" style:parent-style-name="Standard">
      <style:text-properties officeooo:rsid="01d9a5c1" officeooo:paragraph-rsid="01e720f8"/>
    </style:style>
    <style:style style:name="P157" style:family="paragraph" style:parent-style-name="Standard">
      <style:text-properties officeooo:rsid="01dc3ed0" officeooo:paragraph-rsid="01dc3ed0"/>
    </style:style>
    <style:style style:name="P158" style:family="paragraph" style:parent-style-name="Standard">
      <style:text-properties officeooo:rsid="01dd57eb" officeooo:paragraph-rsid="01dd57eb"/>
    </style:style>
    <style:style style:name="P159" style:family="paragraph" style:parent-style-name="Standard">
      <style:text-properties officeooo:rsid="01dd57eb" officeooo:paragraph-rsid="01dd6e32"/>
    </style:style>
    <style:style style:name="P160" style:family="paragraph" style:parent-style-name="Standard">
      <style:text-properties officeooo:rsid="01df1e9e" officeooo:paragraph-rsid="01df1e9e"/>
    </style:style>
    <style:style style:name="P161" style:family="paragraph" style:parent-style-name="Standard">
      <style:text-properties officeooo:rsid="01e431a1" officeooo:paragraph-rsid="01e431a1"/>
    </style:style>
    <style:style style:name="P162" style:family="paragraph" style:parent-style-name="Standard">
      <style:text-properties officeooo:rsid="01e49e8c" officeooo:paragraph-rsid="01e49e8c"/>
    </style:style>
    <style:style style:name="P163" style:family="paragraph" style:parent-style-name="Standard">
      <style:paragraph-properties fo:text-align="start" style:justify-single-word="false"/>
      <style:text-properties officeooo:rsid="01c56051" officeooo:paragraph-rsid="01c56051"/>
    </style:style>
    <style:style style:name="P164" style:family="paragraph" style:parent-style-name="Standard">
      <style:text-properties officeooo:rsid="01e1a61b" officeooo:paragraph-rsid="01e1a61b"/>
    </style:style>
    <style:style style:name="P165" style:family="paragraph" style:parent-style-name="Standard">
      <style:paragraph-properties fo:text-align="start" style:justify-single-word="false"/>
      <style:text-properties officeooo:rsid="00da080b" officeooo:paragraph-rsid="00da080b"/>
    </style:style>
    <style:style style:name="P166" style:family="paragraph" style:parent-style-name="Standard">
      <style:text-properties officeooo:rsid="01af1af0" officeooo:paragraph-rsid="01af1af0"/>
    </style:style>
    <style:style style:name="P167" style:family="paragraph" style:parent-style-name="Standard">
      <style:text-properties officeooo:rsid="0200244d" officeooo:paragraph-rsid="0200244d"/>
    </style:style>
    <style:style style:name="P168" style:family="paragraph" style:parent-style-name="Standard">
      <style:text-properties officeooo:rsid="020158d2" officeooo:paragraph-rsid="020158d2"/>
    </style:style>
    <style:style style:name="P169" style:family="paragraph" style:parent-style-name="Standard">
      <style:text-properties officeooo:rsid="020294de" officeooo:paragraph-rsid="020294de"/>
    </style:style>
    <style:style style:name="P170" style:family="paragraph" style:parent-style-name="Standard">
      <style:text-properties officeooo:rsid="02049d4b" officeooo:paragraph-rsid="02049d4b"/>
    </style:style>
    <style:style style:name="P171" style:family="paragraph" style:parent-style-name="Standard">
      <style:text-properties officeooo:rsid="02081708" officeooo:paragraph-rsid="02086eb0"/>
    </style:style>
    <style:style style:name="P172" style:family="paragraph" style:parent-style-name="Standard">
      <style:text-properties officeooo:rsid="02081708" officeooo:paragraph-rsid="020a40d6"/>
    </style:style>
    <style:style style:name="P173" style:family="paragraph" style:parent-style-name="Standard">
      <style:text-properties officeooo:rsid="0210e5b1" officeooo:paragraph-rsid="0210e5b1"/>
    </style:style>
    <style:style style:name="P174" style:family="paragraph" style:parent-style-name="Standard">
      <style:text-properties officeooo:rsid="0210e5b1" officeooo:paragraph-rsid="02127582"/>
    </style:style>
    <style:style style:name="P175" style:family="paragraph" style:parent-style-name="Standard">
      <style:text-properties officeooo:rsid="0211efe6" officeooo:paragraph-rsid="0211efe6"/>
    </style:style>
    <style:style style:name="P176" style:family="paragraph" style:parent-style-name="Standard">
      <style:text-properties officeooo:rsid="02127582" officeooo:paragraph-rsid="02127582"/>
    </style:style>
    <style:style style:name="P177" style:family="paragraph" style:parent-style-name="Standard">
      <style:text-properties officeooo:rsid="021437b0" officeooo:paragraph-rsid="02164f32"/>
    </style:style>
    <style:style style:name="P178" style:family="paragraph" style:parent-style-name="Standard">
      <style:text-properties officeooo:rsid="020010b3" officeooo:paragraph-rsid="01af1af0"/>
    </style:style>
    <style:style style:name="P179" style:family="paragraph" style:parent-style-name="Standard">
      <style:text-properties officeooo:rsid="0217ef80" officeooo:paragraph-rsid="0219b330"/>
    </style:style>
    <style:style style:name="P180" style:family="paragraph" style:parent-style-name="Standard">
      <style:text-properties officeooo:rsid="021a3ffd" officeooo:paragraph-rsid="021a3ffd"/>
    </style:style>
    <style:style style:name="P181" style:family="paragraph" style:parent-style-name="Standard">
      <style:text-properties officeooo:rsid="021acfe9" officeooo:paragraph-rsid="021acfe9"/>
    </style:style>
    <style:style style:name="P182" style:family="paragraph" style:parent-style-name="Table_20_Contents">
      <style:paragraph-properties fo:text-align="start" style:justify-single-word="false"/>
      <style:text-properties officeooo:paragraph-rsid="006e4a05"/>
    </style:style>
    <style:style style:name="P183" style:family="paragraph" style:parent-style-name="Table_20_Contents">
      <style:paragraph-properties fo:text-align="start" style:justify-single-word="false"/>
      <style:text-properties officeooo:rsid="001eedcf" officeooo:paragraph-rsid="001eedcf"/>
    </style:style>
    <style:style style:name="P184" style:family="paragraph" style:parent-style-name="Table_20_Contents">
      <style:paragraph-properties fo:text-align="start" style:justify-single-word="false"/>
      <style:text-properties officeooo:rsid="001df0d3" officeooo:paragraph-rsid="001df0d3"/>
    </style:style>
    <style:style style:name="P185" style:family="paragraph" style:parent-style-name="Table_20_Contents">
      <style:paragraph-properties fo:text-align="center" style:justify-single-word="false"/>
    </style:style>
    <style:style style:name="P186" style:family="paragraph" style:parent-style-name="Table_20_Contents">
      <style:paragraph-properties fo:text-align="start" style:justify-single-word="false"/>
      <style:text-properties officeooo:rsid="0020c72f" officeooo:paragraph-rsid="0020c72f"/>
    </style:style>
    <style:style style:name="P187" style:family="paragraph" style:parent-style-name="Table_20_Contents">
      <style:paragraph-properties fo:text-align="start" style:justify-single-word="false"/>
      <style:text-properties officeooo:rsid="0022b20e" officeooo:paragraph-rsid="0022b20e"/>
    </style:style>
    <style:style style:name="P188" style:family="paragraph" style:parent-style-name="Table_20_Contents">
      <style:paragraph-properties fo:text-align="start" style:justify-single-word="false"/>
      <style:text-properties officeooo:rsid="0022b20e" officeooo:paragraph-rsid="00ea0027"/>
    </style:style>
    <style:style style:name="P189" style:family="paragraph" style:parent-style-name="Table_20_Contents">
      <style:paragraph-properties fo:text-align="start" style:justify-single-word="false"/>
      <style:text-properties officeooo:rsid="00242d72" officeooo:paragraph-rsid="00242d72"/>
    </style:style>
    <style:style style:name="P190" style:family="paragraph" style:parent-style-name="Table_20_Contents">
      <style:paragraph-properties fo:text-align="start" style:justify-single-word="false"/>
      <style:text-properties officeooo:rsid="0027b53d" officeooo:paragraph-rsid="0027b53d"/>
    </style:style>
    <style:style style:name="P191" style:family="paragraph" style:parent-style-name="Table_20_Contents">
      <style:paragraph-properties fo:text-align="start" style:justify-single-word="false"/>
      <style:text-properties officeooo:rsid="00442805" officeooo:paragraph-rsid="00f27116"/>
    </style:style>
    <style:style style:name="P192" style:family="paragraph" style:parent-style-name="Table_20_Contents">
      <style:paragraph-properties fo:text-align="center" style:justify-single-word="false"/>
      <style:text-properties officeooo:rsid="0053696e" officeooo:paragraph-rsid="0053696e"/>
    </style:style>
    <style:style style:name="P193" style:family="paragraph" style:parent-style-name="Table_20_Contents">
      <style:text-properties officeooo:rsid="0053696e" officeooo:paragraph-rsid="0053696e"/>
    </style:style>
    <style:style style:name="P194" style:family="paragraph" style:parent-style-name="Table_20_Contents">
      <style:text-properties officeooo:rsid="0053696e" officeooo:paragraph-rsid="0054db85"/>
    </style:style>
    <style:style style:name="P195" style:family="paragraph" style:parent-style-name="Table_20_Contents">
      <style:text-properties officeooo:rsid="005534be" officeooo:paragraph-rsid="005534be"/>
    </style:style>
    <style:style style:name="P196" style:family="paragraph" style:parent-style-name="Table_20_Contents">
      <style:text-properties officeooo:rsid="0056f39f" officeooo:paragraph-rsid="0056f39f"/>
    </style:style>
    <style:style style:name="P197" style:family="paragraph" style:parent-style-name="Table_20_Contents">
      <style:paragraph-properties fo:text-align="start" style:justify-single-word="false"/>
      <style:text-properties officeooo:rsid="00406ca2" officeooo:paragraph-rsid="006e4a05"/>
    </style:style>
    <style:style style:name="P198" style:family="paragraph" style:parent-style-name="Table_20_Contents">
      <style:paragraph-properties fo:text-align="start" style:justify-single-word="false"/>
      <style:text-properties officeooo:rsid="00406ca2" officeooo:paragraph-rsid="007f9e75"/>
    </style:style>
    <style:style style:name="P199" style:family="paragraph" style:parent-style-name="Table_20_Contents">
      <style:text-properties officeooo:rsid="00494298" officeooo:paragraph-rsid="00477fe2"/>
    </style:style>
    <style:style style:name="P200" style:family="paragraph" style:parent-style-name="Table_20_Contents">
      <style:text-properties officeooo:rsid="0047fa9e" officeooo:paragraph-rsid="0047fa9e"/>
    </style:style>
    <style:style style:name="P201" style:family="paragraph" style:parent-style-name="Table_20_Contents">
      <style:text-properties officeooo:rsid="0047fa9e" officeooo:paragraph-rsid="0048c0f7"/>
    </style:style>
    <style:style style:name="P202" style:family="paragraph" style:parent-style-name="Table_20_Contents">
      <style:paragraph-properties fo:text-align="start" style:justify-single-word="false"/>
      <style:text-properties officeooo:rsid="004212c1" officeooo:paragraph-rsid="00957f9c"/>
    </style:style>
    <style:style style:name="P203" style:family="paragraph" style:parent-style-name="Table_20_Contents">
      <style:paragraph-properties fo:text-align="start" style:justify-single-word="false"/>
      <style:text-properties officeooo:rsid="001b765f" officeooo:paragraph-rsid="00e43e5d"/>
    </style:style>
    <style:style style:name="P204" style:family="paragraph" style:parent-style-name="Table_20_Contents">
      <style:paragraph-properties fo:text-align="start" style:justify-single-word="false"/>
      <style:text-properties officeooo:rsid="00ea0027" officeooo:paragraph-rsid="00ea0027"/>
    </style:style>
    <style:style style:name="P205" style:family="paragraph" style:parent-style-name="Table_20_Contents">
      <style:paragraph-properties fo:text-align="center" style:justify-single-word="false"/>
      <style:text-properties fo:font-weight="bold" officeooo:rsid="0020c72f" officeooo:paragraph-rsid="0020c72f" style:font-weight-asian="bold" style:font-weight-complex="bold"/>
    </style:style>
    <style:style style:name="P206" style:family="paragraph" style:parent-style-name="Table_20_Contents">
      <style:paragraph-properties fo:text-align="start" style:justify-single-word="false"/>
      <style:text-properties fo:font-weight="bold" officeooo:rsid="0020c72f" officeooo:paragraph-rsid="0020c72f" style:font-weight-asian="bold" style:font-weight-complex="bold"/>
    </style:style>
    <style:style style:name="P207" style:family="paragraph" style:parent-style-name="Table_20_Contents">
      <style:paragraph-properties fo:text-align="start" style:justify-single-word="false"/>
      <style:text-properties officeooo:rsid="0044f679" officeooo:paragraph-rsid="00fbe191"/>
    </style:style>
    <style:style style:name="P208" style:family="paragraph" style:parent-style-name="Table_20_Contents">
      <style:paragraph-properties fo:text-align="start" style:justify-single-word="false"/>
      <style:text-properties officeooo:rsid="0044f679" officeooo:paragraph-rsid="010155c5"/>
    </style:style>
    <style:style style:name="P209" style:family="paragraph" style:parent-style-name="Table_20_Contents">
      <style:paragraph-properties fo:text-align="start" style:justify-single-word="false"/>
      <style:text-properties officeooo:rsid="0044f679" officeooo:paragraph-rsid="0102f4ef"/>
    </style:style>
    <style:style style:name="P210" style:family="paragraph" style:parent-style-name="Table_20_Contents">
      <style:paragraph-properties fo:text-align="start" style:justify-single-word="false"/>
      <style:text-properties officeooo:rsid="0044f679" officeooo:paragraph-rsid="010682fa"/>
    </style:style>
    <style:style style:name="P211" style:family="paragraph" style:parent-style-name="Table_20_Contents">
      <style:paragraph-properties fo:text-align="start" style:justify-single-word="false"/>
      <style:text-properties officeooo:rsid="01025e05" officeooo:paragraph-rsid="0102f4ef"/>
    </style:style>
    <style:style style:name="P212" style:family="paragraph" style:parent-style-name="Text_20_body">
      <style:paragraph-properties fo:text-align="start" style:justify-single-word="false"/>
      <style:text-properties officeooo:rsid="007a3a34" officeooo:paragraph-rsid="007a3a34"/>
    </style:style>
    <style:style style:name="P213" style:family="paragraph" style:parent-style-name="Text_20_body">
      <style:paragraph-properties fo:text-align="start" style:justify-single-word="false"/>
      <style:text-properties officeooo:rsid="007abd91" officeooo:paragraph-rsid="007f9e75"/>
    </style:style>
    <style:style style:name="P214" style:family="paragraph" style:parent-style-name="Text_20_body">
      <style:paragraph-properties fo:text-align="start" style:justify-single-word="false"/>
      <style:text-properties officeooo:rsid="007abd91" officeooo:paragraph-rsid="00cda29f"/>
    </style:style>
    <style:style style:name="P215" style:family="paragraph" style:parent-style-name="Text_20_body">
      <style:paragraph-properties fo:text-align="start" style:justify-single-word="false"/>
      <style:text-properties officeooo:rsid="0086ecaf" officeooo:paragraph-rsid="008c6acd"/>
    </style:style>
    <style:style style:name="P216" style:family="paragraph" style:parent-style-name="Text_20_body">
      <style:paragraph-properties fo:text-align="start" style:justify-single-word="false"/>
      <style:text-properties officeooo:rsid="0088d9e2" officeooo:paragraph-rsid="008ceccf"/>
    </style:style>
    <style:style style:name="P217" style:family="paragraph" style:parent-style-name="Text_20_body">
      <style:paragraph-properties fo:text-align="start" style:justify-single-word="false"/>
      <style:text-properties officeooo:rsid="008c6acd" officeooo:paragraph-rsid="008c6acd"/>
    </style:style>
    <style:style style:name="P218" style:family="paragraph" style:parent-style-name="Text_20_body">
      <style:text-properties officeooo:rsid="00d2a8ad" officeooo:paragraph-rsid="00d2a8ad"/>
    </style:style>
    <style:style style:name="P219" style:family="paragraph" style:parent-style-name="Text_20_body">
      <style:text-properties officeooo:rsid="00d498de" officeooo:paragraph-rsid="00d498de"/>
    </style:style>
    <style:style style:name="P220" style:family="paragraph" style:parent-style-name="Text_20_body">
      <style:text-properties officeooo:rsid="00d652eb" officeooo:paragraph-rsid="00d652eb"/>
    </style:style>
    <style:style style:name="P221" style:family="paragraph" style:parent-style-name="Text_20_body">
      <style:text-properties officeooo:rsid="01534fca" officeooo:paragraph-rsid="01549c1c"/>
    </style:style>
    <style:style style:name="P222" style:family="paragraph" style:parent-style-name="Text_20_body">
      <style:text-properties officeooo:rsid="0153d203" officeooo:paragraph-rsid="0153d203"/>
    </style:style>
    <style:style style:name="P223" style:family="paragraph" style:parent-style-name="Text_20_body">
      <style:text-properties officeooo:rsid="015af6da" officeooo:paragraph-rsid="015af6da"/>
    </style:style>
    <style:style style:name="P224" style:family="paragraph" style:parent-style-name="Text_20_body">
      <style:text-properties officeooo:rsid="015c432e" officeooo:paragraph-rsid="015c432e"/>
    </style:style>
    <style:style style:name="P225" style:family="paragraph" style:parent-style-name="Text_20_body">
      <style:text-properties officeooo:rsid="015c432e" officeooo:paragraph-rsid="015c5ff4"/>
    </style:style>
    <style:style style:name="P226" style:family="paragraph" style:parent-style-name="Text_20_body">
      <style:text-properties officeooo:rsid="015d5120" officeooo:paragraph-rsid="015d5120"/>
    </style:style>
    <style:style style:name="P227" style:family="paragraph" style:parent-style-name="Text_20_body">
      <style:text-properties officeooo:rsid="015ec4c2" officeooo:paragraph-rsid="015ec4c2"/>
    </style:style>
    <style:style style:name="P228" style:family="paragraph" style:parent-style-name="Text_20_body">
      <style:text-properties officeooo:rsid="016044f0" officeooo:paragraph-rsid="016044f0"/>
    </style:style>
    <style:style style:name="P229" style:family="paragraph" style:parent-style-name="Text_20_body">
      <style:text-properties officeooo:rsid="0161658c" officeooo:paragraph-rsid="0161658c"/>
    </style:style>
    <style:style style:name="P230" style:family="paragraph" style:parent-style-name="Text_20_body">
      <style:text-properties officeooo:rsid="0161b467" officeooo:paragraph-rsid="0161b467"/>
    </style:style>
    <style:style style:name="P231" style:family="paragraph" style:parent-style-name="Text_20_body">
      <style:text-properties officeooo:rsid="0161b467" officeooo:paragraph-rsid="01636992"/>
    </style:style>
    <style:style style:name="P232" style:family="paragraph" style:parent-style-name="Text_20_body">
      <style:text-properties officeooo:rsid="0161b467" officeooo:paragraph-rsid="016490e1"/>
    </style:style>
    <style:style style:name="P233" style:family="paragraph" style:parent-style-name="Text_20_body">
      <style:text-properties officeooo:rsid="016652de" officeooo:paragraph-rsid="016652de"/>
    </style:style>
    <style:style style:name="P234" style:family="paragraph" style:parent-style-name="Text_20_body">
      <style:text-properties officeooo:rsid="016905d0" officeooo:paragraph-rsid="016905d0"/>
    </style:style>
    <style:style style:name="P235" style:family="paragraph" style:parent-style-name="Text_20_body">
      <style:text-properties officeooo:rsid="016932c7" officeooo:paragraph-rsid="016932c7"/>
    </style:style>
    <style:style style:name="P236" style:family="paragraph" style:parent-style-name="Text_20_body">
      <style:text-properties officeooo:rsid="01712bc4" officeooo:paragraph-rsid="01712bc4"/>
    </style:style>
    <style:style style:name="P237" style:family="paragraph" style:parent-style-name="Text_20_body">
      <style:text-properties officeooo:rsid="01712bc4" officeooo:paragraph-rsid="0171576c"/>
    </style:style>
    <style:style style:name="P238" style:family="paragraph" style:parent-style-name="Text_20_body">
      <style:text-properties officeooo:rsid="01712bc4" officeooo:paragraph-rsid="0174c368"/>
    </style:style>
    <style:style style:name="P239" style:family="paragraph" style:parent-style-name="Text_20_body">
      <style:text-properties fo:font-weight="normal" officeooo:rsid="016490e1" officeooo:paragraph-rsid="016490e1" style:font-weight-asian="normal" style:font-weight-complex="normal"/>
    </style:style>
    <style:style style:name="P240" style:family="paragraph" style:parent-style-name="Text_20_body">
      <style:text-properties officeooo:rsid="0171576c" officeooo:paragraph-rsid="0171576c"/>
    </style:style>
    <style:style style:name="P241" style:family="paragraph" style:parent-style-name="Text_20_body">
      <style:text-properties officeooo:rsid="01ab2895" officeooo:paragraph-rsid="01ae0768"/>
    </style:style>
    <style:style style:name="P242" style:family="paragraph" style:parent-style-name="Text_20_body">
      <style:text-properties officeooo:rsid="01b0f058" officeooo:paragraph-rsid="01b0f058"/>
    </style:style>
    <style:style style:name="P243" style:family="paragraph" style:parent-style-name="Text_20_body">
      <style:text-properties officeooo:paragraph-rsid="01b0f058"/>
    </style:style>
    <style:style style:name="P244" style:family="paragraph" style:parent-style-name="Text_20_body">
      <style:text-properties officeooo:rsid="01acc82b" officeooo:paragraph-rsid="01ae0768"/>
    </style:style>
    <style:style style:name="P245" style:family="paragraph" style:parent-style-name="Text_20_body">
      <style:text-properties officeooo:rsid="01b683d0" officeooo:paragraph-rsid="01eaf7be"/>
    </style:style>
    <style:style style:name="P246" style:family="paragraph" style:parent-style-name="Text_20_body">
      <style:text-properties officeooo:rsid="01b683d0" officeooo:paragraph-rsid="01eb6baf"/>
    </style:style>
    <style:style style:name="P247" style:family="paragraph" style:parent-style-name="Text_20_body">
      <style:text-properties officeooo:rsid="01b683d0" officeooo:paragraph-rsid="01f460bb"/>
    </style:style>
    <style:style style:name="P248" style:family="paragraph" style:parent-style-name="Text_20_body">
      <style:text-properties officeooo:rsid="01ec3a96" officeooo:paragraph-rsid="01ec3a96"/>
    </style:style>
    <style:style style:name="P249" style:family="paragraph" style:parent-style-name="Text_20_body">
      <style:text-properties officeooo:rsid="01edca58" officeooo:paragraph-rsid="01ef33a2"/>
    </style:style>
    <style:style style:name="P250" style:family="paragraph" style:parent-style-name="Text_20_body">
      <style:text-properties officeooo:rsid="01ef6838" officeooo:paragraph-rsid="01ef6838"/>
    </style:style>
    <style:style style:name="P251" style:family="paragraph" style:parent-style-name="Text_20_body">
      <style:text-properties officeooo:rsid="015c5ff4" officeooo:paragraph-rsid="015c5ff4"/>
    </style:style>
    <style:style style:name="P252" style:family="paragraph" style:parent-style-name="Text_20_body">
      <style:text-properties officeooo:rsid="01e93186" officeooo:paragraph-rsid="01eaf7be"/>
    </style:style>
    <style:style style:name="P253" style:family="paragraph" style:parent-style-name="Text_20_body">
      <style:text-properties officeooo:rsid="01e9d301" officeooo:paragraph-rsid="01eb6baf"/>
    </style:style>
    <style:style style:name="P254" style:family="paragraph" style:parent-style-name="Text_20_body">
      <style:text-properties officeooo:rsid="01ee298a" officeooo:paragraph-rsid="01ef33a2"/>
    </style:style>
    <style:style style:name="P255" style:family="paragraph" style:parent-style-name="Text_20_body">
      <style:text-properties officeooo:rsid="01f25c80" officeooo:paragraph-rsid="01f460bb"/>
    </style:style>
    <style:style style:name="P256" style:family="paragraph" style:parent-style-name="Text_20_body">
      <style:text-properties officeooo:rsid="01fd81eb" officeooo:paragraph-rsid="01fd81eb"/>
    </style:style>
    <style:style style:name="P257" style:family="paragraph" style:parent-style-name="Table_20_Heading">
      <style:paragraph-properties fo:text-align="start" style:justify-single-word="false"/>
    </style:style>
    <style:style style:name="P258" style:family="paragraph" style:parent-style-name="Standard" style:list-style-name="L1">
      <style:text-properties officeooo:rsid="003a0aef" officeooo:paragraph-rsid="00690e5a"/>
    </style:style>
    <style:style style:name="P259" style:family="paragraph" style:parent-style-name="Standard" style:list-style-name="L1">
      <style:text-properties officeooo:rsid="006ad401" officeooo:paragraph-rsid="006ad401"/>
    </style:style>
    <style:style style:name="P260" style:family="paragraph" style:parent-style-name="Standard" style:list-style-name="L1">
      <style:text-properties officeooo:rsid="006b57eb" officeooo:paragraph-rsid="006b57eb"/>
    </style:style>
    <style:style style:name="P261" style:family="paragraph" style:parent-style-name="Standard" style:list-style-name="L2">
      <style:paragraph-properties fo:text-align="start" style:justify-single-word="false"/>
      <style:text-properties officeooo:rsid="00127061" officeooo:paragraph-rsid="007f9e75"/>
    </style:style>
    <style:style style:name="P262" style:family="paragraph" style:parent-style-name="Standard" style:list-style-name="L2">
      <style:paragraph-properties fo:text-align="start" style:justify-single-word="false"/>
      <style:text-properties officeooo:rsid="007f9e75" officeooo:paragraph-rsid="007f9e75"/>
    </style:style>
    <style:style style:name="P263" style:family="paragraph" style:parent-style-name="Standard" style:list-style-name="L4">
      <style:paragraph-properties fo:text-align="start" style:justify-single-word="false"/>
      <style:text-properties officeooo:rsid="00af33db" officeooo:paragraph-rsid="00c661db"/>
    </style:style>
    <style:style style:name="P264" style:family="paragraph" style:parent-style-name="Standard" style:list-style-name="L4">
      <style:paragraph-properties fo:text-align="start" style:justify-single-word="false"/>
      <style:text-properties officeooo:rsid="00af33db" officeooo:paragraph-rsid="00b19009"/>
    </style:style>
    <style:style style:name="P265" style:family="paragraph" style:parent-style-name="Standard" style:list-style-name="L4">
      <style:paragraph-properties fo:text-align="start" style:justify-single-word="false"/>
      <style:text-properties officeooo:rsid="00af33db" officeooo:paragraph-rsid="00b00d73"/>
    </style:style>
    <style:style style:name="P266" style:family="paragraph" style:parent-style-name="Standard" style:list-style-name="L4">
      <style:paragraph-properties fo:text-align="start" style:justify-single-word="false"/>
      <style:text-properties officeooo:rsid="00af33db" officeooo:paragraph-rsid="00c1555b"/>
    </style:style>
    <style:style style:name="P267" style:family="paragraph" style:parent-style-name="Standard" style:list-style-name="L4">
      <style:paragraph-properties fo:text-align="start" style:justify-single-word="false"/>
      <style:text-properties officeooo:rsid="00af33db" officeooo:paragraph-rsid="00eb5c78"/>
    </style:style>
    <style:style style:name="P268" style:family="paragraph" style:parent-style-name="Standard" style:list-style-name="L4">
      <style:paragraph-properties fo:text-align="start" style:justify-single-word="false"/>
      <style:text-properties officeooo:rsid="00af33db" officeooo:paragraph-rsid="00ec3a56"/>
    </style:style>
    <style:style style:name="P269" style:family="paragraph" style:parent-style-name="Standard" style:list-style-name="L5">
      <style:paragraph-properties fo:text-align="start" style:justify-single-word="false"/>
      <style:text-properties officeooo:rsid="00f6db98" officeooo:paragraph-rsid="00fcb9c5"/>
    </style:style>
    <style:style style:name="P270" style:family="paragraph" style:parent-style-name="Standard" style:list-style-name="L6">
      <style:paragraph-properties fo:text-align="start" style:justify-single-word="false"/>
      <style:text-properties officeooo:rsid="0015b7e2" officeooo:paragraph-rsid="0061c9a7"/>
    </style:style>
    <style:style style:name="P271" style:family="paragraph" style:parent-style-name="Standard" style:list-style-name="L6">
      <style:paragraph-properties fo:text-align="start" style:justify-single-word="false"/>
      <style:text-properties officeooo:rsid="0015b7e2" officeooo:paragraph-rsid="005851b1"/>
    </style:style>
    <style:style style:name="P272" style:family="paragraph" style:parent-style-name="Standard" style:list-style-name="L6">
      <style:paragraph-properties fo:text-align="start" style:justify-single-word="false"/>
      <style:text-properties officeooo:rsid="0058ec59" officeooo:paragraph-rsid="0061c9a7"/>
    </style:style>
    <style:style style:name="P273" style:family="paragraph" style:parent-style-name="Standard" style:list-style-name="L6">
      <style:paragraph-properties fo:text-align="start" style:justify-single-word="false"/>
      <style:text-properties officeooo:rsid="0058ec59" officeooo:paragraph-rsid="0058ec59"/>
    </style:style>
    <style:style style:name="P274" style:family="paragraph" style:parent-style-name="Standard" style:list-style-name="L6">
      <style:paragraph-properties fo:text-align="start" style:justify-single-word="false"/>
      <style:text-properties officeooo:rsid="0058ec59" officeooo:paragraph-rsid="0144c86a"/>
    </style:style>
    <style:style style:name="P275" style:family="paragraph" style:parent-style-name="Standard" style:list-style-name="L6">
      <style:paragraph-properties fo:text-align="start" style:justify-single-word="false"/>
      <style:text-properties officeooo:rsid="0058ec59" officeooo:paragraph-rsid="0147df50"/>
    </style:style>
    <style:style style:name="P276" style:family="paragraph" style:parent-style-name="Standard" style:list-style-name="L6">
      <style:paragraph-properties fo:text-align="start" style:justify-single-word="false"/>
      <style:text-properties officeooo:rsid="006497b9" officeooo:paragraph-rsid="006497b9"/>
    </style:style>
    <style:style style:name="P277" style:family="paragraph" style:parent-style-name="Standard" style:list-style-name="L6">
      <style:paragraph-properties fo:text-align="start" style:justify-single-word="false"/>
      <style:text-properties officeooo:rsid="0061c9a7" officeooo:paragraph-rsid="0061c9a7"/>
    </style:style>
    <style:style style:name="P278" style:family="paragraph" style:parent-style-name="Standard" style:list-style-name="L6">
      <style:paragraph-properties fo:text-align="start" style:justify-single-word="false"/>
      <style:text-properties officeooo:rsid="0061c9a7" officeooo:paragraph-rsid="013556ab"/>
    </style:style>
    <style:style style:name="P279" style:family="paragraph" style:parent-style-name="Standard" style:list-style-name="L7">
      <style:paragraph-properties fo:text-align="start" style:justify-single-word="false"/>
      <style:text-properties officeooo:rsid="0137a969" officeooo:paragraph-rsid="0137a969"/>
    </style:style>
    <style:style style:name="P280" style:family="paragraph" style:parent-style-name="Standard" style:list-style-name="L7">
      <style:paragraph-properties fo:text-align="start" style:justify-single-word="false"/>
      <style:text-properties officeooo:rsid="0112b82f" officeooo:paragraph-rsid="013556ab"/>
    </style:style>
    <style:style style:name="P281" style:family="paragraph" style:parent-style-name="Standard" style:list-style-name="L11">
      <style:paragraph-properties fo:text-align="start" style:justify-single-word="false"/>
      <style:text-properties officeooo:rsid="0112b82f" officeooo:paragraph-rsid="01526fa6"/>
    </style:style>
    <style:style style:name="P282" style:family="paragraph" style:parent-style-name="Standard" style:list-style-name="L8">
      <style:text-properties officeooo:rsid="011f9ec5" officeooo:paragraph-rsid="01214f32"/>
    </style:style>
    <style:style style:name="P283" style:family="paragraph" style:parent-style-name="Standard" style:list-style-name="L8">
      <style:text-properties officeooo:rsid="01214f32" officeooo:paragraph-rsid="01214f32"/>
    </style:style>
    <style:style style:name="P284" style:family="paragraph" style:parent-style-name="Standard" style:list-style-name="L6">
      <style:paragraph-properties fo:text-align="start" style:justify-single-word="false"/>
      <style:text-properties officeooo:paragraph-rsid="0144c86a"/>
    </style:style>
    <style:style style:name="P285" style:family="paragraph" style:parent-style-name="Standard" style:list-style-name="L6">
      <style:paragraph-properties fo:text-align="start" style:justify-single-word="false"/>
      <style:text-properties officeooo:rsid="005851b1" officeooo:paragraph-rsid="0058ec59"/>
    </style:style>
    <style:style style:name="P286" style:family="paragraph" style:parent-style-name="Standard" style:list-style-name="L6">
      <style:paragraph-properties fo:text-align="start" style:justify-single-word="false"/>
      <style:text-properties officeooo:rsid="005851b1" officeooo:paragraph-rsid="014c40c0"/>
    </style:style>
    <style:style style:name="P287" style:family="paragraph" style:parent-style-name="Standard" style:list-style-name="L10">
      <style:paragraph-properties fo:text-align="start" style:justify-single-word="false"/>
      <style:text-properties officeooo:rsid="005851b1" officeooo:paragraph-rsid="014fb150"/>
    </style:style>
    <style:style style:name="P288" style:family="paragraph" style:parent-style-name="Standard" style:list-style-name="L6">
      <style:paragraph-properties fo:text-align="start" style:justify-single-word="false"/>
      <style:text-properties officeooo:rsid="005a9560" officeooo:paragraph-rsid="005a9560"/>
    </style:style>
    <style:style style:name="P289" style:family="paragraph" style:parent-style-name="Standard" style:list-style-name="L6">
      <style:paragraph-properties fo:text-align="start" style:justify-single-word="false"/>
      <style:text-properties officeooo:rsid="005a9560" officeooo:paragraph-rsid="014fb150"/>
    </style:style>
    <style:style style:name="P290" style:family="paragraph" style:parent-style-name="Standard" style:list-style-name="L10">
      <style:paragraph-properties fo:text-align="start" style:justify-single-word="false"/>
      <style:text-properties officeooo:rsid="005a9560" officeooo:paragraph-rsid="014fb150"/>
    </style:style>
    <style:style style:name="P291" style:family="paragraph" style:parent-style-name="Standard" style:list-style-name="L6">
      <style:paragraph-properties fo:text-align="start" style:justify-single-word="false"/>
      <style:text-properties officeooo:rsid="005c69a5" officeooo:paragraph-rsid="014c40c0"/>
    </style:style>
    <style:style style:name="P292" style:family="paragraph" style:parent-style-name="Standard" style:list-style-name="L9">
      <style:paragraph-properties fo:text-align="start" style:justify-single-word="false"/>
      <style:text-properties officeooo:rsid="005c69a5" officeooo:paragraph-rsid="014cee9f"/>
    </style:style>
    <style:style style:name="P293" style:family="paragraph" style:parent-style-name="Standard" style:list-style-name="L10">
      <style:paragraph-properties fo:text-align="start" style:justify-single-word="false"/>
      <style:text-properties officeooo:rsid="005c69a5" officeooo:paragraph-rsid="0151acd7"/>
    </style:style>
    <style:style style:name="P294" style:family="paragraph" style:parent-style-name="Standard" style:list-style-name="L6">
      <style:paragraph-properties fo:text-align="start" style:justify-single-word="false"/>
      <style:text-properties officeooo:rsid="014cee9f" officeooo:paragraph-rsid="014cee9f"/>
    </style:style>
    <style:style style:name="P295" style:family="paragraph" style:parent-style-name="Standard" style:list-style-name="L9">
      <style:paragraph-properties fo:text-align="start" style:justify-single-word="false"/>
      <style:text-properties officeooo:rsid="005c9127" officeooo:paragraph-rsid="014cee9f"/>
    </style:style>
    <style:style style:name="P296" style:family="paragraph" style:parent-style-name="Standard" style:list-style-name="L10">
      <style:paragraph-properties fo:text-align="start" style:justify-single-word="false"/>
      <style:text-properties officeooo:rsid="014fb150" officeooo:paragraph-rsid="014fb150"/>
    </style:style>
    <style:style style:name="P297" style:family="paragraph" style:parent-style-name="Standard" style:list-style-name="L10">
      <style:paragraph-properties fo:text-align="start" style:justify-single-word="false"/>
      <style:text-properties officeooo:rsid="0151acd7" officeooo:paragraph-rsid="0151acd7"/>
    </style:style>
    <style:style style:name="P298" style:family="paragraph" style:parent-style-name="Standard" style:list-style-name="L10">
      <style:paragraph-properties fo:text-align="start" style:justify-single-word="false"/>
      <style:text-properties fo:font-weight="normal" officeooo:rsid="01522152" officeooo:paragraph-rsid="01522152" style:font-weight-asian="normal" style:font-weight-complex="normal"/>
    </style:style>
    <style:style style:name="P299" style:family="paragraph" style:parent-style-name="Standard" style:list-style-name="L13">
      <style:text-properties fo:font-weight="normal" officeooo:rsid="01a44c83" officeooo:paragraph-rsid="01a44c83" style:font-weight-asian="normal" style:font-weight-complex="normal"/>
    </style:style>
    <style:style style:name="P300" style:family="paragraph" style:parent-style-name="Standard" style:list-style-name="L11">
      <style:text-properties officeooo:rsid="01522152" officeooo:paragraph-rsid="01522152"/>
    </style:style>
    <style:style style:name="P301" style:family="paragraph" style:parent-style-name="Standard" style:list-style-name="L12">
      <style:text-properties officeooo:rsid="01a2e45c" officeooo:paragraph-rsid="01a2e45c"/>
    </style:style>
    <style:style style:name="P302" style:family="paragraph" style:parent-style-name="Standard" style:list-style-name="L13">
      <style:text-properties officeooo:rsid="01a2e45c" officeooo:paragraph-rsid="01a44c83"/>
    </style:style>
    <style:style style:name="P303" style:family="paragraph" style:parent-style-name="Standard" style:list-style-name="L12">
      <style:text-properties officeooo:rsid="01a2c4c3" officeooo:paragraph-rsid="01a2e45c"/>
    </style:style>
    <style:style style:name="P304" style:family="paragraph" style:parent-style-name="Standard" style:list-style-name="L12">
      <style:text-properties fo:font-weight="bold" officeooo:rsid="01a2e45c" officeooo:paragraph-rsid="01a2e45c" style:font-weight-asian="bold" style:font-weight-complex="bold"/>
    </style:style>
    <style:style style:name="P305" style:family="paragraph" style:parent-style-name="Standard" style:list-style-name="L14">
      <style:text-properties officeooo:rsid="01c467ab" officeooo:paragraph-rsid="020a40d6"/>
    </style:style>
    <style:style style:name="P306" style:family="paragraph" style:parent-style-name="Standard" style:list-style-name="L14">
      <style:text-properties officeooo:rsid="01c467ab" officeooo:paragraph-rsid="02086eb0"/>
    </style:style>
    <style:style style:name="P307" style:family="paragraph" style:parent-style-name="Standard" style:list-style-name="L14">
      <style:text-properties officeooo:rsid="02086eb0" officeooo:paragraph-rsid="02086eb0"/>
    </style:style>
    <style:style style:name="P308" style:family="paragraph" style:parent-style-name="Standard" style:list-style-name="L15"/>
    <style:style style:name="P309" style:family="paragraph" style:parent-style-name="Standard" style:list-style-name="L15">
      <style:text-properties officeooo:paragraph-rsid="01b52d60"/>
    </style:style>
    <style:style style:name="P310" style:family="paragraph" style:parent-style-name="Standard" style:list-style-name="L15">
      <style:text-properties officeooo:rsid="01b52d60" officeooo:paragraph-rsid="01b52d60"/>
    </style:style>
    <style:style style:name="P311" style:family="paragraph" style:parent-style-name="Standard" style:list-style-name="L15">
      <style:text-properties officeooo:rsid="01b6e62b" officeooo:paragraph-rsid="01b6e62b"/>
    </style:style>
    <style:style style:name="P312" style:family="paragraph" style:parent-style-name="Standard" style:list-style-name="L15">
      <style:text-properties officeooo:rsid="01b683d0" officeooo:paragraph-rsid="01b683d0"/>
    </style:style>
    <style:style style:name="P313" style:family="paragraph" style:parent-style-name="Standard">
      <style:text-properties officeooo:rsid="005018c1" officeooo:paragraph-rsid="005018c1"/>
    </style:style>
    <style:style style:name="P314" style:family="paragraph" style:parent-style-name="Standard">
      <style:text-properties officeooo:rsid="000f2e5c" officeooo:paragraph-rsid="005018c1"/>
    </style:style>
    <style:style style:name="P315" style:family="paragraph" style:parent-style-name="Text_20_body" style:list-style-name="L3">
      <style:text-properties officeooo:rsid="01f3a5e9" officeooo:paragraph-rsid="01f3a5e9"/>
    </style:style>
    <style:style style:name="P316" style:family="paragraph" style:parent-style-name="Heading_20_1">
      <style:paragraph-properties fo:text-align="center" style:justify-single-word="false"/>
    </style:style>
    <style:style style:name="P317" style:family="paragraph" style:parent-style-name="Heading_20_2">
      <style:text-properties officeooo:paragraph-rsid="01ab8951"/>
    </style:style>
    <style:style style:name="P318" style:family="paragraph" style:parent-style-name="Heading_20_3">
      <style:text-properties officeooo:paragraph-rsid="00690e5a"/>
    </style:style>
    <style:style style:name="P319" style:family="paragraph" style:parent-style-name="Heading_20_3">
      <style:text-properties officeooo:rsid="0034871e" officeooo:paragraph-rsid="00690e5a"/>
    </style:style>
    <style:style style:name="P320" style:family="paragraph" style:parent-style-name="Heading_20_3">
      <style:text-properties officeooo:rsid="00816695" officeooo:paragraph-rsid="00816695"/>
    </style:style>
    <style:style style:name="P321" style:family="paragraph" style:parent-style-name="Heading_20_3">
      <style:text-properties officeooo:rsid="00287eee"/>
    </style:style>
    <style:style style:name="P322" style:family="paragraph" style:parent-style-name="Heading_20_3">
      <style:text-properties officeooo:rsid="003c36cd"/>
    </style:style>
    <style:style style:name="P323" style:family="paragraph" style:parent-style-name="Heading_20_3">
      <style:text-properties officeooo:rsid="00442805"/>
    </style:style>
    <style:style style:name="P324" style:family="paragraph" style:parent-style-name="Heading_20_3">
      <style:text-properties officeooo:rsid="005851b1"/>
    </style:style>
    <style:style style:name="P325" style:family="paragraph" style:parent-style-name="Heading_20_3">
      <style:text-properties officeooo:rsid="0031d157" officeooo:paragraph-rsid="00aec18c"/>
    </style:style>
    <style:style style:name="P326" style:family="paragraph" style:parent-style-name="Heading_20_3">
      <style:text-properties officeooo:rsid="00477fe2"/>
    </style:style>
    <style:style style:name="P327" style:family="paragraph" style:parent-style-name="Heading_20_3">
      <style:text-properties officeooo:rsid="00517d71"/>
    </style:style>
    <style:style style:name="P328" style:family="paragraph" style:parent-style-name="Heading_20_3">
      <style:text-properties officeooo:paragraph-rsid="01ab8951"/>
    </style:style>
    <style:style style:name="P329" style:family="paragraph" style:parent-style-name="Heading_20_4">
      <style:text-properties officeooo:paragraph-rsid="01317062"/>
    </style:style>
    <style:style style:name="P330" style:family="paragraph" style:parent-style-name="Heading_20_4">
      <style:text-properties officeooo:paragraph-rsid="00aec18c"/>
    </style:style>
    <style:style style:name="P331" style:family="paragraph" style:parent-style-name="Heading_20_4">
      <style:text-properties officeooo:paragraph-rsid="0173bd59"/>
    </style:style>
    <style:style style:name="P332" style:family="paragraph" style:parent-style-name="Heading_20_4" style:list-style-name=""/>
    <style:style style:name="P333" style:family="paragraph" style:parent-style-name="Heading_20_4">
      <style:paragraph-properties fo:break-before="page"/>
    </style:style>
    <style:style style:name="P334" style:family="paragraph" style:parent-style-name="Heading_20_5">
      <style:text-properties officeooo:paragraph-rsid="018133e5"/>
    </style:style>
    <style:style style:name="T1" style:family="text">
      <style:text-properties officeooo:rsid="006e4a05"/>
    </style:style>
    <style:style style:name="T2" style:family="text">
      <style:text-properties officeooo:rsid="0015b7e2"/>
    </style:style>
    <style:style style:name="T3" style:family="text">
      <style:text-properties officeooo:rsid="00167b8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31d157" style:font-weight-asian="bold" style:font-weight-complex="bold"/>
    </style:style>
    <style:style style:name="T7" style:family="text">
      <style:text-properties fo:font-weight="bold" officeooo:rsid="005018c1" style:font-weight-asian="bold" style:font-weight-complex="bold"/>
    </style:style>
    <style:style style:name="T8" style:family="text">
      <style:text-properties fo:font-weight="bold" officeooo:rsid="0050e84c" style:font-weight-asian="bold" style:font-weight-complex="bold"/>
    </style:style>
    <style:style style:name="T9" style:family="text">
      <style:text-properties fo:font-weight="bold" officeooo:rsid="006ad401" style:font-weight-asian="bold" style:font-weight-complex="bold"/>
    </style:style>
    <style:style style:name="T10" style:family="text">
      <style:text-properties fo:font-weight="bold" officeooo:rsid="0015b7e2" style:font-weight-asian="bold" style:font-weight-complex="bold"/>
    </style:style>
    <style:style style:name="T11" style:family="text">
      <style:text-properties fo:font-weight="bold" officeooo:rsid="0070473f" style:font-weight-asian="bold" style:font-weight-complex="bold"/>
    </style:style>
    <style:style style:name="T12" style:family="text">
      <style:text-properties fo:font-weight="bold" officeooo:rsid="00406ca2" style:font-weight-asian="bold" style:font-weight-complex="bold"/>
    </style:style>
    <style:style style:name="T13" style:family="text">
      <style:text-properties fo:font-weight="bold" officeooo:rsid="0088d9e2" style:font-weight-asian="bold" style:font-weight-complex="bold"/>
    </style:style>
    <style:style style:name="T14" style:family="text">
      <style:text-properties fo:font-weight="bold" officeooo:rsid="0089d721" style:font-weight-asian="bold" style:font-weight-complex="bold"/>
    </style:style>
    <style:style style:name="T15" style:family="text">
      <style:text-properties fo:font-weight="bold" officeooo:rsid="00957f9c" style:font-weight-asian="bold" style:font-weight-complex="bold"/>
    </style:style>
    <style:style style:name="T16" style:family="text">
      <style:text-properties fo:font-weight="bold" officeooo:rsid="00979c1a" style:font-weight-asian="bold" style:font-weight-complex="bold"/>
    </style:style>
    <style:style style:name="T17" style:family="text">
      <style:text-properties fo:font-weight="bold" officeooo:rsid="00995d45" style:font-weight-asian="bold" style:font-weight-complex="bold"/>
    </style:style>
    <style:style style:name="T18" style:family="text">
      <style:text-properties fo:font-weight="bold" officeooo:rsid="00a9104a" style:font-weight-asian="bold" style:font-weight-complex="bold"/>
    </style:style>
    <style:style style:name="T19" style:family="text">
      <style:text-properties fo:font-weight="bold" officeooo:rsid="00ac883c" style:font-weight-asian="bold" style:font-weight-complex="bold"/>
    </style:style>
    <style:style style:name="T20" style:family="text">
      <style:text-properties fo:font-weight="bold" officeooo:rsid="00b00d73" style:font-weight-asian="bold" style:font-weight-complex="bold"/>
    </style:style>
    <style:style style:name="T21" style:family="text">
      <style:text-properties fo:font-weight="bold" officeooo:rsid="00b9cd7e" style:font-weight-asian="bold" style:font-weight-complex="bold"/>
    </style:style>
    <style:style style:name="T22" style:family="text">
      <style:text-properties fo:font-weight="bold" officeooo:rsid="00bd546e" style:font-weight-asian="bold" style:font-weight-complex="bold"/>
    </style:style>
    <style:style style:name="T23" style:family="text">
      <style:text-properties fo:font-weight="bold" officeooo:rsid="00b3f78f" style:font-weight-asian="bold" style:font-weight-complex="bold"/>
    </style:style>
    <style:style style:name="T24" style:family="text">
      <style:text-properties fo:font-weight="bold" officeooo:rsid="00c661db" style:font-weight-asian="bold" style:font-weight-complex="bold"/>
    </style:style>
    <style:style style:name="T25" style:family="text">
      <style:text-properties fo:font-weight="bold" officeooo:rsid="00b2995f" style:font-weight-asian="bold" style:font-weight-complex="bold"/>
    </style:style>
    <style:style style:name="T26" style:family="text">
      <style:text-properties fo:font-weight="bold" officeooo:rsid="00d4ca6f" style:font-weight-asian="bold" style:font-weight-complex="bold"/>
    </style:style>
    <style:style style:name="T27" style:family="text">
      <style:text-properties fo:font-weight="bold" officeooo:rsid="00d652eb" style:font-weight-asian="bold" style:font-weight-complex="bold"/>
    </style:style>
    <style:style style:name="T28" style:family="text">
      <style:text-properties fo:font-weight="bold" officeooo:rsid="00da5dfe" style:font-weight-asian="bold" style:font-weight-complex="bold"/>
    </style:style>
    <style:style style:name="T29" style:family="text">
      <style:text-properties fo:font-weight="bold" officeooo:rsid="00dabb59" style:font-weight-asian="bold" style:font-weight-complex="bold"/>
    </style:style>
    <style:style style:name="T30" style:family="text">
      <style:text-properties fo:font-weight="bold" officeooo:rsid="00ec8750" style:font-weight-asian="bold" style:font-weight-complex="bold"/>
    </style:style>
    <style:style style:name="T31" style:family="text">
      <style:text-properties fo:font-weight="bold" officeooo:rsid="00f17449" style:font-weight-asian="bold" style:font-weight-complex="bold"/>
    </style:style>
    <style:style style:name="T32" style:family="text">
      <style:text-properties fo:font-weight="bold" officeooo:rsid="00f576e5" style:font-weight-asian="bold" style:font-weight-complex="bold"/>
    </style:style>
    <style:style style:name="T33" style:family="text">
      <style:text-properties fo:font-weight="bold" officeooo:rsid="00fa2f8e" style:font-weight-asian="bold" style:font-weight-complex="bold"/>
    </style:style>
    <style:style style:name="T34" style:family="text">
      <style:text-properties fo:font-weight="bold" officeooo:rsid="00fbe191" style:font-weight-asian="bold" style:font-weight-complex="bold"/>
    </style:style>
    <style:style style:name="T35" style:family="text">
      <style:text-properties fo:font-weight="bold" officeooo:rsid="00fcb9c5" style:font-weight-asian="bold" style:font-weight-complex="bold"/>
    </style:style>
    <style:style style:name="T36" style:family="text">
      <style:text-properties fo:font-weight="bold" officeooo:rsid="0102f4ef" style:font-weight-asian="bold" style:font-weight-complex="bold"/>
    </style:style>
    <style:style style:name="T37" style:family="text">
      <style:text-properties fo:font-weight="bold" officeooo:rsid="0044f679" style:font-weight-asian="bold" style:font-weight-complex="bold"/>
    </style:style>
    <style:style style:name="T38" style:family="text">
      <style:text-properties fo:font-weight="bold" officeooo:rsid="0108b43c" style:font-weight-asian="bold" style:font-weight-complex="bold"/>
    </style:style>
    <style:style style:name="T39" style:family="text">
      <style:text-properties fo:font-weight="bold" officeooo:rsid="01025e05" style:font-weight-asian="bold" style:font-weight-complex="bold"/>
    </style:style>
    <style:style style:name="T40" style:family="text">
      <style:text-properties fo:font-weight="bold" officeooo:rsid="0114a02c" style:font-weight-asian="bold" style:font-weight-complex="bold"/>
    </style:style>
    <style:style style:name="T41" style:family="text">
      <style:text-properties fo:font-weight="bold" officeooo:rsid="0115db9b" style:font-weight-asian="bold" style:font-weight-complex="bold"/>
    </style:style>
    <style:style style:name="T42" style:family="text">
      <style:text-properties fo:font-weight="bold" officeooo:rsid="011bdd23" style:font-weight-asian="bold" style:font-weight-complex="bold"/>
    </style:style>
    <style:style style:name="T43" style:family="text">
      <style:text-properties fo:font-weight="bold" officeooo:rsid="012844d1" style:font-weight-asian="bold" style:font-weight-complex="bold"/>
    </style:style>
    <style:style style:name="T44" style:family="text">
      <style:text-properties fo:font-weight="bold" officeooo:rsid="012b7c62" style:font-weight-asian="bold" style:font-weight-complex="bold"/>
    </style:style>
    <style:style style:name="T45" style:family="text">
      <style:text-properties fo:font-weight="bold" officeooo:rsid="0134f793" style:font-weight-asian="bold" style:font-weight-complex="bold"/>
    </style:style>
    <style:style style:name="T46" style:family="text">
      <style:text-properties fo:font-weight="bold" officeooo:rsid="013556ab" style:font-weight-asian="bold" style:font-weight-complex="bold"/>
    </style:style>
    <style:style style:name="T47" style:family="text">
      <style:text-properties fo:font-weight="bold" officeooo:rsid="0135ec44" style:font-weight-asian="bold" style:font-weight-complex="bold"/>
    </style:style>
    <style:style style:name="T48" style:family="text">
      <style:text-properties fo:font-weight="bold" officeooo:rsid="0132fab9" style:font-weight-asian="bold" style:font-weight-complex="bold"/>
    </style:style>
    <style:style style:name="T49" style:family="text">
      <style:text-properties fo:font-weight="bold" officeooo:rsid="0144c86a" style:font-weight-asian="bold" style:font-weight-complex="bold"/>
    </style:style>
    <style:style style:name="T50" style:family="text">
      <style:text-properties fo:font-weight="bold" officeooo:rsid="0147df50" style:font-weight-asian="bold" style:font-weight-complex="bold"/>
    </style:style>
    <style:style style:name="T51" style:family="text">
      <style:text-properties fo:font-weight="bold" officeooo:rsid="014c40c0" style:font-weight-asian="bold" style:font-weight-complex="bold"/>
    </style:style>
    <style:style style:name="T52" style:family="text">
      <style:text-properties fo:font-weight="bold" officeooo:rsid="014cee9f" style:font-weight-asian="bold" style:font-weight-complex="bold"/>
    </style:style>
    <style:style style:name="T53" style:family="text">
      <style:text-properties fo:font-weight="bold" officeooo:rsid="014fb150" style:font-weight-asian="bold" style:font-weight-complex="bold"/>
    </style:style>
    <style:style style:name="T54" style:family="text">
      <style:text-properties fo:font-weight="bold" officeooo:rsid="0151acd7" style:font-weight-asian="bold" style:font-weight-complex="bold"/>
    </style:style>
    <style:style style:name="T55" style:family="text">
      <style:text-properties fo:font-weight="bold" officeooo:rsid="01534fca" style:font-weight-asian="bold" style:font-weight-complex="bold"/>
    </style:style>
    <style:style style:name="T56" style:family="text">
      <style:text-properties fo:font-weight="bold" officeooo:rsid="0153d203" style:font-weight-asian="bold" style:font-weight-complex="bold"/>
    </style:style>
    <style:style style:name="T57" style:family="text">
      <style:text-properties fo:font-weight="bold" officeooo:rsid="0126da4e" style:font-weight-asian="bold" style:font-weight-complex="bold"/>
    </style:style>
    <style:style style:name="T58" style:family="text">
      <style:text-properties fo:font-weight="bold" officeooo:rsid="0119ed95" style:font-weight-asian="bold" style:font-weight-complex="bold"/>
    </style:style>
    <style:style style:name="T59" style:family="text">
      <style:text-properties fo:font-weight="bold" officeooo:rsid="01549c1c" style:font-weight-asian="bold" style:font-weight-complex="bold"/>
    </style:style>
    <style:style style:name="T60" style:family="text">
      <style:text-properties fo:font-weight="bold" officeooo:rsid="015a5764" style:font-weight-asian="bold" style:font-weight-complex="bold"/>
    </style:style>
    <style:style style:name="T61" style:family="text">
      <style:text-properties fo:font-weight="bold" officeooo:rsid="0058ec59" style:font-weight-asian="bold" style:font-weight-complex="bold"/>
    </style:style>
    <style:style style:name="T62" style:family="text">
      <style:text-properties fo:font-weight="bold" officeooo:rsid="015c5ff4" style:font-weight-asian="bold" style:font-weight-complex="bold"/>
    </style:style>
    <style:style style:name="T63" style:family="text">
      <style:text-properties fo:font-weight="bold" officeooo:rsid="015d5120" style:font-weight-asian="bold" style:font-weight-complex="bold"/>
    </style:style>
    <style:style style:name="T64" style:family="text">
      <style:text-properties fo:font-weight="bold" officeooo:rsid="01636992" style:font-weight-asian="bold" style:font-weight-complex="bold"/>
    </style:style>
    <style:style style:name="T65" style:family="text">
      <style:text-properties fo:font-weight="bold" officeooo:rsid="016652de" style:font-weight-asian="bold" style:font-weight-complex="bold"/>
    </style:style>
    <style:style style:name="T66" style:family="text">
      <style:text-properties fo:font-weight="bold" officeooo:rsid="016838c6" style:font-weight-asian="bold" style:font-weight-complex="bold"/>
    </style:style>
    <style:style style:name="T67" style:family="text">
      <style:text-properties fo:font-weight="bold" officeooo:rsid="016a854a" style:font-weight-asian="bold" style:font-weight-complex="bold"/>
    </style:style>
    <style:style style:name="T68" style:family="text">
      <style:text-properties fo:font-weight="bold" officeooo:rsid="013c4f00" style:font-weight-asian="bold" style:font-weight-complex="bold"/>
    </style:style>
    <style:style style:name="T69" style:family="text">
      <style:text-properties fo:font-weight="bold" officeooo:rsid="0167f516" style:font-weight-asian="bold" style:font-weight-complex="bold"/>
    </style:style>
    <style:style style:name="T70" style:family="text">
      <style:text-properties fo:font-weight="bold" officeooo:rsid="00ab897a" style:font-weight-asian="bold" style:font-weight-complex="bold"/>
    </style:style>
    <style:style style:name="T71" style:family="text">
      <style:text-properties fo:font-weight="bold" officeooo:rsid="0171576c" style:font-weight-asian="bold" style:font-weight-complex="bold"/>
    </style:style>
    <style:style style:name="T72" style:family="text">
      <style:text-properties fo:font-weight="bold" officeooo:rsid="01867424" style:font-weight-asian="bold" style:font-weight-complex="bold"/>
    </style:style>
    <style:style style:name="T73" style:family="text">
      <style:text-properties fo:font-weight="bold" officeooo:rsid="0188d02f" style:font-weight-asian="bold" style:font-weight-complex="bold"/>
    </style:style>
    <style:style style:name="T74" style:family="text">
      <style:text-properties fo:font-weight="bold" officeooo:rsid="018c2fb1" style:font-weight-asian="bold" style:font-weight-complex="bold"/>
    </style:style>
    <style:style style:name="T75" style:family="text">
      <style:text-properties fo:font-weight="bold" officeooo:rsid="018e3051" style:font-weight-asian="bold" style:font-weight-complex="bold"/>
    </style:style>
    <style:style style:name="T76" style:family="text">
      <style:text-properties fo:font-weight="bold" officeooo:rsid="018f31b8" style:font-weight-asian="bold" style:font-weight-complex="bold"/>
    </style:style>
    <style:style style:name="T77" style:family="text">
      <style:text-properties fo:font-weight="bold" officeooo:rsid="018ff6c6" style:font-weight-asian="bold" style:font-weight-complex="bold"/>
    </style:style>
    <style:style style:name="T78" style:family="text">
      <style:text-properties fo:font-weight="bold" officeooo:rsid="019055f1" style:font-weight-asian="bold" style:font-weight-complex="bold"/>
    </style:style>
    <style:style style:name="T79" style:family="text">
      <style:text-properties fo:font-weight="bold" officeooo:rsid="0049735f" style:font-weight-asian="bold" style:font-weight-complex="bold"/>
    </style:style>
    <style:style style:name="T80" style:family="text">
      <style:text-properties fo:font-weight="bold" officeooo:rsid="01a13ed2" style:font-weight-asian="bold" style:font-weight-complex="bold"/>
    </style:style>
    <style:style style:name="T81" style:family="text">
      <style:text-properties fo:font-weight="bold" officeooo:rsid="01a2e45c" style:font-weight-asian="bold" style:font-weight-complex="bold"/>
    </style:style>
    <style:style style:name="T82" style:family="text">
      <style:text-properties fo:font-weight="bold" officeooo:rsid="01a44c83" style:font-weight-asian="bold" style:font-weight-complex="bold"/>
    </style:style>
    <style:style style:name="T83" style:family="text">
      <style:text-properties fo:font-weight="bold" officeooo:rsid="01a92e9b" style:font-weight-asian="bold" style:font-weight-complex="bold"/>
    </style:style>
    <style:style style:name="T84" style:family="text">
      <style:text-properties fo:font-weight="bold" officeooo:rsid="01ae0768" style:font-weight-asian="bold" style:font-weight-complex="bold"/>
    </style:style>
    <style:style style:name="T85" style:family="text">
      <style:text-properties fo:font-weight="bold" officeooo:rsid="01b8c18e" style:font-weight-asian="bold" style:font-weight-complex="bold"/>
    </style:style>
    <style:style style:name="T86" style:family="text">
      <style:text-properties fo:font-weight="bold" officeooo:rsid="01be5271" style:font-weight-asian="bold" style:font-weight-complex="bold"/>
    </style:style>
    <style:style style:name="T87" style:family="text">
      <style:text-properties fo:font-weight="bold" officeooo:rsid="01c1840d" style:font-weight-asian="bold" style:font-weight-complex="bold"/>
    </style:style>
    <style:style style:name="T88" style:family="text">
      <style:text-properties fo:font-weight="bold" officeooo:rsid="01c07918" style:font-weight-asian="bold" style:font-weight-complex="bold"/>
    </style:style>
    <style:style style:name="T89" style:family="text">
      <style:text-properties fo:font-weight="bold" officeooo:rsid="01c3d91e" style:font-weight-asian="bold" style:font-weight-complex="bold"/>
    </style:style>
    <style:style style:name="T90" style:family="text">
      <style:text-properties fo:font-weight="bold" officeooo:rsid="01c5c037" style:font-weight-asian="bold" style:font-weight-complex="bold"/>
    </style:style>
    <style:style style:name="T91" style:family="text">
      <style:text-properties fo:font-weight="bold" officeooo:rsid="01c83eda" style:font-weight-asian="bold" style:font-weight-complex="bold"/>
    </style:style>
    <style:style style:name="T92" style:family="text">
      <style:text-properties fo:font-weight="bold" officeooo:rsid="01da69be" style:font-weight-asian="bold" style:font-weight-complex="bold"/>
    </style:style>
    <style:style style:name="T93" style:family="text">
      <style:text-properties fo:font-weight="bold" officeooo:rsid="01dc0568" style:font-weight-asian="bold" style:font-weight-complex="bold"/>
    </style:style>
    <style:style style:name="T94" style:family="text">
      <style:text-properties fo:font-weight="bold" officeooo:rsid="01dc3ed0" style:font-weight-asian="bold" style:font-weight-complex="bold"/>
    </style:style>
    <style:style style:name="T95" style:family="text">
      <style:text-properties fo:font-weight="bold" officeooo:rsid="01dd6e32" style:font-weight-asian="bold" style:font-weight-complex="bold"/>
    </style:style>
    <style:style style:name="T96" style:family="text">
      <style:text-properties fo:font-weight="bold" officeooo:rsid="01df674e" style:font-weight-asian="bold" style:font-weight-complex="bold"/>
    </style:style>
    <style:style style:name="T97" style:family="text">
      <style:text-properties fo:font-weight="bold" officeooo:rsid="01e08d96" style:font-weight-asian="bold" style:font-weight-complex="bold"/>
    </style:style>
    <style:style style:name="T98" style:family="text">
      <style:text-properties fo:font-weight="bold" officeooo:rsid="01cb974f" style:font-weight-asian="bold" style:font-weight-complex="bold"/>
    </style:style>
    <style:style style:name="T99" style:family="text">
      <style:text-properties fo:font-weight="bold" officeooo:rsid="01e720f8" style:font-weight-asian="bold" style:font-weight-complex="bold"/>
    </style:style>
    <style:style style:name="T100" style:family="text">
      <style:text-properties fo:font-weight="bold" officeooo:rsid="01e49e8c" style:font-weight-asian="bold" style:font-weight-complex="bold"/>
    </style:style>
    <style:style style:name="T101" style:family="text">
      <style:text-properties fo:font-weight="bold" officeooo:rsid="01e885b0" style:font-weight-asian="bold" style:font-weight-complex="bold"/>
    </style:style>
    <style:style style:name="T102" style:family="text">
      <style:text-properties fo:font-weight="bold" officeooo:rsid="01e98e5c" style:font-weight-asian="bold" style:font-weight-complex="bold"/>
    </style:style>
    <style:style style:name="T103" style:family="text">
      <style:text-properties fo:font-weight="bold" officeooo:rsid="01ec8394" style:font-weight-asian="bold" style:font-weight-complex="bold"/>
    </style:style>
    <style:style style:name="T104" style:family="text">
      <style:text-properties fo:font-weight="bold" officeooo:rsid="01f10bad" style:font-weight-asian="bold" style:font-weight-complex="bold"/>
    </style:style>
    <style:style style:name="T105" style:family="text">
      <style:text-properties fo:font-weight="bold" officeooo:rsid="020294de" style:font-weight-asian="bold" style:font-weight-complex="bold"/>
    </style:style>
    <style:style style:name="T106" style:family="text">
      <style:text-properties fo:font-weight="bold" officeooo:rsid="02044043" style:font-weight-asian="bold" style:font-weight-complex="bold"/>
    </style:style>
    <style:style style:name="T107" style:family="text">
      <style:text-properties fo:font-weight="bold" officeooo:rsid="02086eb0" style:font-weight-asian="bold" style:font-weight-complex="bold"/>
    </style:style>
    <style:style style:name="T108" style:family="text">
      <style:text-properties fo:font-weight="bold" officeooo:rsid="020a40d6" style:font-weight-asian="bold" style:font-weight-complex="bold"/>
    </style:style>
    <style:style style:name="T109" style:family="text">
      <style:text-properties fo:font-weight="bold" officeooo:rsid="0211efe6" style:font-weight-asian="bold" style:font-weight-complex="bold"/>
    </style:style>
    <style:style style:name="T110" style:family="text">
      <style:text-properties fo:font-weight="bold" officeooo:rsid="021437b0" style:font-weight-asian="bold" style:font-weight-complex="bold"/>
    </style:style>
    <style:style style:name="T111" style:family="text">
      <style:text-properties fo:font-weight="bold" officeooo:rsid="0215329b" style:font-weight-asian="bold" style:font-weight-complex="bold"/>
    </style:style>
    <style:style style:name="T112" style:family="text">
      <style:text-properties fo:font-weight="bold" officeooo:rsid="02164f32" style:font-weight-asian="bold" style:font-weight-complex="bold"/>
    </style:style>
    <style:style style:name="T113" style:family="text">
      <style:text-properties fo:font-weight="bold" officeooo:rsid="0215a86f" style:font-weight-asian="bold" style:font-weight-complex="bold"/>
    </style:style>
    <style:style style:name="T114" style:family="text">
      <style:text-properties fo:font-weight="bold" officeooo:rsid="0219b330" style:font-weight-asian="bold" style:font-weight-complex="bold"/>
    </style:style>
    <style:style style:name="T115" style:family="text">
      <style:text-properties fo:font-weight="bold" officeooo:rsid="021ba9ef" style:font-weight-asian="bold" style:font-weight-complex="bold"/>
    </style:style>
    <style:style style:name="T116" style:family="text">
      <style:text-properties fo:font-weight="bold" officeooo:rsid="021c1e17" style:font-weight-asian="bold" style:font-weight-complex="bold"/>
    </style:style>
    <style:style style:name="T117" style:family="text">
      <style:text-properties officeooo:rsid="0031d157"/>
    </style:style>
    <style:style style:name="T118" style:family="text">
      <style:text-properties officeooo:rsid="003501f9"/>
    </style:style>
    <style:style style:name="T119" style:family="text">
      <style:text-properties officeooo:rsid="003b19de"/>
    </style:style>
    <style:style style:name="T120" style:family="text">
      <style:text-properties officeooo:rsid="00406ca2"/>
    </style:style>
    <style:style style:name="T121" style:family="text">
      <style:text-properties officeooo:rsid="00427c34"/>
    </style:style>
    <style:style style:name="T122" style:family="text">
      <style:text-properties officeooo:rsid="005018c1"/>
    </style:style>
    <style:style style:name="T123" style:family="text">
      <style:text-properties officeooo:rsid="005851b1"/>
    </style:style>
    <style:style style:name="T124" style:family="text">
      <style:text-properties fo:font-weight="normal" style:font-weight-asian="normal" style:font-weight-complex="normal"/>
    </style:style>
    <style:style style:name="T125" style:family="text">
      <style:text-properties fo:font-weight="normal" officeooo:rsid="005851b1" style:font-weight-asian="normal" style:font-weight-complex="normal"/>
    </style:style>
    <style:style style:name="T126" style:family="text">
      <style:text-properties fo:font-weight="normal" officeooo:rsid="0061c9a7" style:font-weight-asian="normal" style:font-weight-complex="normal"/>
    </style:style>
    <style:style style:name="T127" style:family="text">
      <style:text-properties fo:font-weight="normal" officeooo:rsid="006ad401" style:font-weight-asian="normal" style:font-weight-complex="normal"/>
    </style:style>
    <style:style style:name="T128" style:family="text">
      <style:text-properties fo:font-weight="normal" officeooo:rsid="004212c1" style:font-weight-asian="normal" style:font-weight-complex="normal"/>
    </style:style>
    <style:style style:name="T129" style:family="text">
      <style:text-properties fo:font-weight="normal" officeooo:rsid="0096f996" style:font-weight-asian="normal" style:font-weight-complex="normal"/>
    </style:style>
    <style:style style:name="T130" style:family="text">
      <style:text-properties fo:font-weight="normal" officeooo:rsid="00979c1a" style:font-weight-asian="normal" style:font-weight-complex="normal"/>
    </style:style>
    <style:style style:name="T131" style:family="text">
      <style:text-properties fo:font-weight="normal" officeooo:rsid="00995d45" style:font-weight-asian="normal" style:font-weight-complex="normal"/>
    </style:style>
    <style:style style:name="T132" style:family="text">
      <style:text-properties fo:font-weight="normal" officeooo:rsid="009a0be4" style:font-weight-asian="normal" style:font-weight-complex="normal"/>
    </style:style>
    <style:style style:name="T133" style:family="text">
      <style:text-properties fo:font-weight="normal" officeooo:rsid="00b00d73" style:font-weight-asian="normal" style:font-weight-complex="normal"/>
    </style:style>
    <style:style style:name="T134" style:family="text">
      <style:text-properties fo:font-weight="normal" officeooo:rsid="0015b7e2" style:font-weight-asian="normal" style:font-weight-complex="normal"/>
    </style:style>
    <style:style style:name="T135" style:family="text">
      <style:text-properties fo:font-weight="normal" officeooo:rsid="00ba6380" style:font-weight-asian="normal" style:font-weight-complex="normal"/>
    </style:style>
    <style:style style:name="T136" style:family="text">
      <style:text-properties fo:font-weight="normal" officeooo:rsid="00bc3752" style:font-weight-asian="normal" style:font-weight-complex="normal"/>
    </style:style>
    <style:style style:name="T137" style:family="text">
      <style:text-properties fo:font-weight="normal" officeooo:rsid="00c661db" style:font-weight-asian="normal" style:font-weight-complex="normal"/>
    </style:style>
    <style:style style:name="T138" style:family="text">
      <style:text-properties fo:font-weight="normal" officeooo:rsid="00f17449" style:font-weight-asian="normal" style:font-weight-complex="normal"/>
    </style:style>
    <style:style style:name="T139" style:family="text">
      <style:text-properties fo:font-weight="normal" officeooo:rsid="00fcb9c5" style:font-weight-asian="normal" style:font-weight-complex="normal"/>
    </style:style>
    <style:style style:name="T140" style:family="text">
      <style:text-properties fo:font-weight="normal" officeooo:rsid="011bdd23" style:font-weight-asian="normal" style:font-weight-complex="normal"/>
    </style:style>
    <style:style style:name="T141" style:family="text">
      <style:text-properties fo:font-weight="normal" officeooo:rsid="011dc4d9" style:font-weight-asian="normal" style:font-weight-complex="normal"/>
    </style:style>
    <style:style style:name="T142" style:family="text">
      <style:text-properties fo:font-weight="normal" officeooo:rsid="0126da4e" style:font-weight-asian="normal" style:font-weight-complex="normal"/>
    </style:style>
    <style:style style:name="T143" style:family="text">
      <style:text-properties fo:font-weight="normal" officeooo:rsid="012b7c62" style:font-weight-asian="normal" style:font-weight-complex="normal"/>
    </style:style>
    <style:style style:name="T144" style:family="text">
      <style:text-properties fo:font-weight="normal" officeooo:rsid="01317062" style:font-weight-asian="normal" style:font-weight-complex="normal"/>
    </style:style>
    <style:style style:name="T145" style:family="text">
      <style:text-properties fo:font-weight="normal" officeooo:rsid="014fb150" style:font-weight-asian="normal" style:font-weight-complex="normal"/>
    </style:style>
    <style:style style:name="T146" style:family="text">
      <style:text-properties fo:font-weight="normal" officeooo:rsid="014c40c0" style:font-weight-asian="normal" style:font-weight-complex="normal"/>
    </style:style>
    <style:style style:name="T147" style:family="text">
      <style:text-properties fo:font-weight="normal" officeooo:rsid="0058ec59" style:font-weight-asian="normal" style:font-weight-complex="normal"/>
    </style:style>
    <style:style style:name="T148" style:family="text">
      <style:text-properties fo:font-weight="normal" officeooo:rsid="0144c86a" style:font-weight-asian="normal" style:font-weight-complex="normal"/>
    </style:style>
    <style:style style:name="T149" style:family="text">
      <style:text-properties fo:font-weight="normal" officeooo:rsid="0151acd7" style:font-weight-asian="normal" style:font-weight-complex="normal"/>
    </style:style>
    <style:style style:name="T150" style:family="text">
      <style:text-properties fo:font-weight="normal" officeooo:rsid="01522152" style:font-weight-asian="normal" style:font-weight-complex="normal"/>
    </style:style>
    <style:style style:name="T151" style:family="text">
      <style:text-properties fo:font-weight="normal" officeooo:rsid="01534fca" style:font-weight-asian="normal" style:font-weight-complex="normal"/>
    </style:style>
    <style:style style:name="T152" style:family="text">
      <style:text-properties fo:font-weight="normal" officeooo:rsid="0153d203" style:font-weight-asian="normal" style:font-weight-complex="normal"/>
    </style:style>
    <style:style style:name="T153" style:family="text">
      <style:text-properties fo:font-weight="normal" officeooo:rsid="01549c1c" style:font-weight-asian="normal" style:font-weight-complex="normal"/>
    </style:style>
    <style:style style:name="T154" style:family="text">
      <style:text-properties fo:font-weight="normal" officeooo:rsid="015c5ff4" style:font-weight-asian="normal" style:font-weight-complex="normal"/>
    </style:style>
    <style:style style:name="T155" style:family="text">
      <style:text-properties fo:font-weight="normal" officeooo:rsid="016490e1" style:font-weight-asian="normal" style:font-weight-complex="normal"/>
    </style:style>
    <style:style style:name="T156" style:family="text">
      <style:text-properties fo:font-weight="normal" officeooo:rsid="016838c6" style:font-weight-asian="normal" style:font-weight-complex="normal"/>
    </style:style>
    <style:style style:name="T157" style:family="text">
      <style:text-properties fo:font-weight="normal" officeooo:rsid="016c1db5" style:font-weight-asian="normal" style:font-weight-complex="normal"/>
    </style:style>
    <style:style style:name="T158" style:family="text">
      <style:text-properties fo:font-weight="normal" officeooo:rsid="018e3051" style:font-weight-asian="normal" style:font-weight-complex="normal"/>
    </style:style>
    <style:style style:name="T159" style:family="text">
      <style:text-properties fo:font-weight="normal" officeooo:rsid="018f31b8" style:font-weight-asian="normal" style:font-weight-complex="normal"/>
    </style:style>
    <style:style style:name="T160" style:family="text">
      <style:text-properties fo:font-weight="normal" officeooo:rsid="018ff6c6" style:font-weight-asian="normal" style:font-weight-complex="normal"/>
    </style:style>
    <style:style style:name="T161" style:family="text">
      <style:text-properties fo:font-weight="normal" officeooo:rsid="019055f1" style:font-weight-asian="normal" style:font-weight-complex="normal"/>
    </style:style>
    <style:style style:name="T162" style:family="text">
      <style:text-properties fo:font-weight="normal" officeooo:rsid="0198138f" style:font-weight-asian="normal" style:font-weight-complex="normal"/>
    </style:style>
    <style:style style:name="T163" style:family="text">
      <style:text-properties fo:font-weight="normal" officeooo:rsid="01a2e45c" style:font-weight-asian="normal" style:font-weight-complex="normal"/>
    </style:style>
    <style:style style:name="T164" style:family="text">
      <style:text-properties fo:font-weight="normal" officeooo:rsid="01a44c83" style:font-weight-asian="normal" style:font-weight-complex="normal"/>
    </style:style>
    <style:style style:name="T165" style:family="text">
      <style:text-properties fo:font-weight="normal" officeooo:rsid="01c1840d" style:font-weight-asian="normal" style:font-weight-complex="normal"/>
    </style:style>
    <style:style style:name="T166" style:family="text">
      <style:text-properties fo:font-weight="normal" officeooo:rsid="01be5271" style:font-weight-asian="normal" style:font-weight-complex="normal"/>
    </style:style>
    <style:style style:name="T167" style:family="text">
      <style:text-properties fo:font-weight="normal" officeooo:rsid="01c56051" style:font-weight-asian="normal" style:font-weight-complex="normal"/>
    </style:style>
    <style:style style:name="T168" style:family="text">
      <style:text-properties fo:font-weight="normal" officeooo:rsid="01c83eda" style:font-weight-asian="normal" style:font-weight-complex="normal"/>
    </style:style>
    <style:style style:name="T169" style:family="text">
      <style:text-properties fo:font-weight="normal" officeooo:rsid="01d5a5ff" style:font-weight-asian="normal" style:font-weight-complex="normal"/>
    </style:style>
    <style:style style:name="T170" style:family="text">
      <style:text-properties fo:font-weight="normal" officeooo:rsid="01df674e" style:font-weight-asian="normal" style:font-weight-complex="normal"/>
    </style:style>
    <style:style style:name="T171" style:family="text">
      <style:text-properties fo:font-weight="normal" officeooo:rsid="01e08d96" style:font-weight-asian="normal" style:font-weight-complex="normal"/>
    </style:style>
    <style:style style:name="T172" style:family="text">
      <style:text-properties fo:font-weight="normal" officeooo:rsid="01e720f8" style:font-weight-asian="normal" style:font-weight-complex="normal"/>
    </style:style>
    <style:style style:name="T173" style:family="text">
      <style:text-properties fo:font-weight="normal" officeooo:rsid="01fb0829" style:font-weight-asian="normal" style:font-weight-complex="normal"/>
    </style:style>
    <style:style style:name="T174" style:family="text">
      <style:text-properties fo:font-weight="normal" officeooo:rsid="01fcb5bf" style:font-weight-asian="normal" style:font-weight-complex="normal"/>
    </style:style>
    <style:style style:name="T175" style:family="text">
      <style:text-properties fo:font-weight="normal" officeooo:rsid="0215329b" style:font-weight-asian="normal" style:font-weight-complex="normal"/>
    </style:style>
    <style:style style:name="T176" style:family="text">
      <style:text-properties fo:font-weight="normal" officeooo:rsid="0215a86f" style:font-weight-asian="normal" style:font-weight-complex="normal"/>
    </style:style>
    <style:style style:name="T177" style:family="text">
      <style:text-properties officeooo:rsid="001d8868"/>
    </style:style>
    <style:style style:name="T178" style:family="text">
      <style:text-properties officeooo:rsid="003666a3"/>
    </style:style>
    <style:style style:name="T179" style:family="text">
      <style:text-properties officeooo:rsid="006ad401"/>
    </style:style>
    <style:style style:name="T180" style:family="text">
      <style:text-properties officeooo:rsid="006b57eb"/>
    </style:style>
    <style:style style:name="T181" style:family="text">
      <style:text-properties officeooo:rsid="0070473f"/>
    </style:style>
    <style:style style:name="T182" style:family="text">
      <style:text-properties officeooo:rsid="0073a553"/>
    </style:style>
    <style:style style:name="T183" style:family="text">
      <style:text-properties officeooo:rsid="001563ab"/>
    </style:style>
    <style:style style:name="T184" style:family="text">
      <style:text-properties officeooo:rsid="0074a6a0"/>
    </style:style>
    <style:style style:name="T185" style:family="text">
      <style:text-properties officeooo:rsid="0076a21d"/>
    </style:style>
    <style:style style:name="T186" style:family="text">
      <style:text-properties officeooo:rsid="007a3a34"/>
    </style:style>
    <style:style style:name="T187" style:family="text">
      <style:text-properties officeooo:rsid="007bcbde"/>
    </style:style>
    <style:style style:name="T188" style:family="text">
      <style:text-properties officeooo:rsid="007c76d3"/>
    </style:style>
    <style:style style:name="T189" style:family="text">
      <style:text-properties officeooo:rsid="007f9e75"/>
    </style:style>
    <style:style style:name="T190" style:family="text">
      <style:text-properties officeooo:rsid="00816695"/>
    </style:style>
    <style:style style:name="T191" style:family="text">
      <style:text-properties officeooo:rsid="008176eb"/>
    </style:style>
    <style:style style:name="T192" style:family="text">
      <style:text-properties officeooo:rsid="00817c12"/>
    </style:style>
    <style:style style:name="T193" style:family="text">
      <style:text-properties officeooo:rsid="00826764"/>
    </style:style>
    <style:style style:name="T194" style:family="text">
      <style:text-properties officeooo:rsid="0084eb64"/>
    </style:style>
    <style:style style:name="T195" style:family="text">
      <style:text-properties officeooo:rsid="008507ab"/>
    </style:style>
    <style:style style:name="T196" style:family="text">
      <style:text-properties officeooo:rsid="0088d9e2"/>
    </style:style>
    <style:style style:name="T197" style:family="text">
      <style:text-properties officeooo:rsid="0089d721"/>
    </style:style>
    <style:style style:name="T198" style:family="text">
      <style:text-properties officeooo:rsid="008c6acd"/>
    </style:style>
    <style:style style:name="T199" style:family="text">
      <style:text-properties officeooo:rsid="008ceccf"/>
    </style:style>
    <style:style style:name="T200" style:family="text">
      <style:text-properties officeooo:rsid="00957f9c"/>
    </style:style>
    <style:style style:name="T201" style:family="text">
      <style:text-properties officeooo:rsid="00995d45"/>
    </style:style>
    <style:style style:name="T202" style:family="text">
      <style:text-properties officeooo:rsid="009a0be4"/>
    </style:style>
    <style:style style:name="T203" style:family="text">
      <style:text-properties officeooo:rsid="009f6188"/>
    </style:style>
    <style:style style:name="T204" style:family="text">
      <style:text-properties officeooo:rsid="00a9104a"/>
    </style:style>
    <style:style style:name="T205" style:family="text">
      <style:text-properties officeooo:rsid="00ab897a"/>
    </style:style>
    <style:style style:name="T206" style:family="text">
      <style:text-properties officeooo:rsid="00ac883c"/>
    </style:style>
    <style:style style:name="T207" style:family="text">
      <style:text-properties officeooo:rsid="00ae27c9"/>
    </style:style>
    <style:style style:name="T208" style:family="text">
      <style:text-properties officeooo:rsid="00af28a0"/>
    </style:style>
    <style:style style:name="T209" style:family="text">
      <style:text-properties officeooo:rsid="00b00d73"/>
    </style:style>
    <style:style style:name="T210" style:family="text">
      <style:text-properties officeooo:rsid="00b19009"/>
    </style:style>
    <style:style style:name="T211" style:family="text">
      <style:text-properties officeooo:rsid="00b2995f"/>
    </style:style>
    <style:style style:name="T212" style:family="text">
      <style:text-properties officeooo:rsid="00b32019"/>
    </style:style>
    <style:style style:name="T213" style:family="text">
      <style:text-properties officeooo:rsid="00b3f78f"/>
    </style:style>
    <style:style style:name="T214" style:family="text">
      <style:text-properties officeooo:rsid="00b9cd7e"/>
    </style:style>
    <style:style style:name="T215" style:family="text">
      <style:text-properties officeooo:rsid="00bd546e"/>
    </style:style>
    <style:style style:name="T216" style:family="text">
      <style:text-properties officeooo:rsid="00c0b970"/>
    </style:style>
    <style:style style:name="T217" style:family="text">
      <style:text-properties officeooo:rsid="00c661db"/>
    </style:style>
    <style:style style:name="T218" style:family="text">
      <style:text-properties officeooo:rsid="00c831b6"/>
    </style:style>
    <style:style style:name="T219" style:family="text">
      <style:text-properties officeooo:rsid="00cda29f"/>
    </style:style>
    <style:style style:name="T220" style:family="text">
      <style:text-properties officeooo:rsid="00cdba8f"/>
    </style:style>
    <style:style style:name="T221" style:family="text">
      <style:text-properties officeooo:rsid="00cf2182"/>
    </style:style>
    <style:style style:name="T222" style:family="text">
      <style:text-properties officeooo:rsid="00d14ce2"/>
    </style:style>
    <style:style style:name="T223" style:family="text">
      <style:text-properties officeooo:rsid="00d498de"/>
    </style:style>
    <style:style style:name="T224" style:family="text">
      <style:text-properties officeooo:rsid="00d4ca6f"/>
    </style:style>
    <style:style style:name="T225" style:family="text">
      <style:text-properties officeooo:rsid="00d652eb"/>
    </style:style>
    <style:style style:name="T226" style:family="text">
      <style:text-properties officeooo:rsid="00d7e283"/>
    </style:style>
    <style:style style:name="T227" style:family="text">
      <style:text-properties officeooo:rsid="00d8165c"/>
    </style:style>
    <style:style style:name="T228" style:family="text">
      <style:text-properties officeooo:rsid="00da5dfe"/>
    </style:style>
    <style:style style:name="T229" style:family="text">
      <style:text-properties officeooo:rsid="00dabb59"/>
    </style:style>
    <style:style style:name="T230" style:family="text">
      <style:text-properties officeooo:rsid="00dcd537"/>
    </style:style>
    <style:style style:name="T231" style:family="text">
      <style:text-properties officeooo:rsid="00dcdc6b"/>
    </style:style>
    <style:style style:name="T232" style:family="text">
      <style:text-properties officeooo:rsid="00dea4df"/>
    </style:style>
    <style:style style:name="T233" style:family="text">
      <style:text-properties officeooo:rsid="00e017f3"/>
    </style:style>
    <style:style style:name="T234" style:family="text">
      <style:text-properties officeooo:rsid="00e0dd3d"/>
    </style:style>
    <style:style style:name="T235" style:family="text">
      <style:text-properties officeooo:rsid="001eedcf"/>
    </style:style>
    <style:style style:name="T236" style:family="text">
      <style:text-properties officeooo:rsid="00e648c5"/>
    </style:style>
    <style:style style:name="T237" style:family="text">
      <style:text-properties officeooo:rsid="00e82f02"/>
    </style:style>
    <style:style style:name="T238" style:family="text">
      <style:text-properties officeooo:rsid="00e8997c"/>
    </style:style>
    <style:style style:name="T239" style:family="text">
      <style:text-properties officeooo:rsid="00ea432b"/>
    </style:style>
    <style:style style:name="T240" style:family="text">
      <style:text-properties officeooo:rsid="00eb5c78"/>
    </style:style>
    <style:style style:name="T241" style:family="text">
      <style:text-properties officeooo:rsid="00ec8750"/>
    </style:style>
    <style:style style:name="T242" style:family="text">
      <style:text-properties officeooo:rsid="003c36cd"/>
    </style:style>
    <style:style style:name="T243" style:family="text">
      <style:text-properties officeooo:rsid="00ef5b00"/>
    </style:style>
    <style:style style:name="T244" style:family="text">
      <style:text-properties officeooo:rsid="00ef5d1a"/>
    </style:style>
    <style:style style:name="T245" style:family="text">
      <style:text-properties officeooo:rsid="00f00443"/>
    </style:style>
    <style:style style:name="T246" style:family="text">
      <style:text-properties officeooo:rsid="00f17449"/>
    </style:style>
    <style:style style:name="T247" style:family="text">
      <style:text-properties officeooo:rsid="00f27116"/>
    </style:style>
    <style:style style:name="T248" style:family="text">
      <style:text-properties officeooo:rsid="00f42e1f"/>
    </style:style>
    <style:style style:name="T249" style:family="text">
      <style:text-properties officeooo:rsid="00f576e5"/>
    </style:style>
    <style:style style:name="T250" style:family="text">
      <style:text-properties officeooo:rsid="00f6c66e"/>
    </style:style>
    <style:style style:name="T251" style:family="text">
      <style:text-properties officeooo:rsid="00f6db98"/>
    </style:style>
    <style:style style:name="T252" style:family="text">
      <style:text-properties officeooo:rsid="00f90ee2"/>
    </style:style>
    <style:style style:name="T253" style:family="text">
      <style:text-properties officeooo:rsid="00fa2f8e"/>
    </style:style>
    <style:style style:name="T254" style:family="text">
      <style:text-properties officeooo:rsid="00fbe191"/>
    </style:style>
    <style:style style:name="T255" style:family="text">
      <style:text-properties fo:font-style="normal" fo:font-weight="bold" style:font-style-asian="normal" style:font-weight-asian="bold" style:font-style-complex="normal" style:font-weight-complex="bold"/>
    </style:style>
    <style:style style:name="T256" style:family="text">
      <style:text-properties fo:font-style="normal" fo:font-weight="bold" officeooo:rsid="00fa2f8e" style:font-style-asian="normal" style:font-weight-asian="bold" style:font-style-complex="normal" style:font-weight-complex="bold"/>
    </style:style>
    <style:style style:name="T257" style:family="text">
      <style:text-properties fo:font-style="normal" fo:font-weight="bold" officeooo:rsid="00fcb9c5" style:font-style-asian="normal" style:font-weight-asian="bold" style:font-style-complex="normal" style:font-weight-complex="bold"/>
    </style:style>
    <style:style style:name="T258" style:family="text">
      <style:text-properties fo:font-style="normal" fo:font-weight="bold" officeooo:rsid="00fd6fa1" style:font-style-asian="normal" style:font-weight-asian="bold" style:font-style-complex="normal" style:font-weight-complex="bold"/>
    </style:style>
    <style:style style:name="T259" style:family="text">
      <style:text-properties fo:font-style="normal" fo:font-weight="normal" style:font-style-asian="normal" style:font-weight-asian="normal" style:font-style-complex="normal" style:font-weight-complex="normal"/>
    </style:style>
    <style:style style:name="T260" style:family="text">
      <style:text-properties fo:font-style="normal" fo:font-weight="normal" officeooo:rsid="00fa2f8e" style:font-style-asian="normal" style:font-weight-asian="normal" style:font-style-complex="normal" style:font-weight-complex="normal"/>
    </style:style>
    <style:style style:name="T261" style:family="text">
      <style:text-properties fo:font-style="normal" fo:font-weight="normal" officeooo:rsid="00fcb9c5" style:font-style-asian="normal" style:font-weight-asian="normal" style:font-style-complex="normal" style:font-weight-complex="normal"/>
    </style:style>
    <style:style style:name="T262" style:family="text">
      <style:text-properties fo:font-style="normal" fo:font-weight="normal" officeooo:rsid="010d3e3b" style:font-style-asian="normal" style:font-weight-asian="normal" style:font-style-complex="normal" style:font-weight-complex="normal"/>
    </style:style>
    <style:style style:name="T263" style:family="text">
      <style:text-properties officeooo:rsid="00ff301f"/>
    </style:style>
    <style:style style:name="T264" style:family="text">
      <style:text-properties officeooo:rsid="010155c5"/>
    </style:style>
    <style:style style:name="T265" style:family="text">
      <style:text-properties officeooo:rsid="01025e05"/>
    </style:style>
    <style:style style:name="T266" style:family="text">
      <style:text-properties officeooo:rsid="0044f679"/>
    </style:style>
    <style:style style:name="T267" style:family="text">
      <style:text-properties officeooo:rsid="0102f4ef"/>
    </style:style>
    <style:style style:name="T268" style:family="text">
      <style:text-properties officeooo:rsid="01054d35"/>
    </style:style>
    <style:style style:name="T269" style:family="text">
      <style:text-properties officeooo:rsid="0105a579"/>
    </style:style>
    <style:style style:name="T270" style:family="text">
      <style:text-properties officeooo:rsid="010682fa"/>
    </style:style>
    <style:style style:name="T271" style:family="text">
      <style:text-properties officeooo:rsid="010a0fcb"/>
    </style:style>
    <style:style style:name="T272" style:family="text">
      <style:text-properties officeooo:rsid="010f02b6"/>
    </style:style>
    <style:style style:name="T273" style:family="text">
      <style:text-properties officeooo:rsid="010f83c5"/>
    </style:style>
    <style:style style:name="T274" style:family="text">
      <style:text-properties officeooo:rsid="0110f953"/>
    </style:style>
    <style:style style:name="T275" style:family="text">
      <style:text-properties officeooo:rsid="0114a02c"/>
    </style:style>
    <style:style style:name="T276" style:family="text">
      <style:text-properties officeooo:rsid="0115db9b"/>
    </style:style>
    <style:style style:name="T277" style:family="text">
      <style:text-properties officeooo:rsid="0119b6e5"/>
    </style:style>
    <style:style style:name="T278" style:family="text">
      <style:text-properties officeooo:rsid="0119ed95"/>
    </style:style>
    <style:style style:name="T279" style:family="text">
      <style:text-properties officeooo:rsid="011bdd23"/>
    </style:style>
    <style:style style:name="T280" style:family="text">
      <style:text-properties officeooo:rsid="011f9ec5"/>
    </style:style>
    <style:style style:name="T281" style:family="text">
      <style:text-properties officeooo:rsid="01214f32"/>
    </style:style>
    <style:style style:name="T282" style:family="text">
      <style:text-properties officeooo:rsid="0124e954"/>
    </style:style>
    <style:style style:name="T283" style:family="text">
      <style:text-properties officeooo:rsid="0126da4e"/>
    </style:style>
    <style:style style:name="T284" style:family="text">
      <style:text-properties officeooo:rsid="012844d1"/>
    </style:style>
    <style:style style:name="T285" style:family="text">
      <style:text-properties officeooo:rsid="012b7c62"/>
    </style:style>
    <style:style style:name="T286" style:family="text">
      <style:text-properties officeooo:rsid="013102f6"/>
    </style:style>
    <style:style style:name="T287" style:family="text">
      <style:text-properties officeooo:rsid="0132fab9"/>
    </style:style>
    <style:style style:name="T288" style:family="text">
      <style:text-properties officeooo:rsid="0134f793"/>
    </style:style>
    <style:style style:name="T289" style:family="text">
      <style:text-properties officeooo:rsid="0058ec59"/>
    </style:style>
    <style:style style:name="T290" style:family="text">
      <style:text-properties officeooo:rsid="013556ab"/>
    </style:style>
    <style:style style:name="T291" style:family="text">
      <style:text-properties officeooo:rsid="0135ec44"/>
    </style:style>
    <style:style style:name="T292" style:family="text">
      <style:text-properties officeooo:rsid="0137a969"/>
    </style:style>
    <style:style style:name="T293" style:family="text">
      <style:text-properties officeooo:rsid="013c4f00"/>
    </style:style>
    <style:style style:name="T294" style:family="text">
      <style:text-properties officeooo:rsid="013e43e9"/>
    </style:style>
    <style:style style:name="T295" style:family="text">
      <style:text-properties officeooo:rsid="0141cfc0"/>
    </style:style>
    <style:style style:name="T296" style:family="text">
      <style:text-properties officeooo:rsid="0142f88d"/>
    </style:style>
    <style:style style:name="T297" style:family="text">
      <style:text-properties officeooo:rsid="0144c86a"/>
    </style:style>
    <style:style style:name="T298" style:family="text">
      <style:text-properties officeooo:rsid="0145acbc"/>
    </style:style>
    <style:style style:name="T299" style:family="text">
      <style:text-properties officeooo:rsid="0147df50"/>
    </style:style>
    <style:style style:name="T300" style:family="text">
      <style:text-properties officeooo:rsid="014a6ced"/>
    </style:style>
    <style:style style:name="T301" style:family="text">
      <style:text-properties officeooo:rsid="014c40c0"/>
    </style:style>
    <style:style style:name="T302" style:family="text">
      <style:text-properties officeooo:rsid="014cee9f"/>
    </style:style>
    <style:style style:name="T303" style:family="text">
      <style:text-properties officeooo:rsid="014fb150"/>
    </style:style>
    <style:style style:name="T304" style:family="text">
      <style:text-properties officeooo:rsid="01526fa6"/>
    </style:style>
    <style:style style:name="T305" style:family="text">
      <style:text-properties officeooo:rsid="0153d203"/>
    </style:style>
    <style:style style:name="T306" style:family="text">
      <style:text-properties officeooo:rsid="015a5764"/>
    </style:style>
    <style:style style:name="T307" style:family="text">
      <style:text-properties officeooo:rsid="015c5ff4"/>
    </style:style>
    <style:style style:name="T308" style:family="text">
      <style:text-properties officeooo:rsid="015d5120"/>
    </style:style>
    <style:style style:name="T309" style:family="text">
      <style:text-properties officeooo:rsid="015ec4c2"/>
    </style:style>
    <style:style style:name="T310" style:family="text">
      <style:text-properties officeooo:rsid="01636992"/>
    </style:style>
    <style:style style:name="T311" style:family="text">
      <style:text-properties officeooo:rsid="016652de"/>
    </style:style>
    <style:style style:name="T312" style:family="text">
      <style:text-properties officeooo:rsid="0167f516"/>
    </style:style>
    <style:style style:name="T313" style:family="text">
      <style:text-properties officeooo:rsid="016838c6"/>
    </style:style>
    <style:style style:name="T314" style:family="text">
      <style:text-properties fo:font-style="italic" fo:font-weight="bold" style:font-style-asian="italic" style:font-weight-asian="bold" style:font-style-complex="italic" style:font-weight-complex="bold"/>
    </style:style>
    <style:style style:name="T315" style:family="text">
      <style:text-properties officeooo:rsid="016a854a"/>
    </style:style>
    <style:style style:name="T316" style:family="text">
      <style:text-properties officeooo:rsid="016c1db5"/>
    </style:style>
    <style:style style:name="T317" style:family="text">
      <style:text-properties officeooo:rsid="0171576c"/>
    </style:style>
    <style:style style:name="T318" style:family="text">
      <style:text-properties officeooo:rsid="0174c368"/>
    </style:style>
    <style:style style:name="T319" style:family="text">
      <style:text-properties officeooo:rsid="017513b3"/>
    </style:style>
    <style:style style:name="T320" style:family="text">
      <style:text-properties officeooo:rsid="0175ba23"/>
    </style:style>
    <style:style style:name="T321" style:family="text">
      <style:text-properties officeooo:rsid="017830cd"/>
    </style:style>
    <style:style style:name="T322" style:family="text">
      <style:text-properties officeooo:rsid="01784023"/>
    </style:style>
    <style:style style:name="T323" style:family="text">
      <style:text-properties officeooo:rsid="0049735f"/>
    </style:style>
    <style:style style:name="T324" style:family="text">
      <style:text-properties officeooo:rsid="01839595"/>
    </style:style>
    <style:style style:name="T325" style:family="text">
      <style:text-properties officeooo:rsid="01852d05"/>
    </style:style>
    <style:style style:name="T326" style:family="text">
      <style:text-properties officeooo:rsid="01867424"/>
    </style:style>
    <style:style style:name="T327" style:family="text">
      <style:text-properties officeooo:rsid="0189ec03"/>
    </style:style>
    <style:style style:name="T328" style:family="text">
      <style:text-properties officeooo:rsid="018a4dfa"/>
    </style:style>
    <style:style style:name="T329" style:family="text">
      <style:text-properties officeooo:rsid="018c2fb1"/>
    </style:style>
    <style:style style:name="T330" style:family="text">
      <style:text-properties officeooo:rsid="018e3051"/>
    </style:style>
    <style:style style:name="T331" style:family="text">
      <style:text-properties officeooo:rsid="018ff6c6"/>
    </style:style>
    <style:style style:name="T332" style:family="text">
      <style:text-properties officeooo:rsid="019055f1"/>
    </style:style>
    <style:style style:name="T333" style:family="text">
      <style:text-properties officeooo:rsid="0191ddf7"/>
    </style:style>
    <style:style style:name="T334" style:family="text">
      <style:text-properties officeooo:rsid="019cd887"/>
    </style:style>
    <style:style style:name="T335" style:family="text">
      <style:text-properties officeooo:rsid="019e5f59"/>
    </style:style>
    <style:style style:name="T336" style:family="text">
      <style:text-properties officeooo:rsid="019fd9f0"/>
    </style:style>
    <style:style style:name="T337" style:family="text">
      <style:text-properties officeooo:rsid="01a13ed2"/>
    </style:style>
    <style:style style:name="T338" style:family="text">
      <style:text-properties officeooo:rsid="01a2c4c3"/>
    </style:style>
    <style:style style:name="T339" style:family="text">
      <style:text-properties officeooo:rsid="01a44c83"/>
    </style:style>
    <style:style style:name="T340" style:family="text">
      <style:text-properties officeooo:rsid="01a58883"/>
    </style:style>
    <style:style style:name="T341" style:family="text">
      <style:text-properties officeooo:rsid="01a92e9b"/>
    </style:style>
    <style:style style:name="T342" style:family="text">
      <style:text-properties officeooo:rsid="01ab2895"/>
    </style:style>
    <style:style style:name="T343" style:family="text">
      <style:text-properties officeooo:rsid="01ab8951"/>
    </style:style>
    <style:style style:name="T344" style:family="text">
      <style:text-properties officeooo:rsid="01acc82b"/>
    </style:style>
    <style:style style:name="T345" style:family="text">
      <style:text-properties officeooo:rsid="01ae0768"/>
    </style:style>
    <style:style style:name="T346" style:family="text">
      <style:text-properties officeooo:rsid="01af1af0"/>
    </style:style>
    <style:style style:name="T347" style:family="text">
      <style:text-properties officeooo:rsid="01b0f058"/>
    </style:style>
    <style:style style:name="T348" style:family="text">
      <style:text-properties officeooo:rsid="01b4849e"/>
    </style:style>
    <style:style style:name="T349" style:family="text">
      <style:text-properties officeooo:rsid="01b52d60"/>
    </style:style>
    <style:style style:name="T350" style:family="text">
      <style:text-properties officeooo:rsid="01b6e62b"/>
    </style:style>
    <style:style style:name="T351" style:family="text">
      <style:text-properties officeooo:rsid="01b8c18e"/>
    </style:style>
    <style:style style:name="T352" style:family="text">
      <style:text-properties officeooo:rsid="01bd7834"/>
    </style:style>
    <style:style style:name="T353" style:family="text">
      <style:text-properties officeooo:rsid="01be5271"/>
    </style:style>
    <style:style style:name="T354" style:family="text">
      <style:text-properties officeooo:rsid="01c07918"/>
    </style:style>
    <style:style style:name="T355" style:family="text">
      <style:text-properties officeooo:rsid="01c3d91e"/>
    </style:style>
    <style:style style:name="T356" style:family="text">
      <style:text-properties officeooo:rsid="01c56051"/>
    </style:style>
    <style:style style:name="T357" style:family="text">
      <style:text-properties officeooo:rsid="01c5c037"/>
    </style:style>
    <style:style style:name="T358" style:family="text">
      <style:text-properties officeooo:rsid="01c680af"/>
    </style:style>
    <style:style style:name="T359" style:family="text">
      <style:text-properties officeooo:rsid="01c83eda"/>
    </style:style>
    <style:style style:name="T360" style:family="text">
      <style:text-properties officeooo:rsid="01cb974f"/>
    </style:style>
    <style:style style:name="T361" style:family="text">
      <style:text-properties officeooo:rsid="01cd03c0"/>
    </style:style>
    <style:style style:name="T362" style:family="text">
      <style:text-properties officeooo:rsid="01ced952"/>
    </style:style>
    <style:style style:name="T363" style:family="text">
      <style:text-properties officeooo:rsid="01d5a5ff"/>
    </style:style>
    <style:style style:name="T364" style:family="text">
      <style:text-properties officeooo:rsid="01d7b66a"/>
    </style:style>
    <style:style style:name="T365" style:family="text">
      <style:text-properties officeooo:rsid="01d9a5c1"/>
    </style:style>
    <style:style style:name="T366" style:family="text">
      <style:text-properties officeooo:rsid="01da69be"/>
    </style:style>
    <style:style style:name="T367" style:family="text">
      <style:text-properties officeooo:rsid="01dc0568"/>
    </style:style>
    <style:style style:name="T368" style:family="text">
      <style:text-properties officeooo:rsid="01dc3ed0"/>
    </style:style>
    <style:style style:name="T369" style:family="text">
      <style:text-properties officeooo:rsid="01dd6e32"/>
    </style:style>
    <style:style style:name="T370" style:family="text">
      <style:text-properties officeooo:rsid="01e08d96"/>
    </style:style>
    <style:style style:name="T371" style:family="text">
      <style:text-properties officeooo:rsid="01e431a1"/>
    </style:style>
    <style:style style:name="T372" style:family="text">
      <style:text-properties officeooo:rsid="01e49e8c"/>
    </style:style>
    <style:style style:name="T373" style:family="text">
      <style:text-properties officeooo:rsid="01e66ab5"/>
    </style:style>
    <style:style style:name="T374" style:family="text">
      <style:text-properties officeooo:rsid="01e885b0"/>
    </style:style>
    <style:style style:name="T375" style:family="text">
      <style:text-properties officeooo:rsid="01e93186"/>
    </style:style>
    <style:style style:name="T376" style:family="text">
      <style:text-properties officeooo:rsid="01e98e5c"/>
    </style:style>
    <style:style style:name="T377" style:family="text">
      <style:text-properties officeooo:rsid="01ec8394"/>
    </style:style>
    <style:style style:name="T378" style:family="text">
      <style:text-properties officeooo:rsid="01ee298a"/>
    </style:style>
    <style:style style:name="T379" style:family="text">
      <style:text-properties officeooo:rsid="01f10bad"/>
    </style:style>
    <style:style style:name="T380" style:family="text">
      <style:text-properties officeooo:rsid="01f25c80"/>
    </style:style>
    <style:style style:name="T381" style:family="text">
      <style:text-properties officeooo:rsid="01fb0829"/>
    </style:style>
    <style:style style:name="T382" style:family="text">
      <style:text-properties officeooo:rsid="01fcb5bf"/>
    </style:style>
    <style:style style:name="T383" style:family="text">
      <style:text-properties officeooo:rsid="02008ea0"/>
    </style:style>
    <style:style style:name="T384" style:family="text">
      <style:text-properties officeooo:rsid="020294de"/>
    </style:style>
    <style:style style:name="T385" style:family="text">
      <style:text-properties officeooo:rsid="02044043"/>
    </style:style>
    <style:style style:name="T386" style:family="text">
      <style:text-properties officeooo:rsid="02056d32"/>
    </style:style>
    <style:style style:name="T387" style:family="text">
      <style:text-properties officeooo:rsid="02086eb0"/>
    </style:style>
    <style:style style:name="T388" style:family="text">
      <style:text-properties officeooo:rsid="020a40d6"/>
    </style:style>
    <style:style style:name="T389" style:family="text">
      <style:text-properties officeooo:rsid="020cc70b"/>
    </style:style>
    <style:style style:name="T390" style:family="text">
      <style:text-properties officeooo:rsid="0210d27a"/>
    </style:style>
    <style:style style:name="T391" style:family="text">
      <style:text-properties officeooo:rsid="0211efe6"/>
    </style:style>
    <style:style style:name="T392" style:family="text">
      <style:text-properties officeooo:rsid="021437b0"/>
    </style:style>
    <style:style style:name="T393" style:family="text">
      <style:text-properties officeooo:rsid="0215329b"/>
    </style:style>
    <style:style style:name="T394" style:family="text">
      <style:text-properties officeooo:rsid="0219b330"/>
    </style:style>
    <style:style style:name="T395" style:family="text">
      <style:text-properties officeooo:rsid="021ba9ef"/>
    </style:style>
    <style:style style:name="T396" style:family="text">
      <style:text-properties officeooo:rsid="021c1e17"/>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6" text:outline-level="1">How to use the Nemo File Manager<text:line-break/>by Bill Martin (revised <text:modification-date style:data-style-name="N81">21. November 2017</text:modification-date>)</text:h>
      <text:h text:style-name="P318" text:outline-level="3">What is this document?</text:h>
      <text:p text:style-name="P38"><draw:frame draw:style-name="fr1" draw:name="Image55" text:anchor-type="paragraph" svg:x="0.0008in" svg:y="0.0409in" svg:width="3.4453in" svg:height="0.739in" draw:z-index="0"><draw:image xlink:href="../wasta-docs-images/Wasta-logo-low-res.jpg" xlink:type="simple" xlink:show="embed" xlink:actuate="onLoad"/></draw:frame>This document <text:span text:style-name="T177">is an illustrated guide that </text:span>shows how to <text:span text:style-name="T179">use the Nemo File Manager to </text:span>view, edit, copy, and delete the <text:span text:style-name="T4">files</text:span> <text:span text:style-name="T179">and </text:span><text:span text:style-name="T9">folders</text:span><text:span text:style-name="T179"> </text:span>on <text:span text:style-name="T179">your Wasta Linux</text:span> computer.</text:p>
      <text:p text:style-name="P38"/>
      <text:h text:style-name="P318" text:outline-level="3">Who is this document for?</text:h>
      <text:p text:style-name="P38">This document is designed to be a guide for <text:span text:style-name="T179">all Wasta Linux users whether they are new users or experienced users. Everyone who uses a computer at some point will need to make use of a File Manager. </text:span></text:p>
      <text:h text:style-name="P319" text:outline-level="3">When <text:span text:style-name="T178">does it make sense </text:span>to use this procedure</text:h>
      <text:p text:style-name="P37">It makes sense:</text:p>
      <text:list xml:id="list1427998113" text:style-name="L1">
        <text:list-item>
          <text:p text:style-name="P258">When you want to find or view certain files and folders on your computer's</text:p>
        </text:list-item>
        <text:list-item>
          <text:p text:style-name="P259">When you want to organize your files <text:span text:style-name="T188">or folders </text:span>by copying or moving them into folders <text:span text:style-name="T180">that you create and organize</text:span></text:p>
        </text:list-item>
        <text:list-item>
          <text:p text:style-name="P260">When you want to copy files or folders to and from an external memory stick or hard drive</text:p>
        </text:list-item>
        <text:list-item>
          <text:p text:style-name="P260">When you want to delete files or folders, or perhaps recover previously deleted files or folders</text:p>
        </text:list-item>
        <text:list-item>
          <text:p text:style-name="P260">When you want to display the contents of documents, pictures or video files</text:p>
        </text:list-item>
      </text:list>
      <text:h text:style-name="P320" text:outline-level="3">What is a File Manager?</text:h>
      <text:p text:style-name="P7">The File Manager is a computer program. <text:span text:style-name="T190">The</text:span> File Manager <text:span text:style-name="T190">give you a view of what is inside your computer. With the File Manager you can</text:span> access <text:span text:style-name="T189">and explore </text:span>your computer's folders and files. <text:span text:style-name="T190">You can </text:span>view, edit, copy, <text:span text:style-name="T191">rename, </text:span>and delete the <text:span text:style-name="T124">files</text:span> <text:span text:style-name="T179">and </text:span><text:span text:style-name="T127">folders</text:span><text:span text:style-name="T179"> </text:span>on <text:span text:style-name="T179">your Wasta Linux</text:span> computer. <text:span text:style-name="T191">Since the File Manager gives you the power to create and destroy files and folders, it is important that you know how to properly use it. The File Manager that comes with Wasta Linux is called “Nemo” but in this document we will refer to it simply as the </text:span><text:span text:style-name="T11">File Manager</text:span><text:span text:style-name="T181">. </text:span></text:p>
      <text:h text:style-name="Heading_20_3" text:outline-level="3">Launching the File Manager</text:h>
      <text:p text:style-name="P7"><text:span text:style-name="T189">The File Manager</text:span> can be <text:span text:style-name="T191">started or </text:span>launched from:</text:p>
      <text:list xml:id="list260782794" text:style-name="L2">
        <text:list-item>
          <text:p text:style-name="P261"><text:span text:style-name="T189">The panel’s Files </text:span>launch bar <text:span text:style-name="T189">icon</text:span></text:p>
        </text:list-item>
        <text:list-item>
          <text:p text:style-name="P262">The main Menu’s Accessories category</text:p>
        </text:list-item>
        <text:list-item>
          <text:p text:style-name="P261"><text:span text:style-name="T189">T</text:span>he <text:span text:style-name="T188">m</text:span>ain Menu’<text:span text:style-name="T188">s Places category</text:span></text:p>
        </text:list-item>
      </text:list>
      <text:h text:style-name="Heading_20_4" text:outline-level="4"><text:bookmark-start text:name="Starting the File Manager from the panel launch bar"/>Starting the File Manager <text:span text:style-name="T186">from the panel’s launch bar</text:span><text:bookmark-end text:name="Starting the File Manager from the panel launch bar"/></text:h>
      <text:p text:style-name="P5"><text:span text:style-name="T189">Hover your mouse pointer over the icons in the launch bar located in the lower left part of your screen. When you hold your mouse pointer over the folder icon in the launch bar it says, "Files" and appears as a folder icon like this</text:span>: </text:p>
      <text:p text:style-name="P4"><text:soft-page-break/></text:p>
      <text:p text:style-name="P197"><draw:frame draw:style-name="fr2" draw:name="Image1" text:anchor-type="paragraph" svg:width="3.0835in" svg:height="1.1354in" draw:z-index="1"><draw:image xlink:href="../wasta-docs-images/Files-Tray-Icon-highlighted.png" xlink:type="simple" xlink:show="embed" xlink:actuate="onLoad"/></draw:frame></text:p>
      <text:p text:style-name="P182"><text:span text:style-name="T120">Click once on this "</text:span><text:span text:style-name="T12">Files</text:span><text:span text:style-name="T120">" launch bar item to run the File Manager program. </text:span></text:p>
      <text:h text:style-name="Heading_20_4" text:outline-level="4">Starting the File Manager from the main Menu’s Accessories</text:h>
      <text:p text:style-name="P42"><text:span text:style-name="T191">Another way to start the File Manager is to c</text:span>lick on the main <text:span text:style-name="T5">Menu</text:span>, then on the <text:span text:style-name="T5">Accessories</text:span> category, and select the <text:span text:style-name="T5">Files</text:span> item to run the File Manager program <text:span text:style-name="T191">as shown below:</text:span></text:p>
      <text:p text:style-name="P42"/>
      <text:p text:style-name="P41"><draw:frame draw:style-name="fr3" draw:name="Image6" text:anchor-type="paragraph" svg:width="4.65in" svg:height="4.0354in" draw:z-index="5"><draw:image xlink:href="../wasta-docs-images/Files-Menu-Accessories-Files.png" xlink:type="simple" xlink:show="embed" xlink:actuate="onLoad"/></draw:frame></text:p>
      <text:p text:style-name="P41"/>
      <text:h text:style-name="Heading_20_4" text:outline-level="4">Starting the File Manager from one of the main Menu’s Places</text:h>
      <text:p text:style-name="P212"><text:span text:style-name="T191">A third</text:span> way to start the File Manager is to select one of the main Menu’s Places as shown in the illustration below:</text:p>
      <text:p text:style-name="P212"><draw:frame draw:style-name="fr3" draw:name="Image5" text:anchor-type="paragraph" svg:width="5.0591in" svg:height="4.3193in" draw:z-index="4"><draw:image xlink:href="../wasta-docs-images/Files-Menu-Places-Starts-Nemo.png" xlink:type="simple" xlink:show="embed" xlink:actuate="onLoad"/></draw:frame><text:soft-page-break/></text:p>
      <text:p text:style-name="P213"><text:span text:style-name="T181">Selecting any one of the locations in the main Menu’s Places category (</text:span><text:span text:style-name="T11">Documents</text:span><text:span text:style-name="T181">, </text:span><text:span text:style-name="T11">Music</text:span><text:span text:style-name="T181">, </text:span><text:span text:style-name="T11">Pictures</text:span><text:span text:style-name="T181">, </text:span><text:span text:style-name="T11">Videos</text:span><text:span text:style-name="T181">, </text:span><text:span text:style-name="T11">Downloads</text:span><text:span text:style-name="T181">) will automatically start up the File Manager, and when it is started this way, the contents of that particular place will be displayed in the File Manager’s contents window. </text:span></text:p>
      <text:p text:style-name="P46">After it starts, the File Manager program appears as shown in the following illustration:</text:p>
      <text:p text:style-name="P198"/>
      <text:p text:style-name="P198"><draw:frame draw:style-name="fr3" draw:name="Image2" text:anchor-type="paragraph" svg:width="5.8437in" svg:height="3.1134in" draw:z-index="6"><draw:image xlink:href="../wasta-docs-images/Nemo-default-view-Home-dir.png" xlink:type="simple" xlink:show="embed" xlink:actuate="onLoad"/></draw:frame></text:p>
      <text:p text:style-name="P213"><text:soft-page-break/><text:span text:style-name="T181">Note that the File Manager window has a number of important parts. At left is the </text:span><text:span text:style-name="T11">Sidebar</text:span><text:span text:style-name="T181"> which lists the main locations that are on, or attached to your computer. When one of those locations is highlighted, the </text:span><text:span text:style-name="T11">Contents Window</text:span><text:span text:style-name="T181"> will display what is at that location. When File Manager starts up, it always displays the files and folders contained in the user’s </text:span><text:span text:style-name="T11">Home</text:span><text:span text:style-name="T181"> area in the contents window. There is a </text:span><text:span text:style-name="T11">Menubar</text:span><text:span text:style-name="T181"> near the top left, and a </text:span><text:span text:style-name="T11">Navigation bar</text:span><text:span text:style-name="T181"> under the Menubar. There are different "views" of the information in the Sidebar and also different "views" of the items in the Contents Window - we will explain more about those views and the other parts of the File Manager later below.</text:span></text:p>
      <text:p text:style-name="P214">The File Manager is an important tool. <text:span text:style-name="T219">The more </text:span>you become familiar with it and <text:span text:style-name="T192">develop skill</text:span> in using it, <text:span text:style-name="T219">the more you will be able</text:span> to make the best use of your computer. <text:span text:style-name="T187">This document is designed to help you gain mastery in the use of the File Manager.</text:span></text:p>
      <text:h text:style-name="Heading_20_3" text:outline-level="3">Clicking, Selecting, Highlighting</text:h>
      <text:p text:style-name="P252">One of the first computer skills you learn is moving the screen pointer (or mouse pointer) around the screen to point at some object on the screen. The pointer looks like this:</text:p>
      <text:p text:style-name="P252"><draw:frame draw:style-name="fr4" draw:name="Image111" text:anchor-type="paragraph" svg:x="0.3272in" svg:y="-0.0102in" svg:width="0.2917in" svg:height="0.4437in" draw:z-index="109"><draw:image xlink:href="../wasta-docs-images/Mouse-screen-pointer-transparent-background.png" xlink:type="simple" xlink:show="embed" xlink:actuate="onLoad"/></draw:frame>Often you will then click (or double-click) a mouse (or touchpad) button while the screen pointer is hovering over the object. Controlling the screen pointer is an important skill for efficient use of the Wasta system. </text:p>
      <text:h text:style-name="Heading_20_4" text:outline-level="4">Select and Effect</text:h>
      <text:p text:style-name="P245"><text:span text:style-name="T375">Using the screen pointer is one of the main methods you have for “selecting” or “highlighting” something on your computer screen. Generally, you have to select something in order to do something with that selected item. This process is known as “</text:span><text:span text:style-name="T102">select and effect</text:span><text:span text:style-name="T376">”, that is, </text:span><text:span text:style-name="T102">you “select” something in order to “effect” it</text:span><text:span text:style-name="T376">.</text:span></text:p>
      <text:p text:style-name="P253">Within the File Manager, some things happen by merely moving or hovering the screen pointer over an item on the screen:</text:p>
      <text:p text:style-name="P246"><draw:frame draw:style-name="fr2" draw:name="Image112" text:anchor-type="paragraph" svg:width="6.3626in" svg:height="3.0772in" draw:z-index="110"><draw:image xlink:href="../wasta-docs-images/Files-Nemo-Hovering-over-sidebar-item-showing-tooltip.png" xlink:type="simple" xlink:show="embed" xlink:actuate="onLoad"/></draw:frame></text:p>
      <text:p text:style-name="P248"><text:soft-page-break/>In the illustration above, the screen pointer is hovering over <text:span text:style-name="T5">Documents</text:span> in the File Manager’s <text:span text:style-name="T5">Sidebar</text:span>. The tooltip pops up with information about that item under the screen pointer <text:span text:style-name="T377">(for Documents, it shows the Linux file system path)</text:span>. Many other items within File Manager, will also show tooltips when you hover over them. <text:span text:style-name="T377">The tooltips can help you identify an item or its purpose before you click on the item.</text:span></text:p>
      <text:p text:style-name="P248">If you use the mouse or touchpad and <text:span text:style-name="T5">click </text:span><text:span text:style-name="T103">once</text:span><text:span text:style-name="T377"> </text:span>on the item under the screen point<text:span text:style-name="T377">er</text:span>, the item will be highlighted or selected:</text:p>
      <text:p text:style-name="P248"><draw:frame draw:style-name="fr2" draw:name="Image113" text:anchor-type="paragraph" svg:width="5.722in" svg:height="2.752in" draw:z-index="111"><draw:image xlink:href="../wasta-docs-images/Files-Nemo-Hovering-over-sidebar-item-Documents-selected.png" xlink:type="simple" xlink:show="embed" xlink:actuate="onLoad"/></draw:frame></text:p>
      <text:p text:style-name="P249">In some cases – such as within File Manager’s Sidebar – both “select” (highlighting Documents) and “effect” (opening-displaying contents of Documents folder) happen <text:span text:style-name="T378">simultaneously </text:span>with the single click, as illustrated above. <text:span text:style-name="T378">In other cases you will need to click once to “select” or “highlight” something, and then do a separate action such as another click (on a menu item), or type a key (such as the Enter key), to create the “effect” - that is, cause something to happen to the selected/highlighted item. </text:span></text:p>
      <text:p text:style-name="P254">For example, to open a folder, you can click once on the folder (to select it) as we have done in the illustration below – where we clicked once on the Work Reports folder to highlight it:</text:p>
      <text:p text:style-name="P249"><draw:frame draw:style-name="fr2" draw:name="Image114" text:anchor-type="paragraph" svg:width="5.8256in" svg:height="2.8055in" draw:z-index="112"><draw:image xlink:href="../wasta-docs-images/Files-Nemo-in-Documents-WorkReports-selected.png" xlink:type="simple" xlink:show="embed" xlink:actuate="onLoad"/></draw:frame></text:p>
      <text:p text:style-name="P250"><text:soft-page-break/>Then, while the folder we want to open is highlighted (the “select” action), we can then press the <text:span text:style-name="T5">Enter</text:span> key to <text:span text:style-name="T5">open</text:span> the folder. The “effect” of pressing the Enter key is shown below:</text:p>
      <text:p text:style-name="P250"/>
      <text:p text:style-name="P250"><draw:frame draw:style-name="fr3" draw:name="Image115" text:anchor-type="paragraph" svg:width="6.4945in" svg:height="3.1244in" draw:z-index="113"><draw:image xlink:href="../wasta-docs-images/Files-Nemo-in-Documents-WorkReports-opened.png" xlink:type="simple" xlink:show="embed" xlink:actuate="onLoad"/></draw:frame></text:p>
      <text:p text:style-name="P249"><text:span text:style-name="T379">Other ways to </text:span><text:span text:style-name="T104">open</text:span><text:span text:style-name="T379"> a folder (make the “effect” happen) are described and illustrated below in the </text:span><text:a xlink:type="simple" xlink:href="#Opening folders" text:style-name="Internet_20_link" text:visited-style-name="Visited_20_Internet_20_Link"><text:span text:style-name="T379">Opening folders</text:span></text:a><text:span text:style-name="T379"> section.</text:span></text:p>
      <text:h text:style-name="Heading_20_4" text:outline-level="4">Selecting multiple items</text:h>
      <text:p text:style-name="P247"><text:span text:style-name="T380">Sometimes it is helpful to select more than one item, and then cause an effect to happen on all the selected items at once. This can be especially handy when </text:span><text:a xlink:type="simple" xlink:href="#Copying folders or files" text:style-name="Internet_20_link" text:visited-style-name="Visited_20_Internet_20_Link"><text:span text:style-name="T380">copying</text:span></text:a><text:span text:style-name="T380"> and </text:span><text:a xlink:type="simple" xlink:href="#Moving a folder" text:style-name="Internet_20_link" text:visited-style-name="Visited_20_Internet_20_Link"><text:span text:style-name="T380">moving</text:span></text:a><text:span text:style-name="T380"> files or folders. </text:span></text:p>
      <text:p text:style-name="P255">Within File Manager, there are a number of ways to select more than one item at a time:</text:p>
      <text:list xml:id="list4274442569" text:style-name="L3">
        <text:list-item>
          <text:p text:style-name="P315"><text:span text:style-name="T5">Hold the Ctrl key down while clicking on each item</text:span> - to select individual items <text:span text:style-name="T382">among those showing in File Manager’s contents window</text:span></text:p>
        </text:list-item>
        <text:list-item>
          <text:p text:style-name="P315"><text:span text:style-name="T5">Click the first item to select it</text:span>, then <text:span text:style-name="T5">hold the Shift key down</text:span> and <text:span text:style-name="T5">click the last item</text:span><text:span text:style-name="T124"> –</text:span><text:span text:style-name="T173"> to select a continuous series of items </text:span><text:span text:style-name="T174">among those showing in File Manager’s contents window</text:span></text:p>
        </text:list-item>
        <text:list-item>
          <text:p text:style-name="P315">Click the <text:span text:style-name="T5">Edit</text:span> menu, and click <text:span text:style-name="T5">Select All</text:span> (or <text:span text:style-name="T5">Ctrl+A</text:span>) –<text:span text:style-name="T381"> to select all items in the folder that is open and its contents showing within the File Manager</text:span></text:p>
        </text:list-item>
        <text:list-item>
          <text:p text:style-name="P315">Click the <text:span text:style-name="T5">Edit</text:span> menu, and click <text:span text:style-name="T5">Select Items Matching…</text:span> (or <text:span text:style-name="T5">Ctrl+S</text:span>) –<text:span text:style-name="T381"> to select items (in the folder that is open and its contents showing within the File Manager) based on other information you specify about the “Pattern” of file names and/or file extensions you want to select</text:span></text:p>
        </text:list-item>
      </text:list>
      <text:p text:style-name="P256">Note: The above methods for selecting items only select items within the same folder. You can use the <text:a xlink:type="simple" xlink:href="#Search documents and folders by name" text:style-name="Internet_20_link" text:visited-style-name="Visited_20_Internet_20_Link"><text:span text:style-name="T5">Search documents and folders by name</text:span></text:a> feature to find files or folders in any location in your Home location.</text:p>
      <text:h text:style-name="Heading_20_3" text:outline-level="3"><text:soft-page-break/><text:span text:style-name="T196">Files, </text:span>Folders <text:span text:style-name="T196">and</text:span> Directories</text:h>
      <text:h text:style-name="Heading_20_4" text:outline-level="4">Files</text:h>
      <text:p text:style-name="P216"><draw:frame draw:style-name="fr1" draw:name="Image9" text:anchor-type="paragraph" svg:x="-0.0335in" svg:y="-0.0209in" svg:width="1.4181in" svg:height="0.7535in" draw:z-index="9"><draw:image xlink:href="../wasta-docs-images/File-icon-for-a-test-document.png" xlink:type="simple" xlink:show="embed" xlink:actuate="onLoad"/></draw:frame>In computer talk, a <text:span text:style-name="T5">file</text:span> is an object on a computer that stores a document, or a picture image, or a video, or some other kind of data. <text:span text:style-name="T197">For example, a document created by the LibreOffice Writer program and saved in a file with the name ‘Text Document’ would look like the image at left within the File Manager. </text:span></text:p>
      <text:p text:style-name="P216"><text:span text:style-name="T197">A computer file is usually associated with a particular kind of computer program that can create or open the file. The name of many files may have a dot followed by an abbreviation called an “extension” that designates the kind of data the file contains, or what program created the file. The name under the icon above has the extension </text:span><text:span text:style-name="T14">.odt</text:span><text:span text:style-name="T197"> which indicates that the file contains data for a document that was created using the LibreOffice Writer program. The .odt extension is an abbreviation for “</text:span><text:span text:style-name="T14">O</text:span><text:span text:style-name="T197">pen </text:span><text:span text:style-name="T14">D</text:span><text:span text:style-name="T197">ocument </text:span><text:span text:style-name="T14">T</text:span><text:span text:style-name="T197">ext”.</text:span></text:p>
      <text:h text:style-name="Heading_20_4" text:outline-level="4">Folders and Directories</text:h>
      <text:p text:style-name="P215"><draw:frame draw:style-name="fr1" draw:name="Image8" text:anchor-type="paragraph" svg:x="0.022in" svg:y="0.0854in" svg:width="0.9437in" svg:height="0.7362in" draw:z-index="8"><draw:image xlink:href="../wasta-docs-images/Folder-icon-for-documents.png" xlink:type="simple" xlink:show="embed" xlink:actuate="onLoad"/></draw:frame><text:span text:style-name="T196">In computer talk, </text:span><text:span text:style-name="T13">f</text:span><text:span text:style-name="T5">olders and directories are essentially the same thing</text:span>. In th<text:span text:style-name="T196">is</text:span> document, we will <text:span text:style-name="T199">always </text:span>use the word ‘<text:span text:style-name="T5">folder</text:span>’ <text:span text:style-name="T196">to refer to </text:span>a special type of file that serves as a <text:span text:style-name="T5">container</text:span> for other files and folders. <text:span text:style-name="T198">Within the File Manager program, folders are shown with an icon of a folder, and display the name of the folder below the folder, as shown at left. </text:span></text:p>
      <text:p text:style-name="P217">Folders can contain many other folders or files. <text:span text:style-name="T219">When a folder contains other folders, we could refer to the enclosing folder as a “parent folder” and any folders within it as “child folders.” </text:span>Within a particular folder, every file and folder must have a unique name. That is, no two files or folders can have the same name within a given folder. A file of the same name can exist in a different folder, however. Folders make it possible to organize the files on your computer in a logical way that makes sense to you. </text:p>
      <text:p text:style-name="P45"><text:span text:style-name="T199">Note: The example icons and names shown above assume that File Manager is set to its default view, called “</text:span><text:a xlink:type="simple" xlink:href="#Icon View" text:style-name="Internet_20_link" text:visited-style-name="Visited_20_Internet_20_Link"><text:span text:style-name="T199">Icon View</text:span></text:a><text:span text:style-name="T199">”. </text:span>There are other views, <text:span text:style-name="T208">including a “</text:span><text:a xlink:type="simple" xlink:href="#List View" text:style-name="Internet_20_link" text:visited-style-name="Visited_20_Internet_20_Link"><text:span text:style-name="T208">List View</text:span></text:a><text:span text:style-name="T208">”</text:span> that can be used within the File Manager. <text:span text:style-name="T208">More information about File Manager’s </text:span><text:a xlink:type="simple" xlink:href="#Different Views of File Manager's Data" text:style-name="Internet_20_link" text:visited-style-name="Visited_20_Internet_20_Link"><text:span text:style-name="T208">different views are </text:span></text:a><text:a xlink:type="simple" xlink:href="#Different Views of File Manager's Data" text:style-name="Internet_20_link" text:visited-style-name="Visited_20_Internet_20_Link">discussed later</text:a>. </text:p>
      <text:h text:style-name="P321" text:outline-level="3">The Home folder</text:h>
      <text:p text:style-name="P39"><draw:frame draw:style-name="fr5" draw:name="Image3" text:anchor-type="paragraph" svg:width="1.0571in" svg:height="0.3173in" draw:z-index="2"><draw:image xlink:href="../wasta-docs-images/Nemo-Home-folder.png" xlink:type="simple" xlink:show="embed" xlink:actuate="onLoad"/></draw:frame><text:span text:style-name="T183"> </text:span>The top-level folder on your computer is your <text:span text:style-name="T4">Home </text:span>folder. <text:span text:style-name="T193">Within File Manager, i</text:span>t is represented as an icon and the name "Home" that looks like th<text:span text:style-name="T184">e</text:span> image shown <text:span text:style-name="T182">here and in the File Manager image above</text:span>. The Home folder is listed as the first item in the Sidebar on the left side of the File Manager. All of your computer's other folders and files are contained in your Home folder. When you highlight the Home folder by clicking the mouse pointer on it, the contents of your Home folder are shown in the right hand Contents Window of the File Manager.</text:p>
      <text:p text:style-name="P39"/>
      <text:p text:style-name="P43">The File Manager displays the name of the <text:span text:style-name="T5">user</text:span> in its Navigation bar <text:span text:style-name="T194">alongside the home icon </text:span>when the Home item is selected in the Sidebar:</text:p>
      <text:p text:style-name="P43"/>
      <text:p text:style-name="P43"><draw:frame draw:style-name="fr2" draw:name="Image7" text:anchor-type="paragraph" svg:width="6.4063in" svg:height="1.0209in" draw:z-index="7"><draw:image xlink:href="../wasta-docs-images/Files-Nemo-Home-User-Name-bill.png" xlink:type="simple" xlink:show="embed" xlink:actuate="onLoad"/></draw:frame><text:soft-page-break/></text:p>
      <text:p text:style-name="P44">In the above illustration my user name ‘bill’ is shown to the right of the home folder icon. <text:span text:style-name="T195">Your user name should be shown when the File Manager is highlighting your Home folder. Each user of your computer (if it has been set up for multiple users) has a unique user name. </text:span></text:p>
      <text:h text:style-name="P321" text:outline-level="3"><text:bookmark-start text:name="Default folders"/>The Default folders<text:bookmark-end text:name="Default folders"/></text:h>
      <text:p text:style-name="P6">Within your Home folder there are several folders already provided for you as "default" folders. <text:span text:style-name="T3">These are listed under your Home folder within the File Manager’s Sidebar like this:</text:span></text:p>
      <text:p text:style-name="P3"/>
      <text:p text:style-name="P3"><draw:frame draw:style-name="fr6" draw:name="Image4" text:anchor-type="paragraph" svg:width="1.1866in" svg:height="1.2984in" draw:z-index="3"><draw:image xlink:href="../wasta-docs-images/Nemo-Home-Default-folders.png" xlink:type="simple" xlink:show="embed" xlink:actuate="onLoad"/></draw:frame></text:p>
      <text:p text:style-name="P6">The<text:span text:style-name="T118"> default folders</text:span> include the following: <text:span text:style-name="T10">Desktop</text:span><text:span text:style-name="T2">, </text:span><text:span text:style-name="T5">Documents</text:span>, <text:span text:style-name="T5">Music</text:span>, <text:span text:style-name="T5">Pictures</text:span>, <text:span text:style-name="T5">Videos</text:span><text:span text:style-name="T2"> and </text:span><text:span text:style-name="T5">Downloads</text:span><text:span text:style-name="T3">. Each has a small icon or picture to the left of the name of the folder. These default folders correspond to the default list of places shown in the main Menu’s Places category.</text:span></text:p>
      <text:p text:style-name="P10"/>
      <text:p text:style-name="P9">You will notice that these default folders are also shown in the right side of the File Manager <text:span text:style-name="T185">(the contents window) </text:span>when you highlight your <text:span text:style-name="T5">Home</text:span> folder <text:span text:style-name="T185">in the Sidebar</text:span>.</text:p>
      <text:h text:style-name="P321" text:outline-level="3">Folders that are automatically created by software programs</text:h>
      <text:p text:style-name="P8">In addition to the<text:span text:style-name="T2"> default folders, your Home folder may also contain some other folders created automatically by some of the programs you use. </text:span></text:p>
      <text:p text:style-name="P8"><draw:frame draw:style-name="fr1" draw:name="Image10" text:anchor-type="paragraph" svg:x="-0.0583in" svg:y="0.1602in" svg:width="1.4366in" svg:height="0.9689in" draw:z-index="10"><draw:image xlink:href="../wasta-docs-images/Folder-icon-for-Adapt-It-Unicode-Work.png" xlink:type="simple" xlink:show="embed" xlink:actuate="onLoad"/></draw:frame></text:p>
      <text:p text:style-name="P202"><text:span text:style-name="T2">For example, the Adapt It program creates a folder called </text:span><text:span text:style-name="T10">Adapt It Unicode Work</text:span><text:span text:style-name="T2"> which looks like the illustration at left. This folder is created by the Adapt It program. It is the main location where Adapt It stores its projects, adapted texts, exported documents and settings. You should </text:span><text:span text:style-name="T15">never</text:span><text:span text:style-name="T200"> use the File Manager to move or change the names of this folder or other any other folder or files that Adapt It creates within the Adapt It Unicode Work folder. Adapt It will manage all the file and child folders that are located in this folder.</text:span></text:p>
      <text:p text:style-name="P48"/>
      <text:p text:style-name="P47"><text:span text:style-name="T129">Here is another example of </text:span><text:span text:style-name="T130">two similar </text:span><text:span text:style-name="T129">folders that are created by </text:span><text:span text:style-name="T130">different versions of </text:span><text:span text:style-name="T129">the software program Paratext:</text:span></text:p>
      <text:p text:style-name="P23"/>
      <text:p text:style-name="P49"><draw:frame draw:style-name="fr1" draw:name="Image11" text:anchor-type="paragraph" svg:x="-0.002in" svg:y="0in" svg:width="3.4075in" svg:height="0.9083in" draw:z-index="11"><draw:image xlink:href="../wasta-docs-images/Folder-icons-for-Paratext8Projects-and-ParatextProjects.png" xlink:type="simple" xlink:show="embed" xlink:actuate="onLoad"/></draw:frame><text:span text:style-name="T130">T</text:span><text:span text:style-name="T128">he </text:span><text:span text:style-name="T16">Paratext8Projects</text:span><text:span text:style-name="T130"> folder is automatically created by version 8 of the Paratext program. The </text:span><text:soft-page-break/><text:span text:style-name="T16">ParatextProjects</text:span><text:span text:style-name="T130"> folder is automatically created by version 7 and earlier versions of the Paratext program. </text:span><text:span text:style-name="T131">If you have migrated </text:span><text:span text:style-name="T132">any</text:span><text:span text:style-name="T131"> projects from Paratext version 7 to version 8, your computer will have </text:span><text:span text:style-name="T17">both</text:span><text:span text:style-name="T131"> of these Paratext folders. Paratext creates these folders to store its projects, texts, and settings. </text:span><text:span text:style-name="T132">Therefore</text:span><text:span text:style-name="T130">, it</text:span> is important that you <text:span text:style-name="T5">not</text:span> move or make changes to these folders. </text:p>
      <text:p text:style-name="P49"/>
      <text:p text:style-name="P51"><text:span text:style-name="T202">WARNING: If you move or change the names of the folders automatically created by </text:span>Adapt It, Paratext, <text:span text:style-name="T201">or other programs, those programs will not be able to find the data they have created and they will not work correctly! You must allow automatically created folders such as these to stay in their original location, and you must not rename any folders or files located within these folders. </text:span></text:p>
      <text:p text:style-name="P51"/>
      <text:p text:style-name="Standard"><text:span text:style-name="T206">If you </text:span><text:span text:style-name="T19">accidentally Delete</text:span><text:span text:style-name="T206"> a folder or file see the section below called: </text:span><text:a xlink:type="simple" xlink:href="#How to retrieve a deleted folder or file from the Trash folder" text:style-name="Internet_20_link" text:visited-style-name="Visited_20_Internet_20_Link">How to retrieve a deleted folder (or file) from the Trash folder</text:a>.</text:p>
      <text:p text:style-name="Standard"/>
      <text:p text:style-name="P69">If you <text:span text:style-name="T5">accidentally Move</text:span> a folder or file <text:span text:style-name="T207">to a different folder or location</text:span>, see the section below called: <text:a xlink:type="simple" xlink:href="#How to retrieve a folder or file that was accidentally moved" text:style-name="Internet_20_link" text:visited-style-name="Visited_20_Internet_20_Link"><text:span text:style-name="T207">How to retrieve a folder (or file) that was accidentally moved to a different or unknown location</text:span></text:a><text:span text:style-name="T207">, and</text:span></text:p>
      <text:p text:style-name="P59"><text:a xlink:type="simple" xlink:href="#Warnings about double-clicking with the mouse or touchpad" text:style-name="Internet_20_link" text:visited-style-name="Visited_20_Internet_20_Link"><text:span text:style-name="T209">Warnings about double-clicking with the mouse or touchpad</text:span></text:a></text:p>
      <text:h text:style-name="Heading_20_3" text:outline-level="3">Navigating around in your file system</text:h>
      <text:h text:style-name="Heading_20_4" text:outline-level="4"><text:bookmark-start text:name="Opening folders"/>Opening folders<text:bookmark-end text:name="Opening folders"/></text:h>
      <text:p text:style-name="P61">You can use the File Manager to navigate around in the file system. <text:span text:style-name="T211">To navigate you often need to open folders. Note: To “Highlight” something means to </text:span><text:span text:style-name="T25">click once</text:span><text:span text:style-name="T211"> on that thing using the mouse or touchpad.</text:span></text:p>
      <text:p text:style-name="P61"/>
      <text:p text:style-name="P61">You can <text:span text:style-name="T5">open</text:span> <text:span text:style-name="T220">a </text:span>folder by doing one of the following actions:</text:p>
      <text:list xml:id="list615371802" text:style-name="L4">
        <text:list-item>
          <text:p text:style-name="P263"><text:span text:style-name="T20">Hig</text:span><text:span text:style-name="T24">h</text:span><text:span text:style-name="T20">light the name of the folder in File Manager’s Sidebar. </text:span><text:span text:style-name="T209">If you wish to open one of the </text:span><text:a xlink:type="simple" xlink:href="#Default folders" text:style-name="Internet_20_link" text:visited-style-name="Visited_20_Internet_20_Link"><text:span text:style-name="T209">Default folders</text:span></text:a><text:span text:style-name="T209"> (Desktop, Documents, Music, Pictures, Videos, or Downloads) you can simply h</text:span><text:span text:style-name="T133">ig</text:span><text:span text:style-name="T137">h</text:span><text:span text:style-name="T133">light the name of the folder in File Manager’s Sidebar</text:span><text:span text:style-name="T209">. The folder will immediately open and the contents of the folder will appear in the contents window.</text:span></text:p>
        </text:list-item>
        <text:list-item>
          <text:p text:style-name="P264"><text:span text:style-name="T5">Highlight</text:span> the folder <text:span text:style-name="T217">when it is visible in the contents window</text:span>, and press the <text:span text:style-name="T5">Enter key</text:span>. <text:span text:style-name="T209">The folder will open and the contents of the folder will appear in the contents window. </text:span>This way of opening a folder is easier <text:span text:style-name="T210">and safer </text:span>for some people who find it difficult to do a double-click. </text:p>
        </text:list-item>
        <text:list-item>
          <text:p text:style-name="P265"><text:span text:style-name="T20">Highlight</text:span><text:span text:style-name="T209"> the folder when it is visible in the contents window. Then click on File Manager’s </text:span><text:span text:style-name="T20">File</text:span><text:span text:style-name="T133"> menu</text:span><text:span text:style-name="T209"> and select </text:span><text:span text:style-name="T20">Open</text:span><text:span text:style-name="T209">. The folder will open and the contents of the folder will appear in the contents window.</text:span></text:p>
        </text:list-item>
        <text:list-item>
          <text:p text:style-name="P266"><text:span text:style-name="T5">Double-click on the folder</text:span> when it is visible in the contents window. <text:span text:style-name="T209">The folder will open and the contents of the newly opened folder will then appear in the contents window. Some people have difficulty doing a double click operation without accidentally moving the folder. Unless you have good control over the mouse or touchpad, it might be safer to use one of the other methods described above to open folders. See </text:span><text:a xlink:type="simple" xlink:href="#Warnings about double-clicking with the mouse or touchpad" text:style-name="Internet_20_link" text:visited-style-name="Visited_20_Internet_20_Link"><text:span text:style-name="T209">Warnings about double-clicking with the mouse or touchpad</text:span></text:a><text:span text:style-name="T209">.</text:span></text:p>
        </text:list-item>
      </text:list>
      <text:p text:style-name="P58"/>
      <text:h text:style-name="Heading_20_4" text:outline-level="4"><text:soft-page-break/>Knowing where you are looking in the file system</text:h>
      <text:p text:style-name="P71"><text:span text:style-name="T252">Many people are familiar with file cabinets. </text:span>If you are looking in the drawer of a physical file cabinet, you might see a view of what’s contained in a part of that file cabinet’s storage area:</text:p>
      <text:p text:style-name="P71"/>
      <text:p text:style-name="P71"><draw:frame draw:style-name="fr3" draw:name="Image39" text:anchor-type="paragraph" svg:width="1.3307in" svg:height="2.1366in" draw:z-index="37"><draw:image xlink:href="../wasta-docs-images/Files-Nemo-Physical-File-Cabinet-2-drawer.png" xlink:type="simple" xlink:show="embed" xlink:actuate="onLoad"/></draw:frame></text:p>
      <text:p text:style-name="P71">Similarly, if you are looking at File Manager on your computer’s screen, you might see a view of what’s contained in a particular storage area of your computer. Consider the following illustration:</text:p>
      <text:p text:style-name="P64"><draw:frame draw:style-name="fr7" draw:name="Image16" text:anchor-type="paragraph" svg:width="6.9252in" svg:height="3.2335in" draw:z-index="16"><draw:image xlink:href="../wasta-docs-images/Files-Nemo-Physical-Files-vs-File-Manager.png" xlink:type="simple" xlink:show="embed" xlink:actuate="onLoad"/></draw:frame>The image at left shows the drawer of a <text:span text:style-name="T216">physical </text:span>file cabinet called “Work Reports” which contains separate folders for the years 2017, 2016, 2015, 2014 and 2013. The image at right shows File Manager’s view of a folder called “Work Reports” which also contains separate folders for the years 2017, 2016, 2015, 2014 and 2013.</text:p>
      <text:p text:style-name="P63"/>
      <text:p text:style-name="P66">Working with a physical file cabinet, it is fairly easy to op<text:span text:style-name="T213">en the cabinet drawer and look inside. With the drawer open you can see what folders are in the cabinet, pull out a particular folder, open it and look through the individual papers within the folder, then close the folder and physically put the folder back into the file cabinet and close the drawer. The File Manager, however, cannot show you a physical cabinet that you can open and explore in depth and manipulate its contents with your bare hands. Instead, </text:span><text:span text:style-name="T23">File Manager shows you an image on a flat screen, which only represents in a graphical </text:span><text:soft-page-break/><text:span text:style-name="T23">way what the computer has in its invisible memory</text:span><text:span text:style-name="T213">. Within File Manager you can select a particular folder electronically, open it and look through the individual files or folders within the folder, then electronically close the folder and the File Manager. With a File Manager, it may be a little more difficult to perceive “where you are looking” in the file system, since the screen image is flat and you don’t as easily see the “big picture” that you see when you are looking into a physical file drawer. If he folder you have opened is empty, the contents window will also be empty.</text:span></text:p>
      <text:p text:style-name="P65"/>
      <text:p text:style-name="P65"><text:span text:style-name="T215">The </text:span><text:span text:style-name="T22">File Manager’s Navigation bar</text:span><text:span text:style-name="T215"> is a simple way of showing you </text:span><text:span text:style-name="T22">where you are looking</text:span><text:span text:style-name="T215"> in the computer’s file system. Here is a larger image of the Navigation bar from the above File Manager image:</text:span></text:p>
      <text:p text:style-name="P65"/>
      <text:p text:style-name="P65"><draw:frame draw:style-name="fr6" draw:name="Image17" text:anchor-type="paragraph" svg:width="6.1453in" svg:height="0.511in" draw:z-index="17"><draw:image xlink:href="../wasta-docs-images/Files-Nemo-Navigation-bar-showing-path-to-Work-Reports.png" xlink:type="simple" xlink:show="embed" xlink:actuate="onLoad"/></draw:frame></text:p>
      <text:p text:style-name="P68">We will describe the use of the parts <text:span text:style-name="T215">at the left end </text:span>of the Navigation bar later. The important thing to understand here is how the Navigation bar helps you to <text:span text:style-name="T5">know where you are looking</text:span> in the computer’s file system. <text:span text:style-name="T214">In the image above, pay special attention to the </text:span><text:span text:style-name="T21">names</text:span><text:span text:style-name="T214"> shown in the right part of the Navigation bar (shown in the above illustration in the red box). The names in the bar show the </text:span><text:span text:style-name="T21">path</text:span><text:span text:style-name="T214"> that I have taken to get to where I am currently looking. </text:span><text:span text:style-name="T21">The path shows the locations from the left and proceed to the right.</text:span><text:span text:style-name="T214"> The left end is the starting location and the highlighted item at the right end is where I am currently looking in the file system. The highlighted item in the image above is the </text:span><text:span text:style-name="T21">Work Reports</text:span><text:span text:style-name="T214"> folder, so that is the location where I am currently looking. The File Manager’s </text:span><text:span text:style-name="T21">contents window</text:span><text:span text:style-name="T214"> shows me the actual contents – which may be files or folders or a mixture of both - of the Work Reports folder. The whole path (moving left to right) shows that I went from my </text:span><text:span text:style-name="T21">bill</text:span><text:span text:style-name="T214"> user’s Home folder through the </text:span><text:span text:style-name="T21">Documents</text:span><text:span text:style-name="T214"> folder and to the </text:span><text:span text:style-name="T21">Work Reports</text:span><text:span text:style-name="T214"> folder to get where I am. So, then, if you are not sure what you are looking at within the File Manager, just look at the Navigation bar. </text:span><text:span text:style-name="T21">The </text:span><text:span text:style-name="T38">light-blue </text:span><text:span text:style-name="T21">highlighted location of the bar is “where you are”</text:span><text:span text:style-name="T214">. <text:s/></text:span></text:p>
      <text:p text:style-name="P67"/>
      <text:p text:style-name="P70">With a little effort, you c<text:span text:style-name="T221">ould</text:span> keep a physical file cabinet and its contents of files and folders well organized by writing good names on the folder’s tabs, and by ordering the folders in a logical way within the file cabinet. Similarly, with a little effort <text:span text:style-name="T222">within File Manager</text:span>, you can keep your computer’s folders and files well organized, with good names on its folder icons, and a logical ordering of the folders within the file system. </text:p>
      <text:p text:style-name="P60"/>
      <text:p text:style-name="P60"><text:span text:style-name="T212">Wasta Linux helps you to get started in an organized way by supplying you with a set of default folders for the general categories of </text:span><text:span text:style-name="T10">Desktop</text:span><text:span text:style-name="T2">, </text:span><text:span text:style-name="T10">Documents</text:span><text:span text:style-name="T2">, </text:span><text:span text:style-name="T10">Music</text:span><text:span text:style-name="T2">, </text:span><text:span text:style-name="T10">Pictures</text:span><text:span text:style-name="T2">, </text:span><text:span text:style-name="T10">Videos</text:span><text:span text:style-name="T2"> and </text:span><text:span text:style-name="T10">Downloads</text:span><text:span text:style-name="T134">. </text:span><text:span text:style-name="T135">You should build on </text:span><text:span text:style-name="T136">and expand on </text:span><text:span text:style-name="T135">this </text:span><text:span text:style-name="T136">pattern of</text:span><text:span text:style-name="T135"> organization. </text:span><text:span text:style-name="T212">Hopefully, this document will assist you in using File Manager to create and <text:s/>maintain a well-organized filing system on your computer. </text:span></text:p>
      <text:h text:style-name="Heading_20_4" text:outline-level="4">Using the Navigation bar</text:h>
      <text:p text:style-name="P84">As illustrated above, the Navigation bar shows you the location or path of the folders and files you are viewing in the contents window. The Navigation bar also allows you to quickly navigate to other locations in the computer’s file system.</text:p>
      <text:h text:style-name="Heading_20_5" text:outline-level="5"><text:span text:style-name="T223">Go to the p</text:span>revious visited location button</text:h>
      <text:p text:style-name="P218">When you use the File Manager to open folders (as shown above in the “Knowing where you are looking...” section), you have navigated along a certain path or locations to get where you are currently <text:soft-page-break/>looking. You may wish to “go back” to one of those <text:span text:style-name="T223">previous </text:span>locations along the path:</text:p>
      <text:p text:style-name="P218"><draw:frame draw:style-name="fr6" draw:name="Image18" text:anchor-type="paragraph" svg:width="4.4898in" svg:height="0.4063in" draw:z-index="18"><draw:image xlink:href="../wasta-docs-images/Files-Nemo-Navigation-bar-previous-visited-location-button.png" xlink:type="simple" xlink:show="embed" xlink:actuate="onLoad"/></draw:frame></text:p>
      <text:p text:style-name="P219">The button at the left end of the Navigation bar (shown <text:span text:style-name="T225">as a <text:s/></text:span><text:span text:style-name="T27">&lt;</text:span><text:span text:style-name="T225"> <text:s/></text:span>in the red box above) is the “<text:span text:style-name="T5">Go to the previous visited location</text:span>” button. If you have visited several locations or folders pressing this button repeatedly will take you back through those previous locations. <text:span text:style-name="T224">In the above illustration pressing this button once, File Manager will go back one step to the </text:span><text:span text:style-name="T26">left</text:span><text:span text:style-name="T224"> in the path to the previously opened folder which was the </text:span><text:span text:style-name="T26">Documents</text:span><text:span text:style-name="T224"> folder:</text:span></text:p>
      <text:p text:style-name="Text_20_body"><draw:frame draw:style-name="fr8" draw:name="Image19" text:anchor-type="paragraph" svg:width="6.9252in" svg:height="3.1992in" draw:z-index="19"><draw:image xlink:href="../wasta-docs-images/Files-Nemo-Navigation-bar-showing-path-to-previously-visited-Documents.png" xlink:type="simple" xlink:show="embed" xlink:actuate="onLoad"/></draw:frame></text:p>
      <text:h text:style-name="Heading_20_5" text:outline-level="5">Go to the next visited location</text:h>
      <text:p text:style-name="P220">Note that once we have navigated to a “previous” location, the next navigation button (the <text:s/><text:span text:style-name="T5">&gt;</text:span> <text:s/>button in the bar) is now enabled. This button (in the red box <text:span text:style-name="T227">of the illustration </text:span>below) is the “<text:span text:style-name="T5">Go to the next visited location</text:span>” button:</text:p>
      <text:p text:style-name="P220"><draw:frame draw:style-name="fr6" draw:name="Image20" text:anchor-type="paragraph" svg:width="5.5626in" svg:height="0.4689in" draw:z-index="20"><draw:image xlink:href="../wasta-docs-images/Files-Nemo-Navigation-bar-Next-visited-location-button.png" xlink:type="simple" xlink:show="embed" xlink:actuate="onLoad"/></draw:frame></text:p>
      <text:p text:style-name="P220">Now a click on this <text:s/><text:span text:style-name="T5">&gt;</text:span> <text:s/>button would navigate one step back to the <text:span text:style-name="T5">right</text:span> in the path shown in the navigation bar. The actions of these first two buttons on the Navigation bar is very similar to the actions of the navigation buttons on most Internet <text:span text:style-name="T227">web </text:span>browsers, <text:span text:style-name="T227">which allow you to “Go back one page” and “Go forward one page” of web sites that you have visited</text:span>.</text:p>
      <text:h text:style-name="Heading_20_5" text:outline-level="5">Child folders and parent folders</text:h>
      <text:p text:style-name="P72"><text:span text:style-name="T227">As mentioned earlier, one folder may contain contain one or more folders within it – and those contained folders may also contain more folders within them. You can think of folder like generations of families. </text:span>A folder may contain one or more "child" folders. The folder that contains the child folders <text:soft-page-break/>is called the "parent" folder. Child folders may also contain more child folders (grand-children), and so on. Any folder may also contain other kinds of files along with "child" folders.</text:p>
      <text:p text:style-name="P72"/>
      <text:p text:style-name="P76"><text:span text:style-name="T232">The “child” and “parent” relationships are relative to what “generation” we are looking at. </text:span>Whenever you use the File Manager to open a folder (using one of the methods of opening folders described in <text:a xlink:type="simple" xlink:href="#Opening folders" text:style-name="Internet_20_link" text:visited-style-name="Visited_20_Internet_20_Link">Opening folders</text:a> section above), you change your view of the contents from a “parent” folder to <text:span text:style-name="T232">what was </text:span>the “child” folder. Once opened, the “child” folder becomes the new “parent” folder <text:span text:style-name="T232">in the contents view, and </text:span>any additional folders that are contained in that folder <text:span text:style-name="T232">are now child folders – in relation to the view you have in the File Manager.</text:span></text:p>
      <text:p text:style-name="P72"/>
      <text:p text:style-name="P73">The File Manager has a navigation button (the <text:span text:style-name="T5">up</text:span> arrow in the red box of the illustration below) that can be used to “<text:span text:style-name="T5">Go to parent folder</text:span>”:</text:p>
      <text:p text:style-name="P73"/>
      <text:p text:style-name="P73"><draw:frame draw:style-name="fr6" draw:name="Image21" text:anchor-type="paragraph" svg:width="5.5626in" svg:height="0.4689in" draw:z-index="21"><draw:image xlink:href="../wasta-docs-images/Files-Nemo-Navigation-bar-parent-folder-location-button.png" xlink:type="simple" xlink:show="embed" xlink:actuate="onLoad"/></draw:frame></text:p>
      <text:p text:style-name="P165">The “Go to parent folder” <text:span text:style-name="T229">button shown above </text:span>can be used within the File Manager to go “up” one generation and open the contents of the location which is the “parent”. In the above illustration we know we are currently looking at the contents of the Documents folder – because it is highlighted <text:span text:style-name="T233">in blue </text:span>on the Navigation bar. If we now click <text:span text:style-name="T29">once</text:span><text:span text:style-name="T229"> </text:span>on the “<text:span text:style-name="T5">up</text:span>” navigation button, The contents view will switch to <text:span text:style-name="T228">viewing the contents of the parent of the Documents folder – which is user </text:span><text:span text:style-name="T28">bill’s Home</text:span><text:span text:style-name="T228"> folder:</text:span></text:p>
      <text:p text:style-name="P165"><draw:frame draw:style-name="fr8" draw:name="Image22" text:anchor-type="paragraph" svg:width="6.9252in" svg:height="3.078in" draw:z-index="22"><draw:image xlink:href="../wasta-docs-images/Files-Nemo-Navigation-bar-showing-path-to-parent-bill-Home.png" xlink:type="simple" xlink:show="embed" xlink:actuate="onLoad"/></draw:frame></text:p>
      <text:h text:style-name="Heading_20_5" text:outline-level="5">Direct click on a folder shown in the Navigation bar’s path</text:h>
      <text:p text:style-name="P74"><text:s/><text:span text:style-name="T230">After you have navigated around in child and parent folders, you may want to directly look at the contents of one of the folders again that is shown on that path. For example, you may have viewed the contents of the Documents and Work Reports folders, and then navigated back up “two generations” to your Home folder. The path on the Navigation bar might then look like the following illustration:</text:span></text:p>
      <text:p text:style-name="P74"/>
      <text:p text:style-name="P74"><draw:frame draw:style-name="fr9" draw:name="Image23" text:anchor-type="paragraph" svg:width="6.9252in" svg:height="1.2516in" draw:z-index="23"><draw:image xlink:href="../wasta-docs-images/Files-Nemo-Navigation-bar-direct-click-to-path-location.png" xlink:type="simple" xlink:show="embed" xlink:actuate="onLoad"/></draw:frame><text:soft-page-break/></text:p>
      <text:p text:style-name="P75">When previously visited folders are still showing on the Navigation bar’s path, you can simply click directly on the name of a folder on that path to immediately open again that folder and view its contents. So, in the above illustration we are currently viewing the contents of bill’s Home folder, but we could click on the Work Reports name on the bar’s path to open it again, or we could click on the Documents name on the bar’s path to open it again. The path shown on the File Manager’s Navigation bar will show previously opened folders in your navigated path, but only until the File Manager program is closed. <text:span text:style-name="T231">Each time File Manager is started up afresh it will not any path that you navigated in a previous session of File Manager.</text:span></text:p>
      <text:h text:style-name="Heading_20_5" text:outline-level="5">Reload the current location</text:h>
      <text:p text:style-name="P77">There is another button on the Navigation bar that has an arrow going in a circle (see the illustration in the red box below), <text:span text:style-name="T234">that can be used to have the File Manager to “Reload the current location”:</text:span></text:p>
      <text:p text:style-name="P77"/>
      <text:p text:style-name="P77"><draw:frame draw:style-name="fr6" draw:name="Image24" text:anchor-type="paragraph" svg:width="6.9252in" svg:height="0.3846in" draw:z-index="24"><draw:image xlink:href="../wasta-docs-images/Files-Nemo-Navigation-bar-Reload-current-location-button.png" xlink:type="simple" xlink:show="embed" xlink:actuate="onLoad"/></draw:frame></text:p>
      <text:p text:style-name="P78">You can click the “reload” button if you think the contents view is not up-to-date in what it is showing. This situation might only happen if another program suddenly changes the contents of the folder while you are viewing it in the File Manager. That is not likely to happen, so you would rarely need to use this button, but it is there in case it is needed.</text:p>
      <text:h text:style-name="Heading_20_4" text:outline-level="4"><text:span text:style-name="T226">Summary of File Manager’s n</text:span>avigation <text:span text:style-name="T226">b</text:span>uttons for use in folder navigation</text:h>
      <text:p text:style-name="P11">Look <text:span text:style-name="T226">again </text:span>at the left end of the <text:span text:style-name="T226">Navigation bar</text:span>. <text:span text:style-name="T226">By hovering the mouse pointer over the navigation buttons there y</text:span>ou can <text:span text:style-name="T271">see a momentary “tool tip” that tells you what each button is</text:span> <text:span text:style-name="T226">used </text:span>for. Here is <text:span text:style-name="T226">a summary chart of </text:span>what those <text:span text:style-name="T226">navigation buttons </text:span>do if you click on them:</text:p>
      <text:p text:style-name="P11"/>
      <table:table table:name="Table1" table:style-name="Table1">
        <table:table-column table:style-name="Table1.A"/>
        <table:table-column table:style-name="Table1.B"/>
        <table:table-header-rows>
          <table:table-row>
            <table:table-cell table:style-name="Table1.A1" office:value-type="string">
              <text:p text:style-name="P205">Button/Symbol</text:p>
            </table:table-cell>
            <table:table-cell table:style-name="Table1.B1" office:value-type="string">
              <text:p text:style-name="P206">File Manager Navigation function</text:p>
            </table:table-cell>
          </table:table-row>
        </table:table-header-rows>
        <table:table-row>
          <table:table-cell table:style-name="Table1.A2" office:value-type="string">
            <text:p text:style-name="P185"><draw:frame draw:style-name="fr10" draw:name="Image25" text:anchor-type="paragraph" svg:width="0.4902in" svg:height="0.4902in" draw:z-index="25"><draw:image xlink:href="../wasta-docs-images/Files-Nemo-Navigation-bar-Prev-button.png" xlink:type="simple" xlink:show="embed" xlink:actuate="onLoad"/></draw:frame></text:p>
          </table:table-cell>
          <table:table-cell table:style-name="Table1.B2" office:value-type="string">
            <text:p text:style-name="P203">Go to the previous visited location<text:span text:style-name="T235"> (grayed out if there is no previous location recently visited)</text:span></text:p>
          </table:table-cell>
        </table:table-row>
        <table:table-row>
          <table:table-cell table:style-name="Table1.A2" office:value-type="string">
            <text:p text:style-name="P185"><draw:frame draw:style-name="fr10" draw:name="Image26" text:anchor-type="paragraph" svg:width="0.5126in" svg:height="0.5126in" draw:z-index="26"><draw:image xlink:href="../wasta-docs-images/Files-Nemo-Navigation-bar-Next-button.png" xlink:type="simple" xlink:show="embed" xlink:actuate="onLoad"/></draw:frame></text:p>
          </table:table-cell>
          <table:table-cell table:style-name="Table1.B2" office:value-type="string">
            <text:p text:style-name="P183">Go to the next visited location (grayed out if there is no next location recently visited)</text:p>
          </table:table-cell>
        </table:table-row>
        <table:table-row>
          <table:table-cell table:style-name="Table1.A2" office:value-type="string">
            <text:p text:style-name="P185"><draw:frame draw:style-name="fr10" draw:name="Image27" text:anchor-type="paragraph" svg:width="0.4957in" svg:height="0.4957in" draw:z-index="27"><draw:image xlink:href="../wasta-docs-images/Files-Nemo-Navigation-bar-Parent-button.png" xlink:type="simple" xlink:show="embed" xlink:actuate="onLoad"/></draw:frame></text:p>
          </table:table-cell>
          <table:table-cell table:style-name="Table1.B2" office:value-type="string">
            <text:p text:style-name="P184">Go to parent folder</text:p>
          </table:table-cell>
        </table:table-row>
        <text:soft-page-break/>
        <table:table-row>
          <table:table-cell table:style-name="Table1.A2" office:value-type="string">
            <text:p text:style-name="P185"><draw:frame draw:style-name="fr10" draw:name="Image28" text:anchor-type="paragraph" svg:width="0.5047in" svg:height="0.5047in" draw:z-index="28"><draw:image xlink:href="../wasta-docs-images/Files-Nemo-Navigation-bar-Reload-button.png" xlink:type="simple" xlink:show="embed" xlink:actuate="onLoad"/></draw:frame></text:p>
          </table:table-cell>
          <table:table-cell table:style-name="Table1.B2" office:value-type="string">
            <text:p text:style-name="P186">Reload the current location</text:p>
          </table:table-cell>
        </table:table-row>
        <table:table-row>
          <table:table-cell table:style-name="Table1.A2" office:value-type="string">
            <text:p text:style-name="P185"><draw:frame draw:style-name="fr10" draw:name="Image29" text:anchor-type="paragraph" svg:width="0.6484in" svg:height="0.4437in" draw:z-index="32"><draw:image xlink:href="../wasta-docs-images/Files-Nemo-Navigation-bar-bill-Home-button.png" xlink:type="simple" xlink:show="embed" xlink:actuate="onLoad"/></draw:frame></text:p>
          </table:table-cell>
          <table:table-cell table:style-name="Table1.B2" office:value-type="string">
            <text:p text:style-name="P187">Go <text:span text:style-name="T236">directly </text:span>to <text:span text:style-name="T236">&lt;your username&gt;</text:span> Home <text:span text:style-name="T236">folder – same as clicking on ‘Home’ in the Sidebar</text:span></text:p>
          </table:table-cell>
        </table:table-row>
        <table:table-row>
          <table:table-cell table:style-name="Table1.A2" office:value-type="string">
            <text:p text:style-name="P185"><draw:frame draw:style-name="fr10" draw:name="Image33" text:anchor-type="paragraph" svg:width="0.7799in" svg:height="0.4047in" draw:z-index="33"><draw:image xlink:href="../wasta-docs-images/Files-Nemo-Navigation-bar-home-button.png" xlink:type="simple" xlink:show="embed" xlink:actuate="onLoad"/></draw:frame></text:p>
          </table:table-cell>
          <table:table-cell table:style-name="Table1.B2" office:value-type="string">
            <text:p text:style-name="P204">File System’s actual /home folder (not normally displayed in the Navigation bar unless the “Show more of the path to the left” button is clicked on –<text:span text:style-name="T239"> see below</text:span>)</text:p>
          </table:table-cell>
        </table:table-row>
        <table:table-row>
          <table:table-cell table:style-name="Table1.A2" office:value-type="string">
            <text:p text:style-name="P185"><draw:frame draw:style-name="fr10" draw:name="Image30" text:anchor-type="paragraph" svg:width="0.4882in" svg:height="0.4882in" draw:z-index="29"><draw:image xlink:href="../wasta-docs-images/Files-Nemo-Navigation-bar-FileSystem-button.png" xlink:type="simple" xlink:show="embed" xlink:actuate="onLoad"/></draw:frame></text:p>
          </table:table-cell>
          <table:table-cell table:style-name="Table1.B2" office:value-type="string">
            <text:p text:style-name="P188">Go to computer’<text:span text:style-name="T236">s File System (not normally displayed in the Navigation bar unless the “Show more of the path to the left” button is clicked on – see below)</text:span></text:p>
          </table:table-cell>
        </table:table-row>
        <table:table-row>
          <table:table-cell table:style-name="Table1.A2" office:value-type="string">
            <text:p text:style-name="P185"><draw:frame draw:style-name="fr10" draw:name="Image31" text:anchor-type="paragraph" svg:width="0.3319in" svg:height="0.5091in" draw:z-index="30"><draw:image xlink:href="../wasta-docs-images/Files-Nemo-Navigation-more-path-left-button.png" xlink:type="simple" xlink:show="embed" xlink:actuate="onLoad"/></draw:frame></text:p>
          </table:table-cell>
          <table:table-cell table:style-name="Table1.B2" office:value-type="string">
            <text:p text:style-name="P189">Show more of the path to the left (when <text:span text:style-name="T237">the File Manager </text:span>window is too small to show entire path)</text:p>
          </table:table-cell>
        </table:table-row>
        <table:table-row>
          <table:table-cell table:style-name="Table1.A2" office:value-type="string">
            <text:p text:style-name="P185"><draw:frame draw:style-name="fr10" draw:name="Image32" text:anchor-type="paragraph" svg:width="0.3717in" svg:height="0.5319in" draw:z-index="31"><draw:image xlink:href="../wasta-docs-images/Files-Nemo-Navigation-more-path-right-button.png" xlink:type="simple" xlink:show="embed" xlink:actuate="onLoad"/></draw:frame></text:p>
          </table:table-cell>
          <table:table-cell table:style-name="Table1.B2" office:value-type="string">
            <text:p text:style-name="P190">Show more of the path to the right (when <text:span text:style-name="T237">the File Manager </text:span>window is too small to show entire path)</text:p>
          </table:table-cell>
        </table:table-row>
      </table:table>
      <text:p text:style-name="P11"/>
      <text:p text:style-name="P12">As you navigate around to different child or parent folders, the path <text:span text:style-name="T119">displayed at the right end of the File Manager’ Navigation bar </text:span>will highlight the currently open folder, and that folder's contents will appear in the <text:span text:style-name="T238">contents window</text:span> of the File Manager. </text:p>
      <text:h text:style-name="P322" text:outline-level="3"><text:bookmark-start text:name="Displaying the contents of documents pictures or video files from within the File Manager"/>Displaying the contents of documents, pictures or video files from within the File Manager<text:bookmark-end text:name="Displaying the contents of documents pictures or video files from within the File Manager"/></text:h>
      <text:p text:style-name="P79">When the File Manager lists or shows the name of a file such as <text:span text:style-name="T5">a document</text:span>, <text:span text:style-name="T5">a picture</text:span>, or <text:span text:style-name="T5">a video</text:span>, you can usually cause that file to be opened by a program that knows how to open or display it. Basically, you can open these types of files the same way that you can <text:a xlink:type="simple" xlink:href="#Opening folders" text:style-name="Internet_20_link" text:visited-style-name="Visited_20_Internet_20_Link">open a folder</text:a> from within the File Manager <text:span text:style-name="T240">-</text:span> by doing one the following:</text:p>
      <text:p text:style-name="P79"/>
      <text:list xml:id="list171501464351249" text:continue-numbering="true" text:style-name="L4">
        <text:list-item>
          <text:p text:style-name="P267"><text:span text:style-name="T5">Highlight</text:span> the <text:span text:style-name="T240">document, picture or video file</text:span> <text:span text:style-name="T217">when it is visible in the contents window</text:span>, and press the <text:span text:style-name="T5">Enter key</text:span>. <text:span text:style-name="T209">The file will open within a program suitable for viewing and/or editing the file. </text:span>This way of <text:span text:style-name="T240">opening a document, picture or video file</text:span> is easier <text:span text:style-name="T210">and safer </text:span>for some people who find it difficult to do a double-click. </text:p>
        </text:list-item>
        <text:list-item>
          <text:p text:style-name="P267"><text:span text:style-name="T20">Highlight</text:span><text:span text:style-name="T209"> the document, picture or video file</text:span> <text:span text:style-name="T209">when it is visible in the contents window. Then click on File Manager’s </text:span><text:span text:style-name="T20">File</text:span><text:span text:style-name="T133"> menu</text:span><text:span text:style-name="T209"> and select </text:span><text:span text:style-name="T20">Open</text:span><text:span text:style-name="T209">. The document, picture or video file</text:span> <text:span text:style-name="T209">will open within a program suitable for viewing and/or editing the file. </text:span></text:p>
        </text:list-item>
        <text:list-item>
          <text:p text:style-name="P268"><text:span text:style-name="T5">Double-click on the </text:span><text:span text:style-name="T20">document, picture or video file</text:span> when it is visible in the contents window. <text:span text:style-name="T209">The file will open within a program suitable for viewing and/or editing the file. Some people </text:span><text:soft-page-break/><text:span text:style-name="T209">have difficulty doing a double click operation without accidentally moving the file. Unless you have good control over the mouse or touchpad, it might be safer to use one of the other methods described above to open document, picture or video files from within the File Manager. See </text:span><text:a xlink:type="simple" xlink:href="#Warnings about double-clicking with the mouse or touchpad" text:style-name="Internet_20_link" text:visited-style-name="Visited_20_Internet_20_Link"><text:span text:style-name="T209">Warnings about double-clicking with the mouse or touchpad</text:span></text:a><text:span text:style-name="T209">.</text:span></text:p>
        </text:list-item>
      </text:list>
      <text:p text:style-name="P79"/>
      <text:p text:style-name="P80">For example, <text:span text:style-name="T241">I would like to display a photo that is contained in a folder named </text:span><text:span text:style-name="T30">Gardening</text:span><text:span text:style-name="T241"> within my </text:span><text:span text:style-name="T30">Pictures</text:span><text:span text:style-name="T241"> folder. I run the File Manager, click on the Pictures folder in the File Manager’s Sidebar. Then I click on the </text:span><text:span text:style-name="T30">Gardening</text:span><text:span text:style-name="T241"> folder and </text:span><text:span text:style-name="T30">press the Enter key</text:span><text:span text:style-name="T241"> to open the Gardening folder. At this point the File Manager looks like this illustration:</text:span></text:p>
      <text:p text:style-name="P80"/>
      <text:p text:style-name="P80"><draw:frame draw:style-name="fr3" draw:name="Image34" text:anchor-type="paragraph" svg:width="5.2807in" svg:height="2.8945in" draw:z-index="34"><draw:image xlink:href="../wasta-docs-images/Files-Nemo-Pictures-Gardening-JPG-file-selected.png" xlink:type="simple" xlink:show="embed" xlink:actuate="onLoad"/></draw:frame></text:p>
      <text:p text:style-name="P81"/>
      <text:p text:style-name="P81">The contents window shows two photo files that came from my camera: P1000953.JPG and P1000954.JPG. I want to display the photo using Wasta’s Image Viewer program. As indicated in the illustration, I can click once on the JPG image I want to display, then press the Enter key. The image will open within Wasta’s Image Viewer program:</text:p>
      <text:p text:style-name="P81"/>
      <text:p text:style-name="P81"><draw:frame draw:style-name="fr3" draw:name="Image35" text:anchor-type="paragraph" svg:width="5.3846in" svg:height="4.3189in" draw:z-index="35"><draw:image xlink:href="../wasta-docs-images/Files-Nemo-Pictures-Gardening-JPG-displaying-in-Image-Viewer.png" xlink:type="simple" xlink:show="embed" xlink:actuate="onLoad"/></draw:frame><text:soft-page-break/></text:p>
      <text:p text:style-name="P82">Note: I could have used any one of the three methods for opening a picture file described in the section above called “<text:a xlink:type="simple" xlink:href="#Displaying the contents of documents pictures or video files from within the File Manager" text:style-name="Internet_20_link" text:visited-style-name="Visited_20_Internet_20_Link"><text:span text:style-name="T242">Displaying the contents of documents, pictures or video files from within the File Manager</text:span></text:a><text:span text:style-name="T242">”.</text:span></text:p>
      <text:p text:style-name="P80"/>
      <text:p text:style-name="P83">Opening a <text:span text:style-name="T5">document</text:span> or a <text:span text:style-name="T5">video</text:span> file from within the File Manager works the same way. <text:span text:style-name="T243">Most d</text:span>ocuments will open within the LibreOffice Writer program. Videos and other media files will open within the <text:span text:style-name="T243">VLC Media Player</text:span> <text:span text:style-name="T243">program.</text:span></text:p>
      <text:p text:style-name="P83"/>
      <text:p text:style-name="P13">The types of files that can be opened or displayed this way include .jpg, .png, .txt, .odt, .doc, .htm, .html and some other types. If the file does not open or does not display well using the above techniques, you may need to open the file within the program that created it.</text:p>
      <text:p text:style-name="P14"/>
      <text:p text:style-name="P15">Note: You should not try to open .xml adaptation documents that are stored within an Adapt It project's "Adaptations" folder using the above techniques. The files may be displayed, but they won't make much sense. They should be opened instead from within the Adapt It program.</text:p>
      <text:h text:style-name="P323" text:outline-level="3">Showing the contents of a USB <text:span text:style-name="T244">Memory Stick or external USB</text:span> Drive</text:h>
      <text:p text:style-name="P17"><text:span text:style-name="T244">Use the</text:span> File Manager <text:span text:style-name="T244">to show</text:span> <text:span text:style-name="T244">the contents of a USB memory stick or</text:span> external <text:span text:style-name="T244">USB drive</text:span> plugged into your computer. <text:span text:style-name="T248">If t</text:span>he File Manager <text:span text:style-name="T248">is not running</text:span>, <text:a xlink:type="simple" xlink:href="#Starting the File Manager from the panel launch bar" text:style-name="Internet_20_link" text:visited-style-name="Visited_20_Internet_20_Link"><text:span text:style-name="T245">start File Manager</text:span></text:a><text:a xlink:type="simple" xlink:href="#Starting the File Manager from the panel launch bar" text:style-name="Internet_20_link" text:visited-style-name="Visited_20_Internet_20_Link"> using the "Files" launcher in the </text:a><text:a xlink:type="simple" xlink:href="#Starting the File Manager from the panel launch bar" text:style-name="Internet_20_link" text:visited-style-name="Visited_20_Internet_20_Link">launch bar</text:a>. </text:p>
      <text:h text:style-name="Heading_20_4" text:outline-level="4">Plug in the USB memory stick or external USB drive</text:h>
      <text:p text:style-name="P17"><text:span text:style-name="T249">With File Manager up and running, </text:span><text:span text:style-name="T32">plug in the memory stick or USB external drive into the Wasta </text:span><text:soft-page-break/><text:span text:style-name="T32">computer</text:span><text:span text:style-name="T249">. You should notice the </text:span><text:span text:style-name="T32">name of the device</text:span><text:span text:style-name="T249"> appear under the </text:span><text:span text:style-name="T32">Devices</text:span><text:span text:style-name="T249"> list. </text:span><text:span text:style-name="T32">Click on the name of the USB memory stick in the Devices list</text:span><text:span text:style-name="T249">. File Manager should show the contents of the memory stick in its contents window, similar to the example shown in the following illustration:</text:span></text:p>
      <text:p text:style-name="P17"/>
      <text:p text:style-name="P17"><draw:frame draw:style-name="fr3" draw:name="Image38" text:anchor-type="paragraph" svg:width="6.2492in" svg:height="3.9472in" draw:z-index="47"><draw:image xlink:href="../wasta-docs-images/Files-Nemo-showing-USB_BACKUP-Device.png" xlink:type="simple" xlink:show="embed" xlink:actuate="onLoad"/></draw:frame></text:p>
      <text:p text:style-name="P18"><text:span text:style-name="T248">In the illustration above we plugged in a memory stick</text:span> <text:span text:style-name="T250">used </text:span>for making backups <text:span text:style-name="T251">of your work files using the Wasta-Backup program. The memory stick was previously given the label name: </text:span><text:span text:style-name="T31">USB_BACKUP</text:span><text:span text:style-name="T138">, </text:span><text:span text:style-name="T139">but your backup device may appear with a different name in the Devices list</text:span><text:span text:style-name="T246">. If you see a </text:span><text:span text:style-name="T31">wasta-backup</text:span><text:span text:style-name="T246"> folder in the contents window, that is a sure sign that the memory stick or external hard drive has been used to backup the data from this computer (or another computer) using the Wasta-Backup program. There may also be other files on the memory stick or external drive (as illustrated above where there is a document file called “Test Document.odt” - created by LibreOffice Writer). </text:span></text:p>
      <text:p text:style-name="P19"/>
      <text:p text:style-name="P86"><text:span text:style-name="T33">Note</text:span><text:span text:style-name="T35">s</text:span><text:span text:style-name="T33"> of Caution: </text:span></text:p>
      <text:list xml:id="list3823534502" text:style-name="L5">
        <text:list-item>
          <text:p text:style-name="P269"><text:span text:style-name="T257">Y</text:span><text:span text:style-name="T256">ou should </text:span><text:span text:style-name="T257">never</text:span><text:span text:style-name="T256"> change the name of the wasta-backup folder or make any changes to the files and other folders that are contained in that folder.</text:span><text:span text:style-name="T260"> </text:span><text:span text:style-name="T261">T</text:span><text:span text:style-name="T260">he Wasta-Backup program depends on what is in the wasta-backup folder and controls what is placed in it. </text:span><text:span text:style-name="T261">If you change the name of the wasta-backup folder, or make changes to its contents, you may not be able to access your backed up data, nor restore data from your backups if you </text:span><text:span text:style-name="T262">ever </text:span><text:span text:style-name="T261">need to do so.</text:span></text:p>
        </text:list-item>
        <text:list-item>
          <text:p text:style-name="P269"><text:span text:style-name="T258">R</text:span><text:span text:style-name="T255">eserve </text:span><text:span text:style-name="T256">your backup memory stick</text:span><text:span text:style-name="T255"> for the purpose of backing up your important work with the Wasta-Backup program. </text:span><text:span text:style-name="T259">Generally, you should </text:span><text:span text:style-name="T260">NOT</text:span><text:span text:style-name="T259"> use your data backup memory stick for storing large files </text:span><text:span text:style-name="T260">like pictures or videos. </text:span><text:span text:style-name="T261">Pictures and especially videos take up a tremendous amount of storage space, and can quickly use up all the available space on the device</text:span><text:span text:style-name="T259">. </text:span>You don’t want your backup memory stick to run out of space! </text:p>
        </text:list-item>
      </text:list>
      <text:p text:style-name="P85"/>
      <text:p text:style-name="P85">If <text:span text:style-name="T263">you have a</text:span> memory stick <text:span text:style-name="T263">that can be used for </text:span>general <text:span text:style-name="T253">data </text:span>storage or <text:span text:style-name="T263">the temporary </text:span>transfer <text:span text:style-name="T263">of files </text:span><text:soft-page-break/><text:span text:style-name="T263">between computers</text:span>, you <text:span text:style-name="T253">should</text:span> feel free to use the procedures in this document to navigate around within the folders and files, copy files to <text:span text:style-name="T253">and from </text:span>it, delete files from it, <text:span text:style-name="T253">and so on</text:span>.</text:p>
      <text:h text:style-name="Heading_20_4" text:outline-level="4"><text:span text:style-name="T263">Always “safely r</text:span>emove” the memory stick or external drive</text:h>
      <text:p text:style-name="P87">While a memory stick is connected to your Wasta computer you will see it listed under <text:span text:style-name="T5">Devices</text:span> in the Sidebar <text:span text:style-name="T254">similar to the following illustration</text:span>:</text:p>
      <text:p text:style-name="P16"/>
      <text:p text:style-name="P191"><draw:frame draw:style-name="fr11" draw:name="Image36" text:anchor-type="paragraph" svg:y="0.0311in" svg:width="1.9929in" svg:height="0.4827in" draw:z-index="36"><draw:image xlink:href="../wasta-docs-images/Nemo-Devices-USB_BACKUP.png" xlink:type="simple" xlink:show="embed" xlink:actuate="onLoad"/></draw:frame></text:p>
      <text:p text:style-name="P191"><draw:frame draw:style-name="fr11" draw:name="Image37" text:anchor-type="paragraph" svg:y="1.2291in" svg:width="0.3335in" svg:height="0.2917in" draw:z-index="38"><draw:image xlink:href="../wasta-docs-images/Nemo-Devices-unmount-button.png" xlink:type="simple" xlink:show="embed" xlink:actuate="onLoad"/></draw:frame>In the <text:span text:style-name="T247">image</text:span> <text:span text:style-name="T272">shown above,</text:span> the device that is plugged in is named "USB_BACKUP". <text:span text:style-name="T254">Your memory stick will probably have a different name/label. When you have finished using the memory stick (or an external USB drive), you should take special action to “</text:span><text:span text:style-name="T34">safely remove it</text:span><text:span text:style-name="T254">” before physically pulling it out of your computer. Note the </text:span><text:span text:style-name="T34">small round icon</text:span><text:span text:style-name="T254"> that is located to the right of the device name in the red box of the above image. Here is a larger view: </text:span></text:p>
      <text:p text:style-name="P16"/>
      <text:p text:style-name="P207"/>
      <text:p text:style-name="P209"><text:span text:style-name="T272">Within the File Manager, t</text:span>his icon <text:span text:style-name="T254">appears at </text:span>the right side of a plugged in device <text:span text:style-name="T268">to indicate that the device is “mounted” in the file system of the computer. It also functions as</text:span> the "Safely Remove" button. <text:span text:style-name="T5">Before unplugging any USB device that stores information, you should always click on this "Safely Remove button. </text:span></text:p>
      <text:p text:style-name="P208"/>
      <text:p text:style-name="P208">When th<text:span text:style-name="T269">at</text:span> <text:span text:style-name="T264">little </text:span><text:span text:style-name="T34">small round icon</text:span> disappears after clicking on it, you know it is safe to remove the USB device. <text:span text:style-name="T264">You may also see a message on your screen that says:</text:span></text:p>
      <text:p text:style-name="P208"/>
      <text:p text:style-name="P208"><draw:frame draw:style-name="fr2" draw:name="Image102" text:anchor-type="paragraph" svg:width="4.5091in" svg:height="0.4437in" draw:z-index="101"><draw:image xlink:href="../wasta-docs-images/Writing-data-t0-LM-UPDATE-dont-unplug-until-finishedS.png" xlink:type="simple" xlink:show="embed" xlink:actuate="onLoad"/></draw:frame></text:p>
      <text:p text:style-name="P30">The above message will disappear and the following message will appear briefly when it has finished:</text:p>
      <text:p text:style-name="P142"><draw:frame draw:style-name="fr4" draw:name="Image40" text:anchor-type="paragraph" svg:x="0.8193in" svg:y="0.1772in" svg:width="4.2028in" svg:height="0.4146in" draw:z-index="39"><draw:image xlink:href="../wasta-docs-images/You-can-now-unplug-LM-UPDATES.png" xlink:type="simple" xlink:show="embed" xlink:actuate="onLoad"/></draw:frame></text:p>
      <text:p text:style-name="P210">If the computer is busy <text:span text:style-name="T267">copying data</text:span> <text:span text:style-name="T267">from, or </text:span>writing <text:span text:style-name="T270">data </text:span>to the device, it will tell you <text:span text:style-name="T265">it is </text:span><text:span text:style-name="T39">busy</text:span><text:span text:style-name="T265"> –</text:span> <text:span text:style-name="T270">you should </text:span>wait until it is finished:</text:p>
      <text:p text:style-name="P208"/>
      <text:p text:style-name="P208"><draw:frame draw:style-name="fr2" draw:name="Image41" text:anchor-type="paragraph" svg:width="3.0736in" svg:height="1.4665in" draw:z-index="40"><draw:image xlink:href="../wasta-docs-images/Files-Nemo-Volume-is-busy.png" xlink:type="simple" xlink:show="embed" xlink:actuate="onLoad"/></draw:frame></text:p>
      <text:p text:style-name="P211"><text:soft-page-break/><text:span text:style-name="T267">If</text:span> you see this <text:span text:style-name="T36">Volume is busy</text:span><text:span text:style-name="T267"> notice, </text:span><text:span text:style-name="T36">wait a reasonable amount of time</text:span><text:span text:style-name="T267"> for any copying actions to complete. </text:span><text:s/><text:span text:style-name="T37">If you have opened a file on the USB drive within another program, you should first close it from within that other program</text:span><text:span text:style-name="T266">, then attempt to do the “safely remove” action again. If the </text:span><text:span text:style-name="T37">Volume is busy</text:span><text:span text:style-name="T266"> notice keeps appearing - even after doing these things - you can click on the </text:span><text:span text:style-name="T5">Unmount Anyway</text:span> button<text:span text:style-name="T266">. If you have to click on the </text:span><text:span text:style-name="T37">Unmount Anyway</text:span><text:span text:style-name="T266"> button, you should check to see it any copy operation that you started completed successfully.</text:span></text:p>
      <text:h text:style-name="Heading_20_3" text:outline-level="3"><text:bookmark-start text:name="Copying folders or files"/>Copying folders or files<text:bookmark-end text:name="Copying folders or files"/></text:h>
      <text:p text:style-name="P20">There are times when you may want to copy folders or files to a different location <text:span text:style-name="T282">on your computer</text:span>, <text:span text:style-name="T282">to</text:span> an external USB flash drive, <text:span text:style-name="T282">or to another computer</text:span>.</text:p>
      <text:h text:style-name="Heading_20_4" text:outline-level="4">Summary Steps –<text:span text:style-name="T282"> Copying folders or files</text:span></text:h>
      <text:list xml:id="list508535256" text:style-name="L6">
        <text:list-item>
          <text:p text:style-name="P270"><text:span text:style-name="T123">Open the File Manager (“Files”) and navigate to the</text:span><text:span text:style-name="T125"> folder</text:span><text:span text:style-name="T126"> or file that you want to copy</text:span><text:span text:style-name="T123">. <text:s/></text:span></text:p>
        </text:list-item>
        <text:list-item>
          <text:p text:style-name="P272">Click once on the name of the “<text:span text:style-name="T291">source” </text:span>folder or file <text:span text:style-name="T273">you want to copy - </text:span>to highlight it.</text:p>
        </text:list-item>
        <text:list-item>
          <text:p text:style-name="P272"><text:span text:style-name="T288">Do one of the following </text:span><text:span text:style-name="T45">Copy actions</text:span><text:span text:style-name="T288"> - to place a copy of the source folder or file in the computer’s memory (clipboard):<text:line-break/>* </text:span>Click on the File Manager's “<text:span text:style-name="T5">Edit</text:span><text:span text:style-name="T124">”</text:span> menu, and select the “<text:span text:style-name="T5">Copy</text:span><text:span text:style-name="T124">”</text:span> menu item, <text:span text:style-name="T288">or</text:span><text:line-break/>* <text:span text:style-name="T45">Right-click</text:span><text:span text:style-name="T288"> on the selected folder or file, and select the “</text:span><text:span text:style-name="T45">Copy</text:span><text:span text:style-name="T288">” menu item, or</text:span><text:line-break/>* <text:span text:style-name="T288">Hold down</text:span> the <text:span text:style-name="T45">Ctrl</text:span><text:span text:style-name="T288"> key and press the </text:span><text:span text:style-name="T45">C</text:span><text:span text:style-name="T288"> key (</text:span><text:span text:style-name="T5">Ctrl+C</text:span> <text:span text:style-name="T291">keyboard </text:span>shortcut<text:span text:style-name="T288">)</text:span>.</text:p>
        </text:list-item>
        <text:list-item>
          <text:p text:style-name="P276">Plug in the USB device <text:span text:style-name="T283">- </text:span>if the copy is to be made to that device.</text:p>
        </text:list-item>
        <text:list-item>
          <text:p text:style-name="P277">Navigate to the destination folder or device that is to receive the copy. I<text:span text:style-name="T274">f</text:span> it is a folder <text:span text:style-name="T283">select it and press Enter</text:span> to open the folder. If it is a device, select the device in the Devices group of the File Manager, and navigate to an appropriate <text:span text:style-name="T291">destination </text:span>folder on that device, <text:span text:style-name="T283">select the destination folder and press Enter</text:span> to open it (<text:span text:style-name="T291">or, </text:span>you can <text:a xlink:type="simple" xlink:href="#Creating a new folder" text:style-name="Internet_20_link" text:visited-style-name="Visited_20_Internet_20_Link">create a new </text:a><text:a xlink:type="simple" xlink:href="#Creating a new folder" text:style-name="Internet_20_link" text:visited-style-name="Visited_20_Internet_20_Link"><text:span text:style-name="T291">destination </text:span></text:a><text:a xlink:type="simple" xlink:href="#Creating a new folder" text:style-name="Internet_20_link" text:visited-style-name="Visited_20_Internet_20_Link">folder</text:a> on that device if needed - see <text:a xlink:type="simple" xlink:href="#Creating a new folder" text:style-name="Internet_20_link" text:visited-style-name="Visited_20_Internet_20_Link">below</text:a>).</text:p>
        </text:list-item>
        <text:list-item>
          <text:p text:style-name="P278"><text:span text:style-name="T288">Do one of the following </text:span><text:span text:style-name="T45">Paste actions</text:span><text:span text:style-name="T288"> - to paste the source file or folder from the computer’s memory (clipboard) to the destination location:<text:line-break/>* </text:span>Click on the <text:span text:style-name="T283">File Manager’s </text:span>“<text:span text:style-name="T5">Edit</text:span>” menu, and select the “<text:span text:style-name="T5">Paste</text:span><text:span text:style-name="T124">”</text:span> menu item, <text:span text:style-name="T290">or<text:line-break/>* </text:span><text:span text:style-name="T46">Right-click</text:span> <text:span text:style-name="T290">on an </text:span><text:span text:style-name="T46">empty part of the </text:span><text:span text:style-name="T47">destination folder’s </text:span><text:span text:style-name="T46">contents window</text:span><text:span text:style-name="T290">, and select the “Paste” menu item, or<text:line-break/>* Hold down the </text:span><text:span text:style-name="T45">Ctrl</text:span><text:span text:style-name="T288"> key and press the </text:span><text:span text:style-name="T47">V</text:span><text:span text:style-name="T288"> key (</text:span><text:span text:style-name="T45">Ctrl+</text:span><text:span text:style-name="T47">V</text:span><text:span text:style-name="T288"> keyboard shortcut).</text:span></text:p>
        </text:list-item>
        <text:list-item>
          <text:p text:style-name="P278">The folder or file will be <text:span text:style-name="T283">pasted (</text:span>copied<text:span text:style-name="T283">)</text:span> into the destination folder. Since you have done a copy operation the folder or file will now exist in both its original location and in the destination location. </text:p>
        </text:list-item>
      </text:list>
      <text:p text:style-name="P90"><text:span text:style-name="T48">Notes</text:span><text:span text:style-name="T287">: </text:span></text:p>
      <text:list xml:id="list243864557" text:style-name="L7">
        <text:list-item>
          <text:p text:style-name="P279">For many common computer procedures, there are many different ways to do the same thing. Steps 3 and 6 above illustrate this general principle: <text:span text:style-name="T5">You can often use a program menu command, a right-click menu command, or a keyboard shortcut, to do the same thing</text:span>. <text:span text:style-name="T294">As you gain skill, you can decide which way works best for you.</text:span></text:p>
        </text:list-item>
        <text:list-item>
          <text:p text:style-name="P280">There are other ways to copy folders or files <text:span text:style-name="T287">(involving dragging with a mouse while holding down a special key)</text:span>, but those <text:span text:style-name="T287">techniques </text:span>are more dangerous, so <text:span text:style-name="T292">they </text:span>will not <text:span text:style-name="T287">be </text:span>describe<text:span text:style-name="T287">d</text:span> in this document.</text:p>
        </text:list-item>
      </text:list>
      <text:h text:style-name="Heading_20_4" text:outline-level="4">Illustrated Steps –<text:span text:style-name="T282"> Copying folders or files</text:span></text:h>
      <text:p text:style-name="P91"><text:span text:style-name="T142">To illustrate the steps, w</text:span><text:span text:style-name="T140">e </text:span><text:span text:style-name="T142">will </text:span><text:span text:style-name="T141">copy</text:span><text:span text:style-name="T140"> the “</text:span><text:span text:style-name="T42">2017</text:span><text:span text:style-name="T140">” folder that is located in the “</text:span><text:span text:style-name="T42">Work Reports</text:span><text:span text:style-name="T140">” folder </text:span><text:span text:style-name="T141">which is in turn located in the</text:span><text:span text:style-name="T140"> </text:span><text:span text:style-name="T42">Documents</text:span><text:span text:style-name="T140"> folder on our computer –</text:span><text:span text:style-name="T151"> copying it </text:span><text:span text:style-name="T152">in</text:span><text:span text:style-name="T151">to an </text:span><text:span text:style-name="T55">empty “Work </text:span><text:soft-page-break/><text:span text:style-name="T55">Reports” folder</text:span><text:span text:style-name="T151"> that is located on an external </text:span><text:span text:style-name="T55">memory stick </text:span><text:span text:style-name="T56">device </text:span><text:span text:style-name="T55">called KINGSTON</text:span><text:span text:style-name="T140">. </text:span></text:p>
      <text:p text:style-name="P25"/>
      <text:p text:style-name="P91"><text:span text:style-name="T142">In File Manager we click on the </text:span><text:span text:style-name="T57">Documents</text:span><text:span text:style-name="T142"> folder in the </text:span><text:span text:style-name="T57">Sidebar</text:span><text:span text:style-name="T142">. Then we select the </text:span><text:span text:style-name="T57">Work Reports</text:span><text:span text:style-name="T142"> folder and press </text:span><text:span text:style-name="T57">Enter</text:span><text:span text:style-name="T142"> to open it. Within that folder is the folder named 2017 among other folders. We </text:span><text:span text:style-name="T43">click on</text:span> <text:span text:style-name="T278">the </text:span><text:span text:style-name="T58">2017</text:span><text:span text:style-name="T278"> folder once to highlight it. Then we</text:span> <text:span text:style-name="T278">execute the File Manager menu command</text:span> <text:span text:style-name="T5">Edit : Copy</text:span> <text:span text:style-name="T284">while </text:span>the <text:span text:style-name="T284">folder is highlighted</text:span>:</text:p>
      <text:p text:style-name="P88"/>
      <text:p text:style-name="P89"><draw:frame draw:style-name="fr3" draw:name="Image42" text:anchor-type="paragraph" svg:width="5.2307in" svg:height="1.8835in" draw:z-index="41"><draw:image xlink:href="../wasta-docs-images/Files-Nemo-Edit-Copy-WorkReport-folder.png" xlink:type="simple" xlink:show="embed" xlink:actuate="onLoad"/></draw:frame></text:p>
      <text:p text:style-name="P98"><text:span text:style-name="T293">(</text:span>Alternat<text:span text:style-name="T316">ive</text:span>ly, you c<text:span text:style-name="T293">ould</text:span> <text:span text:style-name="T316">use</text:span> one of the other Copy actions: <text:span text:style-name="T68">Right-click+Copy</text:span><text:span text:style-name="T293">, or </text:span><text:span text:style-name="T68">Ctrl+C</text:span><text:span text:style-name="T293">).</text:span></text:p>
      <text:p text:style-name="P98"/>
      <text:p text:style-name="P89"><text:span text:style-name="T280">Then we n</text:span>avigate to the destination <text:span text:style-name="T280">where we</text:span> want the copy to go. In this case we <text:span text:style-name="T276">want the copy to be made to an </text:span><text:span text:style-name="T41">empty folder</text:span><text:span text:style-name="T276"> which is also named “</text:span><text:span text:style-name="T41">Work Reports</text:span><text:span text:style-name="T276">” on a </text:span><text:span text:style-name="T41">KINGSTON USB memory stick</text:span><text:span text:style-name="T276">. So we </text:span>plug in <text:span text:style-name="T277">the</text:span> memory stick called “K<text:span text:style-name="T277">INGSTON</text:span>”. <text:span text:style-name="T279">It appears in the Devices list</text:span>:</text:p>
      <text:p text:style-name="P89"/>
      <text:p text:style-name="P88"><draw:frame draw:style-name="fr2" draw:name="Image43" text:anchor-type="paragraph" svg:width="1.711in" svg:height="0.5272in" draw:z-index="42"><draw:image xlink:href="../wasta-docs-images/Nemo-Devices-KINGSTON-Selected.png" xlink:type="simple" xlink:show="embed" xlink:actuate="onLoad"/></draw:frame></text:p>
      <text:p text:style-name="P89">We <text:span text:style-name="T5">click on the KINGSTON device </text:span><text:span text:style-name="T41">name</text:span><text:span text:style-name="T276"> </text:span>in File Manager’s Devices list, to highlight it, and show <text:span text:style-name="T285">the memory stick’s</text:span> contents in the File Manager’s contents window. <text:span text:style-name="T275">The KINGSTON USB device has a </text:span><text:span text:style-name="T40">Work Reports</text:span><text:span text:style-name="T275"> folder in it. We click on the Work Reports folder to </text:span><text:span text:style-name="T40">select</text:span><text:span text:style-name="T275"> it (and notice it has 0 items) as shown in the illustration below</text:span>:</text:p>
      <text:p text:style-name="P89"/>
      <text:p text:style-name="P89"><draw:frame draw:style-name="fr3" draw:name="Image44" text:anchor-type="paragraph" svg:width="5.5547in" svg:height="3.6201in" draw:z-index="43"><draw:image xlink:href="../wasta-docs-images/Nemo-Devices-KINGSTON-WorkReports-Selected.png" xlink:type="simple" xlink:show="embed" xlink:actuate="onLoad"/></draw:frame><text:soft-page-break/></text:p>
      <text:p text:style-name="P92"><text:span text:style-name="T143">We </text:span><text:span text:style-name="T44">p</text:span><text:span text:style-name="T5">ress the Enter key to open</text:span> the selected Work Reports folder <text:span text:style-name="T41">(or double-click on it) </text:span>:</text:p>
      <text:p text:style-name="P92"/>
      <text:p text:style-name="P89"><draw:frame draw:style-name="fr3" draw:name="Image45" text:anchor-type="paragraph" svg:width="5.5701in" svg:height="3.6307in" draw:z-index="44"><draw:image xlink:href="../wasta-docs-images/Nemo-Devices-KINGSTON-WorkReports-folder-open.png" xlink:type="simple" xlink:show="embed" xlink:actuate="onLoad"/></draw:frame></text:p>
      <text:p text:style-name="P94">Now, with the File Manager’s contents window open to the <text:span text:style-name="T280">Work Reports </text:span>destination folder (<text:span text:style-name="T285">which is empty, as illustrated above</text:span>), we complete the copy operation by <text:span text:style-name="T278">executing the File Manager’s menu command </text:span><text:span text:style-name="T5">Edit : Paste</text:span> <text:span text:style-name="T285">- while the destination folder is open in the contents window</text:span>:</text:p>
      <text:p text:style-name="P93"/>
      <text:p text:style-name="P93"><draw:frame draw:style-name="fr8" draw:name="Image46" text:anchor-type="paragraph" svg:width="6.9252in" svg:height="2.3209in" draw:z-index="45"><draw:image xlink:href="../wasta-docs-images/Nemo-Devices-KINGSTON-Edit-Paste-into-WorkReports.png" xlink:type="simple" xlink:show="embed" xlink:actuate="onLoad"/></draw:frame><text:soft-page-break/></text:p>
      <text:p text:style-name="P99"><text:span text:style-name="T293">(</text:span>Alternat<text:span text:style-name="T316">iv</text:span>ely, you c<text:span text:style-name="T293">ould</text:span> <text:span text:style-name="T316">use</text:span> one of the other <text:span text:style-name="T293">Paste</text:span> actions: <text:span text:style-name="T68">Right-click+Paste</text:span><text:span text:style-name="T293">, or </text:span><text:span text:style-name="T68">Ctrl+V</text:span><text:span text:style-name="T293">).</text:span></text:p>
      <text:p text:style-name="P99"/>
      <text:p text:style-name="P95">The folder named “<text:span text:style-name="T5">2017</text:span>” has now been “<text:span text:style-name="T294">pasted” (</text:span>copied<text:span text:style-name="T294">)</text:span> into the “Work Reports” folder on the KINGSTON memory stick <text:span text:style-name="T293">as illustrated below</text:span>:</text:p>
      <text:p text:style-name="P95"/>
      <text:p text:style-name="P95"><draw:frame draw:style-name="fr3" draw:name="Image47" text:anchor-type="paragraph" svg:width="6.4319in" svg:height="4.1917in" draw:z-index="46"><draw:image xlink:href="../wasta-docs-images/Nemo-Devices-KINGSTON-2017-folder-copied-into-WorkReports.png" xlink:type="simple" xlink:show="embed" xlink:actuate="onLoad"/></draw:frame></text:p>
      <text:p text:style-name="P96">The same process, <text:span text:style-name="T294">as described above, </text:span>can be used to copy folders or files to other destinations on your computer, <text:span text:style-name="T281">or to transfer the files to a different computer. </text:span></text:p>
      <text:p text:style-name="P96"/>
      <text:p text:style-name="P105">For example, to transfer a copy of the 2017 folder that now resides on the memory stick to a different computer, you would use a similar - but reverse - procedure on that other computer: </text:p>
      <text:list xml:id="list3313707395" text:style-name="L8">
        <text:list-item>
          <text:p text:style-name="P282">Plug the memory stick containing the 2017 folder you want to copy, into the other computer</text:p>
        </text:list-item>
        <text:list-item>
          <text:p text:style-name="P283"><text:soft-page-break/>On that other computer navigate to the Work Reports folder on the KINGSTON memory stick</text:p>
        </text:list-item>
        <text:list-item>
          <text:p text:style-name="P283">Select the 2017 folder</text:p>
        </text:list-item>
        <text:list-item>
          <text:p text:style-name="P283">Execute the Edit : Copy command <text:span text:style-name="T293">(or Right-click+Copy, or Ctrl+C)</text:span></text:p>
        </text:list-item>
        <text:list-item>
          <text:p text:style-name="P283">Navigate to a destination folder on that other computer</text:p>
        </text:list-item>
        <text:list-item>
          <text:p text:style-name="P283">Execute the Edit : Paste command <text:span text:style-name="T293">(or Right-click+Paste, or Ctrl+V)</text:span></text:p>
        </text:list-item>
      </text:list>
      <text:h text:style-name="P324" text:outline-level="3">Creating, renaming, deleting or moving folders (and files)</text:h>
      <text:p text:style-name="P100">There are times when you may want to create, rename, delete, or move folders or files that exist on your computer.</text:p>
      <text:h text:style-name="Heading_20_4" text:outline-level="4"><text:span text:style-name="T295">Summary Steps - C</text:span><text:bookmark-start text:name="Creating a new folder"/>reating a new folder<text:bookmark-end text:name="Creating a new folder"/></text:h>
      <text:p text:style-name="P21">You can create new folders to keep your documents, pictures, videos, and other data organized. Folders can be created inside of other folders –<text:span text:style-name="T286"> to make child folders within parent folders</text:span>. To create a folder, do the following <text:span text:style-name="T296">steps</text:span>:</text:p>
      <text:list xml:id="list171500097528594" text:continue-list="list508535256" text:style-name="L6">
        <text:list-item text:start-value="1">
          <text:p text:style-name="P271"><text:span text:style-name="T123">Open the File Manager (“Files”) and </text:span><text:span text:style-name="T125">decide where to create the new folder</text:span><text:span text:style-name="T123">. You will create a new folder inside of some existing "parent" folder. Often you will create a new folder inside one of the default parent folders named Documents, Pictures, or Videos. Select one of these big category folders in the File Manager’s Sidebar.</text:span></text:p>
        </text:list-item>
        <text:list-item>
          <text:p text:style-name="P273"><text:span text:style-name="T298">If the parent folder for the new folder is not yet visible in the contents window, navigate to the parent folder in File Manager and o</text:span>pen the parent folder that will hold the new <text:span text:style-name="T297">child </text:span>folder you are creating (see the “<text:a xlink:type="simple" xlink:href="#Opening folders" text:style-name="Internet_20_link" text:visited-style-name="Visited_20_Internet_20_Link">Opening Folders</text:a>” section above).</text:p>
        </text:list-item>
        <text:list-item>
          <text:p text:style-name="P274"><text:span text:style-name="T297">Do one of the following </text:span><text:span text:style-name="T49">Create actions</text:span><text:span text:style-name="T297">:<text:line-break/>* </text:span>Click on the File Manager's “<text:span text:style-name="T5">File</text:span><text:span text:style-name="T124">”</text:span> menu, and select the “<text:span text:style-name="T5">Create New Folder</text:span><text:span text:style-name="T124">”</text:span> menu item, <text:span text:style-name="T297">or<text:line-break/>* </text:span><text:span text:style-name="T49">Right-click</text:span><text:span text:style-name="T297"> on an empty part of the contents window, and select the “</text:span><text:span text:style-name="T49">Create New Folder</text:span><text:span text:style-name="T297">” menu item, or<text:line-break/>* Hold down both the </text:span><text:span text:style-name="T49">Ctrl</text:span><text:span text:style-name="T297"> and </text:span><text:span text:style-name="T49">Shift</text:span><text:span text:style-name="T297"> keys and press the </text:span><text:span text:style-name="T49">N</text:span><text:span text:style-name="T297"> key (Ctrl+Shift+N shortcut).</text:span></text:p>
        </text:list-item>
        <text:list-item>
          <text:p text:style-name="P284"><text:span text:style-name="T289">A new folder edit box opens that has the name "Untitled Folder" highlighted in the edit box. Type the name you want the new folder to have - overwriting the "Untitled Folder" name, and press Enter when done. If the name turns out to be wrong you can </text:span><text:a xlink:type="simple" xlink:href="#Renaming a folder" text:style-name="Internet_20_link" text:visited-style-name="Visited_20_Internet_20_Link"><text:span text:style-name="T289">rename</text:span></text:a><text:span text:style-name="T289"> it, or </text:span><text:a xlink:type="simple" xlink:href="#Deleting a folder" text:style-name="Internet_20_link" text:visited-style-name="Visited_20_Internet_20_Link"><text:span text:style-name="T289">delete</text:span></text:a><text:span text:style-name="T289"> it (see below).</text:span></text:p>
        </text:list-item>
      </text:list>
      <text:h text:style-name="Heading_20_4" text:outline-level="4"><text:span text:style-name="T295">Summary Steps - </text:span><text:bookmark-start text:name="Renaming a folder"/><text:span text:style-name="T295">R</text:span>enaming a folder<text:bookmark-end text:name="Renaming a folder"/> (or file)</text:h>
      <text:p text:style-name="P36">To rename an existing folder or file, do the following <text:span text:style-name="T296">steps</text:span>:</text:p>
      <text:list xml:id="list171500909668400" text:continue-list="list171500097528594" text:style-name="L6">
        <text:list-item text:start-value="1">
          <text:p text:style-name="P285">Open the File Manager (“Files”) and navigate to the folder or file whose name you want to change.</text:p>
        </text:list-item>
        <text:list-item>
          <text:p text:style-name="P273">Click once on the name of the folder or file to highlight it.</text:p>
        </text:list-item>
        <text:list-item>
          <text:p text:style-name="P275"><text:span text:style-name="T299">Do one of the following </text:span><text:span text:style-name="T50">Rename actions</text:span><text:span text:style-name="T299">:<text:line-break/>* </text:span>Click on the File Manager's “<text:span text:style-name="T5">Edit</text:span><text:span text:style-name="T124">”</text:span> menu, and select the “<text:span text:style-name="T5">Rename...</text:span><text:span text:style-name="T124">”</text:span><text:span text:style-name="T5"> </text:span>menu item, <text:span text:style-name="T299">or<text:line-break/>* </text:span><text:span text:style-name="T50">Right-click</text:span><text:span text:style-name="T299"> on the folder or file and select the “</text:span><text:span text:style-name="T50">Rename...</text:span><text:span text:style-name="T299">” menu item, or<text:line-break/>* Press the </text:span><text:span text:style-name="T50">F2</text:span><text:span text:style-name="T299"> function key (F2 shortcut).</text:span></text:p>
        </text:list-item>
        <text:list-item>
          <text:p text:style-name="P275">An edit box opens over the existing name <text:span text:style-name="T300">of the folder or file - </text:span>highlighted in the edit box. Type the name you want the new folder or file to have overwriting the existing name, and press Enter when done. If the name turns out to be wrong you can try renaming it again <text:span text:style-name="T300">by starting with step 2 above.</text:span></text:p>
        </text:list-item>
      </text:list>
      <text:h text:style-name="Heading_20_4" text:outline-level="4"><text:soft-page-break/><text:span text:style-name="T295">Summary Steps - </text:span><text:bookmark-start text:name="Deleting a folder"/><text:span text:style-name="T295">D</text:span>eleting a folder<text:bookmark-end text:name="Deleting a folder"/> (or file)</text:h>
      <text:p text:style-name="P22">To delete a folder or file, do the following <text:span text:style-name="T296">steps</text:span>:</text:p>
      <text:list xml:id="list171502183812193" text:continue-list="list171500909668400" text:style-name="L6">
        <text:list-item text:start-value="1">
          <text:p text:style-name="P286">Open the File Manager (“Files”) and navigate to the folder or file that you want to delete.</text:p>
        </text:list-item>
        <text:list-item>
          <text:p text:style-name="P288">Highlight the folder or file you want to delete.</text:p>
        </text:list-item>
        <text:list-item>
          <text:p text:style-name="P289">Pause and make sure that you really want to delete the folder or file. <text:span text:style-name="T301">You may want to open the folder or file to make sure that its content is something you no longer want to be kept. </text:span><text:span text:style-name="T145">Never delete a folder that was created as a data storage area by a program such as Adapt It or Paratext – never delete the Adapt It Unicode Work folder or the ParatextProjects or the Paratext8Projects folders.</text:span></text:p>
        </text:list-item>
        <text:list-item>
          <text:p text:style-name="P291">When you are sure you want to delete it, <text:span text:style-name="T301">do one of the following </text:span><text:span text:style-name="T51">Delete actions</text:span><text:span text:style-name="T301">:<text:line-break/>* Click on the File Manager’s “</text:span><text:span text:style-name="T51">Edit</text:span><text:span text:style-name="T301">” menu and select the “</text:span><text:span text:style-name="T51">Move to Trash</text:span><text:span text:style-name="T301">” menu item, or<text:line-break/>* </text:span><text:span text:style-name="T51">Right-click</text:span><text:span text:style-name="T301"> on the folder or file and select the “</text:span><text:span text:style-name="T51">Move to Trash</text:span><text:span text:style-name="T301">” menu item, or<text:line-break/>* T</text:span>ap the <text:span text:style-name="T51">D</text:span><text:span text:style-name="T5">elete</text:span> key - once only!</text:p>
        </text:list-item>
        <text:list-item>
          <text:p text:style-name="P294">The folder or file will disappear from the contents window view.</text:p>
        </text:list-item>
      </text:list>
      <text:p text:style-name="P97"><text:span text:style-name="T5">Note</text:span><text:span text:style-name="T52">s</text:span>: </text:p>
      <text:list xml:id="list4150285931" text:style-name="L9">
        <text:list-item>
          <text:p text:style-name="P292">When you use the Delete key to delete a folder or file inside the File Manager, the deleted item is normally moved to the Trash folder –<text:span text:style-name="T302"> just like when using one of the other Delete actions</text:span>. See the section <text:a xlink:type="simple" xlink:href="#If you accidentally Delete a file or folder" text:style-name="Internet_20_link" text:visited-style-name="Visited_20_Internet_20_Link"><text:span text:style-name="T302">If you accidentally Delete a file or folder</text:span></text:a><text:span text:style-name="T302"> below </text:span>for how to retrieve a deleted folder or file from the Trash.</text:p>
        </text:list-item>
        <text:list-item>
          <text:p text:style-name="P295">Be very careful with the Delete key as it is easy to accidentally delete a folder or a file that should be kept. If you cannot find a file in the location you expected it to be, check for it in the Trash bin.</text:p>
        </text:list-item>
      </text:list>
      <text:h text:style-name="P329" text:outline-level="4"><text:span text:style-name="T295">Summary Steps - </text:span><text:bookmark-start text:name="Moving a folder"/><text:span text:style-name="T295">Moving</text:span> a folder<text:bookmark-end text:name="Moving a folder"/> (or file)</text:h>
      <text:p text:style-name="P24"><text:span text:style-name="T303">Moving a folder is a two-part process. First we tell the computer that we want to “Cut” the folder or file from one (source) location, and then we tell the computer that we want to “Paste” it into a different (destination) location. <text:s/></text:span>To move a folder, do the following steps:</text:p>
      <text:list xml:id="list3862909784" text:style-name="L10">
        <text:list-item>
          <text:p text:style-name="P287"><text:span text:style-name="T144">Open the File Manager (“Files”) and navigate to the </text:span><text:span text:style-name="T149">source </text:span><text:span text:style-name="T144">folder or file that you want to </text:span><text:span text:style-name="T145">move.</text:span></text:p>
        </text:list-item>
        <text:list-item>
          <text:p text:style-name="P296"><text:span text:style-name="T124">Highlight the </text:span><text:span text:style-name="T149">source </text:span><text:span text:style-name="T124">folder or file you want to move.</text:span></text:p>
        </text:list-item>
        <text:list-item>
          <text:p text:style-name="P290"><text:span text:style-name="T124">Pause and make sure that you really want to </text:span><text:span text:style-name="T145">move</text:span><text:span text:style-name="T124"> the folder or file. </text:span><text:span text:style-name="T146">You may want to open the folder or file </text:span><text:span text:style-name="T149">first </text:span><text:span text:style-name="T146">to make sure that its content is something you no longer want to be kept. </text:span><text:span text:style-name="T145">Never move a folder that was created as a data storage area by a program such as Adapt It or Paratext – never move the Adapt It Unicode Work folder or the ParatextProjects or the Paratext8Projects folders.</text:span></text:p>
        </text:list-item>
        <text:list-item>
          <text:p text:style-name="P293"><text:span text:style-name="T145">When you are sure you want to move it, </text:span><text:span text:style-name="T146">do one of the following </text:span><text:span text:style-name="T53">Cut</text:span><text:span text:style-name="T51"> actions</text:span><text:span text:style-name="T146">:<text:line-break/>* Click on the File Manager’s “</text:span><text:span text:style-name="T51">Edit</text:span><text:span text:style-name="T146">” menu and select the “</text:span><text:span text:style-name="T54">Cut</text:span><text:span text:style-name="T146">” menu item, or<text:line-break/>* </text:span><text:span text:style-name="T51">Right-click</text:span><text:span text:style-name="T146"> on the folder or file and select the “</text:span><text:span text:style-name="T54">Cut</text:span><text:span text:style-name="T146">” menu item, or<text:line-break/>* </text:span><text:span text:style-name="T148">Hold down the </text:span><text:span text:style-name="T49">Ctrl</text:span><text:span text:style-name="T148"> key and press the </text:span><text:span text:style-name="T54">X</text:span><text:span text:style-name="T148"> key (Ctrl+</text:span><text:span text:style-name="T149">X</text:span><text:span text:style-name="T148"> shortcut).<text:line-break/></text:span><text:span text:style-name="T149">Note: The folder or file does not immediately disappear </text:span><text:span text:style-name="T150">from the contents window</text:span><text:span text:style-name="T149">. The Cut action </text:span><text:span text:style-name="T150">is not completed until the subsequent Paste action is done in step 6 below.</text:span></text:p>
        </text:list-item>
        <text:list-item>
          <text:p text:style-name="P297"><text:span text:style-name="T148">N</text:span><text:span text:style-name="T124">avigate to a destination folder (on this computer or on a USB memory stick), and open that destination folder, so that its contents are showing in File Manager’s contents window.</text:span></text:p>
        </text:list-item>
        <text:list-item>
          <text:p text:style-name="P297"><text:span text:style-name="T124">Do one of the following </text:span><text:span text:style-name="T5">Paste actions</text:span><text:span text:style-name="T124">:<text:line-break/>* Click on the File Manager’s “</text:span><text:span text:style-name="T5">Edit</text:span><text:span text:style-name="T124">” menu, and select the "</text:span><text:span text:style-name="T5">Paste</text:span><text:span text:style-name="T124">" menu item, or<text:line-break/>* </text:span><text:span text:style-name="T5">Right-click</text:span><text:span text:style-name="T124"> on </text:span><text:span text:style-name="T5">an empty part of the destination folder’s contents window</text:span><text:span text:style-name="T124">, and select the “</text:span><text:span text:style-name="T5">Paste</text:span><text:span text:style-name="T124">” menu item, or<text:line-break/></text:span><text:soft-page-break/><text:span text:style-name="T124">* Hold down the </text:span><text:span text:style-name="T5">Ctrl</text:span><text:span text:style-name="T124"> key and press the </text:span><text:span text:style-name="T5">V</text:span><text:span text:style-name="T124"> key (</text:span><text:span text:style-name="T5">Ctrl+V</text:span><text:span text:style-name="T124"> keyboard shortcut).</text:span></text:p>
        </text:list-item>
        <text:list-item>
          <text:p text:style-name="P298">The folder or file then really disappears (is “cut”) from its source location, and appears (when “pasted”) at the destination location where you executed the Paste action.</text:p>
        </text:list-item>
      </text:list>
      <text:p text:style-name="P101"><text:span text:style-name="T5">Note</text:span>:</text:p>
      <text:list xml:id="list3926606975" text:style-name="L11">
        <text:list-item>
          <text:p text:style-name="P300">For many common computer procedures, there are many different ways to do the same thing. Steps 4 and 6 above illustrate this general principle: <text:span text:style-name="T5">You can often use a program menu command, a right-click menu command, or a keyboard shortcut, to do the same thing</text:span>. As you gain skill, you can decide which way works best for you.</text:p>
        </text:list-item>
        <text:list-item>
          <text:p text:style-name="P281">There are other ways to <text:span text:style-name="T304">move</text:span> folders or files <text:span text:style-name="T287">(involving dragging with a mouse while holding down a special key)</text:span>, but those <text:span text:style-name="T287">techniques </text:span>are more dangerous, so <text:span text:style-name="T292">they </text:span>will not <text:span text:style-name="T287">be </text:span>describe<text:span text:style-name="T287">d</text:span> in this document.</text:p>
        </text:list-item>
      </text:list>
      <text:h text:style-name="Heading_20_4" text:outline-level="4">Illustrated Steps - <text:span text:style-name="T123">Creating, renaming, deleting or moving folders (and files)</text:span></text:h>
      <text:p text:style-name="P221">To illustrate the procedures that were summarized above, we will <text:span text:style-name="T305">navigate to an existing folder called </text:span><text:span text:style-name="T56">Work Reports</text:span><text:span text:style-name="T305">, and open that folder. Within the Work Reports folder we will </text:span><text:span text:style-name="T5">create</text:span> a new folder called <text:span text:style-name="T56">2019</text:span><text:span text:style-name="T305"> and another accidentally created folder called </text:span><text:span text:style-name="T56">Untitled Folder</text:span><text:span text:style-name="T305">. Within the Work Reports folder we will also create a Writer document called </text:span><text:span text:style-name="T56">January 2019 Work Report.</text:span><text:span text:style-name="T62">odt</text:span><text:span text:style-name="T305">. To correct our dates, we will </text:span><text:span text:style-name="T56">rename</text:span><text:span text:style-name="T152"> the </text:span><text:span text:style-name="T56">2019 </text:span><text:span text:style-name="T152">folder to </text:span><text:span text:style-name="T56">2018</text:span><text:span text:style-name="T152"> </text:span><text:span text:style-name="T153">and </text:span><text:span text:style-name="T59">rename</text:span><text:span text:style-name="T153"> the </text:span><text:span text:style-name="T154">Writer</text:span><text:span text:style-name="T153"> document to </text:span><text:span text:style-name="T59">January 2018 Work Report.</text:span><text:span text:style-name="T62">odt.</text:span><text:span text:style-name="T305"> Then, to clean up our Work Reports folder, we will </text:span><text:span text:style-name="T56">delete</text:span><text:span text:style-name="T305"> the accidentally created folder called </text:span><text:span text:style-name="T56">Untitled Folder</text:span><text:span text:style-name="T305">. Finally, we realize that the </text:span><text:span text:style-name="T56">January 2018 Work Report.</text:span><text:span text:style-name="T62">odt</text:span><text:span text:style-name="T305"> document should be located inside the </text:span><text:span text:style-name="T56">2018</text:span><text:span text:style-name="T305"> folder, so we move the </text:span><text:span text:style-name="T56">January 2018 Work Report.</text:span><text:span text:style-name="T62">odt</text:span><text:span text:style-name="T305"> document into that </text:span><text:span text:style-name="T56">2018</text:span><text:span text:style-name="T305"> folder.</text:span></text:p>
      <text:p text:style-name="P222"><text:span text:style-name="T306">We run </text:span>File Manager <text:span text:style-name="T306">and </text:span>we click on <text:span text:style-name="T60">Documents</text:span><text:span text:style-name="T306"> in the </text:span><text:span text:style-name="T60">Sidebar</text:span><text:span text:style-name="T306"> to show the contents of the Documents folder. We highlight the </text:span><text:span text:style-name="T60">Work Reports</text:span><text:span text:style-name="T306"> folder and press </text:span><text:span text:style-name="T60">Enter</text:span><text:span text:style-name="T306"> to open it. File Manager now shows the various child folders named for the years 2013, 2014, 2015, 2016, and 2017 as shown in the illustration below:</text:span></text:p>
      <text:p text:style-name="P222"><draw:frame draw:style-name="fr3" draw:name="Image48" text:anchor-type="paragraph" svg:width="6.3854in" svg:height="3.289in" draw:z-index="48"><draw:image xlink:href="../wasta-docs-images/Files-Nemo-illustration-showing-WorkReports-year-folders.png" xlink:type="simple" xlink:show="embed" xlink:actuate="onLoad"/></draw:frame></text:p>
      <text:p text:style-name="P223">For illustration purposes we want to<text:span text:style-name="T305"> </text:span><text:span text:style-name="T56">create</text:span><text:span text:style-name="T305"> a new folder called </text:span><text:span text:style-name="T56">2019</text:span><text:span text:style-name="T305"> and another accidentally created </text:span><text:soft-page-break/><text:span text:style-name="T305">folder called </text:span><text:span text:style-name="T56">Untitled Folder</text:span><text:span text:style-name="T305">. </text:span>With the <text:span text:style-name="T5">Work Reports</text:span> folder open we c<text:span text:style-name="T289">lick on the File Manager's “</text:span><text:span text:style-name="T61">File</text:span><text:span text:style-name="T147">”</text:span><text:span text:style-name="T289"> menu, and select the “</text:span><text:span text:style-name="T61">Create New Folder</text:span><text:span text:style-name="T147">”</text:span><text:span text:style-name="T289"> menu item </text:span>as shown below<text:span text:style-name="T289">:</text:span></text:p>
      <text:p text:style-name="P222"><draw:frame draw:style-name="fr3" draw:name="Image49" text:anchor-type="paragraph" svg:width="6.3953in" svg:height="3.2945in" draw:z-index="49"><draw:image xlink:href="../wasta-docs-images/Files-Nemo-illustration-File-Create-New-Folder-Menu.png" xlink:type="simple" xlink:show="embed" xlink:actuate="onLoad"/></draw:frame></text:p>
      <text:p text:style-name="P233"><text:span text:style-name="T124">(Alternatively, you can </text:span><text:span text:style-name="T157">use</text:span><text:span text:style-name="T124"> </text:span><text:span text:style-name="T5">Right-click+Create New Folder</text:span><text:span text:style-name="T124">, or the </text:span><text:span text:style-name="T5">Shift+Ctrl+N</text:span><text:span text:style-name="T124"> shortcut key).</text:span></text:p>
      <text:p text:style-name="P223">The File Manager makes a new folder icon and provides the name Untitled Folder as shown below:</text:p>
      <text:p text:style-name="P223"><draw:frame draw:style-name="fr3" draw:name="Image50" text:anchor-type="paragraph" svg:width="6.7598in" svg:height="3.4957in" draw:z-index="50"><draw:image xlink:href="../wasta-docs-images/Files-Nemo-illustration-File-Create-New-Folder-Unknown-Folder.png" xlink:type="simple" xlink:show="embed" xlink:actuate="onLoad"/></draw:frame></text:p>
      <text:p text:style-name="P224">I accidentally click outside the new folder’s edit box. Since I didn’t immediately change the name, the name of the new folder becomes Untitled Folder. Later I’ll delete that accidentally created folder, but before I do that I click again on <text:span text:style-name="T289">the File Manager's “</text:span><text:span text:style-name="T61">File</text:span><text:span text:style-name="T147">”</text:span><text:span text:style-name="T289"> menu, and select the “</text:span><text:span text:style-name="T61">Create New Folder</text:span><text:span text:style-name="T147">”</text:span><text:span text:style-name="T289"> </text:span><text:soft-page-break/><text:span text:style-name="T289">menu item. (or use Right-click+Create New Folder, or Shift-Ctrl+N). </text:span>This time I immediately type the new name <text:span text:style-name="T5">2019</text:span><text:span text:style-name="T289"> </text:span>into the edit box under the folder <text:span text:style-name="T289">as shown </text:span>in the illustration <text:span text:style-name="T289">below:</text:span></text:p>
      <text:p text:style-name="P224"><draw:frame draw:style-name="fr3" draw:name="Image51" text:anchor-type="paragraph" svg:width="6.7181in" svg:height="3.4701in" draw:z-index="51"><draw:image xlink:href="../wasta-docs-images/Files-Nemo-illustration-File-Create-New-Folder-2019.png" xlink:type="simple" xlink:show="embed" xlink:actuate="onLoad"/></draw:frame></text:p>
      <text:p text:style-name="P225">And I end my edit of the name by pressing the <text:span text:style-name="T5">Enter</text:span> key. The File Manager now shows the contents with the folders sorted alphabetically <text:span text:style-name="T307">with the new </text:span><text:span text:style-name="T62">2019</text:span><text:span text:style-name="T307"> folder I just created highlighted, and the accidentally created folder called </text:span><text:span text:style-name="T62">Untitled Folder</text:span><text:span text:style-name="T307"> there, </text:span>as shown below:</text:p>
      <text:p text:style-name="P224"><draw:frame draw:style-name="fr2" draw:name="Image52" text:anchor-type="paragraph" svg:width="6.7701in" svg:height="3.4835in" draw:z-index="52"><draw:image xlink:href="../wasta-docs-images/Files-Nemo-illustration-File-Create-New-Folder-2019-sorted-selected.png" xlink:type="simple" xlink:show="embed" xlink:actuate="onLoad"/></draw:frame></text:p>
      <text:p text:style-name="P251">I am in a bit of a hurry, so I decide to go ahead and create a new <text:span text:style-name="T308">Writer</text:span> document <text:span text:style-name="T308">for my January work report, and save that report into the Work Reports folder naming it </text:span><text:span text:style-name="T63">January 2019</text:span><text:span text:style-name="T5"> </text:span><text:span text:style-name="T63">Work Report.odt</text:span><text:span text:style-name="T308">. I </text:span><text:soft-page-break/><text:span text:style-name="T308">won’t illustrate the work done in Writer here, but after that file was created and saved within Writer, the File Manager shows that the contents of the Work Reports folder now look like this:</text:span></text:p>
      <text:p text:style-name="P251"><draw:frame draw:style-name="fr3" draw:name="Image53" text:anchor-type="paragraph" svg:width="5.9457in" svg:height="3.0665in" draw:z-index="53"><draw:image xlink:href="../wasta-docs-images/Files-Nemo-illustration-showing-WorkReports-year-folders-disorganized.png" xlink:type="simple" xlink:show="embed" xlink:actuate="onLoad"/></draw:frame></text:p>
      <text:p text:style-name="P226">Looking at the contents of my Work Reports folder above, I realize that in my haste I’ve created a bit of an organizational mess. For some reason I thought of the year as 2019 instead of 2018, so I incorrectly named the new folder 2019 <text:span text:style-name="T315">when </text:span><text:span text:style-name="T67">it should have been named</text:span><text:span text:style-name="T5"> 2018</text:span>. I also still have the accidentally created Untitled Folder there that serves no useful purpose. Moreover, I got the date of the Writer document wrong too. <text:span text:style-name="T5">It should have been named January 2018 Work Report.odt</text:span>. Finally, that work report document for January <text:span text:style-name="T315">was saved in the overall Work Reports folder. It</text:span> should have been saved from Writer directly into the <text:span text:style-name="T309">folder that should have been named 2018. What to do?</text:span></text:p>
      <text:h text:style-name="Heading_20_5" text:outline-level="5">Cleaning up and organizing folders and files with File Manager</text:h>
      <text:p text:style-name="P227">First, let’s <text:span text:style-name="T5">rename</text:span> the folder <text:span text:style-name="T5">2019</text:span> to <text:span text:style-name="T5">2018</text:span>. Click on the 2019 folder to highlight it, then Click on File Manager’s <text:span text:style-name="T5">Edit</text:span> menu and select <text:span text:style-name="T5">Rename…</text:span><text:span text:style-name="T124"> </text:span><text:span text:style-name="T156">(Alternat</text:span><text:span text:style-name="T157">iv</text:span><text:span text:style-name="T156">ely, you can use </text:span><text:span text:style-name="T66">Right-click+Rename…</text:span><text:span text:style-name="T156">, or the </text:span><text:span text:style-name="T66">F2</text:span><text:span text:style-name="T156"> shortcut key).</text:span> <text:span text:style-name="T313">Rename the 2019 folder to </text:span><text:span text:style-name="T66">2018</text:span><text:span text:style-name="T313"> as shown below:</text:span></text:p>
      <text:p text:style-name="P227"><draw:frame draw:style-name="fr3" draw:name="Image54" text:anchor-type="paragraph" svg:width="5.3354in" svg:height="2.7453in" draw:z-index="54"><draw:image xlink:href="../wasta-docs-images/Files-Nemo-illustration-File-Rename-Folder-to-2018.png" xlink:type="simple" xlink:show="embed" xlink:actuate="onLoad"/></draw:frame></text:p>
      <text:p text:style-name="P228"><text:soft-page-break/>Then press the <text:span text:style-name="T5">Enter</text:span> key to complete the rename process. Next we can do the same <text:span text:style-name="T5">rename</text:span> process for the January 2019 Work Report.odt file renaming it to January 2018 Work Report.odt shown below:</text:p>
      <text:p text:style-name="P227"><draw:frame draw:style-name="fr2" draw:name="Image56" text:anchor-type="paragraph" svg:width="5.3756in" svg:height="2.7661in" draw:z-index="55"><draw:image xlink:href="../wasta-docs-images/Files-Nemo-illustration-File-Rename-Writer-Doc-to-2018.png" xlink:type="simple" xlink:show="embed" xlink:actuate="onLoad"/></draw:frame></text:p>
      <text:p text:style-name="P229">Next, we <text:span text:style-name="T305">will </text:span><text:span text:style-name="T56">delete</text:span><text:span text:style-name="T305"> the accidentally created folder called </text:span><text:span text:style-name="T56">Untitled Folder</text:span><text:span text:style-name="T305">. </text:span>Click on the <text:span text:style-name="T5">Untitled Folder</text:span> to highlight it. Then click on File Manager’s <text:span text:style-name="T5">Edit</text:span> menu and select <text:span text:style-name="T5">Move to Trash</text:span>. <text:span text:style-name="T312">(Alternatively, you can use </text:span><text:span text:style-name="T69">Right-click+Move to Trash</text:span><text:span text:style-name="T312">, or the </text:span><text:span text:style-name="T69">Delete</text:span><text:span text:style-name="T312"> key). </text:span>The useless Untitled Folder disappears from the contents window which now looks like this:</text:p>
      <text:p text:style-name="P229"><draw:frame draw:style-name="fr3" draw:name="Image57" text:anchor-type="paragraph" svg:width="6.2035in" svg:height="3.2043in" draw:z-index="56"><draw:image xlink:href="../wasta-docs-images/Files-Nemo-illustration-Untitled-Folder-gone-to-Trash.png" xlink:type="simple" xlink:show="embed" xlink:actuate="onLoad"/></draw:frame></text:p>
      <text:p text:style-name="P230">Things are looking better. The last thing we need to do is to <text:span text:style-name="T5">move the Writer document January 2018 Work Report.odt into the 2018 folder where it belongs</text:span>. First, we click on the January 2018 Work Report.odt file to highlight it as shown below:</text:p>
      <text:p text:style-name="P230"><draw:frame draw:style-name="fr3" draw:name="Image58" text:anchor-type="paragraph" svg:width="6.6457in" svg:height="3.4154in" draw:z-index="57"><draw:image xlink:href="../wasta-docs-images/Files-Nemo-illustration-selected-Writer-Doc-for-moving.png" xlink:type="simple" xlink:show="embed" xlink:actuate="onLoad"/></draw:frame><text:soft-page-break/></text:p>
      <text:p text:style-name="P232">With the Writer document highlighted, click on File Manager’s <text:span text:style-name="T5">Edit</text:span> menu and select <text:span text:style-name="T5">Cut</text:span><text:span text:style-name="T124"> </text:span><text:span text:style-name="T155">as shown below:</text:span></text:p>
      <text:p text:style-name="P239"><draw:frame draw:style-name="fr8" draw:name="Image59" text:anchor-type="paragraph" svg:width="6.9252in" svg:height="3.3492in" draw:z-index="58"><draw:image xlink:href="../wasta-docs-images/Files-Nemo-illustration-Edit-Cut-Writer-Doc-for-moving.png" xlink:type="simple" xlink:show="embed" xlink:actuate="onLoad"/></draw:frame></text:p>
      <text:p text:style-name="P233"><text:span text:style-name="T124">(Alternatively, you can </text:span><text:span text:style-name="T157">use</text:span><text:span text:style-name="T124"> </text:span><text:span text:style-name="T5">Right-click+Cut</text:span><text:span text:style-name="T124">, or the </text:span><text:span text:style-name="T5">Ctrl+X</text:span><text:span text:style-name="T124"> shortcut key).</text:span></text:p>
      <text:p text:style-name="P232"><text:span text:style-name="T124">You</text:span> don’t see anything happen immediately, except that the status line at the bottom of File Manager now says: <text:span text:style-name="T314">“January 2018 Work Report.odt” will be moved if you select the Paste command</text:span> <text:span text:style-name="T310">indicating that File Manager is now waiting for us to do the “Paste” part of the move operation. </text:span></text:p>
      <text:p text:style-name="P231"><text:span text:style-name="T311">Next we navigate to the desired destination for the other part of the move operation. Our destination is </text:span><text:soft-page-break/><text:span text:style-name="T311">the folder named </text:span><text:span text:style-name="T65">2018</text:span><text:span text:style-name="T311">. Click on the </text:span><text:span text:style-name="T64">2018</text:span><text:span text:style-name="T310"> folder in the contents window to highlight it, and press the </text:span><text:span text:style-name="T64">Enter</text:span><text:span text:style-name="T310"> key (or double-click it) to open it. The File Manager should appear like this illustration:</text:span></text:p>
      <text:p text:style-name="P231"><draw:frame draw:style-name="fr2" draw:name="Image60" text:anchor-type="paragraph" svg:width="6.7492in" svg:height="3.2902in" draw:z-index="59"><draw:image xlink:href="../wasta-docs-images/Files-Nemo-illustration-opened-2018-folder-for-pasting-Writer-Doc.png" xlink:type="simple" xlink:show="embed" xlink:actuate="onLoad"/></draw:frame></text:p>
      <text:p text:style-name="P234">The folder is currently empty so nothing appears in the content window. But, we note that the path in the Navigation bar confirms that we are looking in the folder named 2018. This is where we want to “paste” the document we are moving. Click on File Manager’s <text:span text:style-name="T5">Edit</text:span> menu and select <text:span text:style-name="T5">Paste:</text:span></text:p>
      <text:p text:style-name="P234"><draw:frame draw:style-name="fr8" draw:name="Image61" text:anchor-type="paragraph" svg:width="6.9252in" svg:height="3.3882in" draw:z-index="60"><draw:image xlink:href="../wasta-docs-images/Files-Nemo-illustration-Edit-Paste-Writer-Doc-for-moving.png" xlink:type="simple" xlink:show="embed" xlink:actuate="onLoad"/></draw:frame></text:p>
      <text:p text:style-name="P234">(Alternatively, you can use <text:span text:style-name="T5">Right-click+Paste</text:span>, or the <text:span text:style-name="T5">Ctrl+V</text:span> shortcut key).</text:p>
      <text:p text:style-name="P235">Now click on the <text:span text:style-name="T5">Work Reports</text:span> part of the path in the Navigation bar, to go immediately to that folder. We now see that our Work Reports folder is nicely organized:</text:p>
      <text:p text:style-name="P235"><draw:frame draw:style-name="fr8" draw:name="Image62" text:anchor-type="paragraph" svg:width="6.9252in" svg:height="3.3839in" draw:z-index="61"><draw:image xlink:href="../wasta-docs-images/Files-Nemo-illustration-showing-WorkReports-year-folders-now-organized.png" xlink:type="simple" xlink:show="embed" xlink:actuate="onLoad"/></draw:frame><text:soft-page-break/></text:p>
      <text:p text:style-name="P235"/>
      <text:h text:style-name="P325" text:outline-level="3"><text:span text:style-name="T207">How to </text:span>Undo accidental changes <text:span text:style-name="T207">made in File Manager</text:span></text:h>
      <text:h text:style-name="P330" text:outline-level="4"><text:bookmark-start text:name="If you accidentally Delete a file or folder"/>If you accidentally Delete a file or folder<text:bookmark-end text:name="If you accidentally Delete a file or folder"/></text:h>
      <text:p text:style-name="P50"><text:span text:style-name="T117">If you accidentally Delete or Move a folder, or a file, and you realize it right after you did it, you should immediately select </text:span><text:span text:style-name="T6">Undo</text:span><text:span text:style-name="T117"> ... in the File Manager's </text:span><text:span text:style-name="T6">Edit</text:span><text:span text:style-name="T117"> menu (or use the </text:span><text:span text:style-name="T6">Ctrl+Z</text:span><text:span text:style-name="T117"> shortcut) to </text:span><text:span text:style-name="T6">Undo</text:span><text:span text:style-name="T117"> any accidental changes. For example, if you accidentally </text:span><text:span text:style-name="T6">deleted</text:span><text:span text:style-name="T117"> a file or a folder, you can click on </text:span><text:span text:style-name="T6">Undo Trash</text:span><text:span text:style-name="T117"> on the </text:span><text:span text:style-name="T6">Edit</text:span><text:span text:style-name="T117"> menu: </text:span></text:p>
      <text:p text:style-name="P50"/>
      <text:p text:style-name="P50"><draw:frame draw:style-name="fr3" draw:name="Image12" text:anchor-type="paragraph" svg:width="6.0327in" svg:height="2.3827in" draw:z-index="12"><draw:image xlink:href="../wasta-docs-images/Nemo-Edit-Undo-Trash.png" xlink:type="simple" xlink:show="embed" xlink:actuate="onLoad"/></draw:frame></text:p>
      <text:p text:style-name="P55">If it has been some time since you accidentally deleted a file or a folder, the <text:span text:style-name="T5">Undo…</text:span> option may no longer be available on the File Manager’s Edit menu. <text:span text:style-name="T204">All is not lost, however. When files or folders are deleted on your Linux system, the system doesn’t remove them entirely, it actually moves deleted items </text:span><text:soft-page-break/><text:span text:style-name="T204">to a special holding folder called </text:span><text:span text:style-name="T18">Trash</text:span><text:span text:style-name="T204">. So, for example, let’s say you accidentally deleted your Adapt It Unicode Work folder in a previous work session, but you didn’t notice that it had been deleted until now. As soon as you notice your mistake, you should </text:span><text:span text:style-name="T18">select the Trash folder</text:span><text:span text:style-name="T204"> in the File Manager’s Sidebar as shown in the illustration below:</text:span></text:p>
      <text:p text:style-name="P55"/>
      <text:p text:style-name="P55"><draw:frame draw:style-name="fr3" draw:name="Image14" text:anchor-type="paragraph" svg:width="6.1083in" svg:height="2.7484in" draw:z-index="14"><draw:image xlink:href="../wasta-docs-images/Nemo-Trash-selected-showing-deleted-Adapt-It-Unicode-Work-folder.png" xlink:type="simple" xlink:show="embed" xlink:actuate="onLoad"/></draw:frame></text:p>
      <text:p text:style-name="P56">If you see the deleted item in the Trash holding folder, there is a good chance you can restore it to its original location <text:span text:style-name="T218">if you need to</text:span>. Select the deleted item to highlight it – in this case we <text:span text:style-name="T206">click on</text:span> the <text:span text:style-name="T5">Adapt It Unicode Work</text:span> folder <text:span text:style-name="T206">to </text:span><text:span text:style-name="T19">highlight it</text:span><text:span text:style-name="T206">:</text:span></text:p>
      <text:p text:style-name="P56"/>
      <text:p text:style-name="P56"><draw:frame draw:style-name="fr3" draw:name="Image15" text:anchor-type="paragraph" svg:width="5.4902in" svg:height="2.4626in" draw:z-index="15"><draw:image xlink:href="../wasta-docs-images/Nemo-Trash-selected-showing-deleted-Adapt-It-Unicode-Work-folder-selected.png" xlink:type="simple" xlink:show="embed" xlink:actuate="onLoad"/></draw:frame></text:p>
      <text:p text:style-name="P56">Then, with the item highlighted, click on the <text:span text:style-name="T5">Restore Selected Items</text:span> button at the top of the Trash folder’s contents window as shown <text:span text:style-name="T206">above. The trashed item will disappear from the Trash holding folder, and be restored to its original location. You should verify that it has been restored by navigating back to the Home folder. The Adapt It Unicode Work folder should now be restored to its original location in the Home folder.</text:span></text:p>
      <text:p text:style-name="P56"/>
      <text:p text:style-name="P102">Note: You will notice that there is also an <text:span text:style-name="T5">Empty Trash</text:span> button at the top of the contents window when looking at the special Trash folder. If the Wasta system gives you a notice that you are getting low on disk storage space, or you would like to remove all items permanently from the Trash folder, you can <text:soft-page-break/>click the <text:span text:style-name="T5">Empty Trash</text:span> button. Be cautious, however, because after you press the <text:span text:style-name="T5">Empty Trash</text:span> button, all deleted items will be gone forever.</text:p>
      <text:p text:style-name="P56"/>
      <text:h text:style-name="P330" text:outline-level="4"><text:bookmark-start text:name="If you accidentally Move a file or folder"/>If you accidentally Move a file or folder<text:bookmark-end text:name="If you accidentally Move a file or folder"/></text:h>
      <text:p text:style-name="P55"><text:span text:style-name="T205">The restoration process is similar if you accidentally move a folder from one place to another place. </text:span><text:span text:style-name="T70">This can happen if you are not careful doing a double-click while attempting to open the folder</text:span><text:span text:style-name="T205">. F</text:span>or example, if you accidentally <text:span text:style-name="T5">moved</text:span> a file or folder, you can click on <text:span text:style-name="T5">Undo Move</text:span> on the <text:span text:style-name="T5">Edit</text:span> menu:</text:p>
      <text:p text:style-name="P55"/>
      <text:p text:style-name="P55"><draw:frame draw:style-name="fr3" draw:name="Image13" text:anchor-type="paragraph" svg:width="5.102in" svg:height="1.9555in" draw:z-index="13"><draw:image xlink:href="../wasta-docs-images/Nemo-Edit-Undo-Move.png" xlink:type="simple" xlink:show="embed" xlink:actuate="onLoad"/></draw:frame></text:p>
      <text:p text:style-name="P50"/>
      <text:p text:style-name="P57">If you have made any change to Adapt It's or Paratext's folders and cannot Undo those changes, you should "Restore" the folder you changed using the Wasta-Backup program's Restore function.</text:p>
      <text:h text:style-name="P326" text:outline-level="3"><text:bookmark-start text:name="Different Views of File Manager's Data"/>Different Views of File Manager's Data<text:bookmark-end text:name="Different Views of File Manager's Data"/></text:h>
      <text:p text:style-name="P236">To the right of File Manager’s Navigation bar is a <text:span text:style-name="T5">View-Search bar</text:span> that looks like this:</text:p>
      <text:p text:style-name="P236"><draw:frame draw:style-name="fr2" draw:name="Image63" text:anchor-type="paragraph" svg:width="2.0898in" svg:height="0.5516in" draw:z-index="62"><draw:image xlink:href="../wasta-docs-images/Files-Nemo-View-Search-icon-bar.png" xlink:type="simple" xlink:show="embed" xlink:actuate="onLoad"/></draw:frame></text:p>
      <text:p text:style-name="P237">Each of the icons in the <text:span text:style-name="T5">View-Search bar</text:span> have a purpose <text:span text:style-name="T317">which we will discuss and illustrate below</text:span>.</text:p>
      <text:p text:style-name="P240">The last three icons <text:span text:style-name="T334">we will discuss first. They </text:span>control how File Manager presents files and folders in its content window – your “view” of the data in the content window. </text:p>
      <text:h text:style-name="Heading_20_4" text:outline-level="4"><text:bookmark-start text:name="Icon View"/>Icon View<text:bookmark-end text:name="Icon View"/></text:h>
      <text:p text:style-name="P238">The default view is the <text:span text:style-name="T5">Icon View</text:span> which is highlighted in light blue color <text:span text:style-name="T318">in the illustration of the View-Search bar </text:span>above, <text:span text:style-name="T317">and the view you’ve seen in the screen shot illustrations in this document</text:span>. File Manager <text:span text:style-name="T317">will keep using the Icon View</text:span> unless you change the <text:span text:style-name="T320">Default V</text:span>iew <text:span text:style-name="T319">to one of the other two views in File Manager’s Preferences (see Appendix). You can temporarily change the view to List View or Compact View </text:span>by clicking on <text:span text:style-name="T317">one of the later two icons shown in the View-Search bar image above. The Icon View the largest icons (and thumbnail images of photo files), but it does not show any information about the size, type, or date modified information. The </text:span><text:span text:style-name="T71">Icon View</text:span><text:span text:style-name="T317"> of the Work Reports folder’s contents looks like this:</text:span></text:p>
      <text:p text:style-name="P238"><draw:frame draw:style-name="fr8" draw:name="Image69" text:anchor-type="paragraph" svg:width="6.9252in" svg:height="3.5791in" draw:z-index="68"><draw:image xlink:href="../wasta-docs-images/Files-Nemo-View-Search-icon-bar-Icon-View-icon-sample.png" xlink:type="simple" xlink:show="embed" xlink:actuate="onLoad"/></draw:frame><text:soft-page-break/></text:p>
      <text:h text:style-name="P331" text:outline-level="4"><text:bookmark-start text:name="List View"/>List View<text:bookmark-end text:name="List View"/></text:h>
      <text:p text:style-name="P103">The List View is the view that shows the most detailed information about the <text:span text:style-name="T321">individual </text:span>folders and files shown in the contents window – including the Name, Size (number of items in a folder; size of a file), Type, Date Modified, and the ability to display the “parent-child” relationships. <text:span text:style-name="T317">The </text:span><text:span text:style-name="T71">List View</text:span><text:span text:style-name="T317"> of the Work Reports folder’s contents looks like this:</text:span></text:p>
      <text:p text:style-name="P103"/>
      <text:p text:style-name="P103"><draw:frame draw:style-name="fr3" draw:name="Image70" text:anchor-type="paragraph" svg:width="6.9866in" svg:height="3.3465in" draw:z-index="69"><draw:image xlink:href="../wasta-docs-images/Files-Nemo-View-Search-icon-bar-List-View-icon-sample.png" xlink:type="simple" xlink:show="embed" xlink:actuate="onLoad"/></draw:frame></text:p>
      <text:p text:style-name="P106">Wasta Linux <text:span text:style-name="T324">users who have </text:span>used since <text:span text:style-name="T324">version </text:span>Wasta 12.04, <text:span text:style-name="T324">may be</text:span> accustomed to seeing the <text:span text:style-name="T124">List </text:span><text:soft-page-break/><text:span text:style-name="T124">View</text:span> within the File Manager, since List View was the default view in <text:span text:style-name="T324">some </text:span>earlier versions of Wasta. <text:span text:style-name="T324">Some regional customizations of Wasta Linux may also have set the default view for File Manager to be the List View. For these reasons </text:span>this documentation will cover some of the extra features of List View in more detail <text:span text:style-name="T325">here within the discussion of the List View.</text:span></text:p>
      <text:p text:style-name="P106"/>
      <text:p text:style-name="P119">First, you need to know how you can change the default view for the contents window in File Manager.</text:p>
      <text:h text:style-name="Heading_20_5" text:outline-level="5"><text:bookmark-start text:name="How to make List View the default view in File Manager"/>How to make List View the default view in File Manager<text:bookmark-end text:name="How to make List View the default view in File Manager"/></text:h>
      <text:p text:style-name="P116">The default view in File Manager is determined by a setting in the <text:span text:style-name="T5">Preferences</text:span> dialog. To access the Preferences dialog click on File Manager’s <text:span text:style-name="T5">Edit</text:span> menu and select <text:span text:style-name="T5">Preferences</text:span><text:span text:style-name="T124"> as shown below:</text:span></text:p>
      <text:p text:style-name="P26"/>
      <text:p text:style-name="P26"><draw:frame draw:style-name="fr3" draw:name="Image75" text:anchor-type="paragraph" svg:width="3.9535in" svg:height="4.4618in" draw:z-index="71"><draw:image xlink:href="../wasta-docs-images/Files-Nemo-Edit-Preferences-menu.png" xlink:type="simple" xlink:show="embed" xlink:actuate="onLoad"/></draw:frame></text:p>
      <text:p text:style-name="P116">The Preferences dialog appears which looks like this:</text:p>
      <text:p text:style-name="P116"/>
      <text:p text:style-name="P116"><draw:frame draw:style-name="fr3" draw:name="Image76" text:anchor-type="paragraph" svg:width="5.4744in" svg:height="4.2866in" draw:z-index="72"><draw:image xlink:href="../wasta-docs-images/Files-Nemo-Edit-Preferences-dialog-Views-tab.png" xlink:type="simple" xlink:show="embed" xlink:actuate="onLoad"/></draw:frame><text:soft-page-break/></text:p>
      <text:p text:style-name="P119">As you can see <text:span text:style-name="T326">from the illustration above,</text:span> the Preferences dialog actually has a number of other settings that can be changed. <text:span text:style-name="T326">There are six “tabs” of information listed along the top of the Preferences dialog: Views, Behavior, Display, List Columns, Preview, and Toolbar. Each of those tabs has a page of options that can be changed – according to your preferences. Changing the Default View from Icon View to List View is the only preference option that we will cover in this documentation. You might like to make some other preference changes – especially after you have developed some skill in using the File Manager.</text:span></text:p>
      <text:p text:style-name="P119"/>
      <text:p text:style-name="P117"><text:span text:style-name="T326">To change the Default View, </text:span><text:span text:style-name="T72">c</text:span><text:span text:style-name="T5">lick on the drop down arrow of the ‘View new folders using’</text:span> list box, and select the <text:span text:style-name="T5">List View</text:span> option as shown below:</text:p>
      <text:p text:style-name="P117"/>
      <text:p text:style-name="P116"><draw:frame draw:style-name="fr2" draw:name="Image77" text:anchor-type="paragraph" svg:width="5.6902in" svg:height="1.5102in" draw:z-index="73"><draw:image xlink:href="../wasta-docs-images/Files-Nemo-Edit-Preferences-dialog-Views-tab-List-View-option-selected.png" xlink:type="simple" xlink:show="embed" xlink:actuate="onLoad"/></draw:frame></text:p>
      <text:p text:style-name="P118">Then click on <text:span text:style-name="T5">Close</text:span> at the bottom right of the Preferences dialog. <text:span text:style-name="T72">The change is not made immediately, but will happen the next time that you run the File Manager. </text:span><text:span text:style-name="T326">It will use </text:span>the <text:span text:style-name="T5">List View</text:span> <text:span text:style-name="T326">as its new default</text:span> view <text:span text:style-name="T326">f</text:span>rom this time onward – unless, <text:span text:style-name="T326">of course,</text:span> you later change the default view <text:span text:style-name="T325">back to Icon View or Compact View - </text:span>using this same Preferences dialog. <text:span text:style-name="T326">Below we illustrate </text:span><text:soft-page-break/><text:span text:style-name="T326">some of the features of the List View.</text:span></text:p>
      <text:h text:style-name="Heading_20_5" text:outline-level="5">Listing a folder's contents <text:span text:style-name="T121">(</text:span>without opening the folder<text:span text:style-name="T121">)</text:span></text:h>
      <text:p text:style-name="P120">In List View, each folder that has some kind of content (at least one file of some kind, or a child folder) will have a <text:span text:style-name="T5">little right-pointing wedge</text:span> showing next to the folder’s name as shown below:</text:p>
      <text:p text:style-name="P120"/>
      <text:p text:style-name="P120"><draw:frame draw:style-name="fr3" draw:name="Image78" text:anchor-type="paragraph" svg:width="6.8327in" svg:height="3.5457in" draw:z-index="74"><draw:image xlink:href="../wasta-docs-images/Files-Nemo-Initial-Home-View-in-List-View.png" xlink:type="simple" xlink:show="embed" xlink:actuate="onLoad"/></draw:frame></text:p>
      <text:p text:style-name="P121">The <text:span text:style-name="T328">illustration</text:span> above shows the Home folder in List View. Note that the Documents folder, the <text:span text:style-name="T327">Downloads folder, and the Pictures folder</text:span> have <text:span text:style-name="T5">a little </text:span><text:span text:style-name="T73">gray r</text:span><text:span text:style-name="T5">ight-pointing wedge</text:span> on the left side of the Documents icon. Enlarged, the wedge <text:span text:style-name="T328">beside the Documents folder </text:span>looks like this:</text:p>
      <text:p text:style-name="P121"/>
      <text:p text:style-name="P107"><draw:frame draw:style-name="fr2" draw:name="Image79" text:anchor-type="paragraph" svg:width="3.5429in" svg:height="0.5937in" draw:z-index="75"><draw:image xlink:href="../wasta-docs-images/Files-Nemo-List-View-wedge-with-folder-closed.png" xlink:type="simple" xlink:show="embed" xlink:actuate="onLoad"/></draw:frame>You can list the contents of a folder by clicking on the little right-pointing wedge that is shown next to the folder name. <text:span text:style-name="T327">This lists the contents of the folder below the folder and indented a little to the right – without making the contents of the folder occupy the entire contents window. This can help you see the big picture of your folder’s parent-child relationships. Here is a simple illustration of what our Home folder looks like with the wedges activated so that the contents of the Documents folder is listed below it, and the contents of the Work Reports folder is listed below it – without losing the overall view of the folder’s parent-child relationships:</text:span></text:p>
      <text:p text:style-name="P107"/>
      <text:p text:style-name="P135"><draw:frame draw:style-name="fr8" draw:name="Image80" text:anchor-type="paragraph" svg:width="6.9252in" svg:height="3.6201in" draw:z-index="76"><draw:image xlink:href="../wasta-docs-images/Files-Nemo-Initial-Home-View-in-List-View-Documents-Work-Reports-wedges-opened.png" xlink:type="simple" xlink:show="embed" xlink:actuate="onLoad"/></draw:frame><text:soft-page-break/> </text:p>
      <text:p text:style-name="P122">In the illustration above, the <text:span text:style-name="T5">Documents</text:span> folder’s wedge was clicked/opened to reveal that i<text:span text:style-name="T329">t </text:span>has a child folder called <text:span text:style-name="T5">Work Reports</text:span>. The <text:span text:style-name="T5">Work Reports</text:span> folder’s wedge was also clicked/opened to reveal that is has <text:span text:style-name="T5">6 child folders named 2013, 2014, 2015, 2016, 2017 and 2018</text:span>. Each of these <text:span text:style-name="T329">6 </text:span>year folders also have some content (the Size column indicates the first 5 have 12 items, and the 2018 folder has just 1 item). If we clicked on the wedge next to the 2018 folder we would see that the item it contains is a Writer document called “January 2018 Work Report.odt” as shown in the partial contents window shot below:</text:p>
      <text:p text:style-name="P122"/>
      <text:p text:style-name="P122"><draw:frame draw:style-name="fr2" draw:name="Image81" text:anchor-type="paragraph" svg:width="4.289in" svg:height="0.7236in" draw:z-index="77"><draw:image xlink:href="../wasta-docs-images/Files-Nemo-Initial-Home-View-in-List-View-Documents-Work-Reports-2018-wedges-opened.png" xlink:type="simple" xlink:show="embed" xlink:actuate="onLoad"/></draw:frame></text:p>
      <text:p text:style-name="P124">The List View shows shows helpful information for files. In the shot above we see that the <text:span text:style-name="T5">January 2018 Work Report.odt</text:span> document is 9.6kB in size, and it was created or last modified on 2017-10-05. It is a template document that is now ready to fill in when I am ready to complete my work report at the end of January 2018. When I have filled in the details of my work for that month, and Save my edits of the file at the end of January 2018, the size will get much larger and date modified will show the logical date the report was completed.</text:p>
      <text:p text:style-name="P123"/>
      <text:p text:style-name="P123"><text:span text:style-name="T5">Note that the little gray wedges act like toggles</text:span><text:span text:style-name="T74"> – opening and closing the folder’s contents list</text:span>. When the wedge is pointing to the <text:span text:style-name="T5">right</text:span>, the folder beside it is “<text:span text:style-name="T5">closed</text:span>” and its contents are not listed in the List View. One click on the wedge toggles it to an “<text:span text:style-name="T5">open</text:span>” state and the wedge points <text:span text:style-name="T5">down</text:span> – at the list of items the folder contains. A second click on <text:span text:style-name="T329">a </text:span>downward pointing wedge, and it toggles <text:span text:style-name="T329">it </text:span>back to its “closed” state and the folder’s contents again disappears from the List View. If a folder is actually empty, toggling the wedge (if it has <text:span text:style-name="T329">a wedge</text:span>) will show “(Empty)” under the folder.</text:p>
      <text:p text:style-name="P123"/>
      <text:p text:style-name="P123"><text:soft-page-break/>With time you may create many folders within other folders, and with some care, you can keep your files and folders organized in a way that makes sense to you. The List View can help you “see the big picture” as you add more and more parent-child folders in organizing your data.</text:p>
      <text:h text:style-name="P334" text:outline-level="5">Information Column Headings and Sort Orders <text:span text:style-name="T203">in List View</text:span></text:h>
      <text:p text:style-name="P109">When the File Manager is set to "List View" (see above), the top of the main window displays this bar that is divided into 4 column headings: Name, Size, Type, and Date Modified. The header bar looks like this:</text:p>
      <text:p text:style-name="P109"/>
      <text:p text:style-name="P109"><draw:frame draw:style-name="fr9" draw:name="Image73" text:anchor-type="paragraph" svg:width="6.9252in" svg:height="0.2929in" draw:z-index="78"><draw:image xlink:href="../wasta-docs-images/Files-Nemo-List-View-column-headings-Default-Name-sort.png" xlink:type="simple" xlink:show="embed" xlink:actuate="onLoad"/></draw:frame></text:p>
      <text:p text:style-name="P109"><text:span text:style-name="T5">The headers you see in the image above only appear in the "List View"</text:span>. This view displa<text:span text:style-name="T330">y</text:span>s some helpful information about the folders and files that are listed under the headings. <text:span text:style-name="T330">There are 4 default headers in List View: </text:span><text:span text:style-name="T75">Name</text:span><text:span text:style-name="T330">, </text:span><text:span text:style-name="T75">Size</text:span><text:span text:style-name="T330">, </text:span><text:span text:style-name="T75">Type</text:span><text:span text:style-name="T330"> and </text:span><text:span text:style-name="T75">Date Modified</text:span><text:span text:style-name="T330">. These are the default headers. (which headers are shown in List View can be set in the List Columns tab of the Preferences dialog accessed from the File Manager’s Edit menu). Each of the headers can be used to sort the order of the items that appear in List View, as described below. </text:span></text:p>
      <text:h text:style-name="P334" text:outline-level="5">Sort orders in List View</text:h>
      <text:p text:style-name="P110"><text:span text:style-name="T160">In the illustration above, t</text:span><text:span text:style-name="T158">he down arrow at the right end of the </text:span><text:span text:style-name="T75">Name</text:span><text:span text:style-name="T158"> column heading, indicates </text:span><text:span text:style-name="T160">that </text:span><text:span text:style-name="T158">the sort order of the listed items is determined by the </text:span><text:span text:style-name="T161">item’s</text:span><text:span text:style-name="T158"> </text:span><text:span text:style-name="T75">Name</text:span><text:span text:style-name="T158">. </text:span><text:span text:style-name="T159">The </text:span><text:span text:style-name="T77">direction the </text:span><text:span text:style-name="T76">arrow </text:span><text:span text:style-name="T77">is pointing</text:span><text:span text:style-name="T159"> </text:span><text:span text:style-name="T160">also provides more information about the sort order. In the illustration </text:span><text:span text:style-name="T162">below</text:span><text:span text:style-name="T160"> the arrow is pointing </text:span><text:span text:style-name="T77">down</text:span><text:span text:style-name="T159">, indicating that the sort’</text:span><text:span text:style-name="T160">s</text:span><text:span text:style-name="T159"> </text:span><text:span text:style-name="T76">“reading order” goes downward</text:span><text:span text:style-name="T159"> – that is, as you move </text:span><text:span text:style-name="T76">down the list</text:span><text:span text:style-name="T159"> you </text:span><text:span text:style-name="T76">advance through the alphabetical order</text:span><text:span text:style-name="T159"> </text:span><text:span text:style-name="T76">–</text:span><text:span text:style-name="T77"> sorted by the item’s Name</text:span><text:span text:style-name="T162"> as shown by the direction of the arrow in the red box below:</text:span></text:p>
      <text:p text:style-name="P27"/>
      <text:p text:style-name="P28"><draw:frame draw:style-name="fr2" draw:name="Image87" text:anchor-type="paragraph" svg:width="6.6354in" svg:height="0.2811in" draw:z-index="86"><draw:image xlink:href="../wasta-docs-images/Files-Nemo-List-View-column-headings-Name-sort.png" xlink:type="simple" xlink:show="embed" xlink:actuate="onLoad"/></draw:frame></text:p>
      <text:p text:style-name="P114">The sort order <text:span text:style-name="T331">in List View will</text:span> be <text:span text:style-name="T331">changed</text:span> if you click directly on the header. <text:span text:style-name="T332">Each click on a header will reverse the sort order based on that header. </text:span>For example, if <text:span text:style-name="T332">you </text:span>click on the <text:span text:style-name="T5">Name</text:span> header segment of the bar, the folders and files will be sorted in reverse alphabetical order (bottom of the alphabet at the top). <text:span text:style-name="T331">The direction of the little arrow will then point up instead of down as shown below:</text:span></text:p>
      <text:p text:style-name="P114"/>
      <text:p text:style-name="P114"><draw:frame draw:style-name="fr2" draw:name="Image72" text:anchor-type="paragraph" svg:width="6.6146in" svg:height="0.2709in" draw:z-index="79"><draw:image xlink:href="../wasta-docs-images/Files-Nemo-List-View-column-headings-Name-sort-inverted.png" xlink:type="simple" xlink:show="embed" xlink:actuate="onLoad"/></draw:frame></text:p>
      <text:p text:style-name="P114"/>
      <text:p text:style-name="P115"><text:span text:style-name="T331">Sorting for a given column works like a toggle. </text:span>If you click the <text:span text:style-name="T5">Name</text:span> header segment of the bar <text:span text:style-name="T5">a</text:span><text:span text:style-name="T78">nother</text:span><text:span text:style-name="T5"> time</text:span>, the folders and files will be sorted <text:span text:style-name="T332">back </text:span>in normal alphabetical order (top of the alphabet at the top). </text:p>
      <text:p text:style-name="P115"/>
      <text:p text:style-name="P52">Hint: If you notice that the contents seem to be sorting strangely you may have accidentally clicked on one of the headers while attempting to select one of the top items in the List View. If that happens, just click once or twice on the header you want items in the list to sort by – watching the direction of the little arrow that indicates the sort direction. When the arrow points down the end of the alphabet is downward; when the arrow points up, the end of the alphabet is upward.</text:p>
      <text:p text:style-name="P109"><text:soft-page-break/></text:p>
      <text:p text:style-name="P111">If you click on the <text:span text:style-name="T5">Size</text:span> header segment of the bar, the folders and files will be sorted according to their size, from smallest to largest. <text:span text:style-name="T333">(the little arrow will appear next to the Size header and initially point down):</text:span></text:p>
      <text:p text:style-name="P111"/>
      <text:p text:style-name="P111"><draw:frame draw:style-name="fr2" draw:name="Image74" text:anchor-type="paragraph" svg:width="6.6354in" svg:height="0.2917in" draw:z-index="80"><draw:image xlink:href="../wasta-docs-images/Files-Nemo-List-View-column-headings-Size-sort.png" xlink:type="simple" xlink:show="embed" xlink:actuate="onLoad"/></draw:frame></text:p>
      <text:p text:style-name="P111">A second click on the Size segment will sort the folders and files from largest to smallest <text:span text:style-name="T333">(with the arrow pointing up):</text:span></text:p>
      <text:p text:style-name="P111"/>
      <text:p text:style-name="P111"><draw:frame draw:style-name="fr2" draw:name="Image82" text:anchor-type="paragraph" svg:width="6.6146in" svg:height="0.3126in" draw:z-index="81"><draw:image xlink:href="../wasta-docs-images/Files-Nemo-List-View-column-headings-Size-sort-inverted.png" xlink:type="simple" xlink:show="embed" xlink:actuate="onLoad"/></draw:frame></text:p>
      <text:p text:style-name="P111">If you want to <text:span text:style-name="T333">return to viewing</text:span> the files sorted by Name rather than Size <text:span text:style-name="T333">just</text:span> click on the Name segment of the header bar.</text:p>
      <text:p text:style-name="P109"/>
      <text:p text:style-name="P112">If you click on the <text:span text:style-name="T5">Type</text:span> header segment of the bar, the folders and files will be sorted according to their type - sorting them alphabetically by their extension <text:span text:style-name="T333">(the little arrow will appear next to the Type header and initially point down):</text:span></text:p>
      <text:p text:style-name="P112"/>
      <text:p text:style-name="P112"><draw:frame draw:style-name="fr2" draw:name="Image83" text:anchor-type="paragraph" svg:width="6.6354in" svg:height="0.2917in" draw:z-index="82"><draw:image xlink:href="../wasta-docs-images/Files-Nemo-List-View-column-headings-Type-sort.png" xlink:type="simple" xlink:show="embed" xlink:actuate="onLoad"/></draw:frame></text:p>
      <text:p text:style-name="P112">A second click on the Type header segment will reverse the order - but still using the extension to sort by rather than the name <text:span text:style-name="T333">(with the arrow pointing up):</text:span></text:p>
      <text:p text:style-name="P112"/>
      <text:p text:style-name="P112"><draw:frame draw:style-name="fr2" draw:name="Image84" text:anchor-type="paragraph" svg:width="6.6354in" svg:height="0.2917in" draw:z-index="83"><draw:image xlink:href="../wasta-docs-images/Files-Nemo-List-View-column-headings-Type-sort-inverted.png" xlink:type="simple" xlink:show="embed" xlink:actuate="onLoad"/></draw:frame></text:p>
      <text:p text:style-name="P112">If you want to view the files sorted by Name rather than by Type <text:span text:style-name="T333">just</text:span> click on the Name segment of the header bar.</text:p>
      <text:p text:style-name="P109"/>
      <text:p text:style-name="P125"><text:span text:style-name="T323">Finally, if you click on the </text:span><text:span text:style-name="T79">Date Modified</text:span><text:span text:style-name="T323"> segment of the bar, the folders and files will be sorted according to the date they were last modified - from newest to oldest (the little arrow will appear next to the Date Modified and initially pointing down):</text:span></text:p>
      <text:p text:style-name="P125"/>
      <text:p text:style-name="P125"><draw:frame draw:style-name="fr2" draw:name="Image85" text:anchor-type="paragraph" svg:width="6.6354in" svg:height="0.2811in" draw:z-index="84"><draw:image xlink:href="../wasta-docs-images/Files-Nemo-List-View-column-headings-Date-Modified-sort.png" xlink:type="simple" xlink:show="embed" xlink:actuate="onLoad"/></draw:frame></text:p>
      <text:p text:style-name="P113">A second click on the Date Modified header segment will reverse the order - from oldest to newest (with the arrow pointing up):</text:p>
      <text:p text:style-name="P125"/>
      <text:p text:style-name="P125"><draw:frame draw:style-name="fr2" draw:name="Image86" text:anchor-type="paragraph" svg:width="6.6354in" svg:height="0.2811in" draw:z-index="85"><draw:image xlink:href="../wasta-docs-images/Files-Nemo-List-View-column-headings-Date-Modified-sort-inverted.png" xlink:type="simple" xlink:show="embed" xlink:actuate="onLoad"/></draw:frame></text:p>
      <text:p text:style-name="P113">Each additional click on Date Modified reverses the sort order by dates. If you want to view the files sorted by Name rather than by Date Modified just click on the Name segment of the header bar.</text:p>
      <text:h text:style-name="Heading_20_4" text:outline-level="4"><text:soft-page-break/>Compact View</text:h>
      <text:p text:style-name="P104">The Compact View is the view that can show the most files and folders at once. It uses multiple columns to display its information. This view uses smaller icons that Icon View, but otherwise it shows the same amount of information as the Icon View. <text:span text:style-name="T322">The Compact View of the Work Reports folder’s contents looks like this:</text:span></text:p>
      <text:p text:style-name="P104"/>
      <text:p text:style-name="P104"><draw:frame draw:style-name="fr3" draw:name="Image71" text:anchor-type="paragraph" svg:width="6.072in" svg:height="2.9161in" draw:z-index="70"><draw:image xlink:href="../wasta-docs-images/Files-Nemo-View-Search-icon-bar-Compact-View-icon-sample.png" xlink:type="simple" xlink:show="embed" xlink:actuate="onLoad"/></draw:frame></text:p>
      <text:p text:style-name="P126">The Compact View can be helpful when viewing a folder with many files or folders visible at the same time in the contents window. <text:span text:style-name="T336">(In the above illustration I temporarily added 12 additional year folders to show how they sort and flow into columns in the Compact View.) </text:span>However, you probably would only want to use it temporarily, and then switch back to a more informative view.</text:p>
      <text:h text:style-name="Heading_20_4" text:outline-level="4"><text:span text:style-name="T335">Path toggle button – to show </text:span>the Linux file system path/location</text:h>
      <text:p text:style-name="P127">The first button in the View-Search bar looks like this:</text:p>
      <text:p text:style-name="P127"/>
      <text:p text:style-name="P127"><draw:frame draw:style-name="fr3" draw:name="Image88" text:anchor-type="paragraph" svg:width="0.4862in" svg:height="0.528in" draw:z-index="87"><draw:image xlink:href="../wasta-docs-images/Files-Nemo-View-Search-icon-bar-path-toggle-icon.png" xlink:type="simple" xlink:show="embed" xlink:actuate="onLoad"/></draw:frame></text:p>
      <text:p text:style-name="P127">This button acts as a toggle button. If we have the <text:span text:style-name="T5">Work Reports</text:span> folder open in the File Manager the <text:span text:style-name="T5">path</text:span> in the Navigation bar normally would look something like this:</text:p>
      <text:p text:style-name="P127"/>
      <text:p text:style-name="P127"><draw:frame draw:style-name="fr2" draw:name="Image89" text:anchor-type="paragraph" svg:width="5.5102in" svg:height="0.4583in" draw:z-index="88"><draw:image xlink:href="../wasta-docs-images/Files-Nemo-Navigation-bar-showing-path-to-Work-Reports.png" xlink:type="simple" xlink:show="embed" xlink:actuate="onLoad"/></draw:frame></text:p>
      <text:p text:style-name="P129">By clicking on the <text:span text:style-name="T5">Path toggle button</text:span> in the View-Search bar, the named path shown in the red box in the image above changes to show its actual path in the Linux file system, as shown in the illustration below:</text:p>
      <text:p text:style-name="P129"/>
      <text:p text:style-name="P129"><draw:frame draw:style-name="fr2" draw:name="Image90" text:anchor-type="paragraph" svg:width="6.8437in" svg:height="0.4272in" draw:z-index="89"><draw:image xlink:href="../wasta-docs-images/Files-Nemo-Navigation-bar-showing-toggled-Linux-path-to-Work-Reports.png" xlink:type="simple" xlink:show="embed" xlink:actuate="onLoad"/></draw:frame></text:p>
      <text:p text:style-name="P129"><text:soft-page-break/>This view can be helpful for Wasta users who are familiar and comfortable working directly with the Linux file system. Clicking on the button again will toggle the path back to its normal form.</text:p>
      <text:h text:style-name="Heading_20_4" text:outline-level="4"><text:bookmark-start text:name="Search documents and folders by name"/>Search documents and folders by name<text:bookmark-end text:name="Search documents and folders by name"/> button</text:h>
      <text:p text:style-name="P128">The <text:span text:style-name="T336">second</text:span> button in the View-Search bar looks like this:</text:p>
      <text:p text:style-name="P128"/>
      <text:p text:style-name="P128"><draw:frame draw:style-name="fr2" draw:name="Image91" text:anchor-type="paragraph" svg:width="0.4862in" svg:height="0.528in" draw:z-index="90"><draw:image xlink:href="../wasta-docs-images/Files-Nemo-View-Search-icon-bar-search-toggle-icon.png" xlink:type="simple" xlink:show="embed" xlink:actuate="onLoad"/></draw:frame></text:p>
      <text:p text:style-name="P130">This Search button can be very handy, especially when you have many folders and files on your system. <text:span text:style-name="T80">It is helpful to switch to List View before using this Search button.</text:span><text:span text:style-name="T337"> </text:span>When you click on this button, File Manager opens a <text:span text:style-name="T5">Search bar</text:span> as shown (in the red box) below:</text:p>
      <text:p text:style-name="P130"/>
      <text:p text:style-name="P130"><draw:frame draw:style-name="fr9" draw:name="Image92" text:anchor-type="paragraph" svg:width="6.9252in" svg:height="3.4992in" draw:z-index="91"><draw:image xlink:href="../wasta-docs-images/Files-Nemo-View-Search-icon-bar-Search-button-initial-view.png" xlink:type="simple" xlink:show="embed" xlink:actuate="onLoad"/></draw:frame></text:p>
      <text:p text:style-name="P131">In the illustration above, File Manager has opened the Work Reports folder and is displaying the contents of the Work Reports folder. Our view has been switched to List View. We see that the Work Reports folder has 6 child folders (and since we are in List View) we can easily see that those 6 folders contain some items within them. They all have wedges to the left of their folder names, and the Size column tells us that there are items within each of the year folders. </text:p>
      <text:p text:style-name="P131"/>
      <text:p text:style-name="P131">Now, lets say I would like to search for reports that have the word <text:span text:style-name="T5">January</text:span> in their document names. With the Search bar’s box open, I type the word <text:span text:style-name="T5">January</text:span> into that box. Immediately, File Manager starts searching as I type. It finds that there is a document with January in its name in each of the year-named folders. <text:span text:style-name="T338">Here is the search result:</text:span></text:p>
      <text:p text:style-name="P131"/>
      <text:p text:style-name="P131"><draw:frame draw:style-name="fr3" draw:name="Image93" text:anchor-type="paragraph" svg:width="7.1717in" svg:height="3.0709in" draw:z-index="92"><draw:image xlink:href="../wasta-docs-images/Files-Nemo-View-Search-icon-bar-Search-button-January-search-results.png" xlink:type="simple" xlink:show="embed" xlink:actuate="onLoad"/></draw:frame><text:soft-page-break/></text:p>
      <text:p text:style-name="P132">The Search operation found 6 Writer documents each having the word <text:span text:style-name="T5">January</text:span> in their names –<text:span text:style-name="T339"> one in each of the 6 year folders</text:span>. In addition to showing us their <text:span text:style-name="T5">Name</text:span>, <text:span text:style-name="T339">having</text:span> <text:span text:style-name="T5">List View</text:span> enabled, the search results also show us the documents’ <text:span text:style-name="T5">Size</text:span>, <text:span text:style-name="T5">Type</text:span>, and most helpful their <text:span text:style-name="T5">Location</text:span><text:span text:style-name="T124">. </text:span><text:span text:style-name="T163">If we wanted to open any of these documents to see the actual reports, all we need to do is one of the following Opening actions:</text:span></text:p>
      <text:list xml:id="list1937198566" text:style-name="L12">
        <text:list-item>
          <text:p text:style-name="P301"><text:span text:style-name="T5">Click on their name</text:span><text:span text:style-name="T124"> and the click on </text:span><text:span text:style-name="T5">File : Open With LibreOffice Writer</text:span><text:span text:style-name="T124">, or</text:span></text:p>
        </text:list-item>
        <text:list-item>
          <text:p text:style-name="P303"><text:span text:style-name="T81">Click on their name</text:span><text:span text:style-name="T163"> and press the </text:span><text:span text:style-name="T81">Enter</text:span><text:span text:style-name="T163"> key, or</text:span></text:p>
        </text:list-item>
        <text:list-item>
          <text:p text:style-name="P301"><text:span text:style-name="T5">Click on their name</text:span><text:span text:style-name="T124"> and use the </text:span><text:span text:style-name="T5">Ctrl+O</text:span><text:span text:style-name="T124"> shortcut key command, or</text:span></text:p>
        </text:list-item>
        <text:list-item>
          <text:p text:style-name="P304">Double-click on the name</text:p>
        </text:list-item>
      </text:list>
      <text:p text:style-name="P29"/>
      <text:p text:style-name="P133"><text:span text:style-name="T5">Note</text:span><text:span text:style-name="T82">s</text:span><text:span text:style-name="T164">:</text:span></text:p>
      <text:list xml:id="list2843259534" text:style-name="L13">
        <text:list-item>
          <text:p text:style-name="P302"><text:span text:style-name="T124">The Search bar acts like a filter. It looks through all your files and filters out any the don’t meet the search criteria, and just shows you the list of files that match the search criteria. For more detailed search you can click on the </text:span><text:span text:style-name="T5">Plus</text:span><text:span text:style-name="T124"> button at the right end of the </text:span><text:span text:style-name="T5">Search bar</text:span><text:span text:style-name="T124"> to add more search criteria. Click on the </text:span><text:span text:style-name="T5">All Files</text:span><text:span text:style-name="T124"> button to start a new search.</text:span></text:p>
        </text:list-item>
        <text:list-item>
          <text:p text:style-name="P299">You can use the Search function with Icon View selected. It will still find all 6 of the Writer documents with January in their names. It just won’t show you their Size, Type, and Location.</text:p>
        </text:list-item>
      </text:list>
      <text:h text:style-name="P332" text:outline-level="4"/>
      <text:h text:style-name="P333" text:outline-level="4">Summary chart of the View-Search bar functions</text:h>
      <text:p text:style-name="P34"/>
      <table:table table:name="Table11" table:style-name="Table11">
        <table:table-column table:style-name="Table11.A"/>
        <table:table-column table:style-name="Table11.B"/>
        <table:table-row>
          <table:table-cell table:style-name="Table11.A1" office:value-type="string">
            <text:p text:style-name="Table_20_Contents"><draw:frame draw:style-name="fr3" draw:name="Image64" text:anchor-type="paragraph" svg:width="0.4862in" svg:height="0.528in" draw:z-index="63"><draw:image xlink:href="../wasta-docs-images/Files-Nemo-View-Search-icon-bar-path-toggle-icon.png" xlink:type="simple" xlink:show="embed" xlink:actuate="onLoad"/></draw:frame></text:p>
          </table:table-cell>
          <table:table-cell table:style-name="Table11.B1" office:value-type="string">
            <text:p text:style-name="P199"><text:span text:style-name="T5">Path/Location button</text:span>. This tool bar button acts like a toggle. Click it once to see the actual Linux file system location that is being pointed to in the File Manager. Click it again to go back to the normal state which shows a graphical picture of the path to the location being being pointed to in the File Manager. Hovering the mouse pointer over this button it says, "<text:span text:style-name="T334">Toggle</text:span> Location Entry".</text:p>
          </table:table-cell>
        </table:table-row>
        <table:table-row>
          <table:table-cell table:style-name="Table11.A2" office:value-type="string">
            <text:p text:style-name="Table_20_Contents"><draw:frame draw:style-name="fr3" draw:name="Image65" text:anchor-type="paragraph" svg:width="0.4862in" svg:height="0.528in" draw:z-index="64"><draw:image xlink:href="../wasta-docs-images/Files-Nemo-View-Search-icon-bar-search-toggle-icon.png" xlink:type="simple" xlink:show="embed" xlink:actuate="onLoad"/></draw:frame></text:p>
          </table:table-cell>
          <table:table-cell table:style-name="Table11.B2" office:value-type="string">
            <text:p text:style-name="P199"><text:span text:style-name="T5">Search button</text:span>. This tool bar button acts like a toggle. Click it once to open a special Search bar under the File Manager's tool bar. You can then type a word or phrase and click Enter to search your computer for a file <text:span text:style-name="T340">or folder </text:span>that matches the name you enter. You can enter just part of the name if you can't remember the whole name. <text:span text:style-name="T340">It can be any part of the name. </text:span>When the search results appear you can refine your search by having it search for certain file types or in certain locations. <text:span text:style-name="T334">Hovering the mouse pointer over this button it says, “Search documents and folders by name”.</text:span></text:p>
          </table:table-cell>
        </table:table-row>
        <table:table-row>
          <table:table-cell table:style-name="Table11.A2" office:value-type="string">
            <text:p text:style-name="Table_20_Contents"><draw:frame draw:style-name="fr3" draw:name="Image66" text:anchor-type="paragraph" svg:width="0.4862in" svg:height="0.528in" draw:z-index="65"><draw:image xlink:href="../wasta-docs-images/Files-Nemo-View-Search-icon-bar-Icon-View-icon.png" xlink:type="simple" xlink:show="embed" xlink:actuate="onLoad"/></draw:frame></text:p>
          </table:table-cell>
          <table:table-cell table:style-name="Table11.B2" office:value-type="string">
            <text:p text:style-name="P200">This sets the <text:span text:style-name="T5">Icon View</text:span>. This tool bar button sets the view for the main window that displays files and folders in the File Manager, so that it shows only an icon and name representing the folder or file. In this view the folders and files are arranged in order in rows across the screen. This view doesn't show any information about the folder's contents or about a file's size, type or date the file was modified. <text:span text:style-name="T340">This is the default view in recent versions of Wasta Linux.</text:span></text:p>
          </table:table-cell>
        </table:table-row>
        <table:table-row>
          <table:table-cell table:style-name="Table11.A2" office:value-type="string">
            <text:p text:style-name="Table_20_Contents"><draw:frame draw:style-name="fr3" draw:name="Image67" text:anchor-type="paragraph" svg:width="0.4862in" svg:height="0.528in" draw:z-index="66"><draw:image xlink:href="../wasta-docs-images/Files-Nemo-View-Search-icon-bar-List-View-icon.png" xlink:type="simple" xlink:show="embed" xlink:actuate="onLoad"/></draw:frame></text:p>
          </table:table-cell>
          <table:table-cell table:style-name="Table11.B2" office:value-type="string">
            <text:p text:style-name="P200">This sets the <text:span text:style-name="T5">List View</text:span>. This tool bar button sets the view for the main window that displays files and folders in the File Manager, so that it shows folders and files in a vertical list with information about each file in columns <text:span text:style-name="T340">out </text:span>to the right of the folder/file name. See "List View's Information Column Headings and Sort Orders" section below for more information about this useful view. <text:span text:style-name="T340">Some people and regions like to</text:span> use this view most of the time <text:span text:style-name="T340">they</text:span> have the File Manager open, <text:span text:style-name="T340">and make it the default view using the Preferences dialog on the Edit menu.</text:span></text:p>
          </table:table-cell>
        </table:table-row>
        <table:table-row>
          <table:table-cell table:style-name="Table11.A2" office:value-type="string">
            <text:p text:style-name="Table_20_Contents"><draw:frame draw:style-name="fr3" draw:name="Image68" text:anchor-type="paragraph" svg:width="0.4862in" svg:height="0.528in" draw:z-index="67"><draw:image xlink:href="../wasta-docs-images/Files-Nemo-View-Search-icon-bar-Compact-View-icon.png" xlink:type="simple" xlink:show="embed" xlink:actuate="onLoad"/></draw:frame></text:p>
          </table:table-cell>
          <table:table-cell table:style-name="Table11.B2" office:value-type="string">
            <text:p text:style-name="P201">This sets the <text:span text:style-name="T5">Compact View</text:span>. It is like the "Icon View" above, but uses smaller icons, and arranges them in order within vertical columns. This view doesn't show any information about the folder's contents or about a file's size, type or date the file was modified, <text:span text:style-name="T340">but it can provide an overview when there are many folders or files to show in the contents window.</text:span></text:p>
          </table:table-cell>
        </table:table-row>
      </table:table>
      <text:p text:style-name="P108"/>
      <text:p text:style-name="P108">Note: The last three buttons (the "view" buttons), can also be selected from the File Manager's View menu (near the bottom of the menu).</text:p>
      <text:h text:style-name="P327" text:outline-level="3">The buttons and tools on the status bar</text:h>
      <text:p text:style-name="P35">The File Manager has a status bar at the bottom of its window. It looks like this:</text:p>
      <text:p text:style-name="P35"/>
      <text:p text:style-name="P134"><draw:frame draw:style-name="fr9" draw:name="Image94" text:anchor-type="paragraph" svg:width="6.9252in" svg:height="0.2945in" draw:z-index="93"><draw:image xlink:href="../wasta-docs-images/Files-Nemo-Status-bar-initial-view.png" xlink:type="simple" xlink:show="embed" xlink:actuate="onLoad"/></draw:frame></text:p>
      <text:p text:style-name="P35">The middle of the status bar tells <text:span text:style-name="T5">how many items</text:span> are in the File Manager's main window, and how <text:soft-page-break/>much <text:span text:style-name="T5">free space</text:span> in on our computer. The other items on the left and right sides of the status bar are described <text:span text:style-name="T341">in the summary chart </text:span>below:</text:p>
      <text:h text:style-name="Heading_20_4" text:outline-level="4">Summary Chart of Status bar buttons</text:h>
      <table:table table:name="Table12" table:style-name="Table12">
        <table:table-column table:style-name="Table12.A"/>
        <table:table-column table:style-name="Table12.B"/>
        <table:table-row>
          <table:table-cell table:style-name="Table12.A1" office:value-type="string">
            <text:p text:style-name="P185"><draw:frame draw:style-name="fr12" draw:name="Image96" text:anchor-type="paragraph" svg:width="0.4307in" svg:height="0.4165in" draw:z-index="95"><draw:image xlink:href="../wasta-docs-images/Files-Nemo-Status-bar-Show-Places.png" xlink:type="simple" xlink:show="embed" xlink:actuate="onLoad"/></draw:frame></text:p>
          </table:table-cell>
          <table:table-cell table:style-name="Table12.B1" office:value-type="string">
            <text:p text:style-name="P193">This is the status bar's <text:span text:style-name="T5">Show Places</text:span> switch. When this button is pressed, the File Manager shows the list of places in the left part of its window (called the <text:span text:style-name="T5">Sidebar</text:span>). This list of places is grouped by categories with the default child folders of the Home directory in the top category called <text:span text:style-name="T5">My Computer</text:span>, followed by the group of <text:span text:style-name="T5">Devices</text:span>, and <text:span text:style-name="T5">Network</text:span> locations at the bottom. <text:span text:style-name="T341">The Show Places is the default setting and</text:span> is the recommended setting. This switch is automatically released if the <text:span text:style-name="T5">Show Treeview</text:span> button is pressed (see below).</text:p>
          </table:table-cell>
        </table:table-row>
        <table:table-row>
          <table:table-cell table:style-name="Table12.A2" office:value-type="string">
            <text:p text:style-name="P185"><draw:frame draw:style-name="fr10" draw:name="Image97" text:anchor-type="paragraph" svg:width="0.4437in" svg:height="0.4307in" draw:z-index="96"><draw:image xlink:href="../wasta-docs-images/Files-Nemo-Status-bar-Show-Treeview.png" xlink:type="simple" xlink:show="embed" xlink:actuate="onLoad"/></draw:frame></text:p>
          </table:table-cell>
          <table:table-cell table:style-name="Table12.B2" office:value-type="string">
            <text:p text:style-name="P194">This is the status bar's <text:span text:style-name="T5">Show Treeview</text:span> switch. When this button is pressed, the File Manager shows the the computer's folders as a list in the left part of its window (called the <text:span text:style-name="T5">Sidebar</text:span>), with little wedge icons that allow you to click on them to see the contents of each folder without opening those folders. This <text:span text:style-name="T83">T</text:span><text:span text:style-name="T5">reeview</text:span> puts the Home folder at the top of the tree. This switch is automatically released if the <text:span text:style-name="T5">Show Places</text:span> button is pressed (see above).</text:p>
          </table:table-cell>
        </table:table-row>
        <table:table-row>
          <table:table-cell table:style-name="Table12.A2" office:value-type="string">
            <text:p text:style-name="P192"><draw:frame draw:style-name="fr10" draw:name="Image98" text:anchor-type="paragraph" svg:width="0.4862in" svg:height="0.4583in" draw:z-index="97"><draw:image xlink:href="../wasta-docs-images/Files-Nemo-Status-bar-Hide-Sidebar.png" xlink:type="simple" xlink:show="embed" xlink:actuate="onLoad"/></draw:frame>or</text:p>
            <text:p text:style-name="P192"><draw:frame draw:style-name="fr10" draw:name="Image99" text:anchor-type="paragraph" svg:width="0.4307in" svg:height="0.4307in" draw:z-index="98"><draw:image xlink:href="../wasta-docs-images/Files-Nemo-Status-bar-Show-Sidebar.png" xlink:type="simple" xlink:show="embed" xlink:actuate="onLoad"/></draw:frame></text:p>
          </table:table-cell>
          <table:table-cell table:style-name="Table12.B2" office:value-type="string">
            <text:p text:style-name="P195">These two buttons control whether the left part of the File Manager window (called the <text:span text:style-name="T5">Sidebar</text:span>) is <text:span text:style-name="T5">open</text:span> (visible) or <text:span text:style-name="T5">closed</text:span> (hidden). <text:span text:style-name="T5">The top button closes the Sidebar</text:span>. <text:span text:style-name="T5">The bottom button (which is visible only when the Sidebar is closed) opens the sidebar</text:span>. The same actions have a shortcut which is the <text:span text:style-name="T5">F9</text:span> key on the top row of keys of the keyboard.</text:p>
          </table:table-cell>
        </table:table-row>
        <table:table-row>
          <table:table-cell table:style-name="Table12.A2" office:value-type="string">
            <text:p text:style-name="P185"><draw:frame draw:style-name="fr10" draw:name="Image100" text:anchor-type="paragraph" svg:width="1.4862in" svg:height="0.4307in" draw:z-index="99"><draw:image xlink:href="../wasta-docs-images/Files-Nemo-Status-bar-Adjust-Zoom-Level.png" xlink:type="simple" xlink:show="embed" xlink:actuate="onLoad"/></draw:frame></text:p>
          </table:table-cell>
          <table:table-cell table:style-name="Table12.B2" office:value-type="string">
            <text:p text:style-name="P196">This is a slider bar that can be used to <text:span text:style-name="T5">adjust the zoom level</text:span>. You can move the zoom setting pointer to the <text:span text:style-name="T5">left</text:span> to <text:span text:style-name="T5">zoom out</text:span> (making everything smaller so more items can be shown). Move the zoom setting pointer to the <text:span text:style-name="T5">right</text:span> to <text:span text:style-name="T5">zoom in</text:span> (making everything bigger which shows fewer items items but makes items easier to see). These settings can also be made on the File Manager's View menu which also shows the shortcuts for these commands. The <text:span text:style-name="T5">Normal</text:span> zoom setting can be set by using <text:span text:style-name="T5">Ctrl+0</text:span> (<text:span text:style-name="T5">Ctrl+zero</text:span>).</text:p>
          </table:table-cell>
        </table:table-row>
      </table:table>
      <text:p text:style-name="P35"/>
      <text:p text:style-name="P136">There are many other settings and features that are available on the File Manager's menus. The one's described in this document are the main ones. </text:p>
      <text:h text:style-name="Heading_20_3" text:outline-level="3">The File Manager Help <text:span text:style-name="T343">Menu </text:span>Topics</text:h>
      <text:p text:style-name="P244">File Manager itself has a list of Help topics. That help system is extensive, but fairly condensed, is sometimes quite technical, and doesn’t have many illustrations. This document covers most of what is covered in the Help topics, but has many more illustrations that make it easier to follow for Wasta users learning how to make the best use of the File Manager.</text:p>
      <text:p text:style-name="P241"><text:span text:style-name="T345">To a</text:span>ccess <text:span text:style-name="T345">File Manager’s built-in Help topics, click on </text:span>the <text:span text:style-name="T5">Help</text:span> menu <text:span text:style-name="T345">and select </text:span><text:span text:style-name="T84">All Topics</text:span><text:span text:style-name="T345"> or simply press the </text:span><text:span text:style-name="T84">F1</text:span><text:span text:style-name="T345"> key as shown below:</text:span></text:p>
      <text:p text:style-name="P241"><draw:frame draw:style-name="fr13" draw:name="Image101" text:anchor-type="paragraph" svg:width="6.9252in" svg:height="1.4807in" draw:z-index="100"><draw:image xlink:href="../wasta-docs-images/Files-Nemo-Help-All-Topics-F1.png" xlink:type="simple" xlink:show="embed" xlink:actuate="onLoad"/></draw:frame><text:soft-page-break/></text:p>
      <text:h text:style-name="Heading_20_3" text:outline-level="3"><text:span text:style-name="T122">T</text:span>he actual name of the File Manager</text:h>
      <text:p text:style-name="P2"><text:span text:style-name="T122">Many Linux software programs have special names that the people who created the program have given to those programs. The special name of the File Manager we have described in this document is </text:span><text:span text:style-name="T8">N</text:span><text:span text:style-name="T7">emo</text:span><text:span text:style-name="T122">. There are actually a number of different File Managers that are available for Linux computers. We are using the one called </text:span><text:span text:style-name="T7">Nemo</text:span><text:span text:style-name="T122"> on our Wasta Linux computers. You can usually find the special name of nearly all Linux programs by running the program (usually from a menu or launcher) and then clicking on the program's Help menu, and selecting the </text:span><text:span text:style-name="T7">About ...</text:span><text:span text:style-name="T122"> item on that menu. If we click on our File Manager's Help menu and select </text:span><text:span text:style-name="T7">About</text:span><text:span text:style-name="T122"> a message window (or dialog) appears that looks like this:</text:span></text:p>
      <text:p text:style-name="P2"/>
      <text:p text:style-name="P313"><draw:frame draw:style-name="fr3" draw:name="Image95" text:anchor-type="paragraph" svg:width="4.3508in" svg:height="3.0453in" draw:z-index="94"><draw:image xlink:href="../wasta-docs-images/Files-Nemo-Help-About-Nemo.png" xlink:type="simple" xlink:show="embed" xlink:actuate="onLoad"/></draw:frame></text:p>
      <text:p text:style-name="P141">This <text:span text:style-name="T5">About</text:span> dialog tells us some information about the Nemo program. It gives us the current version of the program (<text:span text:style-name="T341">3.0.6</text:span>), a short description of what the program does, and a <text:span text:style-name="T83">License</text:span><text:span text:style-name="T341"> </text:span>button that will display the open source license that ensures that Nemo remains a free program which can be freely distributed, <text:span text:style-name="T341">and a </text:span><text:span text:style-name="T83">Close</text:span><text:span text:style-name="T341"> button</text:span>.</text:p>
      <text:h text:style-name="Heading_20_3" text:outline-level="3">Closing and Quitting the File Manager program</text:h>
      <text:p text:style-name="P143">The easiest wa<text:span text:style-name="T352">y </text:span>to close the File Manager is by clicking on the Close button in the upper right corner of the program that looks like this:</text:p>
      <text:p text:style-name="P143"><draw:frame draw:style-name="fr2" draw:name="Image103" text:anchor-type="paragraph" svg:width="1.6256in" svg:height="0.3665in" draw:z-index="102"><draw:image xlink:href="../wasta-docs-images/Files-Nemo-File-Close-Button.png" xlink:type="simple" xlink:show="embed" xlink:actuate="onLoad"/></draw:frame></text:p>
      <text:p text:style-name="P144"><text:soft-page-break/>Alternately you can click on the File Manager’s <text:span text:style-name="T5">File</text:span> menu and select <text:span text:style-name="T5">Close</text:span> (or use the shortcut key <text:span text:style-name="T5">Ctrl+W</text:span>) as shown in the illustration below:</text:p>
      <text:p text:style-name="P144"/>
      <text:p text:style-name="P144"><draw:frame draw:style-name="fr13" draw:name="Image104" text:anchor-type="paragraph" svg:width="6.9252in" svg:height="3.3228in" draw:z-index="103"><draw:image xlink:href="../wasta-docs-images/Files-Nemo-File-Menu-Close-Quit.png" xlink:type="simple" xlink:show="embed" xlink:actuate="onLoad"/></draw:frame></text:p>
      <text:h text:style-name="P317" text:outline-level="2">Appendix</text:h>
      <text:h text:style-name="P328" text:outline-level="3"><text:bookmark-start text:name="Warnings about double-clicking with the mouse or touchpad"/>Warnings about double-clicking with the mouse or touchpad<text:bookmark-end text:name="Warnings about double-clicking with the mouse or touchpad"/></text:h>
      <text:h text:style-name="Heading_20_4" text:outline-level="4">A double-click takes <text:span text:style-name="T357">some </text:span>skill and coordination</text:h>
      <text:p text:style-name="P40"><text:span text:style-name="T353">A double-click action requires clicking the left mouse button, or touchpad button </text:span><text:span text:style-name="T86">twice within a short span of time – while keeping the screen pointer </text:span><text:span text:style-name="T89">almost </text:span><text:span text:style-name="T86">stationary on top of the item </text:span><text:span text:style-name="T90">you are clicking on</text:span><text:span text:style-name="T353">. Often it takes practice to successfully execute a double-click action to open a folder or a file within the File Manager’s contents window. The screen pointer should not move beyond a certain small amount during the short period of time between the first click and the second click – otherwise the computer won’t recognize the clicks as a double click – and something unexpected might happen. </text:span></text:p>
      <text:h text:style-name="Heading_20_4" text:outline-level="4">Double-click hazards - what can go wrong?</text:h>
      <text:p text:style-name="P163">If you accidentally move the pointer between the first and second clicks - while the mouse button is still pressed down for the first click - the computer may interpret your action as a drag-and-drop action instead of a double-click. That mistake can have serious consequences, since you might end up dragging a file or folder into a different folder, and merely selecting that different folder, instead of opening the initial file or folder. This type of mistake can happen so quickly that it can seem that the file or folder you tried to open simply “disappeared”. </text:p>
      <text:h text:style-name="Heading_20_4" text:outline-level="4">What to do if a file or folder seems to disappear when attempting a double-click action</text:h>
      <text:p text:style-name="P40"><text:span text:style-name="T356">If a file or folder <text:s/>seems to “disappear” when you attempt to double-click on it to open it, you should </text:span><text:soft-page-break/><text:span text:style-name="T356">immediately click on File Manager’s </text:span><text:span text:style-name="T86">Edit</text:span><text:span text:style-name="T353"> menu and select any </text:span><text:span text:style-name="T86">Undo </text:span><text:span text:style-name="T87">Move</text:span><text:span text:style-name="T165"> </text:span><text:span text:style-name="T167">menu item that appears at the top of that Edit menu. That will </text:span><text:span text:style-name="T165">restore the file </text:span><text:span text:style-name="T167">or </text:span><text:span text:style-name="T165">folder to its original location, </text:span><text:span text:style-name="T166">as</text:span><text:span text:style-name="T353"> illustrated in the section called </text:span><text:a xlink:type="simple" xlink:href="#If you accidentally Move a file or folder" text:style-name="Internet_20_link" text:visited-style-name="Visited_20_Internet_20_Link"><text:span text:style-name="T353">If you accidentally Move a file or folder</text:span></text:a><text:span text:style-name="T353">. </text:span></text:p>
      <text:h text:style-name="Heading_20_4" text:outline-level="4">You may <text:span text:style-name="T358">find it easier to do a double-click command after</text:span> adjust<text:span text:style-name="T359">ing</text:span> the mouse or touchpad settings</text:h>
      <text:p text:style-name="P145">If you have difficulty <text:span text:style-name="T355">getting the computer to recognize</text:span> a double-click, you may want to try adjusting the <text:span text:style-name="T5">Double-Click timeout</text:span> settings. Those settings can be adjusted by going to Wasta’<text:span text:style-name="T359">s</text:span> <text:span text:style-name="T5">main</text:span> <text:span text:style-name="T5">Menu</text:span>, click on the <text:span text:style-name="T5">Preferences</text:span> category and select the <text:span text:style-name="T5">Mouse and Touchpad</text:span> menu item. <text:span text:style-name="T359">The Timeout setting is the time between a first click and a second click – during which the computer will interpret the two clicks as a double-click action. You can adjust the Timeout setting by sliding the setting to the left or right for a shorter or longer timeout time between between the first and second click of a double-click action. You can test your double-click skill for the current Timeout setting by double-clicking on the </text:span><text:span text:style-name="T91">Double-click test</text:span><text:span text:style-name="T359"> bar repeatedly. Adjust the Timeout value to a setting so that you can easily and reliably do a successful double-click action – and the bar shows </text:span><text:span text:style-name="T91">Success! </text:span></text:p>
      <text:p text:style-name="P31"/>
      <text:p text:style-name="P146"><text:span text:style-name="T168">N</text:span><text:span text:style-name="T124">ote that the Timeout value only changes the time between your clicks at which the computer will recognize those clicks as double-click actions. The Timeout value won’t help much if you have trouble releasing the button after the first click and you tend to move the mouse while the button if being depressed – in which case you should use the technique described in the next section below.</text:span></text:p>
      <text:h text:style-name="Heading_20_4" text:outline-level="4">A better <text:span text:style-name="T357">technique to open files or folders – click once to select, and then press the Enter key to open it</text:span></text:h>
      <text:p text:style-name="P62"><text:span text:style-name="T354">Even with practice, some people have difficulty doing a successful double click operation consistently, or without accidentally moving the file or folder they are clicking on. Unless you have good control over the mouse or touchpad, it would be safer to avoid the use of a double-click command. There are always other ways of accomplishing the same action without using double-click action. </text:span><text:span text:style-name="T88">You can always use a single click followed by pressing the Enter key (or a menu command), to accomplish the same action as a double-click </text:span><text:span text:style-name="T89">- </text:span><text:span text:style-name="T88">to open a document, picture or video files from within the File Manager.</text:span><text:span text:style-name="T354"> </text:span></text:p>
      <text:h text:style-name="Heading_20_3" text:outline-level="3">Make A4 PDF Booklet</text:h>
      <text:h text:style-name="Heading_20_4" text:outline-level="4">What this feature does</text:h>
      <text:p text:style-name="P148">Wasta Linux has a special plug-in feature within the Nemo File Manager that you can use to make small half-A4 sized booklets from PDF files. <text:span text:style-name="T360">Each page of the document is shrunk down in size to about 65% of the original size, and the page layout is changed from portrait to landscape, so that two pages fit side-by-side on each side of each sheet of paper. The pages are also automatically re-ordered into a new PDF file so that they form a continuous booklet when printed on both sides of the paper.</text:span></text:p>
      <text:p text:style-name="P148"/>
      <text:p text:style-name="P148"><text:span text:style-name="T98">The PDF booklet can be opened and printed directly from the Document Viewer</text:span><text:span text:style-name="T360">. Once printed, the pages can simply be folded in half and center stapled. The half-A4 sized booklets created with this feature can save a lot of paper with documents taking up half as much paper as they would require if printed at their normal full A4 size on both sides of the paper, or one fourth as much paper as they would require printed at normal size as single-sided printouts.</text:span></text:p>
      <text:h text:style-name="Heading_20_4" text:outline-level="4"><text:soft-page-break/>This feature <text:span text:style-name="T361">works best for printing on</text:span> a duplex printer</text:h>
      <text:p text:style-name="P147">This feature works best if you have a <text:span text:style-name="T5">duplex printer</text:span> installed for use with your Wasta computer. A <text:span text:style-name="T5">duplex printer</text:span> is one that can print on both sides of each sheet of paper <text:span text:style-name="T360">before printing on the next sheet of paper. A duplex printer also allows you to print the whole document in PDF booklet form, without having to insert sheets of paper individually into the printer during the printing process, or without having to run the paper twice through the printer to first print the “even pages” then the “odd pages”. With a duplex printer you can just collect the printed sheets in the order they printed out after the print job has finished. The paper can then be folded in half and center stapled to complete the booklets.</text:span></text:p>
      <text:p text:style-name="P147"/>
      <text:p text:style-name="P149">Note: It is possible to use a non-duplex printer to print the PDF file created by the <text:span text:style-name="T5">Make A4 PDF Booklet</text:span> feature. <text:span text:style-name="T362">Basically you would have to print all of the “odd-numbered” pages only of the PDF booklet, flip the pages over in the printer, and run those printed pages through the printer again, this time printing only the “even-numbered” pages on the reverse sides of the odd-numbered pages. But how to orient the already-printed pages into the paper tray for the second run may differ for each printer, and so using a non-duplex printer won’t be further described in this document.</text:span></text:p>
      <text:h text:style-name="Heading_20_4" text:outline-level="4">You can create the original PDF document by exporting the document to PDF format from within LibreOffice Writer</text:h>
      <text:p text:style-name="P150"><text:span text:style-name="T5">With the document open in LibreOffice Writer</text:span>, select <text:span text:style-name="T5">Export as PDF…</text:span><text:span text:style-name="T124"> from Writer’s </text:span><text:span text:style-name="T5">File</text:span><text:span text:style-name="T124"> menu:</text:span></text:p>
      <text:p text:style-name="P32"/>
      <text:p text:style-name="P32"><draw:frame draw:style-name="fr3" draw:name="Image107" text:anchor-type="paragraph" svg:width="2.5728in" svg:height="2.2398in" draw:z-index="105"><draw:image xlink:href="../wasta-docs-images/Writer-Menu-File-Export-as-PDF.png" xlink:type="simple" xlink:show="embed" xlink:actuate="onLoad"/></draw:frame></text:p>
      <text:p text:style-name="P150"><text:span text:style-name="T170">The </text:span><text:span text:style-name="T96">PDF Options</text:span><text:span text:style-name="T170"> dialog will open. Do not change any options. </text:span><text:span text:style-name="T171">Simply cl</text:span><text:span text:style-name="T124">ick on the </text:span><text:span text:style-name="T5">Export</text:span><text:span text:style-name="T124"> button of the </text:span><text:span text:style-name="T5">PDF Options</text:span><text:span text:style-name="T124"> dialog. </text:span><text:span text:style-name="T171">In the Export dialog, simply click on the </text:span><text:span text:style-name="T97">Save</text:span><text:span text:style-name="T171"> button. </text:span><text:span text:style-name="T124">Writer will create a separate PDF file with the same name as the </text:span><text:span text:style-name="T171">Writer </text:span><text:span text:style-name="T124">document (but with a .pdf extension). The new PDF document will be located in the same folder as the original Writer document. </text:span><text:span text:style-name="T171">As an example for the steps below, we had a Writer document named </text:span><text:span text:style-name="T97">Matthew Back Translation.odt</text:span><text:span text:style-name="T171">, and we exported it as a PDF document which was automatically named </text:span><text:span text:style-name="T97">Matthew Back Translation.pdf</text:span><text:span text:style-name="T171">. </text:span></text:p>
      <text:h text:style-name="Heading_20_4" text:outline-level="4">Create the PDF booklet <text:span text:style-name="T362">from within File Manager</text:span></text:h>
      <text:p text:style-name="P151"><text:span text:style-name="T363">Using File Manager, l</text:span>ocate the PDF file you want to make into a booklet form. <text:span text:style-name="T370">Using the example above we would locate the PDF file we exported: </text:span><text:span text:style-name="T97">Matthew Back Translation.pdf</text:span><text:span text:style-name="T370"> file. We</text:span> do not need to open the PDF file. Just <text:span text:style-name="T5">click once on the PDF file to select or highlight it</text:span>, then click on File Manager’s <text:span text:style-name="T5">File</text:span> menu and select <text:span text:style-name="T5">Make A4 PDF Booklet</text:span> (or <text:span text:style-name="T85">Right-click on </text:span><text:span text:style-name="T5">the</text:span><text:span text:style-name="T85"> PDF file</text:span><text:span text:style-name="T351"> and select </text:span><text:span text:style-name="T85">Make A4 PDF Booklet</text:span><text:span text:style-name="T169">)</text:span><text:span text:style-name="T351"> as shown below:</text:span></text:p>
      <text:p text:style-name="P151"><draw:frame draw:style-name="fr3" draw:name="Image108" text:anchor-type="paragraph" svg:width="6.7709in" svg:height="3.2602in" draw:z-index="106"><draw:image xlink:href="../wasta-docs-images/Files-Nemo-File-Make-A4-PDF-Booklet.png" xlink:type="simple" xlink:show="embed" xlink:actuate="onLoad"/></draw:frame><text:soft-page-break/></text:p>
      <text:p text:style-name="P152"><text:span text:style-name="T351">A new PDF file is immediately created with <text:s/></text:span><text:span text:style-name="T85">_bklt</text:span><text:span text:style-name="T351"> suffixed on the main part of the original PDF’s file name as shown below:</text:span></text:p>
      <text:p text:style-name="P152"/>
      <text:p text:style-name="P152"><draw:frame draw:style-name="fr2" draw:name="Image109" text:anchor-type="paragraph" svg:width="6.7709in" svg:height="3.2602in" draw:z-index="107"><draw:image xlink:href="../wasta-docs-images/Files-Nemo-File-Make-A4-PDF-Booklet-New_bklt-File-listed.png" xlink:type="simple" xlink:show="embed" xlink:actuate="onLoad"/></draw:frame></text:p>
      <text:p text:style-name="P164">The new pdf file appears within File Manager’s contents window. In the above example, the original PDF file was called “Matthew Back Translation.pdf,” and the new PDF file is called “Matthew Back Translation_bklt.pdf.” The new file with the _bklt suffix in its name will have the same content as the original PDF file, but the pages are shrunk down and rearranged so that two pages are printed per side on A4 paper, and the pages are reordered so that they will appear in the correct order when folded in half and center stapled in booklet form.</text:p>
      <text:p text:style-name="P152"/>
      <text:h text:style-name="Heading_20_4" text:outline-level="4"><text:soft-page-break/>Open the new PDF <text:span text:style-name="T365">booklet </text:span>file in Wasta’s Document Viewer</text:h>
      <text:p text:style-name="P153">Using the File Manager, <text:span text:style-name="T5">double-click on the newly created PDF file to open it</text:span><text:span text:style-name="T124"> (or </text:span><text:span text:style-name="T5">click once on the newly created PDF file to select or highlight it</text:span><text:span text:style-name="T124">, then press </text:span><text:span text:style-name="T5">Enter</text:span> key to open it). The PDF file should <text:span text:style-name="T365">automatically </text:span>open in <text:span text:style-name="T364">Wasta’s</text:span> <text:span text:style-name="T5">Document Viewer</text:span> program. <text:span text:style-name="T371">Here is what the Matthew Back Translation_bklt.pdf file looks like in the Document Viewer:</text:span></text:p>
      <text:p text:style-name="P153"/>
      <text:p text:style-name="P153"><draw:frame draw:style-name="fr8" draw:name="Image110" text:anchor-type="paragraph" svg:width="6.9252in" svg:height="4.8236in" draw:z-index="108"><draw:image xlink:href="../wasta-docs-images/Files-Nemo-File-Make-A4-PDF-Booklet-Mat-BT-Example.png" xlink:type="simple" xlink:show="embed" xlink:actuate="onLoad"/></draw:frame></text:p>
      <text:p text:style-name="P161">Note that when printed on a duplex printer, the printer will use <text:span text:style-name="T5">31 sheets of A4 paper</text:span>, <text:span text:style-name="T372">printed on front and back. There are </text:span><text:span text:style-name="T100">62 Thumbnails in the sidebar at left</text:span><text:span text:style-name="T372"> representing all the front and back sides of the paper. The pages are ordered so that they will be in the correct order when printed</text:span>. <text:span text:style-name="T101">P</text:span><text:span text:style-name="T5">age </text:span><text:span text:style-name="T101">1</text:span><text:span text:style-name="T374"> of the document is visible above </text:span>on the right side of the first paper. The last page, <text:span text:style-name="T101">P</text:span><text:span text:style-name="T5">age 124</text:span>, is <text:span text:style-name="T372">also printed </text:span>on the left side of this <text:span text:style-name="T372">same sheet of </text:span>paper. When folded back in half at the middle margin <text:span text:style-name="T372">(with the other 30 pages behind it) the first page will be at the front of the booklet, and the last page will be the last page at the back of the booklet, with the other document pages ordered correctly in between.</text:span></text:p>
      <text:p text:style-name="P161"/>
      <text:p text:style-name="P162">Since the process of creating an A4 booklet, shrinks the page s<text:span text:style-name="T373">ize,</text:span> the size of the print<text:span text:style-name="T373"> </text:span>also <text:span text:style-name="T374">shrinks</text:span> down. To compensate for this, it is a good idea to increase the size of the font before creating the original pdf file and the booklet pdf file. In the above example, the original font size was 10, so I increased the font size to 16 before exporting the original document to PDF format from within LibreOffice Writer, and creating the <text:span text:style-name="T373">PDF </text:span>booklet with the Make A4 PDF Booklet feature of File Manager.</text:p>
      <text:p text:style-name="P161"><text:soft-page-break/></text:p>
      <text:p text:style-name="P153">In the sections below, you will adjust Document Viewer’s P<text:span text:style-name="T364">age</text:span> Setup <text:span text:style-name="T364">o</text:span>ptions <text:span text:style-name="T366">if necessary, and then </text:span>print the PDF file from within the Document Viewer program. </text:p>
      <text:h text:style-name="Heading_20_4" text:outline-level="4"><text:span text:style-name="T364">Adjust Document Viewer’s </text:span>P<text:span text:style-name="T364">age Setu</text:span>p <text:span text:style-name="T364">o</text:span>ptions<text:span text:style-name="T363"> if needed</text:span> <text:span text:style-name="T369">and Print the booklet</text:span></text:h>
      <text:p text:style-name="P154">For printing the booklet on a <text:span text:style-name="T5">duplex</text:span> printer, there is an important <text:span text:style-name="T99">P</text:span><text:span text:style-name="T5">age </text:span><text:span text:style-name="T99">S</text:span><text:span text:style-name="T5">etup</text:span> setting that you should check and adjust if necessary to make the printing come out correctly. The <text:span text:style-name="T99">P</text:span><text:span text:style-name="T5">age </text:span><text:span text:style-name="T99">S</text:span><text:span text:style-name="T5">etup</text:span> setting <text:span text:style-name="T366">is on Document Viewer’s </text:span><text:span text:style-name="T92">Print</text:span><text:span text:style-name="T366"> dialog. Within Document Viewer, click on its </text:span><text:span text:style-name="T92">File</text:span><text:span text:style-name="T366"> menu, and select the </text:span><text:span text:style-name="T92">Print</text:span><text:span text:style-name="T366">… option. The Print dialog will look similar to the following illustration:</text:span></text:p>
      <text:p text:style-name="P154"/>
      <text:p text:style-name="P154"><draw:frame draw:style-name="fr3" draw:name="Image105" text:anchor-type="paragraph" svg:width="6.5429in" svg:height="4.0366in" draw:z-index="104"><draw:image xlink:href="../wasta-docs-images/Print-dialog-Document-Viewer-General-tab.png" xlink:type="simple" xlink:show="embed" xlink:actuate="onLoad"/></draw:frame></text:p>
      <text:p text:style-name="P53">Click on the name of the printer you wish to use to highlight it if it is not already highlighted.</text:p>
      <text:p text:style-name="P157"/>
      <text:p text:style-name="P155"><text:span text:style-name="T368">Note that there are several different tabs across the top of the Print dialog (</text:span><text:span text:style-name="T94">General</text:span><text:span text:style-name="T368">, </text:span><text:span text:style-name="T94">Page Setup</text:span><text:span text:style-name="T368">, </text:span><text:span text:style-name="T94">Page handling</text:span><text:span text:style-name="T368">, </text:span><text:span text:style-name="T94">Job</text:span><text:span text:style-name="T368"> and </text:span><text:span text:style-name="T94">Color</text:span><text:span text:style-name="T368">). The </text:span><text:span text:style-name="T94">General tab</text:span><text:span text:style-name="T368"> is shown in the above illustration. It is where you select the printer you want to print to, and where you can select a </text:span><text:span text:style-name="T94">Range</text:span><text:span text:style-name="T368"> of pages to print, the number of </text:span><text:span text:style-name="T94">Copies</text:span><text:span text:style-name="T368"> to print and so on. The printer or printers listed in your Print dialog will be different from mine. The highlighted printer in the above illustration is my default printer, a Hewlett-Packard-HP-Laser Jet printer. It is a </text:span><text:span text:style-name="T94">duplex</text:span><text:span text:style-name="T368"> printer which can print on both sides of a page when instructed to do so. </text:span></text:p>
      <text:p text:style-name="P155"/>
      <text:p text:style-name="P158">For printing the booklet, the <text:span text:style-name="T5">Range</text:span> should be left to its default setting of <text:span text:style-name="T5">All Pages</text:span><text:span text:style-name="T124">. You can adjust the number of </text:span><text:span text:style-name="T5">Copies</text:span><text:span text:style-name="T124">, but it is generally a good idea to just print one </text:span><text:span text:style-name="T172">booklet </text:span><text:span text:style-name="T124">copy to start with to make sure the pages of the booklet are printed correctly and </text:span><text:span text:style-name="T172">are arranged </text:span><text:span text:style-name="T124">in the desired order when folded and stapled. Leave the </text:span><text:span text:style-name="T5">Collate</text:span><text:span text:style-name="T124"> and </text:span><text:span text:style-name="T5">Reverse</text:span><text:span text:style-name="T124"> check boxes un-ticked. </text:span></text:p>
      <text:p text:style-name="P155"/>
      <text:p text:style-name="P156"><text:span text:style-name="T368">As explained above, a </text:span><text:span text:style-name="T93">duplex</text:span><text:span text:style-name="T367"> printer is the best type of printer for using the </text:span><text:span text:style-name="T93">Make A4 PDF Booklet</text:span><text:span text:style-name="T367"> </text:span><text:soft-page-break/><text:span text:style-name="T367">feature. </text:span></text:p>
      <text:p text:style-name="P156"/>
      <text:p text:style-name="P156"><text:span text:style-name="T367">The important setting we need to use for printing the booklet PDF is on the next tab in the Print dialog: </text:span><text:span text:style-name="T93">Page Setup</text:span><text:span text:style-name="T367">. Click on the </text:span><text:span text:style-name="T93">Page Setup</text:span><text:span text:style-name="T367"> tab. The </text:span><text:span text:style-name="T93">Page Setup</text:span><text:span text:style-name="T367"> options will appear similar to the following illustration:</text:span></text:p>
      <text:p text:style-name="P155"/>
      <text:p text:style-name="P155"><draw:frame draw:style-name="fr3" draw:name="Image106" text:anchor-type="paragraph" svg:width="6.7709in" svg:height="4.1874in" draw:z-index="116"><draw:image xlink:href="../wasta-docs-images/Print-dialog-Document-Viewer-Page-Setup-tab.png" xlink:type="simple" xlink:show="embed" xlink:actuate="onLoad"/></draw:frame></text:p>
      <text:p text:style-name="P159">Click on the drop down list to the right of the Two-sided setting, and select <text:span text:style-name="T5">Short Edge (Flip)</text:span> for the two-sided option. <text:span text:style-name="T369">This will ensure that the pages are printed correctly on each page of paper. </text:span></text:p>
      <text:p text:style-name="P159"/>
      <text:p text:style-name="P159"><text:span text:style-name="T369">When ready, you can click on the </text:span><text:span text:style-name="T95">Print</text:span><text:span text:style-name="T369"> button to start the printing process. Check to see that the pages are printed correctly and in the desired order when the pages are folded and center stapled.</text:span></text:p>
      <text:p text:style-name="P159"/>
      <text:p text:style-name="P160">Note: Although the <text:span text:style-name="T5">Make A4 PDF Booklet</text:span> function in File Manager is designed specifically for <text:span text:style-name="T5">A4</text:span> size paper, it also works for other similarly sized paper such as <text:span text:style-name="T5">US Letter</text:span> size paper.</text:p>
      <text:h text:style-name="Heading_20_3" text:outline-level="3">Viewing the Properties of folders and files</text:h>
      <text:p text:style-name="P178">Sometimes, especially in Icon View, it is handy to view the “Properties” of a file (or folder) to get more information about the file – such as its exact size in bytes, its location in the Linux file system, and the date and time the file was last accessed or modified. To view the properties of a file (or folder) click on the file or folder to highlight it, then click on the File Manager’s File menu and select Properties, as shown in the following illustration:</text:p>
      <text:p text:style-name="P166"/>
      <text:p text:style-name="P166"><draw:frame draw:style-name="fr3" draw:name="Image116" text:anchor-type="paragraph" svg:width="6.0256in" svg:height="3.4492in" draw:z-index="114"><draw:image xlink:href="../wasta-docs-images/Files-Nemo-File-Properties-Menu.png" xlink:type="simple" xlink:show="embed" xlink:actuate="onLoad"/></draw:frame><text:soft-page-break/></text:p>
      <text:p text:style-name="P167">The file’s Properties dialog appears:</text:p>
      <text:p text:style-name="P167"/>
      <text:p text:style-name="P167"><draw:frame draw:style-name="fr3" draw:name="Image117" text:anchor-type="paragraph" svg:width="5.3154in" svg:height="3.5256in" draw:z-index="115"><draw:image xlink:href="../wasta-docs-images/Files-Nemo-File-Properties-Dlg.png" xlink:type="simple" xlink:show="embed" xlink:actuate="onLoad"/></draw:frame></text:p>
      <text:p text:style-name="P167"/>
      <text:p text:style-name="P167">Notice that the Properties dialog tells the detailed information about the file (or folder) including its <text:span text:style-name="T5">Type</text:span>, <text:span text:style-name="T5">Size</text:span>, <text:span text:style-name="T5">Location</text:span>, <text:span text:style-name="T5">Volume</text:span>, and when the file was last <text:span text:style-name="T5">Accessed</text:span> or <text:span text:style-name="T5">Modified</text:span>. If you prefer to see most of this detailed information <text:span text:style-name="T383">all the time </text:span>when viewing the files and folders within File Manager, you can change the default view from Icon View to List View in Preferences as described <text:span text:style-name="T383">in the section called </text:span><text:a xlink:type="simple" xlink:href="#How to make List View the default view in File Manager" text:style-name="Internet_20_link" text:visited-style-name="Visited_20_Internet_20_Link"><text:span text:style-name="T383">How to make List View the default view in File Manager</text:span></text:a>.</text:p>
      <text:p text:style-name="P167"><text:soft-page-break/></text:p>
      <text:p text:style-name="P170">Note: There are two other tabs at the top of the Properties dialog: <text:span text:style-name="T5">Permissions</text:span> and <text:span text:style-name="T5">Open With</text:span>. The <text:span text:style-name="T5">Permissions</text:span> tab opens a dialog which tells the kind of access you have for the file or folder whose properties are being shown in the Properties dialog – that is whether you can just “Read” the file or can “Read and Write” the file. Most users will not need to change the permissions of a file (and we will not give detailed instructions <text:span text:style-name="T386">here</text:span> on how to change permissions <text:span text:style-name="T386">of a file</text:span>).</text:p>
      <text:p text:style-name="P170"/>
      <text:p text:style-name="P170">The <text:span text:style-name="T5">Open With</text:span> tab shows which application the File Manager will call on to open the file whose properties are being shown in the Properties dialog. For example, a document you create in LibreOffice Writer, will show LibreOffice Writer as the default application that opens the file. Generally File Manager will automatically know which program to call on to open a given file (and we will not give detailed instructions <text:span text:style-name="T386">here </text:span>on how to change which program File Manager should use to open a file).</text:p>
      <text:h text:style-name="Heading_20_3" text:outline-level="3">Viewing a different arrangement of items in <text:span text:style-name="T350">the </text:span>content window (Arrange Items)</text:h>
      <text:p text:style-name="P168">Sometimes it can be helpful to arrange the file items within a folder by a different method <text:span text:style-name="T384">than the items </text:span><text:span text:style-name="T105">Name</text:span> – by <text:span text:style-name="T5">Size</text:span>, by <text:span text:style-name="T5">Type</text:span>, by <text:span text:style-name="T5">Modification Date</text:span>, <text:span text:style-name="T384">and maybe even display those items</text:span> in a <text:span text:style-name="T5">Compact Layout</text:span>, and/or <text:span text:style-name="T5">Reversed Order</text:span>. You can tell File Manager to <text:span text:style-name="T384">display items in</text:span> one of those different “Arrangements” by <text:span text:style-name="T384">first </text:span><text:span text:style-name="T105">selecting a particular folder</text:span><text:span text:style-name="T384"> within File Manager, then </text:span>clicking on File Manager’s <text:span text:style-name="T105">View</text:span><text:span text:style-name="T384"> menu and accessing the </text:span><text:span text:style-name="T105">Arrange Items</text:span><text:span text:style-name="T384"> menu item list, and </text:span><text:span text:style-name="T105">selecting the kind of arrangement you want</text:span><text:span text:style-name="T384">, by clicking on one of the (round) radio buttons for the kind of arrangement of items you want within this folder to have, and (optionally) ticking one of the two check boxes labeled “Compact Layout” and/or “Reversed Order” as shown in the illustration below:</text:span></text:p>
      <text:p text:style-name="P168"/>
      <text:p text:style-name="P168"><draw:frame draw:style-name="fr3" draw:name="Image118" text:anchor-type="paragraph" svg:width="6.1201in" svg:height="4.389in" draw:z-index="117"><draw:image xlink:href="../wasta-docs-images/Files-Nemo-View-Arrange-Menu.png" xlink:type="simple" xlink:show="embed" xlink:actuate="onLoad"/></draw:frame><text:soft-page-break/></text:p>
      <text:p text:style-name="P169">Note: <text:span text:style-name="T5">The default arrangement is to view items by Name</text:span>. <text:span text:style-name="T385">If you want to view/sort the items contained in a folder differently, y</text:span>ou <text:span text:style-name="T385">can change the arrangement for that folder by using the instructions above. Generally, the new arrangement for that folder will remain in effect until you change it again at a later time. If you think a folder is displaying its contents strangely, or in an arrangement that you don’t want, you can follow the above instructions to change the arrangement back to the default setting - arrange </text:span><text:span text:style-name="T106">By Name</text:span><text:span text:style-name="T385">.</text:span></text:p>
      <text:h text:style-name="Heading_20_3" text:outline-level="3"><text:span text:style-name="T344">Viewing</text:span> Hidden <text:span text:style-name="T346">f</text:span>iles</text:h>
      <text:p text:style-name="P171">In Linux, it is possible to create files and folders which are normally <text:span text:style-name="T5">hidden</text:span> from view. Creating a hidden file or folder can be done simply by naming the file or folder with <text:span text:style-name="T5">a period (or “full stop”) as the first character of its file name</text:span>. For example a document called <text:span text:style-name="T5">.My personal property inventory.odt</text:span> will be a hidden file because its name starts with a period (full stop). Almost any file can be made hidden by renaming it to have a period at the beginning of its name. Be cautious however if you decide to create any hidden files. They will not be visible by default within the File Manager. In order to see any hidden files within the File Manager you will need to make them visible by <text:span text:style-name="T387">selecting</text:span> the <text:span text:style-name="T107">Show</text:span><text:span text:style-name="T5"> </text:span><text:span text:style-name="T107">H</text:span><text:span text:style-name="T5">idden </text:span><text:span text:style-name="T107">F</text:span><text:span text:style-name="T5">iles</text:span> item in File Manager’s <text:span text:style-name="T5">View</text:span> menu:</text:p>
      <text:p text:style-name="P171"/>
      <text:p text:style-name="P171"><draw:frame draw:style-name="fr3" draw:name="Image119" text:anchor-type="paragraph" svg:width="6.6091in" svg:height="3.172in" draw:z-index="118"><draw:image xlink:href="../wasta-docs-images/Files-Nemo-View-Show-hidden-files-Menu.png" xlink:type="simple" xlink:show="embed" xlink:actuate="onLoad"/></draw:frame><text:soft-page-break/></text:p>
      <text:p text:style-name="P172"><text:span text:style-name="T388">Alternately, you can make hidden files visible in File Manager by using the shortcut key </text:span><text:span text:style-name="T108">Ctrl+H</text:span><text:span text:style-name="T388">.</text:span></text:p>
      <text:p text:style-name="P172"><text:s/></text:p>
      <text:p text:style-name="P54">Important Notes about Hidden Files: </text:p>
      <text:list xml:id="list3998058546" text:style-name="L14">
        <text:list-item>
          <text:p text:style-name="P305"><text:span text:style-name="T388">The </text:span><text:span text:style-name="T107">Show H</text:span><text:span text:style-name="T5">idden </text:span><text:span text:style-name="T107">F</text:span><text:span text:style-name="T5">iles </text:span><text:span text:style-name="T107">will only stay active during your current session on the computer</text:span><text:span text:style-name="T387">. After you log off your computer or shut it down, the Show Hidden Files setting will be reset and any hidden files or folder will not be visible unless you select it again on the View menu. </text:span></text:p>
        </text:list-item>
        <text:list-item>
          <text:p text:style-name="P306"><text:span text:style-name="T387">You should also know that if a folder contains any hidden files, </text:span><text:span text:style-name="T107">they will not be selected and therefore not copied during a copy, a delete, or a move operation made within the File Manager – unless you first make the hidden files visible</text:span><text:span text:style-name="T387"> as shown above. </text:span></text:p>
        </text:list-item>
        <text:list-item>
          <text:p text:style-name="P307">Some computer programs store their program settings within a hidden folder. You should be careful not to delete or remove such folders or files – otherwise the program may no longer work as expected, or it may lose your custom settings for that program.</text:p>
        </text:list-item>
      </text:list>
      <text:p text:style-name="P138"/>
      <text:p text:style-name="P137"/>
      <text:h text:style-name="Heading_20_3" text:outline-level="3">Using Bookmarks</text:h>
      <text:p text:style-name="P174">Just as you might put a bookmark at a certain part of a physical book to allow you to quickly find a particular page in the book, you can also put a computer bookmark that points to a particular folder within File Manager. Such a computer bookmark can help you quickly open that folder with a single click on the bookmark’s name in File Manager’s Sidebar. </text:p>
      <text:h text:style-name="Heading_20_4" text:outline-level="4">Adding a bookmark</text:h>
      <text:p text:style-name="P174">For example, let’s say that you want to make a bookmark for the 2017 folder that resides in the <text:span text:style-name="T391">Work Reports folder, that in turn resides in your Documents folder. In File Manager, you can </text:span><text:span text:style-name="T109">first navigate to and open the folder you want to bookmark</text:span><text:span text:style-name="T391"> (2017) as shown in the illustration below:</text:span></text:p>
      <text:p text:style-name="P173"/>
      <text:p text:style-name="P173"><draw:frame draw:style-name="fr8" draw:name="Image120" text:anchor-type="paragraph" svg:width="6.9252in" svg:height="3.9472in" draw:z-index="119"><draw:image xlink:href="../wasta-docs-images/Files-Nemo-Bookmarks-Menu-Add-Bookmark.png" xlink:type="simple" xlink:show="embed" xlink:actuate="onLoad"/></draw:frame><text:soft-page-break/></text:p>
      <text:p text:style-name="P175">Then, with the contents of the folder open and displaying in File Manager’s contents window, click on the <text:span text:style-name="T5">Bookmarks</text:span> menu and select <text:span text:style-name="T5">Add Bookmark</text:span>. The name of the folder becomes the name of the Bookmark, and immediately is listed under Bookmarks in the File Manager’s Sidebar as shown below:</text:p>
      <text:p text:style-name="P175"/>
      <text:p text:style-name="P175"><draw:frame draw:style-name="fr2" draw:name="Image121" text:anchor-type="paragraph" svg:width="2.0327in" svg:height="0.9555in" draw:z-index="120"><draw:image xlink:href="../wasta-docs-images/Files-Nemo-Bookmarks-Bookmark-added-in-Sidebar.png" xlink:type="simple" xlink:show="embed" xlink:actuate="onLoad"/></draw:frame></text:p>
      <text:p text:style-name="P176">When you start the File Manager, you can immediately go to the bookmarked folder and open it with a single click on the bookmark in the Sidebar. This makes it easy to display the contents of a frequently used folder by simply clicking on the bookmark. </text:p>
      <text:h text:style-name="Heading_20_4" text:outline-level="4">Remove a bookmark</text:h>
      <text:p text:style-name="P176">When you no longer need the bookmark, you can easily remove it. Just click on it to <text:span text:style-name="T5">highlight it</text:span>, then press the <text:span text:style-name="T5">Delete</text:span> key – the bookmark will disappear from the Sidebar. <text:span text:style-name="T392">You can also remove a bookmark by </text:span><text:span text:style-name="T110">Right-clicking on the bookmark and choose Remove</text:span><text:span text:style-name="T392">, or click on the </text:span><text:span text:style-name="T110">Remove</text:span><text:span text:style-name="T392"> button in the </text:span><text:span text:style-name="T110">Edit Bookmarks...</text:span><text:span text:style-name="T392"> dialog (accessible from the Bookmarks menu). </text:span></text:p>
      <text:h text:style-name="Heading_20_4" text:outline-level="4">Editing a bookmark</text:h>
      <text:p text:style-name="P177">The default name of a bookmark is the name of the folder that is open in File Manager’s contents window. If you would like to change the name of a bookmark you can edit it and change it to something else. To <text:span text:style-name="T393">edit a bookmark</text:span>, you can <text:span text:style-name="T111">Right-click on the bookmark</text:span><text:span text:style-name="T393"> and select </text:span><text:span text:style-name="T111">Rename…</text:span><text:span text:style-name="T175"> or click on File Manager’s </text:span><text:span text:style-name="T111">Bookmarks</text:span><text:span text:style-name="T175"> menu and select </text:span><text:span text:style-name="T111">Edit Bookmarks…</text:span><text:span text:style-name="T175"> where you can select the </text:span><text:soft-page-break/><text:span text:style-name="T175">bookmark you want to edit and change its name. </text:span></text:p>
      <text:p text:style-name="P33"/>
      <text:p text:style-name="P177"><text:span text:style-name="T112">Caution: </text:span><text:span text:style-name="T113">Be careful not to edit the names of the default locations called Desktop, Documents, Downloads, Music, Pictures and Videos, which are special bookmarks that form the backbone of your computer’s organization. If you remove those special bookmarks or change their names, it is more difficult to restore them to their original location in File Manager’s Sidebar.</text:span><text:span text:style-name="T176"> </text:span></text:p>
      <text:h text:style-name="Heading_20_3" text:outline-level="3">Open an Extra Pane <text:span text:style-name="T347">(split the contents window into two views)</text:span></text:h>
      <text:p text:style-name="P179">Sometimes it can be helpful to see the contents of two different folders at the same time. In File Manager you can open an extra window pane - splitting the contents window into a left side pane and a right side pane. <text:span text:style-name="T394">Click on the </text:span><text:span text:style-name="T114">View</text:span><text:span text:style-name="T394"> menu and select </text:span><text:span text:style-name="T114">Extra Pane</text:span><text:span text:style-name="T394">. </text:span>You can then click inside one of the panes and navigate to one folder and display its contents. Then you can click inside the other pane <text:span text:style-name="T395">(or press F6 once) </text:span>and navigate to a different folder <text:span text:style-name="T395">in that other pane </text:span>and display its contents. <text:span text:style-name="T114">The two panes then show the contents of separate folders side by side</text:span><text:span text:style-name="T394"> as shown below:</text:span></text:p>
      <text:p text:style-name="P179"/>
      <text:p text:style-name="P179"><draw:frame draw:style-name="fr2" draw:name="Image122" text:anchor-type="paragraph" svg:width="5.6925in" svg:height="2.348in" draw:z-index="121"><draw:image xlink:href="../wasta-docs-images/Files-Nemo-View-Extra-Pane-Menu-Left-Pane-Focused.png" xlink:type="simple" xlink:show="embed" xlink:actuate="onLoad"/></draw:frame> <text:s/></text:p>
      <text:p text:style-name="P180">In the above illustration we clicked in the <text:span text:style-name="T5">left</text:span> pane and navigated to and opened the <text:span text:style-name="T5">2016</text:span> folder – <text:span text:style-name="T5">the left pane is showing the contents of the 2016 folder</text:span>. In the illustration below we clicked in the <text:span text:style-name="T5">right</text:span> pane and navigated to and opened the <text:span text:style-name="T5">2017</text:span> folder – t<text:span text:style-name="T5">he right pane is showing the contents of the 2017 folder</text:span>:</text:p>
      <text:p text:style-name="P180"/>
      <text:p text:style-name="P180"><draw:frame draw:style-name="fr2" draw:name="Image123" text:anchor-type="paragraph" svg:width="5.8299in" svg:height="2.4047in" draw:z-index="122"><draw:image xlink:href="../wasta-docs-images/Files-Nemo-View-Extra-Pane-Menu-Right-Pane-Focused.png" xlink:type="simple" xlink:show="embed" xlink:actuate="onLoad"/></draw:frame></text:p>
      <text:p text:style-name="P181"><text:soft-page-break/>Having an extra pane visible can make it easier to compare the contents of two separate folders. <text:span text:style-name="T395">With care, having an extra pane visible</text:span> can also be useful for copying files or moving files from one folder to another folder. </text:p>
      <text:p text:style-name="P181"/>
      <text:p text:style-name="P181"><text:span text:style-name="T396">But beware! </text:span>The main challenge with having an extra pane showing in File Manager is that it can be difficult to tell which pane is in focus. <text:span text:style-name="T5">You have to look carefully at the Navigation bar and the contents showing in each pane. </text:span><text:span text:style-name="T115">Observe how the Navigation bar changes when you click in</text:span><text:span text:style-name="T116">side</text:span><text:span text:style-name="T115"> each pane.</text:span><text:span text:style-name="T395"> </text:span>You may need to click back and forth between each pane to ensure that an<text:span text:style-name="T395">y</text:span> action you are about to do (such as copying, deleting, pasting, etc) will happen to the correct pane. The <text:span text:style-name="T5">F6</text:span> function key also alternates the focus between each pane. <text:s/></text:p>
      <text:h text:style-name="P328" text:outline-level="3"><text:span text:style-name="T389">Nemo </text:span>File Manager Short Cut Key <text:span text:style-name="T346">c</text:span>ommands <text:span text:style-name="T342">(summary chart)</text:span></text:h>
      <text:p text:style-name="P139"/>
      <table:table table:name="Table2" table:style-name="Table2">
        <table:table-column table:style-name="Table2.A"/>
        <table:table-row>
          <table:table-cell table:style-name="Table2.A1" office:value-type="string">
            <text:p text:style-name="Table_20_Heading">File Manager (Nemo)</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P257">Navigating Directories</text:p>
          </table:table-cell>
          <table:covered-table-cell/>
        </table:table-row>
        <table:table-row>
          <table:table-cell table:style-name="Table3.A1" office:value-type="string">
            <text:p text:style-name="Table_20_Contents">Ctrl+Shift+N</text:p>
          </table:table-cell>
          <table:table-cell table:style-name="Table3.A1" office:value-type="string">
            <text:p text:style-name="Table_20_Contents">New folder</text:p>
          </table:table-cell>
        </table:table-row>
        <table:table-row>
          <table:table-cell table:style-name="Table3.A1" office:value-type="string">
            <text:p text:style-name="Table_20_Contents">Ctrl+L</text:p>
          </table:table-cell>
          <table:table-cell table:style-name="Table3.A1" office:value-type="string">
            <text:p text:style-name="Table_20_Contents">Focus the location bar</text:p>
          </table:table-cell>
        </table:table-row>
        <table:table-row>
          <table:table-cell table:style-name="Table3.A1" office:value-type="string">
            <text:p text:style-name="Table_20_Contents">Alt+Home</text:p>
          </table:table-cell>
          <table:table-cell table:style-name="Table3.A1" office:value-type="string">
            <text:p text:style-name="Table_20_Contents">Navigate to the home directory</text:p>
          </table:table-cell>
        </table:table-row>
        <table:table-row>
          <table:table-cell table:style-name="Table3.A1" office:value-type="string">
            <text:p text:style-name="Table_20_Contents">Alt+Arrow Up</text:p>
          </table:table-cell>
          <table:table-cell table:style-name="Table3.A1" office:value-type="string">
            <text:p text:style-name="Table_20_Contents">Navigate up one directory</text:p>
          </table:table-cell>
        </table:table-row>
        <table:table-row>
          <table:table-cell table:style-name="Table3.A1" office:value-type="string">
            <text:p text:style-name="Table_20_Contents">Alt+Arrow Right/Arrow Left</text:p>
          </table:table-cell>
          <table:table-cell table:style-name="Table3.A1" office:value-type="string">
            <text:p text:style-name="Table_20_Contents">Navigate one directory forward / back</text:p>
          </table:table-cell>
        </table:table-row>
      </table:table>
      <table:table table:name="Table4" table:style-name="Table4">
        <table:table-column table:style-name="Table4.A"/>
        <table:table-column table:style-name="Table4.B"/>
        <table:table-row>
          <table:table-cell table:style-name="Table4.A1" table:number-columns-spanned="2" office:value-type="string">
            <text:p text:style-name="P257">Selecting Items</text:p>
          </table:table-cell>
          <table:covered-table-cell/>
        </table:table-row>
        <table:table-row>
          <table:table-cell table:style-name="Table4.A1" office:value-type="string">
            <text:p text:style-name="Table_20_Contents">Ctrl+ left click</text:p>
          </table:table-cell>
          <table:table-cell table:style-name="Table4.A1" office:value-type="string">
            <text:p text:style-name="Table_20_Contents">Select multiple items</text:p>
          </table:table-cell>
        </table:table-row>
        <table:table-row>
          <table:table-cell table:style-name="Table4.A1" office:value-type="string">
            <text:p text:style-name="Table_20_Contents">Shift+ left click</text:p>
          </table:table-cell>
          <table:table-cell table:style-name="Table4.A1" office:value-type="string">
            <text:p text:style-name="Table_20_Contents">Select a range of items</text:p>
          </table:table-cell>
        </table:table-row>
        <table:table-row>
          <table:table-cell table:style-name="Table4.A1" office:value-type="string">
            <text:p text:style-name="Table_20_Contents">Arrow Keys</text:p>
          </table:table-cell>
          <table:table-cell table:style-name="Table4.A1" office:value-type="string">
            <text:p text:style-name="Table_20_Contents">Select an item in the indicated direction</text:p>
          </table:table-cell>
        </table:table-row>
        <table:table-row>
          <table:table-cell table:style-name="Table4.A1" office:value-type="string">
            <text:p text:style-name="Table_20_Contents">Shift+Arrow Keys</text:p>
          </table:table-cell>
          <table:table-cell table:style-name="Table4.A1" office:value-type="string">
            <text:p text:style-name="Table_20_Contents">Select a range of items in the indicated direction</text:p>
          </table:table-cell>
        </table:table-row>
        <table:table-row>
          <table:table-cell table:style-name="Table4.A1" office:value-type="string">
            <text:p text:style-name="Table_20_Contents">Ctrl+S</text:p>
          </table:table-cell>
          <table:table-cell table:style-name="Table4.A1" office:value-type="string">
            <text:p text:style-name="Table_20_Contents">Select items matching a pattern (opens a dialog where you type in a pattern. All items matching that pattern are selected)</text:p>
          </table:table-cell>
        </table:table-row>
        <table:table-row>
          <table:table-cell table:style-name="Table4.A1" office:value-type="string">
            <text:p text:style-name="Table_20_Contents">Home/End</text:p>
          </table:table-cell>
          <table:table-cell table:style-name="Table4.A1" office:value-type="string">
            <text:p text:style-name="Table_20_Contents">Select the first or last item in the window</text:p>
          </table:table-cell>
        </table:table-row>
        <table:table-row>
          <table:table-cell table:style-name="Table4.A1" office:value-type="string">
            <text:p text:style-name="Table_20_Contents">Ctrl+A</text:p>
          </table:table-cell>
          <table:table-cell table:style-name="Table4.A1" office:value-type="string">
            <text:p text:style-name="Table_20_Contents">Select all items</text:p>
          </table:table-cell>
        </table:table-row>
        <table:table-row>
          <table:table-cell table:style-name="Table4.A1" office:value-type="string">
            <text:p text:style-name="Table_20_Contents">Ctrl+Shift+I</text:p>
          </table:table-cell>
          <table:table-cell table:style-name="Table4.A1" office:value-type="string">
            <text:p text:style-name="Table_20_Contents">Invert selection</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P257">Interact with the Selected Item</text:p>
          </table:table-cell>
          <table:covered-table-cell/>
        </table:table-row>
        <table:table-row>
          <table:table-cell table:style-name="Table5.A1" office:value-type="string">
            <text:p text:style-name="Table_20_Contents">Ctrl+O OR Alt+Arrow Down OR Enter</text:p>
          </table:table-cell>
          <table:table-cell table:style-name="Table5.A1" office:value-type="string">
            <text:p text:style-name="Table_20_Contents">Open selected item</text:p>
          </table:table-cell>
        </table:table-row>
        <table:table-row>
          <table:table-cell table:style-name="Table5.A1" office:value-type="string">
            <text:p text:style-name="Table_20_Contents">Ctrl+Shift+O</text:p>
          </table:table-cell>
          <table:table-cell table:style-name="Table5.A1" office:value-type="string">
            <text:p text:style-name="Table_20_Contents">Open selected item in new tab</text:p>
          </table:table-cell>
        </table:table-row>
        <table:table-row>
          <table:table-cell table:style-name="Table5.A1" office:value-type="string">
            <text:p text:style-name="Table_20_Contents">Alt+Enter</text:p>
          </table:table-cell>
          <table:table-cell table:style-name="Table5.A1" office:value-type="string">
            <text:p text:style-name="Table_20_Contents">Properties of selected item</text:p>
          </table:table-cell>
        </table:table-row>
        <table:table-row>
          <table:table-cell table:style-name="Table5.A1" office:value-type="string">
            <text:p text:style-name="Table_20_Contents">Shift+Space</text:p>
          </table:table-cell>
          <table:table-cell table:style-name="Table5.A1" office:value-type="string">
            <text:p text:style-name="Table_20_Contents">Preview selected item</text:p>
          </table:table-cell>
        </table:table-row>
        <table:table-row>
          <table:table-cell table:style-name="Table5.A1" office:value-type="string">
            <text:p text:style-name="Table_20_Contents">F2</text:p>
          </table:table-cell>
          <table:table-cell table:style-name="Table5.A1" office:value-type="string">
            <text:p text:style-name="Table_20_Contents">Rename selected item</text:p>
          </table:table-cell>
        </table:table-row>
        <table:table-row>
          <table:table-cell table:style-name="Table5.A1" office:value-type="string">
            <text:p text:style-name="Table_20_Contents">Ctrl+M</text:p>
          </table:table-cell>
          <table:table-cell table:style-name="Table5.A1" office:value-type="string">
            <text:p text:style-name="Table_20_Contents">Create shortcut to selected item</text:p>
          </table:table-cell>
        </table:table-row>
        <table:table-row>
          <table:table-cell table:style-name="Table5.A1" office:value-type="string">
            <text:p text:style-name="Table_20_Contents">Delete</text:p>
          </table:table-cell>
          <table:table-cell table:style-name="Table5.A1" office:value-type="string">
            <text:p text:style-name="Table_20_Contents">Delete selected item</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P257">Change the View</text:p>
          </table:table-cell>
          <table:covered-table-cell/>
        </table:table-row>
        <table:table-row>
          <table:table-cell table:style-name="Table6.A1" office:value-type="string">
            <text:p text:style-name="Table_20_Contents">Ctrl+1</text:p>
          </table:table-cell>
          <table:table-cell table:style-name="Table6.A1" office:value-type="string">
            <text:p text:style-name="Table_20_Contents">Icon view</text:p>
          </table:table-cell>
        </table:table-row>
        <text:soft-page-break/>
        <table:table-row>
          <table:table-cell table:style-name="Table6.A1" office:value-type="string">
            <text:p text:style-name="Table_20_Contents">Ctrl+2</text:p>
          </table:table-cell>
          <table:table-cell table:style-name="Table6.A1" office:value-type="string">
            <text:p text:style-name="Table_20_Contents">List view</text:p>
          </table:table-cell>
        </table:table-row>
        <table:table-row>
          <table:table-cell table:style-name="Table6.A1" office:value-type="string">
            <text:p text:style-name="Table_20_Contents">Ctrl+3</text:p>
          </table:table-cell>
          <table:table-cell table:style-name="Table6.A1" office:value-type="string">
            <text:p text:style-name="Table_20_Contents">Compact view</text:p>
          </table:table-cell>
        </table:table-row>
        <table:table-row>
          <table:table-cell table:style-name="Table6.A1" office:value-type="string">
            <text:p text:style-name="Table_20_Contents">Ctrl+H</text:p>
          </table:table-cell>
          <table:table-cell table:style-name="Table6.A1" office:value-type="string">
            <text:p text:style-name="Table_20_Contents">Show hidden files</text:p>
          </table:table-cell>
        </table:table-row>
        <table:table-row>
          <table:table-cell table:style-name="Table6.A1" office:value-type="string">
            <text:p text:style-name="Table_20_Contents">Ctrl+=/- OR Ctrl + Mousewheel</text:p>
          </table:table-cell>
          <table:table-cell table:style-name="Table6.A1" office:value-type="string">
            <text:p text:style-name="Table_20_Contents">Increase / decrease icon size</text:p>
          </table:table-cell>
        </table:table-row>
        <table:table-row>
          <table:table-cell table:style-name="Table6.A1" office:value-type="string">
            <text:p text:style-name="Table_20_Contents">Ctrl+0 (zero)</text:p>
          </table:table-cell>
          <table:table-cell table:style-name="Table6.A1" office:value-type="string">
            <text:p text:style-name="Table_20_Contents">Reset icon size</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P257">Toggle Side Pane, Split View, and Terminal</text:p>
          </table:table-cell>
          <table:covered-table-cell/>
        </table:table-row>
        <table:table-row>
          <table:table-cell table:style-name="Table7.A1" office:value-type="string">
            <text:p text:style-name="Table_20_Contents">F3</text:p>
          </table:table-cell>
          <table:table-cell table:style-name="Table7.A1" office:value-type="string">
            <text:p text:style-name="Table_20_Contents">Toggle Extra Pane (split view that shows two folder<text:span text:style-name="T390">s</text:span> side by side)</text:p>
          </table:table-cell>
        </table:table-row>
        <table:table-row>
          <table:table-cell table:style-name="Table7.A1" office:value-type="string">
            <text:p text:style-name="Table_20_Contents">F9</text:p>
          </table:table-cell>
          <table:table-cell table:style-name="Table7.A1" office:value-type="string">
            <text:p text:style-name="Table_20_Contents">Toggle left pane</text:p>
          </table:table-cell>
        </table:table-row>
        <table:table-row>
          <table:table-cell table:style-name="Table7.A1" office:value-type="string">
            <text:p text:style-name="Table_20_Contents">Ctrl+B</text:p>
          </table:table-cell>
          <table:table-cell table:style-name="Table7.A1" office:value-type="string">
            <text:p text:style-name="Table_20_Contents">Edit bookmarks (Opens a dialog where you can sort, rename, and delete the shortcuts that appear in the left pane)</text:p>
          </table:table-cell>
        </table:table-row>
        <table:table-row>
          <table:table-cell table:style-name="Table7.A1" office:value-type="string">
            <text:p text:style-name="Table_20_Contents">Ctrl+D</text:p>
          </table:table-cell>
          <table:table-cell table:style-name="Table7.A1" office:value-type="string">
            <text:p text:style-name="Table_20_Contents">Add bookmark (a shortcut in the left pane)</text:p>
          </table:table-cell>
        </table:table-row>
        <table:table-row>
          <table:table-cell table:style-name="Table7.A1" office:value-type="string">
            <text:p text:style-name="Table_20_Contents">F6</text:p>
          </table:table-cell>
          <table:table-cell table:style-name="Table7.A1" office:value-type="string">
            <text:p text:style-name="Table_20_Contents">Cycle focus between panes</text:p>
          </table:table-cell>
        </table:table-row>
        <table:table-row>
          <table:table-cell table:style-name="Table7.A1" office:value-type="string">
            <text:p text:style-name="Table_20_Contents">F8, then Arrow Keys</text:p>
          </table:table-cell>
          <table:table-cell table:style-name="Table7.A1" office:value-type="string">
            <text:p text:style-name="Table_20_Contents">Resize panes. Press F8 to cycle through the separators between panes (the selected one will be highlighted). Then use the arrow keys to resize the separator.</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P257">Manage Tabs</text:p>
          </table:table-cell>
          <table:covered-table-cell/>
        </table:table-row>
        <table:table-row>
          <table:table-cell table:style-name="Table8.A1" office:value-type="string">
            <text:p text:style-name="Table_20_Contents">Ctrl+T</text:p>
          </table:table-cell>
          <table:table-cell table:style-name="Table8.A1" office:value-type="string">
            <text:p text:style-name="Table_20_Contents">New tab</text:p>
          </table:table-cell>
        </table:table-row>
        <table:table-row>
          <table:table-cell table:style-name="Table8.A1" office:value-type="string">
            <text:p text:style-name="Table_20_Contents">Alt+1 ... 9</text:p>
          </table:table-cell>
          <table:table-cell table:style-name="Table8.A1" office:value-type="string">
            <text:p text:style-name="Table_20_Contents">Switch to tab 1 ... 9</text:p>
          </table:table-cell>
        </table:table-row>
        <table:table-row>
          <table:table-cell table:style-name="Table8.A1" office:value-type="string">
            <text:p text:style-name="Table_20_Contents">Ctrl+Page Up/Page Down</text:p>
          </table:table-cell>
          <table:table-cell table:style-name="Table8.A1" office:value-type="string">
            <text:p text:style-name="Table_20_Contents">Next / previous tab</text:p>
          </table:table-cell>
        </table:table-row>
        <table:table-row>
          <table:table-cell table:style-name="Table8.A1" office:value-type="string">
            <text:p text:style-name="Table_20_Contents">Ctrl+Shift+Page Up/Page Down</text:p>
          </table:table-cell>
          <table:table-cell table:style-name="Table8.A1" office:value-type="string">
            <text:p text:style-name="Table_20_Contents">Move tab left / right</text:p>
          </table:table-cell>
        </table:table-row>
        <table:table-row>
          <table:table-cell table:style-name="Table8.A1" office:value-type="string">
            <text:p text:style-name="Table_20_Contents">Ctrl+W</text:p>
          </table:table-cell>
          <table:table-cell table:style-name="Table8.A1" office:value-type="string">
            <text:p text:style-name="Table_20_Contents">Close tab</text:p>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P257">General</text:p>
          </table:table-cell>
          <table:covered-table-cell/>
        </table:table-row>
        <table:table-row>
          <table:table-cell table:style-name="Table9.A1" office:value-type="string">
            <text:p text:style-name="Table_20_Contents">Ctrl+F</text:p>
          </table:table-cell>
          <table:table-cell table:style-name="Table9.A1" office:value-type="string">
            <text:p text:style-name="Table_20_Contents">Find</text:p>
          </table:table-cell>
        </table:table-row>
        <table:table-row>
          <table:table-cell table:style-name="Table9.A1" office:value-type="string">
            <text:p text:style-name="Table_20_Contents">Ctrl+N</text:p>
          </table:table-cell>
          <table:table-cell table:style-name="Table9.A1" office:value-type="string">
            <text:p text:style-name="Table_20_Contents">New window</text:p>
          </table:table-cell>
        </table:table-row>
        <table:table-row>
          <table:table-cell table:style-name="Table9.A1" office:value-type="string">
            <text:p text:style-name="Table_20_Contents">F10</text:p>
          </table:table-cell>
          <table:table-cell table:style-name="Table9.A1" office:value-type="string">
            <text:p text:style-name="Table_20_Contents">Open file menu</text:p>
          </table:table-cell>
        </table:table-row>
        <table:table-row>
          <table:table-cell table:style-name="Table9.A1" office:value-type="string">
            <text:p text:style-name="Table_20_Contents">Ctrl+Q</text:p>
          </table:table-cell>
          <table:table-cell table:style-name="Table9.A1" office:value-type="string">
            <text:p text:style-name="Table_20_Contents">Close all windows</text:p>
          </table:table-cell>
        </table:table-row>
      </table:table>
      <text:p text:style-name="P139"/>
      <text:h text:style-name="Heading_20_3" text:outline-level="3">Topics not covered in this documentation</text:h>
      <text:p text:style-name="P140">The following topic are not covered in this documentation. If you are interested, you can get <text:span text:style-name="T348">more </text:span>help information about the following topics by clicking on the <text:span text:style-name="T5">Help</text:span> menu and selecting <text:span text:style-name="T5">Help Topics</text:span> or by pressing the <text:span text:style-name="T5">F1</text:span> shortcut key:</text:p>
      <text:list xml:id="list770183886" text:style-name="L15">
        <text:list-item>
          <text:p text:style-name="P310">New Tab</text:p>
        </text:list-item>
        <text:list-item>
          <text:p text:style-name="P310">New Window</text:p>
        </text:list-item>
        <text:list-item>
          <text:p text:style-name="P311">Create New Document</text:p>
        </text:list-item>
        <text:list-item>
          <text:p text:style-name="P311">Open in New Tab</text:p>
        </text:list-item>
        <text:list-item>
          <text:p text:style-name="P311">Open in New Window</text:p>
        </text:list-item>
        <text:list-item>
          <text:p text:style-name="P311">Open With</text:p>
        </text:list-item>
        <text:list-item>
          <text:p text:style-name="P311">Templates</text:p>
        </text:list-item>
        <text:list-item>
          <text:p text:style-name="P310">Mount archive</text:p>
        </text:list-item>
        <text:list-item>
          <text:p text:style-name="P309">Scan for threats…</text:p>
        </text:list-item>
        <text:list-item>
          <text:p text:style-name="P309"><text:soft-page-break/>Connect to a Server</text:p>
        </text:list-item>
        <text:list-item>
          <text:p text:style-name="P311">Changing Permissions</text:p>
        </text:list-item>
        <text:list-item>
          <text:p text:style-name="P309">Send by Email</text:p>
        </text:list-item>
        <text:list-item>
          <text:p text:style-name="P312">Invert Selection</text:p>
        </text:list-item>
        <text:list-item>
          <text:p text:style-name="P310">Duplicate</text:p>
        </text:list-item>
        <text:list-item>
          <text:p text:style-name="P308">Make Link</text:p>
        </text:list-item>
        <text:list-item>
          <text:p text:style-name="P310">Copy to</text:p>
        </text:list-item>
        <text:list-item>
          <text:p text:style-name="P310">Move to</text:p>
        </text:list-item>
        <text:list-item>
          <text:p text:style-name="P310">Open in Terminal</text:p>
        </text:list-item>
        <text:list-item>
          <text:p text:style-name="P310">Open as Root</text:p>
        </text:list-item>
        <text:list-item>
          <text:p text:style-name="P310">Compare/Compare Later</text:p>
        </text:list-item>
        <text:list-item>
          <text:p text:style-name="P308">Compress…/<text:span text:style-name="T349">Extract...</text:span></text:p>
        </text:list-item>
        <text:list-item>
          <text:p text:style-name="P308">Plugins</text:p>
        </text:list-item>
      </text:list>
      <text:p text:style-name="P242"/>
      <text:p text:style-name="P2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fo:font-weight="bold" officeooo:paragraph-rsid="006497b9" style:font-size-asian="10pt" style:font-weight-asian="bold" style:font-size-complex="10pt" style:font-weight-complex="bold"/>
    </style:style>
    <style:style style:name="MT1" style:family="text">
      <style:text-properties officeooo:rsid="006e4a0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How to use the Nemo File Manager<text:tab/><text:tab/>Page </text:span><text:span text:style-name="MT1"><text:page-number text:select-page="current">54</text:page-number></text:span><text:span text:style-name="MT1"> of </text:span><text:span text:style-name="MT1"><text:page-count>6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Martin</meta:initial-creator>
    <meta:creation-date>2013-06-29T17:31:48</meta:creation-date>
    <dc:date>2017-11-21T17:14:59.917852532</dc:date>
    <meta:editing-duration>P2DT16M43S</meta:editing-duration>
    <meta:editing-cycles>312</meta:editing-cycles>
    <meta:generator>LibreOffice/5.3.7.2$Linux_X86_64 LibreOffice_project/30m0$Build-2</meta:generator>
    <meta:document-statistic meta:table-count="11" meta:image-count="123" meta:object-count="0" meta:page-count="64" meta:paragraph-count="533" meta:word-count="17788" meta:character-count="99516" meta:non-whitespace-character-count="82212"/>
  </office:meta>
</office:document-meta>
</file>